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1" svg:font-family="Monospace"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94" style:family="table">
      <style:table-properties style:width="17.013cm" fo:margin-left="0cm" table:align="left"/>
    </style:style>
    <style:style style:name="Table94.A" style:family="table-column">
      <style:table-column-properties style:column-width="17.013cm"/>
    </style:style>
    <style:style style:name="Table94.A1" style:family="table-cell">
      <style:table-cell-properties fo:padding="0.097cm" fo:border="0.05pt solid #000000"/>
    </style:style>
    <style:style style:name="Table94.A2" style:family="table-cell">
      <style:table-cell-properties fo:padding="0.097cm" fo:border-left="0.05pt solid #000000" fo:border-right="0.05pt solid #000000" fo:border-top="none" fo:border-bottom="0.05pt solid #000000"/>
    </style:style>
    <style:style style:name="Table95" style:family="table">
      <style:table-properties style:width="16.819cm" table:align="margins"/>
    </style:style>
    <style:style style:name="Table95.A" style:family="table-column">
      <style:table-column-properties style:column-width="4.205cm" style:rel-column-width="16383*"/>
    </style:style>
    <style:style style:name="Table95.D" style:family="table-column">
      <style:table-column-properties style:column-width="4.205cm" style:rel-column-width="16386*"/>
    </style:style>
    <style:style style:name="Table95.A1" style:family="table-cell">
      <style:table-cell-properties fo:padding="0.097cm" fo:border-left="0.05pt solid #000000" fo:border-right="none" fo:border-top="0.05pt solid #000000" fo:border-bottom="0.05pt solid #000000"/>
    </style:style>
    <style:style style:name="Table95.D1" style:family="table-cell">
      <style:table-cell-properties fo:padding="0.097cm" fo:border="0.05pt solid #000000"/>
    </style:style>
    <style:style style:name="Table96" style:family="table">
      <style:table-properties style:width="16.819cm" table:align="margins"/>
    </style:style>
    <style:style style:name="Table96.A" style:family="table-column">
      <style:table-column-properties style:column-width="5.606cm" style:rel-column-width="21845*"/>
    </style:style>
    <style:style style:name="Table96.A1" style:family="table-cell">
      <style:table-cell-properties fo:padding="0.097cm" fo:border-left="0.05pt solid #000000" fo:border-right="none" fo:border-top="0.05pt solid #000000" fo:border-bottom="0.05pt solid #000000"/>
    </style:style>
    <style:style style:name="Table96.C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C2" style:family="table-cell">
      <style:table-cell-properties fo:padding="0.097cm" fo:border-left="0.05pt solid #000000" fo:border-right="0.05pt solid #000000" fo:border-top="none" fo:border-bottom="0.05pt solid #000000"/>
    </style:style>
    <style:style style:name="Table97" style:family="table">
      <style:table-properties style:width="16.819cm" table:align="margins"/>
    </style:style>
    <style:style style:name="Table97.A" style:family="table-column">
      <style:table-column-properties style:column-width="5.606cm" style:rel-column-width="21845*"/>
    </style:style>
    <style:style style:name="Table97.A1" style:family="table-cell">
      <style:table-cell-properties fo:padding="0.097cm" fo:border-left="0.05pt solid #000000" fo:border-right="none" fo:border-top="0.05pt solid #000000" fo:border-bottom="0.05pt solid #000000"/>
    </style:style>
    <style:style style:name="Table97.C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806cm" table:align="margins"/>
    </style:style>
    <style:style style:name="Table2.A" style:family="table-column">
      <style:table-column-properties style:column-width="2.401cm" style:rel-column-width="9360*"/>
    </style:style>
    <style:style style:name="Table2.B" style:family="table-column">
      <style:table-column-properties style:column-width="2.401cm" style:rel-column-width="9362*"/>
    </style:style>
    <style:style style:name="Table2.C" style:family="table-column">
      <style:table-column-properties style:column-width="2.401cm" style:rel-column-width="9361*"/>
    </style:style>
    <style:style style:name="Table2.D" style:family="table-column">
      <style:table-column-properties style:column-width="2.401cm" style:rel-column-width="9363*"/>
    </style:style>
    <style:style style:name="Table2.G" style:family="table-column">
      <style:table-column-properties style:column-width="2.401cm" style:rel-column-width="9364*"/>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6.806cm" table:align="margins"/>
    </style:style>
    <style:style style:name="Table3.A" style:family="table-column">
      <style:table-column-properties style:column-width="5.602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806cm" table:align="margins"/>
    </style:style>
    <style:style style:name="Table4.A" style:family="table-column">
      <style:table-column-properties style:column-width="5.602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padding="0.097cm" fo:border="0.05pt solid #000000"/>
    </style:style>
    <style:style style:name="Table103.A2" style:family="table-cell">
      <style:table-cell-properties fo:padding="0.097cm" fo:border-left="0.05pt solid #000000" fo:border-right="0.05pt solid #000000" fo:border-top="none" fo:border-bottom="0.05pt solid #000000"/>
    </style:style>
    <style:style style:name="Table104" style:family="table">
      <style:table-properties style:width="16.806cm" table:align="margins"/>
    </style:style>
    <style:style style:name="Table104.A" style:family="table-column">
      <style:table-column-properties style:column-width="2.801cm" style:rel-column-width="10921*"/>
    </style:style>
    <style:style style:name="Table104.B" style:family="table-column">
      <style:table-column-properties style:column-width="2.801cm" style:rel-column-width="10922*"/>
    </style:style>
    <style:style style:name="Table104.D" style:family="table-column">
      <style:table-column-properties style:column-width="2.801cm" style:rel-column-width="10924*"/>
    </style:style>
    <style:style style:name="Table104.E" style:family="table-column">
      <style:table-column-properties style:column-width="2.801cm" style:rel-column-width="10923*"/>
    </style:style>
    <style:style style:name="Table104.A1" style:family="table-cell">
      <style:table-cell-properties fo:padding="0.097cm" fo:border-left="0.05pt solid #000000" fo:border-right="none" fo:border-top="0.05pt solid #000000" fo:border-bottom="0.05pt solid #000000"/>
    </style:style>
    <style:style style:name="Table104.F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F2" style:family="table-cell">
      <style:table-cell-properties fo:padding="0.097cm" fo:border-left="0.05pt solid #000000" fo:border-right="0.05pt solid #000000" fo:border-top="none" fo:border-bottom="0.05pt solid #000000"/>
    </style:style>
    <style:style style:name="Table105" style:family="table">
      <style:table-properties style:width="16.806cm" table:align="margins"/>
    </style:style>
    <style:style style:name="Table105.A" style:family="table-column">
      <style:table-column-properties style:column-width="5.602cm" style:rel-column-width="21845*"/>
    </style:style>
    <style:style style:name="Table105.A1" style:family="table-cell">
      <style:table-cell-properties fo:padding="0.097cm" fo:border-left="0.05pt solid #000000" fo:border-right="none" fo:border-top="0.05pt solid #000000" fo:border-bottom="0.05pt solid #000000"/>
    </style:style>
    <style:style style:name="Table105.C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C2" style:family="table-cell">
      <style:table-cell-properties fo:padding="0.097cm" fo:border-left="0.05pt solid #000000" fo:border-right="0.05pt solid #000000" fo:border-top="none" fo:border-bottom="0.05pt solid #000000"/>
    </style:style>
    <style:style style:name="Table106" style:family="table">
      <style:table-properties style:width="16.806cm" table:align="margins"/>
    </style:style>
    <style:style style:name="Table106.A" style:family="table-column">
      <style:table-column-properties style:column-width="5.602cm" style:rel-column-width="21845*"/>
    </style:style>
    <style:style style:name="Table106.A1" style:family="table-cell">
      <style:table-cell-properties fo:padding="0.097cm" fo:border-left="0.05pt solid #000000" fo:border-right="none" fo:border-top="0.05pt solid #000000" fo:border-bottom="0.05pt solid #000000"/>
    </style:style>
    <style:style style:name="Table106.C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6.806cm" table:align="margins"/>
    </style:style>
    <style:style style:name="Table6.A" style:family="table-column">
      <style:table-column-properties style:column-width="2.801cm" style:rel-column-width="10921*"/>
    </style:style>
    <style:style style:name="Table6.B" style:family="table-column">
      <style:table-column-properties style:column-width="2.801cm" style:rel-column-width="10922*"/>
    </style:style>
    <style:style style:name="Table6.D" style:family="table-column">
      <style:table-column-properties style:column-width="2.801cm" style:rel-column-width="10924*"/>
    </style:style>
    <style:style style:name="Table6.E" style:family="table-column">
      <style:table-column-properties style:column-width="2.801cm" style:rel-column-width="10923*"/>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7" style:family="table">
      <style:table-properties style:width="16.806cm" table:align="margins"/>
    </style:style>
    <style:style style:name="Table7.A" style:family="table-column">
      <style:table-column-properties style:column-width="5.602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806cm" table:align="margins"/>
    </style:style>
    <style:style style:name="Table8.A" style:family="table-column">
      <style:table-column-properties style:column-width="5.602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039cm" fo:margin-left="-0.016cm" table:align="left"/>
    </style:style>
    <style:style style:name="Table9.A" style:family="table-column">
      <style:table-column-properties style:column-width="17.039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845cm" table:align="margins"/>
    </style:style>
    <style:style style:name="Table10.A" style:family="table-column">
      <style:table-column-properties style:column-width="2.806cm" style:rel-column-width="10921*"/>
    </style:style>
    <style:style style:name="Table10.B" style:family="table-column">
      <style:table-column-properties style:column-width="2.808cm" style:rel-column-width="10922*"/>
    </style:style>
    <style:style style:name="Table10.D" style:family="table-column">
      <style:table-column-properties style:column-width="2.808cm" style:rel-column-width="10924*"/>
    </style:style>
    <style:style style:name="Table10.E" style:family="table-column">
      <style:table-column-properties style:column-width="2.808cm" style:rel-column-width="10923*"/>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1" style:family="table">
      <style:table-properties style:width="16.845cm" table:align="margins"/>
    </style:style>
    <style:style style:name="Table11.A" style:family="table-column">
      <style:table-column-properties style:column-width="5.614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845cm" table:align="margins"/>
    </style:style>
    <style:style style:name="Table12.A" style:family="table-column">
      <style:table-column-properties style:column-width="5.614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6.806cm" table:align="margins"/>
    </style:style>
    <style:style style:name="Table14.A" style:family="table-column">
      <style:table-column-properties style:column-width="2.801cm" style:rel-column-width="10921*"/>
    </style:style>
    <style:style style:name="Table14.B" style:family="table-column">
      <style:table-column-properties style:column-width="2.801cm" style:rel-column-width="10922*"/>
    </style:style>
    <style:style style:name="Table14.D" style:family="table-column">
      <style:table-column-properties style:column-width="2.801cm" style:rel-column-width="10924*"/>
    </style:style>
    <style:style style:name="Table14.E" style:family="table-column">
      <style:table-column-properties style:column-width="2.801cm" style:rel-column-width="10923*"/>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Table15" style:family="table">
      <style:table-properties style:width="16.806cm" table:align="margins"/>
    </style:style>
    <style:style style:name="Table15.A" style:family="table-column">
      <style:table-column-properties style:column-width="5.602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6.806cm" table:align="margins"/>
    </style:style>
    <style:style style:name="Table16.A" style:family="table-column">
      <style:table-column-properties style:column-width="5.602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6.806cm" table:align="margins"/>
    </style:style>
    <style:style style:name="Table18.A" style:family="table-column">
      <style:table-column-properties style:column-width="2.801cm" style:rel-column-width="10921*"/>
    </style:style>
    <style:style style:name="Table18.B" style:family="table-column">
      <style:table-column-properties style:column-width="2.801cm" style:rel-column-width="10922*"/>
    </style:style>
    <style:style style:name="Table18.D" style:family="table-column">
      <style:table-column-properties style:column-width="2.801cm" style:rel-column-width="10924*"/>
    </style:style>
    <style:style style:name="Table18.E" style:family="table-column">
      <style:table-column-properties style:column-width="2.801cm" style:rel-column-width="10923*"/>
    </style:style>
    <style:style style:name="Table18.A1" style:family="table-cell">
      <style:table-cell-properties fo:padding="0.097cm" fo:border-left="0.05pt solid #000000" fo:border-right="none" fo:border-top="0.05pt solid #000000" fo:border-bottom="0.05pt solid #000000"/>
    </style:style>
    <style:style style:name="Table18.F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F2" style:family="table-cell">
      <style:table-cell-properties fo:padding="0.097cm" fo:border-left="0.05pt solid #000000" fo:border-right="0.05pt solid #000000" fo:border-top="none" fo:border-bottom="0.05pt solid #000000"/>
    </style:style>
    <style:style style:name="Table19" style:family="table">
      <style:table-properties style:width="16.806cm" table:align="margins"/>
    </style:style>
    <style:style style:name="Table19.A" style:family="table-column">
      <style:table-column-properties style:column-width="5.602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6.806cm" table:align="margins"/>
    </style:style>
    <style:style style:name="Table20.A" style:family="table-column">
      <style:table-column-properties style:column-width="5.602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6.806cm" table:align="margins"/>
    </style:style>
    <style:style style:name="Table22.A" style:family="table-column">
      <style:table-column-properties style:column-width="2.801cm" style:rel-column-width="10921*"/>
    </style:style>
    <style:style style:name="Table22.B" style:family="table-column">
      <style:table-column-properties style:column-width="2.801cm" style:rel-column-width="10922*"/>
    </style:style>
    <style:style style:name="Table22.D" style:family="table-column">
      <style:table-column-properties style:column-width="2.801cm" style:rel-column-width="10924*"/>
    </style:style>
    <style:style style:name="Table22.E" style:family="table-column">
      <style:table-column-properties style:column-width="2.801cm" style:rel-column-width="10923*"/>
    </style:style>
    <style:style style:name="Table22.A1" style:family="table-cell">
      <style:table-cell-properties fo:padding="0.097cm" fo:border-left="0.05pt solid #000000" fo:border-right="none" fo:border-top="0.05pt solid #000000" fo:border-bottom="0.05pt solid #000000"/>
    </style:style>
    <style:style style:name="Table22.F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0.05pt solid #000000" fo:border-top="none" fo:border-bottom="0.05pt solid #000000"/>
    </style:style>
    <style:style style:name="Table23" style:family="table">
      <style:table-properties style:width="16.806cm" table:align="margins"/>
    </style:style>
    <style:style style:name="Table23.A" style:family="table-column">
      <style:table-column-properties style:column-width="5.602cm" style:rel-column-width="21845*"/>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6.806cm" table:align="margins"/>
    </style:style>
    <style:style style:name="Table24.A" style:family="table-column">
      <style:table-column-properties style:column-width="5.602cm" style:rel-column-width="21845*"/>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6.806cm" table:align="margins"/>
    </style:style>
    <style:style style:name="Table26.A" style:family="table-column">
      <style:table-column-properties style:column-width="2.801cm" style:rel-column-width="10921*"/>
    </style:style>
    <style:style style:name="Table26.B" style:family="table-column">
      <style:table-column-properties style:column-width="2.801cm" style:rel-column-width="10922*"/>
    </style:style>
    <style:style style:name="Table26.D" style:family="table-column">
      <style:table-column-properties style:column-width="2.801cm" style:rel-column-width="10924*"/>
    </style:style>
    <style:style style:name="Table26.E" style:family="table-column">
      <style:table-column-properties style:column-width="2.801cm" style:rel-column-width="10923*"/>
    </style:style>
    <style:style style:name="Table26.A1" style:family="table-cell">
      <style:table-cell-properties fo:padding="0.097cm" fo:border-left="0.05pt solid #000000" fo:border-right="none" fo:border-top="0.05pt solid #000000" fo:border-bottom="0.05pt solid #000000"/>
    </style:style>
    <style:style style:name="Table26.F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F2" style:family="table-cell">
      <style:table-cell-properties fo:padding="0.097cm" fo:border-left="0.05pt solid #000000" fo:border-right="0.05pt solid #000000" fo:border-top="none" fo:border-bottom="0.05pt solid #000000"/>
    </style:style>
    <style:style style:name="Table27" style:family="table">
      <style:table-properties style:width="16.806cm" table:align="margins"/>
    </style:style>
    <style:style style:name="Table27.A" style:family="table-column">
      <style:table-column-properties style:column-width="5.602cm" style:rel-column-width="2184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6.806cm" table:align="margins"/>
    </style:style>
    <style:style style:name="Table28.A" style:family="table-column">
      <style:table-column-properties style:column-width="5.602cm" style:rel-column-width="21845*"/>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6.806cm" table:align="margins"/>
    </style:style>
    <style:style style:name="Table30.A" style:family="table-column">
      <style:table-column-properties style:column-width="2.801cm" style:rel-column-width="10921*"/>
    </style:style>
    <style:style style:name="Table30.B" style:family="table-column">
      <style:table-column-properties style:column-width="2.801cm" style:rel-column-width="10922*"/>
    </style:style>
    <style:style style:name="Table30.D" style:family="table-column">
      <style:table-column-properties style:column-width="2.801cm" style:rel-column-width="10924*"/>
    </style:style>
    <style:style style:name="Table30.E" style:family="table-column">
      <style:table-column-properties style:column-width="2.801cm" style:rel-column-width="10923*"/>
    </style:style>
    <style:style style:name="Table30.A1" style:family="table-cell">
      <style:table-cell-properties fo:padding="0.097cm" fo:border-left="0.05pt solid #000000" fo:border-right="none" fo:border-top="0.05pt solid #000000" fo:border-bottom="0.05pt solid #000000"/>
    </style:style>
    <style:style style:name="Table30.F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1" style:family="table">
      <style:table-properties style:width="16.806cm" table:align="margins"/>
    </style:style>
    <style:style style:name="Table31.A" style:family="table-column">
      <style:table-column-properties style:column-width="5.602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2" style:family="table">
      <style:table-properties style:width="16.806cm" table:align="margins"/>
    </style:style>
    <style:style style:name="Table32.A" style:family="table-column">
      <style:table-column-properties style:column-width="5.602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6.806cm" table:align="margins"/>
    </style:style>
    <style:style style:name="Table34.A" style:family="table-column">
      <style:table-column-properties style:column-width="2.801cm" style:rel-column-width="10921*"/>
    </style:style>
    <style:style style:name="Table34.B" style:family="table-column">
      <style:table-column-properties style:column-width="2.801cm" style:rel-column-width="10922*"/>
    </style:style>
    <style:style style:name="Table34.D" style:family="table-column">
      <style:table-column-properties style:column-width="2.801cm" style:rel-column-width="10924*"/>
    </style:style>
    <style:style style:name="Table34.E" style:family="table-column">
      <style:table-column-properties style:column-width="2.801cm" style:rel-column-width="10923*"/>
    </style:style>
    <style:style style:name="Table34.A1" style:family="table-cell">
      <style:table-cell-properties fo:padding="0.097cm" fo:border-left="0.05pt solid #000000" fo:border-right="none" fo:border-top="0.05pt solid #000000" fo:border-bottom="0.05pt solid #000000"/>
    </style:style>
    <style:style style:name="Table34.F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5" style:family="table">
      <style:table-properties style:width="16.806cm" table:align="margins"/>
    </style:style>
    <style:style style:name="Table35.A" style:family="table-column">
      <style:table-column-properties style:column-width="5.602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6.806cm" table:align="margins"/>
    </style:style>
    <style:style style:name="Table36.A" style:family="table-column">
      <style:table-column-properties style:column-width="5.602cm" style:rel-column-width="21845*"/>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6.806cm" table:align="margins"/>
    </style:style>
    <style:style style:name="Table38.A" style:family="table-column">
      <style:table-column-properties style:column-width="2.801cm" style:rel-column-width="10921*"/>
    </style:style>
    <style:style style:name="Table38.B" style:family="table-column">
      <style:table-column-properties style:column-width="2.801cm" style:rel-column-width="10922*"/>
    </style:style>
    <style:style style:name="Table38.D" style:family="table-column">
      <style:table-column-properties style:column-width="2.801cm" style:rel-column-width="10924*"/>
    </style:style>
    <style:style style:name="Table38.E" style:family="table-column">
      <style:table-column-properties style:column-width="2.801cm" style:rel-column-width="10923*"/>
    </style:style>
    <style:style style:name="Table38.A1" style:family="table-cell">
      <style:table-cell-properties fo:padding="0.097cm" fo:border-left="0.05pt solid #000000" fo:border-right="none" fo:border-top="0.05pt solid #000000" fo:border-bottom="0.05pt solid #000000"/>
    </style:style>
    <style:style style:name="Table38.F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F2" style:family="table-cell">
      <style:table-cell-properties fo:padding="0.097cm" fo:border-left="0.05pt solid #000000" fo:border-right="0.05pt solid #000000" fo:border-top="none" fo:border-bottom="0.05pt solid #000000"/>
    </style:style>
    <style:style style:name="Table39" style:family="table">
      <style:table-properties style:width="16.806cm" table:align="margins"/>
    </style:style>
    <style:style style:name="Table39.A" style:family="table-column">
      <style:table-column-properties style:column-width="5.602cm" style:rel-column-width="21845*"/>
    </style:style>
    <style:style style:name="Table39.A1" style:family="table-cell">
      <style:table-cell-properties fo:padding="0.097cm" fo:border-left="0.05pt solid #000000" fo:border-right="none" fo:border-top="0.05pt solid #000000" fo:border-bottom="0.05pt solid #000000"/>
    </style:style>
    <style:style style:name="Table39.C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40" style:family="table">
      <style:table-properties style:width="16.806cm" table:align="margins"/>
    </style:style>
    <style:style style:name="Table40.A" style:family="table-column">
      <style:table-column-properties style:column-width="5.602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6.806cm" table:align="margins"/>
    </style:style>
    <style:style style:name="Table42.A" style:family="table-column">
      <style:table-column-properties style:column-width="2.801cm" style:rel-column-width="10921*"/>
    </style:style>
    <style:style style:name="Table42.B" style:family="table-column">
      <style:table-column-properties style:column-width="2.801cm" style:rel-column-width="10922*"/>
    </style:style>
    <style:style style:name="Table42.D" style:family="table-column">
      <style:table-column-properties style:column-width="2.801cm" style:rel-column-width="10924*"/>
    </style:style>
    <style:style style:name="Table42.E" style:family="table-column">
      <style:table-column-properties style:column-width="2.801cm" style:rel-column-width="10923*"/>
    </style:style>
    <style:style style:name="Table42.A1" style:family="table-cell">
      <style:table-cell-properties fo:padding="0.097cm" fo:border-left="0.05pt solid #000000" fo:border-right="none" fo:border-top="0.05pt solid #000000" fo:border-bottom="0.05pt solid #000000"/>
    </style:style>
    <style:style style:name="Table42.F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F2" style:family="table-cell">
      <style:table-cell-properties fo:padding="0.097cm" fo:border-left="0.05pt solid #000000" fo:border-right="0.05pt solid #000000" fo:border-top="none" fo:border-bottom="0.05pt solid #000000"/>
    </style:style>
    <style:style style:name="Table43" style:family="table">
      <style:table-properties style:width="16.806cm" table:align="margins"/>
    </style:style>
    <style:style style:name="Table43.A" style:family="table-column">
      <style:table-column-properties style:column-width="5.602cm" style:rel-column-width="21845*"/>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16.806cm" table:align="margins"/>
    </style:style>
    <style:style style:name="Table44.A" style:family="table-column">
      <style:table-column-properties style:column-width="5.602cm" style:rel-column-width="21845*"/>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padding="0.097cm" fo:border="0.05pt solid #000000"/>
    </style:style>
    <style:style style:name="Table102.A2" style:family="table-cell">
      <style:table-cell-properties fo:padding="0.097cm" fo:border-left="0.05pt solid #000000" fo:border-right="0.05pt solid #000000" fo:border-top="none" fo:border-bottom="0.05pt solid #000000"/>
    </style:style>
    <style:style style:name="Table109" style:family="table">
      <style:table-properties style:width="16.806cm" table:align="margins"/>
    </style:style>
    <style:style style:name="Table109.A" style:family="table-column">
      <style:table-column-properties style:column-width="2.801cm" style:rel-column-width="10921*"/>
    </style:style>
    <style:style style:name="Table109.B" style:family="table-column">
      <style:table-column-properties style:column-width="2.801cm" style:rel-column-width="10922*"/>
    </style:style>
    <style:style style:name="Table109.D" style:family="table-column">
      <style:table-column-properties style:column-width="2.801cm" style:rel-column-width="10924*"/>
    </style:style>
    <style:style style:name="Table109.E" style:family="table-column">
      <style:table-column-properties style:column-width="2.801cm" style:rel-column-width="10923*"/>
    </style:style>
    <style:style style:name="Table109.A1" style:family="table-cell">
      <style:table-cell-properties fo:padding="0.097cm" fo:border-left="0.05pt solid #000000" fo:border-right="none" fo:border-top="0.05pt solid #000000" fo:border-bottom="0.05pt solid #000000"/>
    </style:style>
    <style:style style:name="Table109.F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F2" style:family="table-cell">
      <style:table-cell-properties fo:padding="0.097cm" fo:border-left="0.05pt solid #000000" fo:border-right="0.05pt solid #000000" fo:border-top="none" fo:border-bottom="0.05pt solid #000000"/>
    </style:style>
    <style:style style:name="Table108" style:family="table">
      <style:table-properties style:width="16.806cm" table:align="margins"/>
    </style:style>
    <style:style style:name="Table108.A" style:family="table-column">
      <style:table-column-properties style:column-width="5.602cm" style:rel-column-width="21845*"/>
    </style:style>
    <style:style style:name="Table108.A1" style:family="table-cell">
      <style:table-cell-properties fo:padding="0.097cm" fo:border-left="0.05pt solid #000000" fo:border-right="none" fo:border-top="0.05pt solid #000000" fo:border-bottom="0.05pt solid #000000"/>
    </style:style>
    <style:style style:name="Table108.C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C2" style:family="table-cell">
      <style:table-cell-properties fo:padding="0.097cm" fo:border-left="0.05pt solid #000000" fo:border-right="0.05pt solid #000000" fo:border-top="none" fo:border-bottom="0.05pt solid #000000"/>
    </style:style>
    <style:style style:name="Table107" style:family="table">
      <style:table-properties style:width="16.806cm" table:align="margins"/>
    </style:style>
    <style:style style:name="Table107.A" style:family="table-column">
      <style:table-column-properties style:column-width="5.602cm" style:rel-column-width="21845*"/>
    </style:style>
    <style:style style:name="Table107.A1" style:family="table-cell">
      <style:table-cell-properties fo:padding="0.097cm" fo:border-left="0.05pt solid #000000" fo:border-right="none" fo:border-top="0.05pt solid #000000" fo:border-bottom="0.05pt solid #000000"/>
    </style:style>
    <style:style style:name="Table107.C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C2" style:family="table-cell">
      <style:table-cell-properties fo:padding="0.097cm" fo:border-left="0.05pt solid #000000" fo:border-right="0.05pt solid #000000" fo:border-top="none" fo:border-bottom="0.05pt solid #000000"/>
    </style:style>
    <style:style style:name="Table107.6" style:family="table-row">
      <style:table-row-properties style:min-row-height="0.757cm"/>
    </style:style>
    <style:style style:name="Table110" style:family="table">
      <style:table-properties style:width="17cm" table:align="margins"/>
    </style:style>
    <style:style style:name="Table110.A" style:family="table-column">
      <style:table-column-properties style:column-width="17cm" style:rel-column-width="65535*"/>
    </style:style>
    <style:style style:name="Table110.A1" style:family="table-cell">
      <style:table-cell-properties fo:padding="0.097cm" fo:border="0.05pt solid #000000"/>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6.806cm" table:align="margins"/>
    </style:style>
    <style:style style:name="Table111.A" style:family="table-column">
      <style:table-column-properties style:column-width="2.801cm" style:rel-column-width="10921*"/>
    </style:style>
    <style:style style:name="Table111.B" style:family="table-column">
      <style:table-column-properties style:column-width="2.801cm" style:rel-column-width="10922*"/>
    </style:style>
    <style:style style:name="Table111.D" style:family="table-column">
      <style:table-column-properties style:column-width="2.801cm" style:rel-column-width="10924*"/>
    </style:style>
    <style:style style:name="Table111.E" style:family="table-column">
      <style:table-column-properties style:column-width="2.801cm" style:rel-column-width="10923*"/>
    </style:style>
    <style:style style:name="Table111.A1" style:family="table-cell">
      <style:table-cell-properties fo:padding="0.097cm" fo:border-left="0.05pt solid #000000" fo:border-right="none" fo:border-top="0.05pt solid #000000" fo:border-bottom="0.05pt solid #000000"/>
    </style:style>
    <style:style style:name="Table111.F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F2" style:family="table-cell">
      <style:table-cell-properties fo:padding="0.097cm" fo:border-left="0.05pt solid #000000" fo:border-right="0.05pt solid #000000" fo:border-top="none" fo:border-bottom="0.05pt solid #000000"/>
    </style:style>
    <style:style style:name="Table112" style:family="table">
      <style:table-properties style:width="16.806cm" table:align="margins"/>
    </style:style>
    <style:style style:name="Table112.A" style:family="table-column">
      <style:table-column-properties style:column-width="5.602cm" style:rel-column-width="21845*"/>
    </style:style>
    <style:style style:name="Table112.A1" style:family="table-cell">
      <style:table-cell-properties fo:padding="0.097cm" fo:border-left="0.05pt solid #000000" fo:border-right="none" fo:border-top="0.05pt solid #000000" fo:border-bottom="0.05pt solid #000000"/>
    </style:style>
    <style:style style:name="Table112.C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C2" style:family="table-cell">
      <style:table-cell-properties fo:padding="0.097cm" fo:border-left="0.05pt solid #000000" fo:border-right="0.05pt solid #000000" fo:border-top="none" fo:border-bottom="0.05pt solid #000000"/>
    </style:style>
    <style:style style:name="Table113" style:family="table">
      <style:table-properties style:width="16.806cm" table:align="margins"/>
    </style:style>
    <style:style style:name="Table113.A" style:family="table-column">
      <style:table-column-properties style:column-width="5.602cm" style:rel-column-width="21845*"/>
    </style:style>
    <style:style style:name="Table113.A1" style:family="table-cell">
      <style:table-cell-properties fo:padding="0.097cm" fo:border-left="0.05pt solid #000000" fo:border-right="none" fo:border-top="0.05pt solid #000000" fo:border-bottom="0.05pt solid #000000"/>
    </style:style>
    <style:style style:name="Table113.C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C2" style:family="table-cell">
      <style:table-cell-properties fo:padding="0.097cm" fo:border-left="0.05pt solid #000000" fo:border-right="0.05pt solid #000000" fo:border-top="none" fo:border-bottom="0.05pt solid #000000"/>
    </style:style>
    <style:style style:name="Table113.8" style:family="table-row">
      <style:table-row-properties style:min-row-height="0.757cm"/>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padding="0.097cm" fo:border="0.05pt solid #000000"/>
    </style:style>
    <style:style style:name="Table98.A2" style:family="table-cell">
      <style:table-cell-properties fo:padding="0.097cm" fo:border-left="0.05pt solid #000000" fo:border-right="0.05pt solid #000000" fo:border-top="none" fo:border-bottom="0.05pt solid #000000"/>
    </style:style>
    <style:style style:name="Table99" style:family="table">
      <style:table-properties style:width="16.806cm" table:align="margins"/>
    </style:style>
    <style:style style:name="Table99.A" style:family="table-column">
      <style:table-column-properties style:column-width="2.801cm" style:rel-column-width="10921*"/>
    </style:style>
    <style:style style:name="Table99.B" style:family="table-column">
      <style:table-column-properties style:column-width="2.801cm" style:rel-column-width="10922*"/>
    </style:style>
    <style:style style:name="Table99.D" style:family="table-column">
      <style:table-column-properties style:column-width="2.801cm" style:rel-column-width="10924*"/>
    </style:style>
    <style:style style:name="Table99.E" style:family="table-column">
      <style:table-column-properties style:column-width="2.801cm" style:rel-column-width="10923*"/>
    </style:style>
    <style:style style:name="Table99.A1" style:family="table-cell">
      <style:table-cell-properties fo:padding="0.097cm" fo:border-left="0.05pt solid #000000" fo:border-right="none" fo:border-top="0.05pt solid #000000" fo:border-bottom="0.05pt solid #000000"/>
    </style:style>
    <style:style style:name="Table99.F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F2" style:family="table-cell">
      <style:table-cell-properties fo:padding="0.097cm" fo:border-left="0.05pt solid #000000" fo:border-right="0.05pt solid #000000" fo:border-top="none" fo:border-bottom="0.05pt solid #000000"/>
    </style:style>
    <style:style style:name="Table100" style:family="table">
      <style:table-properties style:width="16.806cm" table:align="margins"/>
    </style:style>
    <style:style style:name="Table100.A" style:family="table-column">
      <style:table-column-properties style:column-width="5.602cm" style:rel-column-width="21845*"/>
    </style:style>
    <style:style style:name="Table100.A1" style:family="table-cell">
      <style:table-cell-properties fo:padding="0.097cm" fo:border-left="0.05pt solid #000000" fo:border-right="none" fo:border-top="0.05pt solid #000000" fo:border-bottom="0.05pt solid #000000"/>
    </style:style>
    <style:style style:name="Table100.C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C2" style:family="table-cell">
      <style:table-cell-properties fo:padding="0.097cm" fo:border-left="0.05pt solid #000000" fo:border-right="0.05pt solid #000000" fo:border-top="none" fo:border-bottom="0.05pt solid #000000"/>
    </style:style>
    <style:style style:name="Table101" style:family="table">
      <style:table-properties style:width="16.806cm" table:align="margins"/>
    </style:style>
    <style:style style:name="Table101.A" style:family="table-column">
      <style:table-column-properties style:column-width="5.602cm" style:rel-column-width="21845*"/>
    </style:style>
    <style:style style:name="Table101.A1" style:family="table-cell">
      <style:table-cell-properties fo:padding="0.097cm" fo:border-left="0.05pt solid #000000" fo:border-right="none" fo:border-top="0.05pt solid #000000" fo:border-bottom="0.05pt solid #000000"/>
    </style:style>
    <style:style style:name="Table101.C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C2" style:family="table-cell">
      <style:table-cell-properties fo:padding="0.097cm" fo:border-left="0.05pt solid #000000" fo:border-right="0.05pt solid #000000" fo:border-top="none" fo:border-bottom="0.05pt solid #000000"/>
    </style:style>
    <style:style style:name="Table118" style:family="table">
      <style:table-properties style:width="17cm" table:align="margins"/>
    </style:style>
    <style:style style:name="Table118.A" style:family="table-column">
      <style:table-column-properties style:column-width="17cm" style:rel-column-width="65535*"/>
    </style:style>
    <style:style style:name="Table118.A1" style:family="table-cell">
      <style:table-cell-properties fo:padding="0.097cm" fo:border="0.05pt solid #000000"/>
    </style:style>
    <style:style style:name="Table118.A2" style:family="table-cell">
      <style:table-cell-properties fo:padding="0.097cm" fo:border-left="0.05pt solid #000000" fo:border-right="0.05pt solid #000000" fo:border-top="none" fo:border-bottom="0.05pt solid #000000"/>
    </style:style>
    <style:style style:name="Table119" style:family="table">
      <style:table-properties style:width="16.806cm" table:align="margins"/>
    </style:style>
    <style:style style:name="Table119.A" style:family="table-column">
      <style:table-column-properties style:column-width="2.801cm" style:rel-column-width="10921*"/>
    </style:style>
    <style:style style:name="Table119.B" style:family="table-column">
      <style:table-column-properties style:column-width="2.801cm" style:rel-column-width="10922*"/>
    </style:style>
    <style:style style:name="Table119.D" style:family="table-column">
      <style:table-column-properties style:column-width="2.801cm" style:rel-column-width="10924*"/>
    </style:style>
    <style:style style:name="Table119.E" style:family="table-column">
      <style:table-column-properties style:column-width="2.801cm" style:rel-column-width="10923*"/>
    </style:style>
    <style:style style:name="Table119.A1" style:family="table-cell">
      <style:table-cell-properties fo:padding="0.097cm" fo:border-left="0.05pt solid #000000" fo:border-right="none" fo:border-top="0.05pt solid #000000" fo:border-bottom="0.05pt solid #000000"/>
    </style:style>
    <style:style style:name="Table119.F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F2" style:family="table-cell">
      <style:table-cell-properties fo:padding="0.097cm" fo:border-left="0.05pt solid #000000" fo:border-right="0.05pt solid #000000" fo:border-top="none" fo:border-bottom="0.05pt solid #000000"/>
    </style:style>
    <style:style style:name="Table120" style:family="table">
      <style:table-properties style:width="16.806cm" table:align="margins"/>
    </style:style>
    <style:style style:name="Table120.A" style:family="table-column">
      <style:table-column-properties style:column-width="5.602cm" style:rel-column-width="21845*"/>
    </style:style>
    <style:style style:name="Table120.A1" style:family="table-cell">
      <style:table-cell-properties fo:padding="0.097cm" fo:border-left="0.05pt solid #000000" fo:border-right="none" fo:border-top="0.05pt solid #000000" fo:border-bottom="0.05pt solid #000000"/>
    </style:style>
    <style:style style:name="Table120.C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C2" style:family="table-cell">
      <style:table-cell-properties fo:padding="0.097cm" fo:border-left="0.05pt solid #000000" fo:border-right="0.05pt solid #000000" fo:border-top="none" fo:border-bottom="0.05pt solid #000000"/>
    </style:style>
    <style:style style:name="Table121" style:family="table">
      <style:table-properties style:width="16.806cm" table:align="margins"/>
    </style:style>
    <style:style style:name="Table121.A" style:family="table-column">
      <style:table-column-properties style:column-width="5.602cm" style:rel-column-width="21845*"/>
    </style:style>
    <style:style style:name="Table121.A1" style:family="table-cell">
      <style:table-cell-properties fo:padding="0.097cm" fo:border-left="0.05pt solid #000000" fo:border-right="none" fo:border-top="0.05pt solid #000000" fo:border-bottom="0.05pt solid #000000"/>
    </style:style>
    <style:style style:name="Table121.C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C2" style:family="table-cell">
      <style:table-cell-properties fo:padding="0.097cm" fo:border-left="0.05pt solid #000000" fo:border-right="0.05pt solid #000000" fo:border-top="none" fo:border-bottom="0.05pt solid #000000"/>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padding="0.097cm" fo:border="0.05pt solid #000000"/>
    </style:style>
    <style:style style:name="Table89.A2" style:family="table-cell">
      <style:table-cell-properties fo:padding="0.097cm" fo:border-left="0.05pt solid #000000" fo:border-right="0.05pt solid #000000" fo:border-top="none" fo:border-bottom="0.05pt solid #000000"/>
    </style:style>
    <style:style style:name="Table122" style:family="table">
      <style:table-properties style:width="16.806cm" table:align="margins"/>
    </style:style>
    <style:style style:name="Table122.A" style:family="table-column">
      <style:table-column-properties style:column-width="2.801cm" style:rel-column-width="10921*"/>
    </style:style>
    <style:style style:name="Table122.B" style:family="table-column">
      <style:table-column-properties style:column-width="2.801cm" style:rel-column-width="10922*"/>
    </style:style>
    <style:style style:name="Table122.D" style:family="table-column">
      <style:table-column-properties style:column-width="2.801cm" style:rel-column-width="10924*"/>
    </style:style>
    <style:style style:name="Table122.E" style:family="table-column">
      <style:table-column-properties style:column-width="2.801cm" style:rel-column-width="10923*"/>
    </style:style>
    <style:style style:name="Table122.A1" style:family="table-cell">
      <style:table-cell-properties fo:padding="0.097cm" fo:border-left="0.05pt solid #000000" fo:border-right="none" fo:border-top="0.05pt solid #000000" fo:border-bottom="0.05pt solid #000000"/>
    </style:style>
    <style:style style:name="Table122.F1" style:family="table-cell">
      <style:table-cell-properties fo:padding="0.097cm" fo:border="0.05pt solid #000000"/>
    </style:style>
    <style:style style:name="Table122.A2" style:family="table-cell">
      <style:table-cell-properties fo:padding="0.097cm" fo:border-left="0.05pt solid #000000" fo:border-right="none" fo:border-top="none" fo:border-bottom="0.05pt solid #000000"/>
    </style:style>
    <style:style style:name="Table122.F2" style:family="table-cell">
      <style:table-cell-properties fo:padding="0.097cm" fo:border-left="0.05pt solid #000000" fo:border-right="0.05pt solid #000000" fo:border-top="none" fo:border-bottom="0.05pt solid #000000"/>
    </style:style>
    <style:style style:name="Table123" style:family="table">
      <style:table-properties style:width="16.806cm" table:align="margins"/>
    </style:style>
    <style:style style:name="Table123.A" style:family="table-column">
      <style:table-column-properties style:column-width="5.602cm" style:rel-column-width="21845*"/>
    </style:style>
    <style:style style:name="Table123.A1" style:family="table-cell">
      <style:table-cell-properties fo:padding="0.097cm" fo:border-left="0.05pt solid #000000" fo:border-right="none" fo:border-top="0.05pt solid #000000" fo:border-bottom="0.05pt solid #000000"/>
    </style:style>
    <style:style style:name="Table123.C1" style:family="table-cell">
      <style:table-cell-properties fo:padding="0.097cm" fo:border="0.05pt solid #000000"/>
    </style:style>
    <style:style style:name="Table123.A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4" style:family="table">
      <style:table-properties style:width="16.806cm" table:align="margins"/>
    </style:style>
    <style:style style:name="Table124.A" style:family="table-column">
      <style:table-column-properties style:column-width="5.602cm" style:rel-column-width="21845*"/>
    </style:style>
    <style:style style:name="Table124.A1" style:family="table-cell">
      <style:table-cell-properties fo:padding="0.097cm" fo:border-left="0.05pt solid #000000" fo:border-right="none" fo:border-top="0.05pt solid #000000" fo:border-bottom="0.05pt solid #000000"/>
    </style:style>
    <style:style style:name="Table124.C1" style:family="table-cell">
      <style:table-cell-properties fo:padding="0.097cm" fo:border="0.05pt solid #000000"/>
    </style:style>
    <style:style style:name="Table124.A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8" style:family="table-row">
      <style:table-row-properties style:min-row-height="0.757cm"/>
    </style:style>
    <style:style style:name="Table125" style:family="table">
      <style:table-properties style:width="17cm" table:align="margins"/>
    </style:style>
    <style:style style:name="Table125.A" style:family="table-column">
      <style:table-column-properties style:column-width="17cm" style:rel-column-width="65535*"/>
    </style:style>
    <style:style style:name="Table125.A1" style:family="table-cell">
      <style:table-cell-properties fo:padding="0.097cm" fo:border="0.05pt solid #000000"/>
    </style:style>
    <style:style style:name="Table125.A2" style:family="table-cell">
      <style:table-cell-properties fo:padding="0.097cm" fo:border-left="0.05pt solid #000000" fo:border-right="0.05pt solid #000000" fo:border-top="none" fo:border-bottom="0.05pt solid #000000"/>
    </style:style>
    <style:style style:name="Table126" style:family="table">
      <style:table-properties style:width="16.806cm" table:align="margins"/>
    </style:style>
    <style:style style:name="Table126.A" style:family="table-column">
      <style:table-column-properties style:column-width="2.801cm" style:rel-column-width="10921*"/>
    </style:style>
    <style:style style:name="Table126.B" style:family="table-column">
      <style:table-column-properties style:column-width="2.801cm" style:rel-column-width="10922*"/>
    </style:style>
    <style:style style:name="Table126.D" style:family="table-column">
      <style:table-column-properties style:column-width="2.801cm" style:rel-column-width="10924*"/>
    </style:style>
    <style:style style:name="Table126.E" style:family="table-column">
      <style:table-column-properties style:column-width="2.801cm" style:rel-column-width="10923*"/>
    </style:style>
    <style:style style:name="Table126.A1" style:family="table-cell">
      <style:table-cell-properties fo:padding="0.097cm" fo:border-left="0.05pt solid #000000" fo:border-right="none" fo:border-top="0.05pt solid #000000" fo:border-bottom="0.05pt solid #000000"/>
    </style:style>
    <style:style style:name="Table126.F1" style:family="table-cell">
      <style:table-cell-properties fo:padding="0.097cm" fo:border="0.05pt solid #000000"/>
    </style:style>
    <style:style style:name="Table126.A2" style:family="table-cell">
      <style:table-cell-properties fo:padding="0.097cm" fo:border-left="0.05pt solid #000000" fo:border-right="none" fo:border-top="none" fo:border-bottom="0.05pt solid #000000"/>
    </style:style>
    <style:style style:name="Table126.F2" style:family="table-cell">
      <style:table-cell-properties fo:padding="0.097cm" fo:border-left="0.05pt solid #000000" fo:border-right="0.05pt solid #000000" fo:border-top="none" fo:border-bottom="0.05pt solid #000000"/>
    </style:style>
    <style:style style:name="Table127" style:family="table">
      <style:table-properties style:width="16.806cm" table:align="margins"/>
    </style:style>
    <style:style style:name="Table127.A" style:family="table-column">
      <style:table-column-properties style:column-width="5.602cm" style:rel-column-width="21845*"/>
    </style:style>
    <style:style style:name="Table127.A1" style:family="table-cell">
      <style:table-cell-properties fo:padding="0.097cm" fo:border-left="0.05pt solid #000000" fo:border-right="none" fo:border-top="0.05pt solid #000000" fo:border-bottom="0.05pt solid #000000"/>
    </style:style>
    <style:style style:name="Table127.C1" style:family="table-cell">
      <style:table-cell-properties fo:padding="0.097cm" fo:border="0.05pt solid #000000"/>
    </style:style>
    <style:style style:name="Table127.A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8" style:family="table">
      <style:table-properties style:width="16.806cm" table:align="margins"/>
    </style:style>
    <style:style style:name="Table128.A" style:family="table-column">
      <style:table-column-properties style:column-width="5.602cm" style:rel-column-width="21845*"/>
    </style:style>
    <style:style style:name="Table128.A1" style:family="table-cell">
      <style:table-cell-properties fo:padding="0.097cm" fo:border-left="0.05pt solid #000000" fo:border-right="none" fo:border-top="0.05pt solid #000000" fo:border-bottom="0.05pt solid #000000"/>
    </style:style>
    <style:style style:name="Table128.C1" style:family="table-cell">
      <style:table-cell-properties fo:padding="0.097cm" fo:border="0.05pt solid #000000"/>
    </style:style>
    <style:style style:name="Table128.A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3" style:family="table-row">
      <style:table-row-properties style:min-row-height="0.757cm"/>
    </style:style>
    <style:style style:name="Table129" style:family="table">
      <style:table-properties style:width="17cm" table:align="margins"/>
    </style:style>
    <style:style style:name="Table129.A" style:family="table-column">
      <style:table-column-properties style:column-width="17cm" style:rel-column-width="65535*"/>
    </style:style>
    <style:style style:name="Table129.A1" style:family="table-cell">
      <style:table-cell-properties fo:padding="0.097cm" fo:border="0.05pt solid #000000"/>
    </style:style>
    <style:style style:name="Table129.A2" style:family="table-cell">
      <style:table-cell-properties fo:padding="0.097cm" fo:border-left="0.05pt solid #000000" fo:border-right="0.05pt solid #000000" fo:border-top="none" fo:border-bottom="0.05pt solid #000000"/>
    </style:style>
    <style:style style:name="Table130" style:family="table">
      <style:table-properties style:width="16.806cm" table:align="margins"/>
    </style:style>
    <style:style style:name="Table130.A" style:family="table-column">
      <style:table-column-properties style:column-width="2.801cm" style:rel-column-width="10921*"/>
    </style:style>
    <style:style style:name="Table130.B" style:family="table-column">
      <style:table-column-properties style:column-width="2.801cm" style:rel-column-width="10922*"/>
    </style:style>
    <style:style style:name="Table130.D" style:family="table-column">
      <style:table-column-properties style:column-width="2.801cm" style:rel-column-width="10924*"/>
    </style:style>
    <style:style style:name="Table130.E" style:family="table-column">
      <style:table-column-properties style:column-width="2.801cm" style:rel-column-width="10923*"/>
    </style:style>
    <style:style style:name="Table130.A1" style:family="table-cell">
      <style:table-cell-properties fo:padding="0.097cm" fo:border-left="0.05pt solid #000000" fo:border-right="none" fo:border-top="0.05pt solid #000000" fo:border-bottom="0.05pt solid #000000"/>
    </style:style>
    <style:style style:name="Table130.F1" style:family="table-cell">
      <style:table-cell-properties fo:padding="0.097cm" fo:border="0.05pt solid #000000"/>
    </style:style>
    <style:style style:name="Table130.A2" style:family="table-cell">
      <style:table-cell-properties fo:padding="0.097cm" fo:border-left="0.05pt solid #000000" fo:border-right="none" fo:border-top="none" fo:border-bottom="0.05pt solid #000000"/>
    </style:style>
    <style:style style:name="Table130.F2" style:family="table-cell">
      <style:table-cell-properties fo:padding="0.097cm" fo:border-left="0.05pt solid #000000" fo:border-right="0.05pt solid #000000" fo:border-top="none" fo:border-bottom="0.05pt solid #000000"/>
    </style:style>
    <style:style style:name="Table131" style:family="table">
      <style:table-properties style:width="16.806cm" table:align="margins"/>
    </style:style>
    <style:style style:name="Table131.A" style:family="table-column">
      <style:table-column-properties style:column-width="5.602cm" style:rel-column-width="21845*"/>
    </style:style>
    <style:style style:name="Table131.A1" style:family="table-cell">
      <style:table-cell-properties fo:padding="0.097cm" fo:border-left="0.05pt solid #000000" fo:border-right="none" fo:border-top="0.05pt solid #000000" fo:border-bottom="0.05pt solid #000000"/>
    </style:style>
    <style:style style:name="Table131.C1" style:family="table-cell">
      <style:table-cell-properties fo:padding="0.097cm" fo:border="0.05pt solid #000000"/>
    </style:style>
    <style:style style:name="Table131.A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2" style:family="table">
      <style:table-properties style:width="16.806cm" table:align="margins"/>
    </style:style>
    <style:style style:name="Table132.A" style:family="table-column">
      <style:table-column-properties style:column-width="5.602cm" style:rel-column-width="21845*"/>
    </style:style>
    <style:style style:name="Table132.A1" style:family="table-cell">
      <style:table-cell-properties fo:padding="0.097cm" fo:border-left="0.05pt solid #000000" fo:border-right="none" fo:border-top="0.05pt solid #000000" fo:border-bottom="0.05pt solid #000000"/>
    </style:style>
    <style:style style:name="Table132.C1" style:family="table-cell">
      <style:table-cell-properties fo:padding="0.097cm" fo:border="0.05pt solid #000000"/>
    </style:style>
    <style:style style:name="Table132.A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8" style:family="table-row">
      <style:table-row-properties style:min-row-height="0.757cm"/>
    </style:style>
    <style:style style:name="Table114" style:family="table">
      <style:table-properties style:width="17.013cm" fo:margin-left="0cm" fo:break-before="page" table:align="left"/>
    </style:style>
    <style:style style:name="Table114.A" style:family="table-column">
      <style:table-column-properties style:column-width="17.013cm"/>
    </style:style>
    <style:style style:name="Table114.A1" style:family="table-cell">
      <style:table-cell-properties fo:padding="0.097cm" fo:border="0.05pt solid #000000"/>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6.819cm" table:align="margins"/>
    </style:style>
    <style:style style:name="Table115.A" style:family="table-column">
      <style:table-column-properties style:column-width="2.803cm" style:rel-column-width="10921*"/>
    </style:style>
    <style:style style:name="Table115.B" style:family="table-column">
      <style:table-column-properties style:column-width="2.803cm" style:rel-column-width="10922*"/>
    </style:style>
    <style:style style:name="Table115.D" style:family="table-column">
      <style:table-column-properties style:column-width="2.803cm" style:rel-column-width="10924*"/>
    </style:style>
    <style:style style:name="Table115.E" style:family="table-column">
      <style:table-column-properties style:column-width="2.803cm" style:rel-column-width="10923*"/>
    </style:style>
    <style:style style:name="Table115.A1" style:family="table-cell">
      <style:table-cell-properties fo:padding="0.097cm" fo:border-left="0.05pt solid #000000" fo:border-right="none" fo:border-top="0.05pt solid #000000" fo:border-bottom="0.05pt solid #000000"/>
    </style:style>
    <style:style style:name="Table115.F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F2" style:family="table-cell">
      <style:table-cell-properties fo:padding="0.097cm" fo:border-left="0.05pt solid #000000" fo:border-right="0.05pt solid #000000" fo:border-top="none" fo:border-bottom="0.05pt solid #000000"/>
    </style:style>
    <style:style style:name="Table116" style:family="table">
      <style:table-properties style:width="16.819cm" table:align="margins"/>
    </style:style>
    <style:style style:name="Table116.A" style:family="table-column">
      <style:table-column-properties style:column-width="5.606cm" style:rel-column-width="21845*"/>
    </style:style>
    <style:style style:name="Table116.A1" style:family="table-cell">
      <style:table-cell-properties fo:padding="0.097cm" fo:border-left="0.05pt solid #000000" fo:border-right="none" fo:border-top="0.05pt solid #000000" fo:border-bottom="0.05pt solid #000000"/>
    </style:style>
    <style:style style:name="Table116.C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C2" style:family="table-cell">
      <style:table-cell-properties fo:padding="0.097cm" fo:border-left="0.05pt solid #000000" fo:border-right="0.05pt solid #000000" fo:border-top="none" fo:border-bottom="0.05pt solid #000000"/>
    </style:style>
    <style:style style:name="Table117" style:family="table">
      <style:table-properties style:width="16.819cm" table:align="margins"/>
    </style:style>
    <style:style style:name="Table117.A" style:family="table-column">
      <style:table-column-properties style:column-width="5.606cm" style:rel-column-width="21845*"/>
    </style:style>
    <style:style style:name="Table117.A1" style:family="table-cell">
      <style:table-cell-properties fo:padding="0.097cm" fo:border-left="0.05pt solid #000000" fo:border-right="none" fo:border-top="0.05pt solid #000000" fo:border-bottom="0.05pt solid #000000"/>
    </style:style>
    <style:style style:name="Table117.C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C2" style:family="table-cell">
      <style:table-cell-properties fo:padding="0.097cm" fo:border-left="0.05pt solid #000000" fo:border-right="0.05pt solid #000000" fo:border-top="none" fo:border-bottom="0.05pt solid #000000"/>
    </style:style>
    <style:style style:name="Table133" style:family="table">
      <style:table-properties style:width="17cm" table:align="margins"/>
    </style:style>
    <style:style style:name="Table133.A" style:family="table-column">
      <style:table-column-properties style:column-width="17cm" style:rel-column-width="65535*"/>
    </style:style>
    <style:style style:name="Table133.A1" style:family="table-cell">
      <style:table-cell-properties fo:padding="0.097cm" fo:border="0.05pt solid #000000"/>
    </style:style>
    <style:style style:name="Table133.A2" style:family="table-cell">
      <style:table-cell-properties fo:padding="0.097cm" fo:border-left="0.05pt solid #000000" fo:border-right="0.05pt solid #000000" fo:border-top="none" fo:border-bottom="0.05pt solid #000000"/>
    </style:style>
    <style:style style:name="Table134" style:family="table">
      <style:table-properties style:width="16.806cm" table:align="margins"/>
    </style:style>
    <style:style style:name="Table134.A" style:family="table-column">
      <style:table-column-properties style:column-width="2.801cm" style:rel-column-width="10921*"/>
    </style:style>
    <style:style style:name="Table134.B" style:family="table-column">
      <style:table-column-properties style:column-width="2.801cm" style:rel-column-width="10922*"/>
    </style:style>
    <style:style style:name="Table134.D" style:family="table-column">
      <style:table-column-properties style:column-width="2.801cm" style:rel-column-width="10924*"/>
    </style:style>
    <style:style style:name="Table134.E" style:family="table-column">
      <style:table-column-properties style:column-width="2.801cm" style:rel-column-width="10923*"/>
    </style:style>
    <style:style style:name="Table134.A1" style:family="table-cell">
      <style:table-cell-properties fo:padding="0.097cm" fo:border-left="0.05pt solid #000000" fo:border-right="none" fo:border-top="0.05pt solid #000000" fo:border-bottom="0.05pt solid #000000"/>
    </style:style>
    <style:style style:name="Table134.F1" style:family="table-cell">
      <style:table-cell-properties fo:padding="0.097cm" fo:border="0.05pt solid #000000"/>
    </style:style>
    <style:style style:name="Table134.A2" style:family="table-cell">
      <style:table-cell-properties fo:padding="0.097cm" fo:border-left="0.05pt solid #000000" fo:border-right="none" fo:border-top="none" fo:border-bottom="0.05pt solid #000000"/>
    </style:style>
    <style:style style:name="Table134.F2" style:family="table-cell">
      <style:table-cell-properties fo:padding="0.097cm" fo:border-left="0.05pt solid #000000" fo:border-right="0.05pt solid #000000" fo:border-top="none" fo:border-bottom="0.05pt solid #000000"/>
    </style:style>
    <style:style style:name="Table135" style:family="table">
      <style:table-properties style:width="16.806cm" table:align="margins"/>
    </style:style>
    <style:style style:name="Table135.A" style:family="table-column">
      <style:table-column-properties style:column-width="5.602cm" style:rel-column-width="21845*"/>
    </style:style>
    <style:style style:name="Table135.A1" style:family="table-cell">
      <style:table-cell-properties fo:padding="0.097cm" fo:border-left="0.05pt solid #000000" fo:border-right="none" fo:border-top="0.05pt solid #000000" fo:border-bottom="0.05pt solid #000000"/>
    </style:style>
    <style:style style:name="Table135.C1" style:family="table-cell">
      <style:table-cell-properties fo:padding="0.097cm" fo:border="0.05pt solid #000000"/>
    </style:style>
    <style:style style:name="Table135.A2" style:family="table-cell">
      <style:table-cell-properties fo:padding="0.097cm" fo:border-left="0.05pt solid #000000" fo:border-right="none" fo:border-top="none" fo:border-bottom="0.05pt solid #000000"/>
    </style:style>
    <style:style style:name="Table135.C2" style:family="table-cell">
      <style:table-cell-properties fo:padding="0.097cm" fo:border-left="0.05pt solid #000000" fo:border-right="0.05pt solid #000000" fo:border-top="none" fo:border-bottom="0.05pt solid #000000"/>
    </style:style>
    <style:style style:name="Table136" style:family="table">
      <style:table-properties style:width="16.806cm" table:align="margins"/>
    </style:style>
    <style:style style:name="Table136.A" style:family="table-column">
      <style:table-column-properties style:column-width="5.602cm" style:rel-column-width="21845*"/>
    </style:style>
    <style:style style:name="Table136.A1" style:family="table-cell">
      <style:table-cell-properties fo:padding="0.097cm" fo:border-left="0.05pt solid #000000" fo:border-right="none" fo:border-top="0.05pt solid #000000" fo:border-bottom="0.05pt solid #000000"/>
    </style:style>
    <style:style style:name="Table136.C1" style:family="table-cell">
      <style:table-cell-properties fo:padding="0.097cm" fo:border="0.05pt solid #000000"/>
    </style:style>
    <style:style style:name="Table136.A2" style:family="table-cell">
      <style:table-cell-properties fo:padding="0.097cm" fo:border-left="0.05pt solid #000000" fo:border-right="none" fo:border-top="none" fo:border-bottom="0.05pt solid #000000"/>
    </style:style>
    <style:style style:name="Table136.C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6.806cm" table:align="margins"/>
    </style:style>
    <style:style style:name="Table46.A" style:family="table-column">
      <style:table-column-properties style:column-width="4.202cm" style:rel-column-width="16383*"/>
    </style:style>
    <style:style style:name="Table46.D" style:family="table-column">
      <style:table-column-properties style:column-width="4.202cm" style:rel-column-width="16386*"/>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7" style:family="table">
      <style:table-properties style:width="16.806cm" table:align="margins"/>
    </style:style>
    <style:style style:name="Table47.A" style:family="table-column">
      <style:table-column-properties style:column-width="5.602cm" style:rel-column-width="2184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48" style:family="table">
      <style:table-properties style:width="16.806cm" table:align="margins"/>
    </style:style>
    <style:style style:name="Table48.A" style:family="table-column">
      <style:table-column-properties style:column-width="5.602cm" style:rel-column-width="21845*"/>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padding="0.097cm" fo:border="0.05pt solid #000000"/>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6.806cm" table:align="margins"/>
    </style:style>
    <style:style style:name="Table59.A" style:family="table-column">
      <style:table-column-properties style:column-width="4.202cm" style:rel-column-width="16383*"/>
    </style:style>
    <style:style style:name="Table59.D" style:family="table-column">
      <style:table-column-properties style:column-width="4.202cm" style:rel-column-width="16386*"/>
    </style:style>
    <style:style style:name="Table59.A1" style:family="table-cell">
      <style:table-cell-properties fo:padding="0.097cm" fo:border-left="0.05pt solid #000000" fo:border-right="none" fo:border-top="0.05pt solid #000000" fo:border-bottom="none"/>
    </style:style>
    <style:style style:name="Table59.D1" style:family="table-cell">
      <style:table-cell-properties fo:padding="0.097cm" fo:border-left="0.05pt solid #000000" fo:border-right="0.05pt solid #000000" fo:border-top="0.05pt solid #000000" fo:border-bottom="none"/>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6.806cm" table:align="margins"/>
    </style:style>
    <style:style style:name="Table60.A" style:family="table-column">
      <style:table-column-properties style:column-width="5.602cm" style:rel-column-width="21845*"/>
    </style:style>
    <style:style style:name="Table60.A1" style:family="table-cell">
      <style:table-cell-properties fo:padding="0.097cm" fo:border-left="0.05pt solid #000000" fo:border-right="none" fo:border-top="0.05pt solid #000000" fo:border-bottom="0.05pt solid #000000"/>
    </style:style>
    <style:style style:name="Table60.C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C2" style:family="table-cell">
      <style:table-cell-properties fo:padding="0.097cm" fo:border-left="0.05pt solid #000000" fo:border-right="0.05pt solid #000000" fo:border-top="none" fo:border-bottom="0.05pt solid #000000"/>
    </style:style>
    <style:style style:name="Table88" style:family="table">
      <style:table-properties style:width="16.806cm" table:align="margins"/>
    </style:style>
    <style:style style:name="Table88.A" style:family="table-column">
      <style:table-column-properties style:column-width="5.602cm" style:rel-column-width="21845*"/>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6.806cm" table:align="margins"/>
    </style:style>
    <style:style style:name="Table50.A" style:family="table-column">
      <style:table-column-properties style:column-width="4.202cm" style:rel-column-width="16383*"/>
    </style:style>
    <style:style style:name="Table50.D" style:family="table-column">
      <style:table-column-properties style:column-width="4.202cm" style:rel-column-width="16386*"/>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6.806cm" table:align="margins"/>
    </style:style>
    <style:style style:name="Table51.A" style:family="table-column">
      <style:table-column-properties style:column-width="5.602cm" style:rel-column-width="21845*"/>
    </style:style>
    <style:style style:name="Table51.A1" style:family="table-cell">
      <style:table-cell-properties fo:padding="0.097cm" fo:border-left="0.05pt solid #000000" fo:border-right="none" fo:border-top="0.05pt solid #000000" fo:border-bottom="0.05pt solid #000000"/>
    </style:style>
    <style:style style:name="Table51.C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C2" style:family="table-cell">
      <style:table-cell-properties fo:padding="0.097cm" fo:border-left="0.05pt solid #000000" fo:border-right="0.05pt solid #000000" fo:border-top="none" fo:border-bottom="0.05pt solid #000000"/>
    </style:style>
    <style:style style:name="Table52" style:family="table">
      <style:table-properties style:width="16.806cm" table:align="margins"/>
    </style:style>
    <style:style style:name="Table52.A" style:family="table-column">
      <style:table-column-properties style:column-width="5.602cm" style:rel-column-width="21845*"/>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6.806cm" table:align="margins"/>
    </style:style>
    <style:style style:name="Table54.A" style:family="table-column">
      <style:table-column-properties style:column-width="4.202cm" style:rel-column-width="16383*"/>
    </style:style>
    <style:style style:name="Table54.D" style:family="table-column">
      <style:table-column-properties style:column-width="4.202cm" style:rel-column-width="16386*"/>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6.806cm" table:align="margins"/>
    </style:style>
    <style:style style:name="Table55.A" style:family="table-column">
      <style:table-column-properties style:column-width="5.602cm" style:rel-column-width="21845*"/>
    </style:style>
    <style:style style:name="Table55.A1" style:family="table-cell">
      <style:table-cell-properties fo:padding="0.097cm" fo:border-left="0.05pt solid #000000" fo:border-right="none" fo:border-top="0.05pt solid #000000" fo:border-bottom="0.05pt solid #000000"/>
    </style:style>
    <style:style style:name="Table55.C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0.05pt solid #000000" fo:border-top="none" fo:border-bottom="0.05pt solid #000000"/>
    </style:style>
    <style:style style:name="Table56" style:family="table">
      <style:table-properties style:width="16.806cm" table:align="margins"/>
    </style:style>
    <style:style style:name="Table56.A" style:family="table-column">
      <style:table-column-properties style:column-width="5.602cm" style:rel-column-width="21845*"/>
    </style:style>
    <style:style style:name="Table56.A1" style:family="table-cell">
      <style:table-cell-properties fo:padding="0.097cm" fo:border-left="0.05pt solid #000000" fo:border-right="none" fo:border-top="0.05pt solid #000000" fo:border-bottom="0.05pt solid #000000"/>
    </style:style>
    <style:style style:name="Table56.C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C2" style:family="table-cell">
      <style:table-cell-properties fo:padding="0.097cm" fo:border-left="0.05pt solid #000000" fo:border-right="0.05pt solid #000000" fo:border-top="none" fo:border-bottom="0.05pt solid #000000"/>
    </style:style>
    <style:style style:name="Table149" style:family="table">
      <style:table-properties style:width="17cm" table:align="margins"/>
    </style:style>
    <style:style style:name="Table149.A" style:family="table-column">
      <style:table-column-properties style:column-width="17cm" style:rel-column-width="65535*"/>
    </style:style>
    <style:style style:name="Table149.A1" style:family="table-cell">
      <style:table-cell-properties fo:padding="0.097cm" fo:border="0.05pt solid #000000"/>
    </style:style>
    <style:style style:name="Table149.A2" style:family="table-cell">
      <style:table-cell-properties fo:padding="0.097cm" fo:border-left="0.05pt solid #000000" fo:border-right="0.05pt solid #000000" fo:border-top="none" fo:border-bottom="0.05pt solid #000000"/>
    </style:style>
    <style:style style:name="Table150" style:family="table">
      <style:table-properties style:width="16.806cm" table:align="margins"/>
    </style:style>
    <style:style style:name="Table150.A" style:family="table-column">
      <style:table-column-properties style:column-width="4.202cm" style:rel-column-width="16383*"/>
    </style:style>
    <style:style style:name="Table150.D" style:family="table-column">
      <style:table-column-properties style:column-width="4.202cm" style:rel-column-width="16386*"/>
    </style:style>
    <style:style style:name="Table150.A1" style:family="table-cell">
      <style:table-cell-properties fo:padding="0.097cm" fo:border-left="0.05pt solid #000000" fo:border-right="none" fo:border-top="0.05pt solid #000000" fo:border-bottom="0.05pt solid #000000"/>
    </style:style>
    <style:style style:name="Table150.D1" style:family="table-cell">
      <style:table-cell-properties fo:padding="0.097cm" fo:border="0.05pt solid #000000"/>
    </style:style>
    <style:style style:name="Table150.A2" style:family="table-cell">
      <style:table-cell-properties fo:padding="0.097cm" fo:border-left="0.05pt solid #000000" fo:border-right="none" fo:border-top="none" fo:border-bottom="0.05pt solid #000000"/>
    </style:style>
    <style:style style:name="Table150.D2" style:family="table-cell">
      <style:table-cell-properties fo:padding="0.097cm" fo:border-left="0.05pt solid #000000" fo:border-right="0.05pt solid #000000" fo:border-top="none" fo:border-bottom="0.05pt solid #000000"/>
    </style:style>
    <style:style style:name="Table151" style:family="table">
      <style:table-properties style:width="16.806cm" table:align="margins"/>
    </style:style>
    <style:style style:name="Table151.A" style:family="table-column">
      <style:table-column-properties style:column-width="5.602cm" style:rel-column-width="21845*"/>
    </style:style>
    <style:style style:name="Table151.A1" style:family="table-cell">
      <style:table-cell-properties fo:padding="0.097cm" fo:border-left="0.05pt solid #000000" fo:border-right="none" fo:border-top="0.05pt solid #000000" fo:border-bottom="0.05pt solid #000000"/>
    </style:style>
    <style:style style:name="Table151.C1" style:family="table-cell">
      <style:table-cell-properties fo:padding="0.097cm" fo:border="0.05pt solid #000000"/>
    </style:style>
    <style:style style:name="Table151.A2" style:family="table-cell">
      <style:table-cell-properties fo:padding="0.097cm" fo:border-left="0.05pt solid #000000" fo:border-right="none" fo:border-top="none" fo:border-bottom="0.05pt solid #000000"/>
    </style:style>
    <style:style style:name="Table151.C2" style:family="table-cell">
      <style:table-cell-properties fo:padding="0.097cm" fo:border-left="0.05pt solid #000000" fo:border-right="0.05pt solid #000000" fo:border-top="none" fo:border-bottom="0.05pt solid #000000"/>
    </style:style>
    <style:style style:name="Table152" style:family="table">
      <style:table-properties style:width="16.806cm" table:align="margins"/>
    </style:style>
    <style:style style:name="Table152.A" style:family="table-column">
      <style:table-column-properties style:column-width="5.602cm" style:rel-column-width="21845*"/>
    </style:style>
    <style:style style:name="Table152.A1" style:family="table-cell">
      <style:table-cell-properties fo:padding="0.097cm" fo:border-left="0.05pt solid #000000" fo:border-right="none" fo:border-top="0.05pt solid #000000" fo:border-bottom="0.05pt solid #000000"/>
    </style:style>
    <style:style style:name="Table152.C1" style:family="table-cell">
      <style:table-cell-properties fo:padding="0.097cm" fo:border="0.05pt solid #000000"/>
    </style:style>
    <style:style style:name="Table152.A2" style:family="table-cell">
      <style:table-cell-properties fo:padding="0.097cm" fo:border-left="0.05pt solid #000000" fo:border-right="none" fo:border-top="none" fo:border-bottom="0.05pt solid #000000"/>
    </style:style>
    <style:style style:name="Table152.C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17.013cm"/>
    </style:style>
    <style:style style:name="Table65.A1" style:family="table-cell">
      <style:table-cell-properties fo:padding="0.097cm" fo:border="0.05pt solid #000000"/>
    </style:style>
    <style:style style:name="Table65.A2" style:family="table-cell">
      <style:table-cell-properties fo:padding="0.097cm" fo:border-left="0.05pt solid #000000" fo:border-right="0.05pt solid #000000" fo:border-top="none" fo:border-bottom="0.05pt solid #000000"/>
    </style:style>
    <style:style style:name="Table66" style:family="table">
      <style:table-properties style:width="16.819cm" table:align="margins"/>
    </style:style>
    <style:style style:name="Table66.A" style:family="table-column">
      <style:table-column-properties style:column-width="4.205cm" style:rel-column-width="16383*"/>
    </style:style>
    <style:style style:name="Table66.D" style:family="table-column">
      <style:table-column-properties style:column-width="4.205cm" style:rel-column-width="16386*"/>
    </style:style>
    <style:style style:name="Table66.A1" style:family="table-cell">
      <style:table-cell-properties fo:padding="0.097cm" fo:border-left="0.05pt solid #000000" fo:border-right="none" fo:border-top="0.05pt solid #000000" fo:border-bottom="0.05pt solid #000000"/>
    </style:style>
    <style:style style:name="Table66.D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D2" style:family="table-cell">
      <style:table-cell-properties fo:padding="0.097cm" fo:border-left="0.05pt solid #000000" fo:border-right="0.05pt solid #000000" fo:border-top="none" fo:border-bottom="0.05pt solid #000000"/>
    </style:style>
    <style:style style:name="Table67" style:family="table">
      <style:table-properties style:width="16.819cm" table:align="margins"/>
    </style:style>
    <style:style style:name="Table67.A" style:family="table-column">
      <style:table-column-properties style:column-width="5.606cm" style:rel-column-width="21845*"/>
    </style:style>
    <style:style style:name="Table67.A1" style:family="table-cell">
      <style:table-cell-properties fo:padding="0.097cm" fo:border-left="0.05pt solid #000000" fo:border-right="none" fo:border-top="0.05pt solid #000000" fo:border-bottom="0.05pt solid #000000"/>
    </style:style>
    <style:style style:name="Table67.C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0.05pt solid #000000" fo:border-top="none" fo:border-bottom="0.05pt solid #000000"/>
    </style:style>
    <style:style style:name="Table68" style:family="table">
      <style:table-properties style:width="16.819cm" table:align="margins"/>
    </style:style>
    <style:style style:name="Table68.A" style:family="table-column">
      <style:table-column-properties style:column-width="5.606cm" style:rel-column-width="21845*"/>
    </style:style>
    <style:style style:name="Table68.A1" style:family="table-cell">
      <style:table-cell-properties fo:padding="0.097cm" fo:border-left="0.05pt solid #000000" fo:border-right="none" fo:border-top="0.05pt solid #000000" fo:border-bottom="0.05pt solid #000000"/>
    </style:style>
    <style:style style:name="Table68.C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C2" style:family="table-cell">
      <style:table-cell-properties fo:padding="0.097cm" fo:border-left="0.05pt solid #000000" fo:border-right="0.05pt solid #000000" fo:border-top="none" fo:border-bottom="0.05pt solid #000000"/>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padding="0.097cm" fo:border="0.05pt solid #000000"/>
    </style:style>
    <style:style style:name="Table69.A2" style:family="table-cell">
      <style:table-cell-properties fo:padding="0.097cm" fo:border-left="0.05pt solid #000000" fo:border-right="0.05pt solid #000000" fo:border-top="none" fo:border-bottom="0.05pt solid #000000"/>
    </style:style>
    <style:style style:name="Table70" style:family="table">
      <style:table-properties style:width="16.806cm" table:align="margins"/>
    </style:style>
    <style:style style:name="Table70.A" style:family="table-column">
      <style:table-column-properties style:column-width="4.202cm" style:rel-column-width="16383*"/>
    </style:style>
    <style:style style:name="Table70.D" style:family="table-column">
      <style:table-column-properties style:column-width="4.202cm" style:rel-column-width="16386*"/>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6.806cm" table:align="margins"/>
    </style:style>
    <style:style style:name="Table71.A" style:family="table-column">
      <style:table-column-properties style:column-width="5.602cm" style:rel-column-width="21845*"/>
    </style:style>
    <style:style style:name="Table71.A1" style:family="table-cell">
      <style:table-cell-properties fo:padding="0.097cm" fo:border-left="0.05pt solid #000000" fo:border-right="none" fo:border-top="0.05pt solid #000000" fo:border-bottom="0.05pt solid #000000"/>
    </style:style>
    <style:style style:name="Table71.C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C2" style:family="table-cell">
      <style:table-cell-properties fo:padding="0.097cm" fo:border-left="0.05pt solid #000000" fo:border-right="0.05pt solid #000000" fo:border-top="none" fo:border-bottom="0.05pt solid #000000"/>
    </style:style>
    <style:style style:name="Table72" style:family="table">
      <style:table-properties style:width="16.806cm" table:align="margins"/>
    </style:style>
    <style:style style:name="Table72.A" style:family="table-column">
      <style:table-column-properties style:column-width="5.602cm" style:rel-column-width="21845*"/>
    </style:style>
    <style:style style:name="Table72.A1" style:family="table-cell">
      <style:table-cell-properties fo:padding="0.097cm" fo:border-left="0.05pt solid #000000" fo:border-right="none" fo:border-top="0.05pt solid #000000" fo:border-bottom="0.05pt solid #000000"/>
    </style:style>
    <style:style style:name="Table72.C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C2" style:family="table-cell">
      <style:table-cell-properties fo:padding="0.097cm" fo:border-left="0.05pt solid #000000" fo:border-right="0.05pt solid #000000" fo:border-top="none" fo:border-bottom="0.05pt solid #000000"/>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padding="0.097cm" fo:border="0.05pt solid #000000"/>
    </style:style>
    <style:style style:name="Table73.A2" style:family="table-cell">
      <style:table-cell-properties fo:padding="0.097cm" fo:border-left="0.05pt solid #000000" fo:border-right="0.05pt solid #000000" fo:border-top="none" fo:border-bottom="0.05pt solid #000000"/>
    </style:style>
    <style:style style:name="Table74" style:family="table">
      <style:table-properties style:width="16.806cm" table:align="margins"/>
    </style:style>
    <style:style style:name="Table74.A" style:family="table-column">
      <style:table-column-properties style:column-width="4.202cm" style:rel-column-width="16383*"/>
    </style:style>
    <style:style style:name="Table74.D" style:family="table-column">
      <style:table-column-properties style:column-width="4.202cm" style:rel-column-width="16386*"/>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6.806cm" table:align="margins"/>
    </style:style>
    <style:style style:name="Table75.A" style:family="table-column">
      <style:table-column-properties style:column-width="5.602cm" style:rel-column-width="21845*"/>
    </style:style>
    <style:style style:name="Table75.A1" style:family="table-cell">
      <style:table-cell-properties fo:padding="0.097cm" fo:border-left="0.05pt solid #000000" fo:border-right="none" fo:border-top="0.05pt solid #000000" fo:border-bottom="0.05pt solid #000000"/>
    </style:style>
    <style:style style:name="Table75.C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C2" style:family="table-cell">
      <style:table-cell-properties fo:padding="0.097cm" fo:border-left="0.05pt solid #000000" fo:border-right="0.05pt solid #000000" fo:border-top="none" fo:border-bottom="0.05pt solid #000000"/>
    </style:style>
    <style:style style:name="Table76" style:family="table">
      <style:table-properties style:width="16.806cm" table:align="margins"/>
    </style:style>
    <style:style style:name="Table76.A" style:family="table-column">
      <style:table-column-properties style:column-width="5.602cm" style:rel-column-width="21845*"/>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padding="0.097cm" fo:border="0.05pt solid #000000"/>
    </style:style>
    <style:style style:name="Table77.A2" style:family="table-cell">
      <style:table-cell-properties fo:padding="0.097cm" fo:border-left="0.05pt solid #000000" fo:border-right="0.05pt solid #000000" fo:border-top="none" fo:border-bottom="0.05pt solid #000000"/>
    </style:style>
    <style:style style:name="Table78" style:family="table">
      <style:table-properties style:width="16.806cm" table:align="margins"/>
    </style:style>
    <style:style style:name="Table78.A" style:family="table-column">
      <style:table-column-properties style:column-width="4.202cm" style:rel-column-width="16383*"/>
    </style:style>
    <style:style style:name="Table78.D" style:family="table-column">
      <style:table-column-properties style:column-width="4.202cm" style:rel-column-width="16386*"/>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6.806cm" table:align="margins"/>
    </style:style>
    <style:style style:name="Table79.A" style:family="table-column">
      <style:table-column-properties style:column-width="5.602cm" style:rel-column-width="21845*"/>
    </style:style>
    <style:style style:name="Table79.A1" style:family="table-cell">
      <style:table-cell-properties fo:padding="0.097cm" fo:border-left="0.05pt solid #000000" fo:border-right="none" fo:border-top="0.05pt solid #000000" fo:border-bottom="0.05pt solid #000000"/>
    </style:style>
    <style:style style:name="Table79.C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0.05pt solid #000000" fo:border-top="none" fo:border-bottom="0.05pt solid #000000"/>
    </style:style>
    <style:style style:name="Table80" style:family="table">
      <style:table-properties style:width="16.806cm" table:align="margins"/>
    </style:style>
    <style:style style:name="Table80.A" style:family="table-column">
      <style:table-column-properties style:column-width="5.602cm" style:rel-column-width="21845*"/>
    </style:style>
    <style:style style:name="Table80.A1" style:family="table-cell">
      <style:table-cell-properties fo:padding="0.097cm" fo:border-left="0.05pt solid #000000" fo:border-right="none" fo:border-top="0.05pt solid #000000" fo:border-bottom="0.05pt solid #000000"/>
    </style:style>
    <style:style style:name="Table80.C1" style:family="table-cell">
      <style:table-cell-properties fo:padding="0.097cm" fo:border="0.05pt solid #000000"/>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padding="0.097cm" fo:border="0.05pt solid #000000"/>
    </style:style>
    <style:style style:name="Table81.A2" style:family="table-cell">
      <style:table-cell-properties fo:padding="0.097cm" fo:border-left="0.05pt solid #000000" fo:border-right="0.05pt solid #000000" fo:border-top="none" fo:border-bottom="0.05pt solid #000000"/>
    </style:style>
    <style:style style:name="Table82" style:family="table">
      <style:table-properties style:width="16.806cm" table:align="margins"/>
    </style:style>
    <style:style style:name="Table82.A" style:family="table-column">
      <style:table-column-properties style:column-width="4.202cm" style:rel-column-width="16383*"/>
    </style:style>
    <style:style style:name="Table82.D" style:family="table-column">
      <style:table-column-properties style:column-width="4.202cm" style:rel-column-width="16386*"/>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3" style:family="table">
      <style:table-properties style:width="16.806cm" table:align="margins"/>
    </style:style>
    <style:style style:name="Table83.A" style:family="table-column">
      <style:table-column-properties style:column-width="5.602cm" style:rel-column-width="21845*"/>
    </style:style>
    <style:style style:name="Table83.A1" style:family="table-cell">
      <style:table-cell-properties fo:padding="0.097cm" fo:border-left="0.05pt solid #000000" fo:border-right="none" fo:border-top="0.05pt solid #000000" fo:border-bottom="0.05pt solid #000000"/>
    </style:style>
    <style:style style:name="Table83.C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C2" style:family="table-cell">
      <style:table-cell-properties fo:padding="0.097cm" fo:border-left="0.05pt solid #000000" fo:border-right="0.05pt solid #000000" fo:border-top="none" fo:border-bottom="0.05pt solid #000000"/>
    </style:style>
    <style:style style:name="Table84" style:family="table">
      <style:table-properties style:width="16.806cm" table:align="margins"/>
    </style:style>
    <style:style style:name="Table84.A" style:family="table-column">
      <style:table-column-properties style:column-width="5.602cm" style:rel-column-width="21845*"/>
    </style:style>
    <style:style style:name="Table84.A1" style:family="table-cell">
      <style:table-cell-properties fo:padding="0.097cm" fo:border-left="0.05pt solid #000000" fo:border-right="none" fo:border-top="0.05pt solid #000000" fo:border-bottom="0.05pt solid #000000"/>
    </style:style>
    <style:style style:name="Table84.C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C2" style:family="table-cell">
      <style:table-cell-properties fo:padding="0.097cm" fo:border-left="0.05pt solid #000000" fo:border-right="0.05pt solid #000000" fo:border-top="none" fo:border-bottom="0.05pt solid #000000"/>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7" style:family="table">
      <style:table-properties style:width="16.806cm" table:align="margins"/>
    </style:style>
    <style:style style:name="Table87.A" style:family="table-column">
      <style:table-column-properties style:column-width="4.202cm" style:rel-column-width="16383*"/>
    </style:style>
    <style:style style:name="Table87.D" style:family="table-column">
      <style:table-column-properties style:column-width="4.202cm" style:rel-column-width="16386*"/>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6" style:family="table">
      <style:table-properties style:width="16.806cm" table:align="margins"/>
    </style:style>
    <style:style style:name="Table86.A" style:family="table-column">
      <style:table-column-properties style:column-width="5.602cm" style:rel-column-width="21845*"/>
    </style:style>
    <style:style style:name="Table86.A1" style:family="table-cell">
      <style:table-cell-properties fo:padding="0.097cm" fo:border-left="0.05pt solid #000000" fo:border-right="none" fo:border-top="0.05pt solid #000000" fo:border-bottom="0.05pt solid #000000"/>
    </style:style>
    <style:style style:name="Table86.C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C2" style:family="table-cell">
      <style:table-cell-properties fo:padding="0.097cm" fo:border-left="0.05pt solid #000000" fo:border-right="0.05pt solid #000000" fo:border-top="none" fo:border-bottom="0.05pt solid #000000"/>
    </style:style>
    <style:style style:name="Table61" style:family="table">
      <style:table-properties style:width="16.806cm" table:align="margins"/>
    </style:style>
    <style:style style:name="Table61.A" style:family="table-column">
      <style:table-column-properties style:column-width="5.602cm" style:rel-column-width="21845*"/>
    </style:style>
    <style:style style:name="Table61.A1" style:family="table-cell">
      <style:table-cell-properties fo:padding="0.097cm" fo:border-left="0.05pt solid #000000" fo:border-right="none" fo:border-top="0.05pt solid #000000" fo:border-bottom="0.05pt solid #000000"/>
    </style:style>
    <style:style style:name="Table61.C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table:align="left"/>
    </style:style>
    <style:style style:name="Table57.A" style:family="table-column">
      <style:table-column-properties style:column-width="17.013cm"/>
    </style:style>
    <style:style style:name="Table57.A1" style:family="table-cell">
      <style:table-cell-properties fo:padding="0.097cm" fo:border="0.05pt solid #000000"/>
    </style:style>
    <style:style style:name="Table57.A2" style:family="table-cell">
      <style:table-cell-properties fo:padding="0.097cm" fo:border-left="0.05pt solid #000000" fo:border-right="0.05pt solid #000000" fo:border-top="none" fo:border-bottom="0.05pt solid #000000"/>
    </style:style>
    <style:style style:name="Table62" style:family="table">
      <style:table-properties style:width="16.819cm" table:align="margins"/>
    </style:style>
    <style:style style:name="Table62.A" style:family="table-column">
      <style:table-column-properties style:column-width="4.205cm" style:rel-column-width="16383*"/>
    </style:style>
    <style:style style:name="Table62.D" style:family="table-column">
      <style:table-column-properties style:column-width="4.205cm" style:rel-column-width="16386*"/>
    </style:style>
    <style:style style:name="Table62.A1" style:family="table-cell">
      <style:table-cell-properties fo:padding="0.097cm" fo:border-left="0.05pt solid #000000" fo:border-right="none" fo:border-top="0.05pt solid #000000" fo:border-bottom="0.05pt solid #000000"/>
    </style:style>
    <style:style style:name="Table62.D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D2" style:family="table-cell">
      <style:table-cell-properties fo:padding="0.097cm" fo:border-left="0.05pt solid #000000" fo:border-right="0.05pt solid #000000" fo:border-top="none" fo:border-bottom="0.05pt solid #000000"/>
    </style:style>
    <style:style style:name="Table63" style:family="table">
      <style:table-properties style:width="16.819cm" table:align="margins"/>
    </style:style>
    <style:style style:name="Table63.A" style:family="table-column">
      <style:table-column-properties style:column-width="5.606cm" style:rel-column-width="21845*"/>
    </style:style>
    <style:style style:name="Table63.A1" style:family="table-cell">
      <style:table-cell-properties fo:padding="0.097cm" fo:border-left="0.05pt solid #000000" fo:border-right="none" fo:border-top="0.05pt solid #000000" fo:border-bottom="0.05pt solid #000000"/>
    </style:style>
    <style:style style:name="Table63.C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C2" style:family="table-cell">
      <style:table-cell-properties fo:padding="0.097cm" fo:border-left="0.05pt solid #000000" fo:border-right="0.05pt solid #000000" fo:border-top="none" fo:border-bottom="0.05pt solid #000000"/>
    </style:style>
    <style:style style:name="Table64" style:family="table">
      <style:table-properties style:width="16.819cm" table:align="margins"/>
    </style:style>
    <style:style style:name="Table64.A" style:family="table-column">
      <style:table-column-properties style:column-width="5.606cm" style:rel-column-width="21845*"/>
    </style:style>
    <style:style style:name="Table64.A1" style:family="table-cell">
      <style:table-cell-properties fo:padding="0.097cm" fo:border-left="0.05pt solid #000000" fo:border-right="none" fo:border-top="0.05pt solid #000000" fo:border-bottom="0.05pt solid #000000"/>
    </style:style>
    <style:style style:name="Table64.C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17.013cm"/>
    </style:style>
    <style:style style:name="Table90.A1" style:family="table-cell">
      <style:table-cell-properties fo:padding="0.097cm" fo:border="0.05pt solid #000000"/>
    </style:style>
    <style:style style:name="Table90.A2" style:family="table-cell">
      <style:table-cell-properties fo:padding="0.097cm" fo:border-left="0.05pt solid #000000" fo:border-right="0.05pt solid #000000" fo:border-top="none" fo:border-bottom="0.05pt solid #000000"/>
    </style:style>
    <style:style style:name="Table91" style:family="table">
      <style:table-properties style:width="16.819cm" table:align="margins"/>
    </style:style>
    <style:style style:name="Table91.A" style:family="table-column">
      <style:table-column-properties style:column-width="4.205cm" style:rel-column-width="16383*"/>
    </style:style>
    <style:style style:name="Table91.D" style:family="table-column">
      <style:table-column-properties style:column-width="4.205cm" style:rel-column-width="16386*"/>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6.819cm" table:align="margins"/>
    </style:style>
    <style:style style:name="Table92.A" style:family="table-column">
      <style:table-column-properties style:column-width="5.606cm" style:rel-column-width="21845*"/>
    </style:style>
    <style:style style:name="Table92.A1" style:family="table-cell">
      <style:table-cell-properties fo:padding="0.097cm" fo:border-left="0.05pt solid #000000" fo:border-right="none" fo:border-top="0.05pt solid #000000" fo:border-bottom="0.05pt solid #000000"/>
    </style:style>
    <style:style style:name="Table92.C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C2" style:family="table-cell">
      <style:table-cell-properties fo:padding="0.097cm" fo:border-left="0.05pt solid #000000" fo:border-right="0.05pt solid #000000" fo:border-top="none" fo:border-bottom="0.05pt solid #000000"/>
    </style:style>
    <style:style style:name="Table93" style:family="table">
      <style:table-properties style:width="16.819cm" table:align="margins"/>
    </style:style>
    <style:style style:name="Table93.A" style:family="table-column">
      <style:table-column-properties style:column-width="5.606cm" style:rel-column-width="21845*"/>
    </style:style>
    <style:style style:name="Table93.A1" style:family="table-cell">
      <style:table-cell-properties fo:padding="0.097cm" fo:border-left="0.05pt solid #000000" fo:border-right="none" fo:border-top="0.05pt solid #000000" fo:border-bottom="0.05pt solid #000000"/>
    </style:style>
    <style:style style:name="Table93.C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C2" style:family="table-cell">
      <style:table-cell-properties fo:padding="0.097cm" fo:border-left="0.05pt solid #000000" fo:border-right="0.05pt solid #000000" fo:border-top="none" fo:border-bottom="0.05pt solid #000000"/>
    </style:style>
    <style:style style:name="Table141" style:family="table">
      <style:table-properties style:width="17.013cm" fo:margin-left="0cm" table:align="left"/>
    </style:style>
    <style:style style:name="Table141.A" style:family="table-column">
      <style:table-column-properties style:column-width="17.013cm"/>
    </style:style>
    <style:style style:name="Table141.A1" style:family="table-cell">
      <style:table-cell-properties fo:padding="0.097cm" fo:border="0.05pt solid #000000"/>
    </style:style>
    <style:style style:name="Table141.A2" style:family="table-cell">
      <style:table-cell-properties fo:padding="0.097cm" fo:border-left="0.05pt solid #000000" fo:border-right="0.05pt solid #000000" fo:border-top="none" fo:border-bottom="0.05pt solid #000000"/>
    </style:style>
    <style:style style:name="Table142" style:family="table">
      <style:table-properties style:width="16.819cm" table:align="margins"/>
    </style:style>
    <style:style style:name="Table142.A" style:family="table-column">
      <style:table-column-properties style:column-width="4.205cm" style:rel-column-width="16383*"/>
    </style:style>
    <style:style style:name="Table142.D" style:family="table-column">
      <style:table-column-properties style:column-width="4.205cm" style:rel-column-width="16386*"/>
    </style:style>
    <style:style style:name="Table142.A1" style:family="table-cell">
      <style:table-cell-properties fo:padding="0.097cm" fo:border-left="0.05pt solid #000000" fo:border-right="none" fo:border-top="0.05pt solid #000000" fo:border-bottom="0.05pt solid #000000"/>
    </style:style>
    <style:style style:name="Table142.D1" style:family="table-cell">
      <style:table-cell-properties fo:padding="0.097cm" fo:border="0.05pt solid #000000"/>
    </style:style>
    <style:style style:name="Table143" style:family="table">
      <style:table-properties style:width="16.819cm" table:align="margins"/>
    </style:style>
    <style:style style:name="Table143.A" style:family="table-column">
      <style:table-column-properties style:column-width="5.606cm" style:rel-column-width="21845*"/>
    </style:style>
    <style:style style:name="Table143.A1" style:family="table-cell">
      <style:table-cell-properties fo:padding="0.097cm" fo:border-left="0.05pt solid #000000" fo:border-right="none" fo:border-top="0.05pt solid #000000" fo:border-bottom="0.05pt solid #000000"/>
    </style:style>
    <style:style style:name="Table143.C1" style:family="table-cell">
      <style:table-cell-properties fo:padding="0.097cm" fo:border="0.05pt solid #000000"/>
    </style:style>
    <style:style style:name="Table143.A2" style:family="table-cell">
      <style:table-cell-properties fo:padding="0.097cm" fo:border-left="0.05pt solid #000000" fo:border-right="none" fo:border-top="none" fo:border-bottom="0.05pt solid #000000"/>
    </style:style>
    <style:style style:name="Table143.C2" style:family="table-cell">
      <style:table-cell-properties fo:padding="0.097cm" fo:border-left="0.05pt solid #000000" fo:border-right="0.05pt solid #000000" fo:border-top="none" fo:border-bottom="0.05pt solid #000000"/>
    </style:style>
    <style:style style:name="Table144" style:family="table">
      <style:table-properties style:width="16.819cm" table:align="margins"/>
    </style:style>
    <style:style style:name="Table144.A" style:family="table-column">
      <style:table-column-properties style:column-width="5.606cm" style:rel-column-width="21845*"/>
    </style:style>
    <style:style style:name="Table144.A1" style:family="table-cell">
      <style:table-cell-properties fo:padding="0.097cm" fo:border-left="0.05pt solid #000000" fo:border-right="none" fo:border-top="0.05pt solid #000000" fo:border-bottom="0.05pt solid #000000"/>
    </style:style>
    <style:style style:name="Table144.C1" style:family="table-cell">
      <style:table-cell-properties fo:padding="0.097cm" fo:border="0.05pt solid #000000"/>
    </style:style>
    <style:style style:name="Table144.A2" style:family="table-cell">
      <style:table-cell-properties fo:padding="0.097cm" fo:border-left="0.05pt solid #000000" fo:border-right="none" fo:border-top="none" fo:border-bottom="0.05pt solid #000000"/>
    </style:style>
    <style:style style:name="Table144.C2" style:family="table-cell">
      <style:table-cell-properties fo:padding="0.097cm" fo:border-left="0.05pt solid #000000" fo:border-right="0.05pt solid #000000" fo:border-top="none" fo:border-bottom="0.05pt solid #000000"/>
    </style:style>
    <style:style style:name="Table145" style:family="table">
      <style:table-properties style:width="17.013cm" fo:margin-left="0cm" table:align="left"/>
    </style:style>
    <style:style style:name="Table145.A" style:family="table-column">
      <style:table-column-properties style:column-width="17.013cm"/>
    </style:style>
    <style:style style:name="Table145.A1" style:family="table-cell">
      <style:table-cell-properties fo:padding="0.097cm" fo:border="0.05pt solid #000000"/>
    </style:style>
    <style:style style:name="Table145.A2" style:family="table-cell">
      <style:table-cell-properties fo:padding="0.097cm" fo:border-left="0.05pt solid #000000" fo:border-right="0.05pt solid #000000" fo:border-top="none" fo:border-bottom="0.05pt solid #000000"/>
    </style:style>
    <style:style style:name="Table146" style:family="table">
      <style:table-properties style:width="16.819cm" table:align="margins"/>
    </style:style>
    <style:style style:name="Table146.A" style:family="table-column">
      <style:table-column-properties style:column-width="4.205cm" style:rel-column-width="16383*"/>
    </style:style>
    <style:style style:name="Table146.D" style:family="table-column">
      <style:table-column-properties style:column-width="4.205cm" style:rel-column-width="16386*"/>
    </style:style>
    <style:style style:name="Table146.A1" style:family="table-cell">
      <style:table-cell-properties fo:padding="0.097cm" fo:border-left="0.05pt solid #000000" fo:border-right="none" fo:border-top="0.05pt solid #000000" fo:border-bottom="none"/>
    </style:style>
    <style:style style:name="Table146.D1" style:family="table-cell">
      <style:table-cell-properties fo:padding="0.097cm" fo:border-left="0.05pt solid #000000" fo:border-right="0.05pt solid #000000" fo:border-top="0.05pt solid #000000" fo:border-bottom="none"/>
    </style:style>
    <style:style style:name="Table146.A2" style:family="table-cell">
      <style:table-cell-properties fo:padding="0.097cm" fo:border-left="0.05pt solid #000000" fo:border-right="none" fo:border-top="none" fo:border-bottom="none"/>
    </style:style>
    <style:style style:name="Table146.D2" style:family="table-cell">
      <style:table-cell-properties fo:padding="0.097cm" fo:border-left="0.05pt solid #000000" fo:border-right="0.05pt solid #000000" fo:border-top="none" fo:border-bottom="none"/>
    </style:style>
    <style:style style:name="Table146.A3" style:family="table-cell">
      <style:table-cell-properties fo:padding="0.097cm" fo:border-left="0.05pt solid #000000" fo:border-right="none" fo:border-top="none" fo:border-bottom="0.05pt solid #000000"/>
    </style:style>
    <style:style style:name="Table146.D3" style:family="table-cell">
      <style:table-cell-properties fo:padding="0.097cm" fo:border-left="0.05pt solid #000000" fo:border-right="0.05pt solid #000000" fo:border-top="none" fo:border-bottom="0.05pt solid #000000"/>
    </style:style>
    <style:style style:name="Table147" style:family="table">
      <style:table-properties style:width="16.819cm" table:align="margins"/>
    </style:style>
    <style:style style:name="Table147.A" style:family="table-column">
      <style:table-column-properties style:column-width="5.606cm" style:rel-column-width="21845*"/>
    </style:style>
    <style:style style:name="Table147.A1" style:family="table-cell">
      <style:table-cell-properties fo:padding="0.097cm" fo:border-left="0.05pt solid #000000" fo:border-right="none" fo:border-top="0.05pt solid #000000" fo:border-bottom="0.05pt solid #000000"/>
    </style:style>
    <style:style style:name="Table147.C1" style:family="table-cell">
      <style:table-cell-properties fo:padding="0.097cm" fo:border="0.05pt solid #000000"/>
    </style:style>
    <style:style style:name="Table147.A2" style:family="table-cell">
      <style:table-cell-properties fo:padding="0.097cm" fo:border-left="0.05pt solid #000000" fo:border-right="none" fo:border-top="none" fo:border-bottom="0.05pt solid #000000"/>
    </style:style>
    <style:style style:name="Table147.C2" style:family="table-cell">
      <style:table-cell-properties fo:padding="0.097cm" fo:border-left="0.05pt solid #000000" fo:border-right="0.05pt solid #000000" fo:border-top="none" fo:border-bottom="0.05pt solid #000000"/>
    </style:style>
    <style:style style:name="Table148" style:family="table">
      <style:table-properties style:width="16.819cm" table:align="margins"/>
    </style:style>
    <style:style style:name="Table148.A" style:family="table-column">
      <style:table-column-properties style:column-width="5.606cm" style:rel-column-width="21845*"/>
    </style:style>
    <style:style style:name="Table148.A1" style:family="table-cell">
      <style:table-cell-properties fo:padding="0.097cm" fo:border-left="0.05pt solid #000000" fo:border-right="none" fo:border-top="0.05pt solid #000000" fo:border-bottom="0.05pt solid #000000"/>
    </style:style>
    <style:style style:name="Table148.C1" style:family="table-cell">
      <style:table-cell-properties fo:padding="0.097cm" fo:border="0.05pt solid #000000"/>
    </style:style>
    <style:style style:name="Table148.A2" style:family="table-cell">
      <style:table-cell-properties fo:padding="0.097cm" fo:border-left="0.05pt solid #000000" fo:border-right="none" fo:border-top="none" fo:border-bottom="0.05pt solid #000000"/>
    </style:style>
    <style:style style:name="Table148.C2" style:family="table-cell">
      <style:table-cell-properties fo:padding="0.097cm" fo:border-left="0.05pt solid #000000" fo:border-right="0.05pt solid #000000" fo:border-top="none" fo:border-bottom="0.05pt solid #000000"/>
    </style:style>
    <style:style style:name="Table137" style:family="table">
      <style:table-properties style:width="17.013cm" fo:margin-left="0cm" table:align="left"/>
    </style:style>
    <style:style style:name="Table137.A" style:family="table-column">
      <style:table-column-properties style:column-width="17.013cm"/>
    </style:style>
    <style:style style:name="Table137.A1" style:family="table-cell">
      <style:table-cell-properties fo:padding="0.097cm" fo:border="0.05pt solid #000000"/>
    </style:style>
    <style:style style:name="Table137.A2" style:family="table-cell">
      <style:table-cell-properties fo:padding="0.097cm" fo:border-left="0.05pt solid #000000" fo:border-right="0.05pt solid #000000" fo:border-top="none" fo:border-bottom="0.05pt solid #000000"/>
    </style:style>
    <style:style style:name="Table138" style:family="table">
      <style:table-properties style:width="16.819cm" table:align="margins"/>
    </style:style>
    <style:style style:name="Table138.A" style:family="table-column">
      <style:table-column-properties style:column-width="4.205cm" style:rel-column-width="16383*"/>
    </style:style>
    <style:style style:name="Table138.D" style:family="table-column">
      <style:table-column-properties style:column-width="4.205cm" style:rel-column-width="16386*"/>
    </style:style>
    <style:style style:name="Table138.A1" style:family="table-cell">
      <style:table-cell-properties fo:padding="0.097cm" fo:border-left="0.05pt solid #000000" fo:border-right="none" fo:border-top="0.05pt solid #000000" fo:border-bottom="0.05pt solid #000000"/>
    </style:style>
    <style:style style:name="Table138.D1" style:family="table-cell">
      <style:table-cell-properties fo:padding="0.097cm" fo:border="0.05pt solid #000000"/>
    </style:style>
    <style:style style:name="Table139" style:family="table">
      <style:table-properties style:width="16.819cm" table:align="margins"/>
    </style:style>
    <style:style style:name="Table139.A" style:family="table-column">
      <style:table-column-properties style:column-width="5.606cm" style:rel-column-width="21845*"/>
    </style:style>
    <style:style style:name="Table139.A1" style:family="table-cell">
      <style:table-cell-properties fo:padding="0.097cm" fo:border-left="0.05pt solid #000000" fo:border-right="none" fo:border-top="0.05pt solid #000000" fo:border-bottom="0.05pt solid #000000"/>
    </style:style>
    <style:style style:name="Table139.C1" style:family="table-cell">
      <style:table-cell-properties fo:padding="0.097cm" fo:border="0.05pt solid #000000"/>
    </style:style>
    <style:style style:name="Table139.A2" style:family="table-cell">
      <style:table-cell-properties fo:padding="0.097cm" fo:border-left="0.05pt solid #000000" fo:border-right="none" fo:border-top="none" fo:border-bottom="0.05pt solid #000000"/>
    </style:style>
    <style:style style:name="Table139.C2" style:family="table-cell">
      <style:table-cell-properties fo:padding="0.097cm" fo:border-left="0.05pt solid #000000" fo:border-right="0.05pt solid #000000" fo:border-top="none" fo:border-bottom="0.05pt solid #000000"/>
    </style:style>
    <style:style style:name="Table140" style:family="table">
      <style:table-properties style:width="16.819cm" table:align="margins"/>
    </style:style>
    <style:style style:name="Table140.A" style:family="table-column">
      <style:table-column-properties style:column-width="5.606cm" style:rel-column-width="21845*"/>
    </style:style>
    <style:style style:name="Table140.A1" style:family="table-cell">
      <style:table-cell-properties fo:padding="0.097cm" fo:border-left="0.05pt solid #000000" fo:border-right="none" fo:border-top="0.05pt solid #000000" fo:border-bottom="0.05pt solid #000000"/>
    </style:style>
    <style:style style:name="Table140.C1" style:family="table-cell">
      <style:table-cell-properties fo:padding="0.097cm" fo:border="0.05pt solid #000000"/>
    </style:style>
    <style:style style:name="Table140.A2" style:family="table-cell">
      <style:table-cell-properties fo:padding="0.097cm" fo:border-left="0.05pt solid #000000" fo:border-right="none" fo:border-top="none" fo:border-bottom="0.05pt solid #000000"/>
    </style:style>
    <style:style style:name="Table140.C2" style:family="table-cell">
      <style:table-cell-properties fo:padding="0.097cm" fo:border-left="0.05pt solid #000000" fo:border-right="0.05pt solid #000000" fo:border-top="none" fo:border-bottom="0.05pt solid #000000"/>
    </style:style>
    <style:style style:name="Table153" style:family="table">
      <style:table-properties style:width="17.013cm" fo:margin-left="0cm" table:align="left"/>
    </style:style>
    <style:style style:name="Table153.A" style:family="table-column">
      <style:table-column-properties style:column-width="17.013cm"/>
    </style:style>
    <style:style style:name="Table153.A1" style:family="table-cell">
      <style:table-cell-properties fo:padding="0.097cm" fo:border="0.05pt solid #000000"/>
    </style:style>
    <style:style style:name="Table153.A2" style:family="table-cell">
      <style:table-cell-properties fo:padding="0.097cm" fo:border-left="0.05pt solid #000000" fo:border-right="0.05pt solid #000000" fo:border-top="none" fo:border-bottom="0.05pt solid #000000"/>
    </style:style>
    <style:style style:name="Table154" style:family="table">
      <style:table-properties style:width="16.819cm" table:align="margins"/>
    </style:style>
    <style:style style:name="Table154.A" style:family="table-column">
      <style:table-column-properties style:column-width="4.205cm" style:rel-column-width="16383*"/>
    </style:style>
    <style:style style:name="Table154.D" style:family="table-column">
      <style:table-column-properties style:column-width="4.205cm" style:rel-column-width="16386*"/>
    </style:style>
    <style:style style:name="Table154.A1" style:family="table-cell">
      <style:table-cell-properties fo:padding="0.097cm" fo:border-left="0.05pt solid #000000" fo:border-right="none" fo:border-top="0.05pt solid #000000" fo:border-bottom="none"/>
    </style:style>
    <style:style style:name="Table154.D1" style:family="table-cell">
      <style:table-cell-properties fo:padding="0.097cm" fo:border-left="0.05pt solid #000000" fo:border-right="0.05pt solid #000000" fo:border-top="0.05pt solid #000000" fo:border-bottom="none"/>
    </style:style>
    <style:style style:name="Table154.A2" style:family="table-cell">
      <style:table-cell-properties fo:padding="0.097cm" fo:border-left="0.05pt solid #000000" fo:border-right="none" fo:border-top="none" fo:border-bottom="none"/>
    </style:style>
    <style:style style:name="Table154.D2" style:family="table-cell">
      <style:table-cell-properties fo:padding="0.097cm" fo:border-left="0.05pt solid #000000" fo:border-right="0.05pt solid #000000" fo:border-top="none" fo:border-bottom="none"/>
    </style:style>
    <style:style style:name="Table154.A8" style:family="table-cell">
      <style:table-cell-properties fo:padding="0.097cm" fo:border-left="0.05pt solid #000000" fo:border-right="none" fo:border-top="none" fo:border-bottom="0.05pt solid #000000"/>
    </style:style>
    <style:style style:name="Table154.D8" style:family="table-cell">
      <style:table-cell-properties fo:padding="0.097cm" fo:border-left="0.05pt solid #000000" fo:border-right="0.05pt solid #000000" fo:border-top="none" fo:border-bottom="0.05pt solid #000000"/>
    </style:style>
    <style:style style:name="Table155" style:family="table">
      <style:table-properties style:width="16.819cm" table:align="margins"/>
    </style:style>
    <style:style style:name="Table155.A" style:family="table-column">
      <style:table-column-properties style:column-width="5.606cm" style:rel-column-width="21845*"/>
    </style:style>
    <style:style style:name="Table155.A1" style:family="table-cell">
      <style:table-cell-properties fo:padding="0.097cm" fo:border-left="0.05pt solid #000000" fo:border-right="none" fo:border-top="0.05pt solid #000000" fo:border-bottom="0.05pt solid #000000"/>
    </style:style>
    <style:style style:name="Table155.C1" style:family="table-cell">
      <style:table-cell-properties fo:padding="0.097cm" fo:border="0.05pt solid #000000"/>
    </style:style>
    <style:style style:name="Table155.A2" style:family="table-cell">
      <style:table-cell-properties fo:padding="0.097cm" fo:border-left="0.05pt solid #000000" fo:border-right="none" fo:border-top="none" fo:border-bottom="0.05pt solid #000000"/>
    </style:style>
    <style:style style:name="Table155.C2" style:family="table-cell">
      <style:table-cell-properties fo:padding="0.097cm" fo:border-left="0.05pt solid #000000" fo:border-right="0.05pt solid #000000" fo:border-top="none" fo:border-bottom="0.05pt solid #000000"/>
    </style:style>
    <style:style style:name="Table156" style:family="table">
      <style:table-properties style:width="16.819cm" table:align="margins"/>
    </style:style>
    <style:style style:name="Table156.A" style:family="table-column">
      <style:table-column-properties style:column-width="5.606cm" style:rel-column-width="21845*"/>
    </style:style>
    <style:style style:name="Table156.A1" style:family="table-cell">
      <style:table-cell-properties fo:padding="0.097cm" fo:border-left="0.05pt solid #000000" fo:border-right="none" fo:border-top="0.05pt solid #000000" fo:border-bottom="0.05pt solid #000000"/>
    </style:style>
    <style:style style:name="Table156.C1" style:family="table-cell">
      <style:table-cell-properties fo:padding="0.097cm" fo:border="0.05pt solid #000000"/>
    </style:style>
    <style:style style:name="Table156.A2" style:family="table-cell">
      <style:table-cell-properties fo:padding="0.097cm" fo:border-left="0.05pt solid #000000" fo:border-right="none" fo:border-top="none" fo:border-bottom="0.05pt solid #000000"/>
    </style:style>
    <style:style style:name="Table156.C2" style:family="table-cell">
      <style:table-cell-properties fo:padding="0.097cm" fo:border-left="0.05pt solid #000000" fo:border-right="0.05pt solid #000000" fo:border-top="none" fo:border-bottom="0.05pt solid #000000"/>
    </style:style>
    <style:style style:name="Table157" style:family="table">
      <style:table-properties style:width="17.013cm" fo:margin-left="0cm" table:align="left"/>
    </style:style>
    <style:style style:name="Table157.A" style:family="table-column">
      <style:table-column-properties style:column-width="17.013cm"/>
    </style:style>
    <style:style style:name="Table157.A1" style:family="table-cell">
      <style:table-cell-properties fo:padding="0.097cm" fo:border="0.05pt solid #000000"/>
    </style:style>
    <style:style style:name="Table157.A2" style:family="table-cell">
      <style:table-cell-properties fo:padding="0.097cm" fo:border-left="0.05pt solid #000000" fo:border-right="0.05pt solid #000000" fo:border-top="none" fo:border-bottom="0.05pt solid #000000"/>
    </style:style>
    <style:style style:name="Table158" style:family="table">
      <style:table-properties style:width="16.819cm" table:align="margins"/>
    </style:style>
    <style:style style:name="Table158.A" style:family="table-column">
      <style:table-column-properties style:column-width="4.205cm" style:rel-column-width="16383*"/>
    </style:style>
    <style:style style:name="Table158.D" style:family="table-column">
      <style:table-column-properties style:column-width="4.205cm" style:rel-column-width="16386*"/>
    </style:style>
    <style:style style:name="Table158.A1" style:family="table-cell">
      <style:table-cell-properties fo:padding="0.097cm" fo:border-left="0.05pt solid #000000" fo:border-right="none" fo:border-top="0.05pt solid #000000" fo:border-bottom="none"/>
    </style:style>
    <style:style style:name="Table158.D1" style:family="table-cell">
      <style:table-cell-properties fo:padding="0.097cm" fo:border-left="0.05pt solid #000000" fo:border-right="0.05pt solid #000000" fo:border-top="0.05pt solid #000000" fo:border-bottom="none"/>
    </style:style>
    <style:style style:name="Table158.A2" style:family="table-cell">
      <style:table-cell-properties fo:padding="0.097cm" fo:border-left="0.05pt solid #000000" fo:border-right="none" fo:border-top="none" fo:border-bottom="none"/>
    </style:style>
    <style:style style:name="Table158.D2" style:family="table-cell">
      <style:table-cell-properties fo:padding="0.097cm" fo:border-left="0.05pt solid #000000" fo:border-right="0.05pt solid #000000" fo:border-top="none" fo:border-bottom="none"/>
    </style:style>
    <style:style style:name="Table158.A4" style:family="table-cell">
      <style:table-cell-properties fo:padding="0.097cm" fo:border-left="0.05pt solid #000000" fo:border-right="none" fo:border-top="none" fo:border-bottom="0.05pt solid #000000"/>
    </style:style>
    <style:style style:name="Table158.D4" style:family="table-cell">
      <style:table-cell-properties fo:padding="0.097cm" fo:border-left="0.05pt solid #000000" fo:border-right="0.05pt solid #000000" fo:border-top="none" fo:border-bottom="0.05pt solid #000000"/>
    </style:style>
    <style:style style:name="Table159" style:family="table">
      <style:table-properties style:width="16.819cm" table:align="margins"/>
    </style:style>
    <style:style style:name="Table159.A" style:family="table-column">
      <style:table-column-properties style:column-width="5.606cm" style:rel-column-width="21845*"/>
    </style:style>
    <style:style style:name="Table159.A1" style:family="table-cell">
      <style:table-cell-properties fo:padding="0.097cm" fo:border-left="0.05pt solid #000000" fo:border-right="none" fo:border-top="0.05pt solid #000000" fo:border-bottom="0.05pt solid #000000"/>
    </style:style>
    <style:style style:name="Table159.C1" style:family="table-cell">
      <style:table-cell-properties fo:padding="0.097cm" fo:border="0.05pt solid #000000"/>
    </style:style>
    <style:style style:name="Table159.A2" style:family="table-cell">
      <style:table-cell-properties fo:padding="0.097cm" fo:border-left="0.05pt solid #000000" fo:border-right="none" fo:border-top="none" fo:border-bottom="0.05pt solid #000000"/>
    </style:style>
    <style:style style:name="Table159.C2" style:family="table-cell">
      <style:table-cell-properties fo:padding="0.097cm" fo:border-left="0.05pt solid #000000" fo:border-right="0.05pt solid #000000" fo:border-top="none" fo:border-bottom="0.05pt solid #000000"/>
    </style:style>
    <style:style style:name="Table160" style:family="table">
      <style:table-properties style:width="16.819cm" table:align="margins"/>
    </style:style>
    <style:style style:name="Table160.A" style:family="table-column">
      <style:table-column-properties style:column-width="5.606cm" style:rel-column-width="21845*"/>
    </style:style>
    <style:style style:name="Table160.A1" style:family="table-cell">
      <style:table-cell-properties fo:padding="0.097cm" fo:border-left="0.05pt solid #000000" fo:border-right="none" fo:border-top="0.05pt solid #000000" fo:border-bottom="0.05pt solid #000000"/>
    </style:style>
    <style:style style:name="Table160.C1" style:family="table-cell">
      <style:table-cell-properties fo:padding="0.097cm" fo:border="0.05pt solid #000000"/>
    </style:style>
    <style:style style:name="Table160.A2" style:family="table-cell">
      <style:table-cell-properties fo:padding="0.097cm" fo:border-left="0.05pt solid #000000" fo:border-right="none" fo:border-top="none" fo:border-bottom="0.05pt solid #000000"/>
    </style:style>
    <style:style style:name="Table160.C2" style:family="table-cell">
      <style:table-cell-properties fo:padding="0.097cm" fo:border-left="0.05pt solid #000000" fo:border-right="0.05pt solid #000000" fo:border-top="none" fo:border-bottom="0.05pt solid #000000"/>
    </style:style>
    <style:style style:name="Table161" style:family="table">
      <style:table-properties style:width="17.013cm" fo:margin-left="0cm" table:align="left"/>
    </style:style>
    <style:style style:name="Table161.A" style:family="table-column">
      <style:table-column-properties style:column-width="17.013cm"/>
    </style:style>
    <style:style style:name="Table161.A1" style:family="table-cell">
      <style:table-cell-properties fo:padding="0.097cm" fo:border="0.05pt solid #000000"/>
    </style:style>
    <style:style style:name="Table161.A2" style:family="table-cell">
      <style:table-cell-properties fo:padding="0.097cm" fo:border-left="0.05pt solid #000000" fo:border-right="0.05pt solid #000000" fo:border-top="none" fo:border-bottom="0.05pt solid #000000"/>
    </style:style>
    <style:style style:name="Table162" style:family="table">
      <style:table-properties style:width="16.819cm" table:align="margins"/>
    </style:style>
    <style:style style:name="Table162.A" style:family="table-column">
      <style:table-column-properties style:column-width="4.205cm" style:rel-column-width="16383*"/>
    </style:style>
    <style:style style:name="Table162.D" style:family="table-column">
      <style:table-column-properties style:column-width="4.205cm" style:rel-column-width="16386*"/>
    </style:style>
    <style:style style:name="Table162.A1" style:family="table-cell">
      <style:table-cell-properties fo:padding="0.097cm" fo:border-left="0.05pt solid #000000" fo:border-right="none" fo:border-top="0.05pt solid #000000" fo:border-bottom="none"/>
    </style:style>
    <style:style style:name="Table162.D1" style:family="table-cell">
      <style:table-cell-properties fo:padding="0.097cm" fo:border-left="0.05pt solid #000000" fo:border-right="0.05pt solid #000000" fo:border-top="0.05pt solid #000000" fo:border-bottom="none"/>
    </style:style>
    <style:style style:name="Table162.A2" style:family="table-cell">
      <style:table-cell-properties fo:padding="0.097cm" fo:border-left="0.05pt solid #000000" fo:border-right="none" fo:border-top="none" fo:border-bottom="none"/>
    </style:style>
    <style:style style:name="Table162.D2" style:family="table-cell">
      <style:table-cell-properties fo:padding="0.097cm" fo:border-left="0.05pt solid #000000" fo:border-right="0.05pt solid #000000" fo:border-top="none" fo:border-bottom="none"/>
    </style:style>
    <style:style style:name="Table162.A5" style:family="table-cell">
      <style:table-cell-properties fo:padding="0.097cm" fo:border-left="0.05pt solid #000000" fo:border-right="none" fo:border-top="none" fo:border-bottom="0.05pt solid #000000"/>
    </style:style>
    <style:style style:name="Table162.D5" style:family="table-cell">
      <style:table-cell-properties fo:padding="0.097cm" fo:border-left="0.05pt solid #000000" fo:border-right="0.05pt solid #000000" fo:border-top="none" fo:border-bottom="0.05pt solid #000000"/>
    </style:style>
    <style:style style:name="Table163" style:family="table">
      <style:table-properties style:width="16.819cm" table:align="margins"/>
    </style:style>
    <style:style style:name="Table163.A" style:family="table-column">
      <style:table-column-properties style:column-width="5.606cm" style:rel-column-width="21845*"/>
    </style:style>
    <style:style style:name="Table163.A1" style:family="table-cell">
      <style:table-cell-properties fo:padding="0.097cm" fo:border-left="0.05pt solid #000000" fo:border-right="none" fo:border-top="0.05pt solid #000000" fo:border-bottom="0.05pt solid #000000"/>
    </style:style>
    <style:style style:name="Table163.C1" style:family="table-cell">
      <style:table-cell-properties fo:padding="0.097cm" fo:border="0.05pt solid #000000"/>
    </style:style>
    <style:style style:name="Table163.A2" style:family="table-cell">
      <style:table-cell-properties fo:padding="0.097cm" fo:border-left="0.05pt solid #000000" fo:border-right="none" fo:border-top="none" fo:border-bottom="0.05pt solid #000000"/>
    </style:style>
    <style:style style:name="Table163.C2" style:family="table-cell">
      <style:table-cell-properties fo:padding="0.097cm" fo:border-left="0.05pt solid #000000" fo:border-right="0.05pt solid #000000" fo:border-top="none" fo:border-bottom="0.05pt solid #000000"/>
    </style:style>
    <style:style style:name="Table164" style:family="table">
      <style:table-properties style:width="16.819cm" table:align="margins"/>
    </style:style>
    <style:style style:name="Table164.A" style:family="table-column">
      <style:table-column-properties style:column-width="5.606cm" style:rel-column-width="21845*"/>
    </style:style>
    <style:style style:name="Table164.A1" style:family="table-cell">
      <style:table-cell-properties fo:padding="0.097cm" fo:border-left="0.05pt solid #000000" fo:border-right="none" fo:border-top="0.05pt solid #000000" fo:border-bottom="0.05pt solid #000000"/>
    </style:style>
    <style:style style:name="Table164.C1" style:family="table-cell">
      <style:table-cell-properties fo:padding="0.097cm" fo:border="0.05pt solid #000000"/>
    </style:style>
    <style:style style:name="Table164.A2" style:family="table-cell">
      <style:table-cell-properties fo:padding="0.097cm" fo:border-left="0.05pt solid #000000" fo:border-right="none" fo:border-top="none" fo:border-bottom="0.05pt solid #000000"/>
    </style:style>
    <style:style style:name="Table16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8pt" style:font-size-asian="8pt" style:font-size-complex="8pt"/>
    </style:style>
    <style:style style:name="P5" style:family="paragraph" style:parent-style-name="Standard">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6" style:family="paragraph" style:parent-style-name="Standard">
      <style:paragraph-properties fo:text-align="center" style:justify-single-word="false"/>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1b33eb" style:font-weight-asian="bold" style:font-weight-complex="bold"/>
    </style:style>
    <style:style style:name="P9" style:family="paragraph" style:parent-style-name="Standard">
      <style:text-properties fo:font-weight="bold" officeooo:paragraph-rsid="001ecb20" style:font-weight-asian="bold" style:font-weight-complex="bold"/>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text-properties fo:color="#000000" style:font-name="Liberation Serif" fo:font-size="12pt" style:font-size-asian="12pt" style:font-size-complex="12pt"/>
    </style:style>
    <style:style style:name="P12" style:family="paragraph" style:parent-style-name="Standard">
      <loext:graphic-properties draw:fill="solid" draw:fill-color="#ffffff" draw:opacity="100%"/>
      <style:paragraph-properties fo:background-color="#ffffff"/>
      <style:text-properties fo:color="#000000" style:font-name="Liberation Serif" fo:font-size="12pt" style:font-size-asian="12pt" style:font-size-complex="12pt"/>
    </style:style>
    <style:style style:name="P13" style:family="paragraph" style:parent-style-name="Standard">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14" style:family="paragraph" style:parent-style-name="Standard">
      <style:text-properties officeooo:paragraph-rsid="001b33eb"/>
    </style:style>
    <style:style style:name="P15" style:family="paragraph" style:parent-style-name="Standard">
      <style:text-properties officeooo:paragraph-rsid="001d1518"/>
    </style:style>
    <style:style style:name="P16" style:family="paragraph" style:parent-style-name="Standard">
      <style:text-properties officeooo:paragraph-rsid="001ecb20"/>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officeooo:paragraph-rsid="001b33eb" style:font-weight-asian="bold" style:font-weight-complex="bold"/>
    </style:style>
    <style:style style:name="P19" style:family="paragraph" style:parent-style-name="Table_20_Contents">
      <style:text-properties fo:font-weight="bold" officeooo:paragraph-rsid="001ecb20" style:font-weight-asian="bold" style:font-weight-complex="bold"/>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style:font-name="Liberation Serif" fo:font-size="12pt" style:font-size-asian="12pt" style:font-size-complex="12pt"/>
    </style:style>
    <style:style style:name="P22" style:family="paragraph" style:parent-style-name="Table_20_Contents">
      <style:text-properties fo:color="#000000"/>
    </style:style>
    <style:style style:name="P23" style:family="paragraph" style:parent-style-name="Table_20_Contents">
      <style:text-properties fo:color="#000000" style:font-name="Liberation Serif" fo:font-size="12pt" style:font-size-asian="12pt" style:font-size-complex="12pt"/>
    </style:style>
    <style:style style:name="P24" style:family="paragraph" style:parent-style-name="Table_20_Contents">
      <loext:graphic-properties draw:fill="solid" draw:fill-color="#ffffff" draw:opacity="100%"/>
      <style:paragraph-properties fo:background-color="#ffffff"/>
      <style:text-properties fo:color="#000000" style:font-name="Liberation Serif" fo:font-size="12pt" style:font-size-asian="12pt" style:font-size-complex="12pt"/>
    </style:style>
    <style:style style:name="P25" style:family="paragraph" style:parent-style-name="Table_20_Contents">
      <style:text-properties fo:color="#000000" style:font-name="Liberation Serif" fo:font-size="12pt" officeooo:paragraph-rsid="001b33eb" style:font-size-asian="12pt" style:font-size-complex="12pt"/>
    </style:style>
    <style:style style:name="P26" style:family="paragraph" style:parent-style-name="Table_20_Contents">
      <style:text-properties fo:color="#000000" style:font-name="Liberation Serif" fo:font-size="12pt" officeooo:paragraph-rsid="001ecb20" style:font-size-asian="12pt" style:font-size-complex="12pt"/>
    </style:style>
    <style:style style:name="P27" style:family="paragraph" style:parent-style-name="Table_20_Contents">
      <style:text-properties fo:color="#000000" style:font-name="Liberation Serif" fo:font-size="12pt" style:font-name-asian="Monospace" style:font-size-asian="12pt" style:font-name-complex="Monospace" style:font-size-complex="12pt"/>
    </style:style>
    <style:style style:name="P28" style:family="paragraph" style:parent-style-name="Table_20_Contents">
      <loext:graphic-properties draw:fill="solid" draw:fill-color="#ffffff" draw:opacity="100%"/>
      <style:paragraph-properties fo:background-color="#ffffff"/>
      <style:text-properties fo:color="#000000" style:font-name="Liberation Serif" fo:font-size="12pt" fo:background-color="#ffffff" style:font-size-asian="12pt" style:font-size-complex="12pt"/>
    </style:style>
    <style:style style:name="P29" style:family="paragraph" style:parent-style-name="Table_20_Contents">
      <style:text-properties officeooo:paragraph-rsid="001b33eb"/>
    </style:style>
    <style:style style:name="P30" style:family="paragraph" style:parent-style-name="Table_20_Contents">
      <style:text-properties officeooo:rsid="001b33eb" officeooo:paragraph-rsid="001b33eb"/>
    </style:style>
    <style:style style:name="P31" style:family="paragraph" style:parent-style-name="Table_20_Contents">
      <style:text-properties officeooo:rsid="001b33eb" officeooo:paragraph-rsid="001ecb20"/>
    </style:style>
    <style:style style:name="P32" style:family="paragraph" style:parent-style-name="Table_20_Contents">
      <style:text-properties officeooo:paragraph-rsid="001ecb20"/>
    </style:style>
    <style:style style:name="P33" style:family="paragraph" style:parent-style-name="Table_20_Contents">
      <style:text-properties officeooo:rsid="001ecb20" officeooo:paragraph-rsid="001ecb20"/>
    </style:style>
    <style:style style:name="P34" style:family="paragraph" style:parent-style-name="Standard">
      <style:paragraph-properties fo:margin-left="1.251cm" fo:margin-right="0cm" fo:text-align="start" style:justify-single-word="false" fo:text-indent="-0.635cm" style:auto-text-indent="false"/>
      <style:text-properties fo:font-size="14pt" style:font-size-asian="14pt" style:font-size-complex="14pt"/>
    </style:style>
    <style:style style:name="P35" style:family="paragraph" style:parent-style-name="Standard">
      <style:paragraph-properties fo:margin-left="2.501cm" fo:margin-right="0cm" fo:text-indent="-0.635cm" style:auto-text-indent="false"/>
      <style:text-properties fo:font-size="14pt" style:font-size-asian="14pt" style:font-size-complex="14pt"/>
    </style:style>
    <style:style style:name="P36" style:family="paragraph" style:parent-style-name="Standard">
      <style:paragraph-properties fo:margin-top="0cm" fo:margin-bottom="0.499cm" loext:contextual-spacing="false"/>
    </style:style>
    <style:style style:name="P37" style:family="paragraph" style:parent-style-name="Standard">
      <style:paragraph-properties fo:margin-top="0cm" fo:margin-bottom="0.499cm" loext:contextual-spacing="false" fo:line-height="100%"/>
    </style:style>
    <style:style style:name="P38" style:family="paragraph" style:parent-style-name="Text_20_body">
      <style:paragraph-properties fo:margin-top="0cm" fo:margin-bottom="0cm" loext:contextual-spacing="false"/>
    </style:style>
    <style:style style:name="P39" style:family="paragraph" style:parent-style-name="Text_20_body">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40" style:family="paragraph" style:parent-style-name="Text_20_body">
      <style:text-properties officeooo:paragraph-rsid="001b33eb"/>
    </style:style>
    <style:style style:name="P41" style:family="paragraph" style:parent-style-name="Text_20_body">
      <style:text-properties officeooo:paragraph-rsid="001ecb20"/>
    </style:style>
    <style:style style:name="P42" style:family="paragraph" style:parent-style-name="Table_20_Contents">
      <style:paragraph-properties style:writing-mode="lr-tb"/>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break-before="page"/>
    </style:style>
    <style:style style:name="P45" style:family="paragraph" style:parent-style-name="Standard">
      <style:paragraph-properties fo:break-before="pag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46" style:family="paragraph" style:parent-style-name="Standard">
      <style:paragraph-properties fo:break-before="page"/>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47" style:family="paragraph" style:parent-style-name="Text_20_body">
      <style:paragraph-properties fo:break-before="page"/>
    </style:style>
    <style:style style:name="P48" style:family="paragraph" style:parent-style-name="Text_20_body">
      <style:paragraph-properties fo:break-before="pag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Heading_20_1">
      <style:text-properties style:text-underline-style="solid" style:text-underline-width="auto" style:text-underline-color="font-color"/>
    </style:style>
    <style:style style:name="P52" style:family="paragraph" style:parent-style-name="Heading_20_1">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53" style:family="paragraph" style:parent-style-name="Heading_20_1" style:list-style-nam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9"/>
    <style:style style:name="P83" style:family="paragraph" style:parent-style-name="Text_20_body" style:list-style-name="L58"/>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5"/>
    <style:style style:name="P89" style:family="paragraph" style:parent-style-name="Text_20_body" style:list-style-name="L66"/>
    <style:style style:name="P90" style:family="paragraph" style:parent-style-name="Text_20_body" style:list-style-name="L68"/>
    <style:style style:name="P91" style:family="paragraph" style:parent-style-name="Text_20_body" style:list-style-name="L69"/>
    <style:style style:name="P92" style:family="paragraph" style:parent-style-name="Text_20_body" style:list-style-name="L70"/>
    <style:style style:name="P93" style:family="paragraph" style:parent-style-name="Text_20_body" style:list-style-name="L71"/>
    <style:style style:name="P94" style:family="paragraph" style:parent-style-name="Text_20_body" style:list-style-name="L72"/>
    <style:style style:name="P95" style:family="paragraph" style:parent-style-name="Text_20_body" style:list-style-name="L73"/>
    <style:style style:name="P96" style:family="paragraph" style:parent-style-name="Text_20_body" style:list-style-name="L74"/>
    <style:style style:name="P97" style:family="paragraph" style:parent-style-name="Text_20_body" style:list-style-name="L75"/>
    <style:style style:name="P98" style:family="paragraph" style:parent-style-name="Text_20_body" style:list-style-name="L76"/>
    <style:style style:name="P99" style:family="paragraph" style:parent-style-name="Text_20_body" style:list-style-name="L5">
      <style:paragraph-properties fo:margin-top="0cm" fo:margin-bottom="0cm" loext:contextual-spacing="false"/>
    </style:style>
    <style:style style:name="P100" style:family="paragraph" style:parent-style-name="Text_20_body" style:list-style-name="L8">
      <style:paragraph-properties fo:margin-top="0cm" fo:margin-bottom="0cm" loext:contextual-spacing="false"/>
    </style:style>
    <style:style style:name="P101" style:family="paragraph" style:parent-style-name="Text_20_body" style:list-style-name="L9">
      <style:paragraph-properties fo:margin-top="0cm" fo:margin-bottom="0cm" loext:contextual-spacing="false"/>
    </style:style>
    <style:style style:name="P102" style:family="paragraph" style:parent-style-name="Text_20_body" style:list-style-name="L10">
      <style:paragraph-properties fo:margin-top="0cm" fo:margin-bottom="0cm" loext:contextual-spacing="false"/>
    </style:style>
    <style:style style:name="P103" style:family="paragraph" style:parent-style-name="Text_20_body" style:list-style-name="L11">
      <style:paragraph-properties fo:margin-top="0cm" fo:margin-bottom="0cm" loext:contextual-spacing="false"/>
    </style:style>
    <style:style style:name="P104" style:family="paragraph" style:parent-style-name="Text_20_body" style:list-style-name="L12">
      <style:paragraph-properties fo:margin-top="0cm" fo:margin-bottom="0cm" loext:contextual-spacing="false"/>
    </style:style>
    <style:style style:name="P105" style:family="paragraph" style:parent-style-name="Text_20_body" style:list-style-name="L13">
      <style:paragraph-properties fo:margin-top="0cm" fo:margin-bottom="0cm" loext:contextual-spacing="false"/>
    </style:style>
    <style:style style:name="P106" style:family="paragraph" style:parent-style-name="Text_20_body" style:list-style-name="L14">
      <style:paragraph-properties fo:margin-top="0cm" fo:margin-bottom="0cm" loext:contextual-spacing="false"/>
    </style:style>
    <style:style style:name="P107" style:family="paragraph" style:parent-style-name="Text_20_body" style:list-style-name="L15">
      <style:paragraph-properties fo:margin-top="0cm" fo:margin-bottom="0cm" loext:contextual-spacing="false"/>
    </style:style>
    <style:style style:name="P108" style:family="paragraph" style:parent-style-name="Text_20_body" style:list-style-name="L17">
      <style:paragraph-properties fo:margin-top="0cm" fo:margin-bottom="0cm" loext:contextual-spacing="false"/>
    </style:style>
    <style:style style:name="P109" style:family="paragraph" style:parent-style-name="Text_20_body" style:list-style-name="L18">
      <style:paragraph-properties fo:margin-top="0cm" fo:margin-bottom="0cm" loext:contextual-spacing="false"/>
    </style:style>
    <style:style style:name="P110" style:family="paragraph" style:parent-style-name="Text_20_body" style:list-style-name="L20">
      <style:paragraph-properties fo:margin-top="0cm" fo:margin-bottom="0cm" loext:contextual-spacing="false"/>
    </style:style>
    <style:style style:name="P111" style:family="paragraph" style:parent-style-name="Text_20_body" style:list-style-name="L22">
      <style:paragraph-properties fo:margin-top="0cm" fo:margin-bottom="0cm" loext:contextual-spacing="false"/>
    </style:style>
    <style:style style:name="P112" style:family="paragraph" style:parent-style-name="Text_20_body" style:list-style-name="L23">
      <style:paragraph-properties fo:margin-top="0cm" fo:margin-bottom="0cm" loext:contextual-spacing="false"/>
    </style:style>
    <style:style style:name="P113" style:family="paragraph" style:parent-style-name="Text_20_body" style:list-style-name="L25">
      <style:paragraph-properties fo:margin-top="0cm" fo:margin-bottom="0cm" loext:contextual-spacing="false"/>
    </style:style>
    <style:style style:name="P114" style:family="paragraph" style:parent-style-name="Text_20_body" style:list-style-name="L26">
      <style:paragraph-properties fo:margin-top="0cm" fo:margin-bottom="0cm" loext:contextual-spacing="false"/>
    </style:style>
    <style:style style:name="P115" style:family="paragraph" style:parent-style-name="Text_20_body" style:list-style-name="L27">
      <style:paragraph-properties fo:margin-top="0cm" fo:margin-bottom="0cm" loext:contextual-spacing="false"/>
    </style:style>
    <style:style style:name="P116" style:family="paragraph" style:parent-style-name="Text_20_body" style:list-style-name="L28">
      <style:paragraph-properties fo:margin-top="0cm" fo:margin-bottom="0cm" loext:contextual-spacing="false"/>
    </style:style>
    <style:style style:name="P117" style:family="paragraph" style:parent-style-name="Text_20_body" style:list-style-name="L29">
      <style:paragraph-properties fo:margin-top="0cm" fo:margin-bottom="0cm" loext:contextual-spacing="false"/>
    </style:style>
    <style:style style:name="P118" style:family="paragraph" style:parent-style-name="Text_20_body" style:list-style-name="L30">
      <style:paragraph-properties fo:margin-top="0cm" fo:margin-bottom="0cm" loext:contextual-spacing="false"/>
    </style:style>
    <style:style style:name="P119" style:family="paragraph" style:parent-style-name="Text_20_body" style:list-style-name="L31">
      <style:paragraph-properties fo:margin-top="0cm" fo:margin-bottom="0cm" loext:contextual-spacing="false"/>
    </style:style>
    <style:style style:name="P120" style:family="paragraph" style:parent-style-name="Text_20_body" style:list-style-name="L32">
      <style:paragraph-properties fo:margin-top="0cm" fo:margin-bottom="0cm" loext:contextual-spacing="false"/>
    </style:style>
    <style:style style:name="P121" style:family="paragraph" style:parent-style-name="Text_20_body" style:list-style-name="L33">
      <style:paragraph-properties fo:margin-top="0cm" fo:margin-bottom="0cm" loext:contextual-spacing="false"/>
    </style:style>
    <style:style style:name="P122" style:family="paragraph" style:parent-style-name="Text_20_body" style:list-style-name="L34">
      <style:paragraph-properties fo:margin-top="0cm" fo:margin-bottom="0cm" loext:contextual-spacing="false"/>
    </style:style>
    <style:style style:name="P123" style:family="paragraph" style:parent-style-name="Text_20_body" style:list-style-name="L35">
      <style:paragraph-properties fo:margin-top="0cm" fo:margin-bottom="0cm" loext:contextual-spacing="false"/>
    </style:style>
    <style:style style:name="P124" style:family="paragraph" style:parent-style-name="Text_20_body" style:list-style-name="L36">
      <style:paragraph-properties fo:margin-top="0cm" fo:margin-bottom="0cm" loext:contextual-spacing="false"/>
    </style:style>
    <style:style style:name="P125" style:family="paragraph" style:parent-style-name="Text_20_body" style:list-style-name="L37">
      <style:paragraph-properties fo:margin-top="0cm" fo:margin-bottom="0cm" loext:contextual-spacing="false"/>
    </style:style>
    <style:style style:name="P126" style:family="paragraph" style:parent-style-name="Text_20_body" style:list-style-name="L38">
      <style:paragraph-properties fo:margin-top="0cm" fo:margin-bottom="0cm" loext:contextual-spacing="false"/>
    </style:style>
    <style:style style:name="P127" style:family="paragraph" style:parent-style-name="Text_20_body" style:list-style-name="L39">
      <style:paragraph-properties fo:margin-top="0cm" fo:margin-bottom="0cm" loext:contextual-spacing="false"/>
    </style:style>
    <style:style style:name="P128" style:family="paragraph" style:parent-style-name="Text_20_body" style:list-style-name="L40">
      <style:paragraph-properties fo:margin-top="0cm" fo:margin-bottom="0cm" loext:contextual-spacing="false"/>
    </style:style>
    <style:style style:name="P129" style:family="paragraph" style:parent-style-name="Text_20_body" style:list-style-name="L41">
      <style:paragraph-properties fo:margin-top="0cm" fo:margin-bottom="0cm" loext:contextual-spacing="false"/>
    </style:style>
    <style:style style:name="P130" style:family="paragraph" style:parent-style-name="Text_20_body" style:list-style-name="L42">
      <style:paragraph-properties fo:margin-top="0cm" fo:margin-bottom="0cm" loext:contextual-spacing="false"/>
    </style:style>
    <style:style style:name="P131" style:family="paragraph" style:parent-style-name="Text_20_body" style:list-style-name="L43">
      <style:paragraph-properties fo:margin-top="0cm" fo:margin-bottom="0cm" loext:contextual-spacing="false"/>
    </style:style>
    <style:style style:name="P132" style:family="paragraph" style:parent-style-name="Text_20_body" style:list-style-name="L44">
      <style:paragraph-properties fo:margin-top="0cm" fo:margin-bottom="0cm" loext:contextual-spacing="false"/>
    </style:style>
    <style:style style:name="P133" style:family="paragraph" style:parent-style-name="Text_20_body" style:list-style-name="L45">
      <style:paragraph-properties fo:margin-top="0cm" fo:margin-bottom="0cm" loext:contextual-spacing="false"/>
    </style:style>
    <style:style style:name="P134" style:family="paragraph" style:parent-style-name="Text_20_body" style:list-style-name="L46">
      <style:paragraph-properties fo:margin-top="0cm" fo:margin-bottom="0cm" loext:contextual-spacing="false"/>
    </style:style>
    <style:style style:name="P135" style:family="paragraph" style:parent-style-name="Text_20_body" style:list-style-name="L47">
      <style:paragraph-properties fo:margin-top="0cm" fo:margin-bottom="0cm" loext:contextual-spacing="false"/>
    </style:style>
    <style:style style:name="P136" style:family="paragraph" style:parent-style-name="Text_20_body" style:list-style-name="L48">
      <style:paragraph-properties fo:margin-top="0cm" fo:margin-bottom="0cm" loext:contextual-spacing="false"/>
    </style:style>
    <style:style style:name="P137" style:family="paragraph" style:parent-style-name="Text_20_body" style:list-style-name="L49">
      <style:paragraph-properties fo:margin-top="0cm" fo:margin-bottom="0cm" loext:contextual-spacing="false"/>
    </style:style>
    <style:style style:name="P138" style:family="paragraph" style:parent-style-name="Text_20_body" style:list-style-name="L50">
      <style:paragraph-properties fo:margin-top="0cm" fo:margin-bottom="0cm" loext:contextual-spacing="false"/>
    </style:style>
    <style:style style:name="P139" style:family="paragraph" style:parent-style-name="Text_20_body" style:list-style-name="L51">
      <style:paragraph-properties fo:margin-top="0cm" fo:margin-bottom="0cm" loext:contextual-spacing="false"/>
    </style:style>
    <style:style style:name="P140" style:family="paragraph" style:parent-style-name="Text_20_body" style:list-style-name="L53">
      <style:paragraph-properties fo:margin-top="0cm" fo:margin-bottom="0cm" loext:contextual-spacing="false"/>
    </style:style>
    <style:style style:name="P141" style:family="paragraph" style:parent-style-name="Text_20_body" style:list-style-name="L54">
      <style:paragraph-properties fo:margin-top="0cm" fo:margin-bottom="0cm" loext:contextual-spacing="false"/>
    </style:style>
    <style:style style:name="P142" style:family="paragraph" style:parent-style-name="Text_20_body" style:list-style-name="L55">
      <style:paragraph-properties fo:margin-top="0cm" fo:margin-bottom="0cm" loext:contextual-spacing="false"/>
    </style:style>
    <style:style style:name="P143" style:family="paragraph" style:parent-style-name="Text_20_body" style:list-style-name="L56">
      <style:paragraph-properties fo:margin-top="0cm" fo:margin-bottom="0cm" loext:contextual-spacing="false"/>
    </style:style>
    <style:style style:name="P144" style:family="paragraph" style:parent-style-name="Text_20_body" style:list-style-name="L57">
      <style:paragraph-properties fo:margin-top="0cm" fo:margin-bottom="0cm" loext:contextual-spacing="false"/>
    </style:style>
    <style:style style:name="P145" style:family="paragraph" style:parent-style-name="Text_20_body" style:list-style-name="L59">
      <style:paragraph-properties fo:margin-top="0cm" fo:margin-bottom="0cm" loext:contextual-spacing="false"/>
    </style:style>
    <style:style style:name="P146" style:family="paragraph" style:parent-style-name="Text_20_body" style:list-style-name="L58">
      <style:paragraph-properties fo:margin-top="0cm" fo:margin-bottom="0cm" loext:contextual-spacing="false"/>
    </style:style>
    <style:style style:name="P147" style:family="paragraph" style:parent-style-name="Text_20_body" style:list-style-name="L60">
      <style:paragraph-properties fo:margin-top="0cm" fo:margin-bottom="0cm" loext:contextual-spacing="false"/>
    </style:style>
    <style:style style:name="P148" style:family="paragraph" style:parent-style-name="Text_20_body" style:list-style-name="L6">
      <style:paragraph-properties fo:margin-top="0cm" fo:margin-bottom="0cm" loext:contextual-spacing="false"/>
    </style:style>
    <style:style style:name="P149" style:family="paragraph" style:parent-style-name="Text_20_body" style:list-style-name="L61">
      <style:paragraph-properties fo:margin-top="0cm" fo:margin-bottom="0cm" loext:contextual-spacing="false"/>
    </style:style>
    <style:style style:name="P150" style:family="paragraph" style:parent-style-name="Text_20_body" style:list-style-name="L62">
      <style:paragraph-properties fo:margin-top="0cm" fo:margin-bottom="0cm" loext:contextual-spacing="false"/>
    </style:style>
    <style:style style:name="P151" style:family="paragraph" style:parent-style-name="Text_20_body" style:list-style-name="L63">
      <style:paragraph-properties fo:margin-top="0cm" fo:margin-bottom="0cm" loext:contextual-spacing="false"/>
    </style:style>
    <style:style style:name="P152" style:family="paragraph" style:parent-style-name="Text_20_body" style:list-style-name="L64">
      <style:paragraph-properties fo:margin-top="0cm" fo:margin-bottom="0cm" loext:contextual-spacing="false"/>
    </style:style>
    <style:style style:name="P153" style:family="paragraph" style:parent-style-name="Text_20_body" style:list-style-name="L65">
      <style:paragraph-properties fo:margin-top="0cm" fo:margin-bottom="0cm" loext:contextual-spacing="false"/>
    </style:style>
    <style:style style:name="P154" style:family="paragraph" style:parent-style-name="Text_20_body" style:list-style-name="L66">
      <style:paragraph-properties fo:margin-top="0cm" fo:margin-bottom="0cm" loext:contextual-spacing="false"/>
    </style:style>
    <style:style style:name="P155" style:family="paragraph" style:parent-style-name="Text_20_body" style:list-style-name="L67">
      <style:paragraph-properties fo:margin-top="0cm" fo:margin-bottom="0cm" loext:contextual-spacing="false"/>
    </style:style>
    <style:style style:name="P156" style:family="paragraph" style:parent-style-name="Text_20_body" style:list-style-name="L69">
      <style:paragraph-properties fo:margin-top="0cm" fo:margin-bottom="0cm" loext:contextual-spacing="false"/>
    </style:style>
    <style:style style:name="P157" style:family="paragraph" style:parent-style-name="Text_20_body" style:list-style-name="L16">
      <style:paragraph-properties fo:margin-top="0cm" fo:margin-bottom="0cm" loext:contextual-spacing="false"/>
    </style:style>
    <style:style style:name="P158" style:family="paragraph" style:parent-style-name="Text_20_body" style:list-style-name="L70">
      <style:paragraph-properties fo:margin-top="0cm" fo:margin-bottom="0cm" loext:contextual-spacing="false"/>
    </style:style>
    <style:style style:name="P159" style:family="paragraph" style:parent-style-name="Text_20_body" style:list-style-name="L71">
      <style:paragraph-properties fo:margin-top="0cm" fo:margin-bottom="0cm" loext:contextual-spacing="false"/>
    </style:style>
    <style:style style:name="P160" style:family="paragraph" style:parent-style-name="Text_20_body" style:list-style-name="L72">
      <style:paragraph-properties fo:margin-top="0cm" fo:margin-bottom="0cm" loext:contextual-spacing="false"/>
    </style:style>
    <style:style style:name="P161" style:family="paragraph" style:parent-style-name="Text_20_body" style:list-style-name="L73">
      <style:paragraph-properties fo:margin-top="0cm" fo:margin-bottom="0cm" loext:contextual-spacing="false"/>
    </style:style>
    <style:style style:name="P162" style:family="paragraph" style:parent-style-name="Text_20_body" style:list-style-name="L74">
      <style:paragraph-properties fo:margin-top="0cm" fo:margin-bottom="0cm" loext:contextual-spacing="false"/>
    </style:style>
    <style:style style:name="P163" style:family="paragraph" style:parent-style-name="Text_20_body" style:list-style-name="L75">
      <style:paragraph-properties fo:margin-top="0cm" fo:margin-bottom="0cm" loext:contextual-spacing="false"/>
    </style:style>
    <style:style style:name="P164" style:family="paragraph" style:parent-style-name="Text_20_body" style:list-style-name="L76">
      <style:paragraph-properties fo:margin-top="0cm" fo:margin-bottom="0cm" loext:contextual-spacing="false"/>
    </style:style>
    <style:style style:name="P165" style:family="paragraph" style:parent-style-name="Text_20_body" style:list-style-name="L16">
      <style:paragraph-properties fo:margin-left="0cm" fo:margin-right="0cm" fo:margin-top="0cm" fo:margin-bottom="0cm" loext:contextual-spacing="false" fo:text-indent="0cm" style:auto-text-indent="false"/>
    </style:style>
    <style:style style:name="P166" style:family="paragraph" style:parent-style-name="Heading_20_2">
      <style:text-properties fo:font-style="normal" style:font-style-asian="normal" style:font-style-complex="normal"/>
    </style:style>
    <style:style style:name="P167" style:family="paragraph" style:parent-style-name="Heading_20_2">
      <style:text-properties fo:font-style="normal" officeooo:paragraph-rsid="001b33eb" style:font-style-asian="normal" style:font-style-complex="normal"/>
    </style:style>
    <style:style style:name="P168" style:family="paragraph" style:parent-style-name="Heading_20_2">
      <style:text-properties fo:font-style="normal" officeooo:paragraph-rsid="001ecb20" style:font-style-asian="normal" style:font-style-complex="normal"/>
    </style:style>
    <style:style style:name="P169" style:family="paragraph" style:parent-style-name="Table_20_Contents" style:list-style-name="L2">
      <style:text-properties fo:font-size="14pt" style:font-size-asian="14pt" style:font-size-complex="14pt"/>
    </style:style>
    <style:style style:name="P170" style:family="paragraph" style:parent-style-name="Table_20_Contents" style:list-style-name="L3">
      <style:text-properties fo:font-size="14pt" style:font-size-asian="14pt" style:font-size-complex="14pt"/>
    </style:style>
    <style:style style:name="P171" style:family="paragraph" style:parent-style-name="Table_20_Contents">
      <style:text-properties officeooo:rsid="001b33eb" officeooo:paragraph-rsid="001b33eb"/>
    </style:style>
    <style:style style:name="P172" style:family="paragraph" style:parent-style-name="Table_20_Contents">
      <style:text-properties officeooo:rsid="001b33eb" officeooo:paragraph-rsid="001ecb20"/>
    </style:style>
    <style:style style:name="P173" style:family="paragraph" style:parent-style-name="Table_20_Contents">
      <style:text-properties officeooo:rsid="001ecb20" officeooo:paragraph-rsid="0027dc85"/>
    </style:style>
    <style:style style:name="P174" style:family="paragraph" style:parent-style-name="Table_20_Contents">
      <style:text-properties officeooo:rsid="002515ea" officeooo:paragraph-rsid="002515ea"/>
    </style:style>
    <style:style style:name="P175" style:family="paragraph" style:parent-style-name="Table_20_Contents">
      <style:text-properties officeooo:rsid="0025b7b8" officeooo:paragraph-rsid="0025b7b8"/>
    </style:style>
    <style:style style:name="P176" style:family="paragraph" style:parent-style-name="Table_20_Contents">
      <style:text-properties officeooo:rsid="0025b7b8" officeooo:paragraph-rsid="002c9c53"/>
    </style:style>
    <style:style style:name="P177" style:family="paragraph" style:parent-style-name="Table_20_Contents">
      <style:text-properties officeooo:rsid="0027dc85" officeooo:paragraph-rsid="0027dc85"/>
    </style:style>
    <style:style style:name="P178" style:family="paragraph" style:parent-style-name="Table_20_Contents">
      <style:text-properties officeooo:rsid="002e265b" officeooo:paragraph-rsid="002e265b"/>
    </style:style>
    <style:style style:name="P179" style:family="paragraph" style:parent-style-name="Table_20_Contents">
      <style:text-properties officeooo:rsid="002f9da4" officeooo:paragraph-rsid="002f9da4"/>
    </style:style>
    <style:style style:name="P180" style:family="paragraph" style:parent-style-name="Standard" style:list-style-name="L4">
      <style:text-properties officeooo:paragraph-rsid="00220951"/>
    </style:style>
    <style:style style:name="P181" style:family="paragraph" style:parent-style-name="Standard" style:list-style-name="L7"/>
    <style:style style:name="P182" style:family="paragraph" style:parent-style-name="Standard" style:list-style-name="L10"/>
    <style:style style:name="P183" style:family="paragraph" style:parent-style-name="Standard" style:list-style-name="L67"/>
    <style:style style:name="P184" style:family="paragraph" style:parent-style-name="Standard" style:list-style-name="L68"/>
    <style:style style:name="P185" style:family="paragraph" style:parent-style-name="Standard">
      <style:text-properties officeooo:rsid="001d1518" officeooo:paragraph-rsid="001d1518"/>
    </style:style>
    <style:style style:name="P186" style:family="paragraph" style:parent-style-name="Standard">
      <style:text-properties officeooo:rsid="001d1518" officeooo:paragraph-rsid="001ecb20"/>
    </style:style>
    <style:style style:name="P187" style:family="paragraph" style:parent-style-name="Standard">
      <style:text-properties officeooo:paragraph-rsid="001ecb20"/>
    </style:style>
    <style:style style:name="P188" style:family="paragraph" style:parent-style-name="Standard" style:list-style-name="L1">
      <style:paragraph-properties fo:margin-left="1.251cm" fo:margin-right="0cm" fo:text-indent="-0.635cm" style:auto-text-indent="false"/>
      <style:text-properties fo:font-size="14pt" style:font-size-asian="14pt" style:font-size-complex="14pt"/>
    </style:style>
    <style:style style:name="P189" style:family="paragraph" style:parent-style-name="Standard" style:list-style-name="L2">
      <style:paragraph-properties fo:margin-left="2.501cm" fo:margin-right="0cm" fo:text-indent="-0.635cm" style:auto-text-indent="false"/>
      <style:text-properties fo:font-size="14pt" style:font-size-asian="14pt" style:font-size-complex="14pt"/>
    </style:style>
    <style:style style:name="P190" style:family="paragraph" style:parent-style-name="Standard" style:list-style-name="L3">
      <style:paragraph-properties fo:margin-left="2.501cm" fo:margin-right="0cm" fo:text-indent="-0.635cm" style:auto-text-indent="false"/>
      <style:text-properties fo:font-size="14pt" style:font-size-asian="14pt" style:font-size-complex="14pt"/>
    </style:style>
    <style:style style:name="P191" style:family="paragraph" style:parent-style-name="Standard">
      <style:paragraph-properties fo:margin-left="2.501cm" fo:margin-right="0cm" fo:text-indent="-0.635cm" style:auto-text-indent="false"/>
      <style:text-properties fo:font-size="14pt" officeooo:paragraph-rsid="00220951" style:font-size-asian="14pt" style:font-size-complex="14pt"/>
    </style:style>
    <style:style style:name="P192" style:family="paragraph" style:parent-style-name="Standard" style:list-style-name="L7">
      <style:paragraph-properties fo:margin-top="0cm" fo:margin-bottom="0cm" loext:contextual-spacing="false"/>
    </style:style>
    <style:style style:name="P193" style:family="paragraph" style:parent-style-name="Standard" style:list-style-name="L58">
      <style:paragraph-properties fo:margin-top="0cm" fo:margin-bottom="0cm" loext:contextual-spacing="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Liberation Serif" fo:font-size="12pt" style:font-size-asian="12pt" style:font-size-complex="12pt"/>
    </style:style>
    <style:style style:name="T4" style:family="text">
      <style:text-properties fo:color="#000000" style:font-name="Liberation Serif" fo:font-size="12pt" officeooo:rsid="001b33eb" style:font-size-asian="12pt" style:font-size-complex="12pt"/>
    </style:style>
    <style:style style:name="T5" style:family="text">
      <style:text-properties fo:color="#000000" style:font-name="Monospace1" fo:font-size="10pt" style:font-size-asian="10pt"/>
    </style:style>
    <style:style style:name="T6" style:family="text">
      <style:text-properties fo:font-weight="bold" style:font-weight-asian="bold" style:font-weight-complex="bold"/>
    </style:style>
    <style:style style:name="T7" style:family="text">
      <style:text-properties fo:font-weight="bold" officeooo:rsid="001ecb20" style:font-weight-asian="bold" style:font-weight-complex="bold"/>
    </style:style>
    <style:style style:name="T8" style:family="text">
      <style:text-properties fo:font-weight="bold" officeooo:rsid="00220951"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Liberation Serif" fo:font-size="12pt" style:font-size-asian="12pt" style:font-size-complex="12pt"/>
    </style:style>
    <style:style style:name="T11" style:family="text">
      <style:text-properties fo:background-color="#ffffff" loext:char-shading-value="0"/>
    </style:style>
    <style:style style:name="T12" style:family="text">
      <style:text-properties fo:color="#2a00ff" style:font-name="Monospace1" fo:font-size="10pt" style:font-size-asian="10pt"/>
    </style:style>
    <style:style style:name="T13" style:family="text">
      <style:text-properties style:font-name-asian="Monospace" style:font-name-complex="Monospace"/>
    </style:style>
    <style:style style:name="T14" style:family="text">
      <style:text-properties officeooo:rsid="001b33eb"/>
    </style:style>
    <style:style style:name="T15" style:family="text">
      <style:text-properties officeooo:rsid="001d1518"/>
    </style:style>
    <style:style style:name="T16" style:family="text">
      <style:text-properties officeooo:rsid="001ecb20"/>
    </style:style>
    <style:style style:name="T17" style:family="text">
      <style:text-properties officeooo:rsid="001f8936"/>
    </style:style>
    <style:style style:name="T18" style:family="text">
      <style:text-properties officeooo:rsid="00220951"/>
    </style:style>
    <style:style style:name="T19" style:family="text">
      <style:text-properties officeooo:rsid="00247402"/>
    </style:style>
    <style:style style:name="T20" style:family="text">
      <style:text-properties officeooo:rsid="002515ea"/>
    </style:style>
    <style:style style:name="T21" style:family="text">
      <style:text-properties officeooo:rsid="0025b7b8"/>
    </style:style>
    <style:style style:name="T22" style:family="text">
      <style:text-properties officeooo:rsid="0027dc85"/>
    </style:style>
    <style:style style:name="T23" style:family="text">
      <style:text-properties officeooo:rsid="00292237"/>
    </style:style>
    <style:style style:name="T24" style:family="text">
      <style:text-properties officeooo:rsid="002aef72"/>
    </style:style>
    <style:style style:name="T25" style:family="text">
      <style:text-properties officeooo:rsid="002c9c53"/>
    </style:style>
    <style:style style:name="T26" style:family="text">
      <style:text-properties officeooo:rsid="002e265b"/>
    </style:style>
    <style:style style:name="T27" style:family="text">
      <style:text-properties officeooo:rsid="002f9da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6">Insta API Specifications</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6587_1370462917" text:style-name="Index_20_Link" text:visited-style-name="Index_20_Link">Summary<text:tab/>3</text:a></text:p>
          <text:p text:style-name="P50"><text:a xlink:type="simple" xlink:href="#__RefHeading__6963_1890180752" text:style-name="Index_20_Link" text:visited-style-name="Index_20_Link">GET VERSION API<text:tab/>5</text:a></text:p>
          <text:p text:style-name="P49"><text:a xlink:type="simple" xlink:href="#__RefHeading__6965_1890180752" text:style-name="Index_20_Link" text:visited-style-name="Index_20_Link">Operation: Returns the current API version number (GET Request to Insta)<text:tab/>5</text:a></text:p>
          <text:p text:style-name="P50"><text:a xlink:type="simple" xlink:href="#__RefHeading__6797_1370462917" text:style-name="Index_20_Link" text:visited-style-name="Index_20_Link">Clinician Centric APIs<text:tab/>6</text:a></text:p>
          <text:p text:style-name="P49"><text:a xlink:type="simple" xlink:href="#__RefHeading__6799_1370462917" text:style-name="Index_20_Link" text:visited-style-name="Index_20_Link">Operation: Login (POST Request to Insta)<text:tab/>6</text:a></text:p>
          <text:p text:style-name="P49"><text:a xlink:type="simple" xlink:href="#__RefHeading__7542_1982127288" text:style-name="Index_20_Link" text:visited-style-name="Index_20_Link">Operation: Return API level(GET request to insta)<text:tab/>8</text:a></text:p>
          <text:p text:style-name="P49"><text:a xlink:type="simple" xlink:href="#__RefHeading__6801_1370462917" text:style-name="Index_20_Link" text:visited-style-name="Index_20_Link">Operation: Pre Registration request for new patient(POST request to insta)<text:tab/>9</text:a></text:p>
          <text:p text:style-name="P49"><text:a xlink:type="simple" xlink:href="#__RefHeading__6803_1370462917" text:style-name="Index_20_Link" text:visited-style-name="Index_20_Link">Operation: PatientMobileAccess(POST request to insta)<text:tab/>12</text:a></text:p>
          <text:p text:style-name="P49"><text:a xlink:type="simple" xlink:href="#__RefHeading__6376_1424362952" text:style-name="Index_20_Link" text:visited-style-name="Index_20_Link">Operation: Get Patient Details(GET request to insta)<text:tab/>14</text:a></text:p>
          <text:p text:style-name="P49"><text:a xlink:type="simple" xlink:href="#__RefHeading__6378_1424362952" text:style-name="Index_20_Link" text:visited-style-name="Index_20_Link">Operation: Get MasterData(GET request to insta)<text:tab/>17</text:a></text:p>
          <text:p text:style-name="P49"><text:a xlink:type="simple" xlink:href="#__RefHeading__6380_1424362952" text:style-name="Index_20_Link" text:visited-style-name="Index_20_Link">Operation: Request for list of all centers/departments and doctors in them (GET Request to Insta)<text:tab/>20</text:a></text:p>
          <text:p text:style-name="P49"><text:a xlink:type="simple" xlink:href="#__RefHeading__6382_1424362952" text:style-name="Index_20_Link" text:visited-style-name="Index_20_Link">Operation: Request for selected doctor's available time slots (GET Request to Insta)<text:tab/>24</text:a></text:p>
          <text:p text:style-name="P49"><text:a xlink:type="simple" xlink:href="#__RefHeading__6384_1424362952" text:style-name="Index_20_Link" text:visited-style-name="Index_20_Link">Operation: Save appointment request (POST request to insta)<text:tab/>26</text:a></text:p>
          <text:p text:style-name="P49"><text:a xlink:type="simple" xlink:href="#__RefHeading__6386_1424362952" text:style-name="Index_20_Link" text:visited-style-name="Index_20_Link">Operation: Update appointment request (POST request to insta)<text:tab/>28</text:a></text:p>
          <text:p text:style-name="P49"><text:a xlink:type="simple" xlink:href="#__RefHeading__6388_1424362952" text:style-name="Index_20_Link" text:visited-style-name="Index_20_Link">Operation: Cancel appointment request (POST request to insta)<text:tab/>31</text:a></text:p>
          <text:p text:style-name="P49"><text:a xlink:type="simple" xlink:href="#__RefHeading__6390_1424362952" text:style-name="Index_20_Link" text:visited-style-name="Index_20_Link">Operation: Get Patient Clinical Data (GET request to insta)<text:tab/>33</text:a></text:p>
          <text:p text:style-name="P49"><text:a xlink:type="simple" xlink:href="#__RefHeading__8470_1311936580" text:style-name="Index_20_Link" text:visited-style-name="Index_20_Link">Operation: Find Patients(GET request to insta)<text:tab/>38</text:a></text:p>
          <text:p text:style-name="P49"><text:a xlink:type="simple" xlink:href="#__RefHeading__8194_1530982690" text:style-name="Index_20_Link" text:visited-style-name="Index_20_Link">Operation: Get Patients demographics details(GET request to insta)<text:tab/>41</text:a></text:p>
          <text:p text:style-name="P49"><text:a xlink:type="simple" xlink:href="#__RefHeading__6412_14243629521" text:style-name="Index_20_Link" text:visited-style-name="Index_20_Link">Operation: Change Password(POST request to insta)<text:tab/>44</text:a></text:p>
          <text:p text:style-name="P49"><text:a xlink:type="simple" xlink:href="#__RefHeading__8833_1711213851" text:style-name="Index_20_Link" text:visited-style-name="Index_20_Link">Operation: Get Patient Orders(GET request to insta)<text:tab/>46</text:a></text:p>
          <text:p text:style-name="P49"><text:a xlink:type="simple" xlink:href="#__RefHeading__8601_1112972577" text:style-name="Index_20_Link" text:visited-style-name="Index_20_Link">Operation: Get Patients visits details(GET request to insta)<text:tab/>49</text:a></text:p>
          <text:p text:style-name="P49"><text:a xlink:type="simple" xlink:href="#__RefHeading__8601_11129725771" text:style-name="Index_20_Link" text:visited-style-name="Index_20_Link">Operation: Get Diag Reports for a visit (GET request to insta)<text:tab/>52</text:a></text:p>
          <text:p text:style-name="P49"><text:a xlink:type="simple" xlink:href="#__RefHeading__9168_869791663" text:style-name="Index_20_Link" text:visited-style-name="Index_20_Link">Operation: Get Incoming Patients visits details(GET request to insta)<text:tab/>53</text:a></text:p>
          <text:p text:style-name="P49"><text:a xlink:type="simple" xlink:href="#__RefHeading__10880_1571626751" text:style-name="Index_20_Link" text:visited-style-name="Index_20_Link">Operation: Incoming Sample Registration (GET request to insta)<text:tab/>56</text:a></text:p>
          <text:p text:style-name="P49"><text:a xlink:type="simple" xlink:href="#__RefHeading__9478_574662688" text:style-name="Index_20_Link" text:visited-style-name="Index_20_Link">Operation: Get Patient Visit EMR Details (GET request to insta)<text:tab/>58</text:a></text:p>
          <text:p text:style-name="P50"><text:a xlink:type="simple" xlink:href="#__RefHeading__8603_1112972577" text:style-name="Index_20_Link" text:visited-style-name="Index_20_Link">Patient Centric APIs<text:tab/>61</text:a></text:p>
          <text:p text:style-name="P49"><text:a xlink:type="simple" xlink:href="#__RefHeading__6394_1424362952" text:style-name="Index_20_Link" text:visited-style-name="Index_20_Link">Operation: Login (POST request to insta)<text:tab/>61</text:a></text:p>
          <text:p text:style-name="P49"><text:a xlink:type="simple" xlink:href="#__RefHeading__6398_1424362952" text:style-name="Index_20_Link" text:visited-style-name="Index_20_Link">Operation: Request for All Salutations,Cities,States,Patient Categories(GET request to insta)<text:tab/>62</text:a></text:p>
          <text:p text:style-name="P49"><text:a xlink:type="simple" xlink:href="#__RefHeading__6400_1424362952" text:style-name="Index_20_Link" text:visited-style-name="Index_20_Link">Operation: Request for list of all centers/departments and doctors in them (GET request to insta)<text:tab/>64</text:a></text:p>
          <text:p text:style-name="P49"><text:a xlink:type="simple" xlink:href="#__RefHeading__6402_1424362952" text:style-name="Index_20_Link" text:visited-style-name="Index_20_Link">Operation: Request for list of DoctorAvailabilitySlots (GET request to insta)<text:tab/>67</text:a></text:p>
          <text:p text:style-name="P49"><text:a xlink:type="simple" xlink:href="#__RefHeading__10869_182005932" text:style-name="Index_20_Link" text:visited-style-name="Index_20_Link">Operation: Request for list of DoctorAvailabilitySlots for a date range(GET request to insta)<text:tab/>68</text:a></text:p>
          <text:p text:style-name="P49"><text:a xlink:type="simple" xlink:href="#__RefHeading__6404_1424362952" text:style-name="Index_20_Link" text:visited-style-name="Index_20_Link">Operation: Save appointment request (POST request to insta)<text:tab/>70</text:a></text:p>
          <text:p text:style-name="P49"><text:a xlink:type="simple" xlink:href="#__RefHeading__6406_1424362952" text:style-name="Index_20_Link" text:visited-style-name="Index_20_Link">Operation: Get Patient Visit and Medical Reports(GET request to insta)<text:tab/>72</text:a></text:p>
          <text:p text:style-name="P49"><text:a xlink:type="simple" xlink:href="#__RefHeading__6408_1424362952" text:style-name="Index_20_Link" text:visited-style-name="Index_20_Link">Operation: Get Test Value trend (GET request to insta)<text:tab/>74</text:a></text:p>
          <text:p text:style-name="P49"><text:a xlink:type="simple" xlink:href="#__RefHeading__6410_1424362952" text:style-name="Index_20_Link" text:visited-style-name="Index_20_Link">Operation: Get Vitals Trend(GET request to insta)<text:tab/>75</text:a></text:p>
          <text:p text:style-name="P49"><text:a xlink:type="simple" xlink:href="#__RefHeading__6412_1424362952" text:style-name="Index_20_Link" text:visited-style-name="Index_20_Link">Operation: Change Password(POST request to insta)<text:tab/>76</text:a></text:p>
          <text:p text:style-name="P49"><text:a xlink:type="simple" xlink:href="#__RefHeading__6414_1424362952" text:style-name="Index_20_Link" text:visited-style-name="Index_20_Link">Operation: Request for list of Patient Appointment Details (GET request to insta)<text:tab/>77</text:a></text:p>
          <text:p text:style-name="P49"><text:a xlink:type="simple" xlink:href="#__RefHeading__6929_1600780962" text:style-name="Index_20_Link" text:visited-style-name="Index_20_Link">Operation: Update Appointment request (POST request to insta)<text:tab/>79</text:a></text:p>
          <text:p text:style-name="P49"><text:a xlink:type="simple" xlink:href="#__RefHeading__6931_1600780962" text:style-name="Index_20_Link" text:visited-style-name="Index_20_Link">Operation: Cancel Appointment request (POST request to insta)<text:tab/>81</text:a></text:p>
          <text:p text:style-name="P49"><text:a xlink:type="simple" xlink:href="#__RefHeading__6931_16007809622" text:style-name="Index_20_Link" text:visited-style-name="Index_20_Link">Operation: Get patient details request (GET request to insta)<text:tab/>83</text:a></text:p>
          <text:p text:style-name="P49"><text:a xlink:type="simple" xlink:href="#__RefHeading__10694_316687440" text:style-name="Index_20_Link" text:visited-style-name="Index_20_Link">Operation: Get photo (GET request to insta)<text:tab/>86</text:a></text:p>
          <text:p text:style-name="P49"><text:a xlink:type="simple" xlink:href="#__RefHeading__9950_2094627808" text:style-name="Index_20_Link" text:visited-style-name="Index_20_Link">Operation: Logout (GET request to insta)<text:tab/>88</text:a></text:p>
          <text:p text:style-name="P50"><text:a xlink:type="simple" xlink:href="#__RefHeading__11044_604385052" text:style-name="Index_20_Link" text:visited-style-name="Index_20_Link">Back Office APIs<text:tab/>89</text:a></text:p>
          <text:p text:style-name="P49"><text:soft-page-break/><text:a xlink:type="simple" xlink:href="#__RefHeading__11046_604385052" text:style-name="Index_20_Link" text:visited-style-name="Index_20_Link">Operation: Get Vouchers (GET request to insta)<text:tab/>89</text:a></text:p>
          <text:p text:style-name="P49"><text:a xlink:type="simple" xlink:href="#__RefHeading__11048_604385052" text:style-name="Index_20_Link" text:visited-style-name="Index_20_Link">Operation: Get Events (GET request to insta)<text:tab/>92</text:a></text:p>
          <text:p text:style-name="P49"><text:a xlink:type="simple" xlink:href="#__RefHeading__11050_604385052" text:style-name="Index_20_Link" text:visited-style-name="Index_20_Link">Operation: Mark as exported(POST request to insta)<text:tab/>93</text:a></text:p>
        </text:index-body>
      </text:table-of-content>
      <text:p text:style-name="P4"><text:s text:c="71"/></text:p>
      <text:h text:style-name="P51" text:outline-level="1"/>
      <text:h text:style-name="P51" text:outline-level="1"><text:bookmark-start text:name="__RefHeading__6587_1370462917"/>Summary<text:bookmark-end text:name="__RefHeading__6587_1370462917"/></text:h>
      <text:p text:style-name="P2">These apis are provided for external applications to access data from Insta HMS. They are divided into <text:span text:style-name="T18">three</text:span> categories.</text:p>
      <text:p text:style-name="P2"/>
      <text:list xml:id="list2458628319" text:style-name="L1">
        <text:list-item>
          <text:p text:style-name="P188">Clinician Centric: Clinician centric apis are those that can be used by hospital/clinic management systems to access information from Insta HMS for multiple patients, pre register new patients <text:s/>and to schedule appointments for them.</text:p>
        </text:list-item>
      </text:list>
      <text:list xml:id="list3619918905" text:style-name="L2">
        <text:list-item>
          <text:p text:style-name="P189">Login</text:p>
        </text:list-item>
        <text:list-item>
          <text:p text:style-name="P189">Pre Register a new patient</text:p>
        </text:list-item>
        <text:list-item>
          <text:p text:style-name="P189">Enable patient mobile access</text:p>
        </text:list-item>
        <text:list-item>
          <text:p text:style-name="P189">Get patient details</text:p>
          <text:p text:style-name="P169"><text:s text:c="5"/>5. <text:s/>Get all Salutations,Cities,States,Patient Categories</text:p>
        </text:list-item>
      </text:list>
      <text:p text:style-name="P35">6. <text:s/>Get list of centers/Departmetns/Doctors of a hospital</text:p>
      <text:p text:style-name="P35">7. <text:s/>Get available time slots of a doctor to schedule an appointment</text:p>
      <text:p text:style-name="P35">8. <text:s/>Save a doctor appointment </text:p>
      <text:p text:style-name="P35">9. <text:s/>Update an appointment</text:p>
      <text:p text:style-name="P35">10. Cancel an appointment </text:p>
      <text:p text:style-name="P35">11. Get patient clinical data.</text:p>
      <text:p text:style-name="P35">12. Find Patient.</text:p>
      <text:p text:style-name="P34"><text:s text:c="5"/>These apis can be accessed by using the login credentials of an Insta HMS user. The rights to perform the activity will be checked and if no rights, an error will be returned. </text:p>
      <text:list xml:id="list120214072350614" text:continue-list="list2458628319" text:style-name="L1">
        <text:list-item>
          <text:p text:style-name="P188">Patient Centric: Patient centric apis are those that can be used by a patient facing application. The patient can login using his MR No, and then use other services such as scheduler access to create, update, cancel appointments etc and to access his medical records.</text:p>
        </text:list-item>
      </text:list>
      <text:list xml:id="list3160737049" text:style-name="L3">
        <text:list-item>
          <text:p text:style-name="P190">Login</text:p>
        </text:list-item>
        <text:list-item>
          <text:p text:style-name="P190">Pre Register a new patient</text:p>
          <text:p text:style-name="P170">3. <text:s/>Get all Salutations,Cities,States,Patient Categories</text:p>
        </text:list-item>
      </text:list>
      <text:p text:style-name="P35">4. <text:s/>Get list of centers/Departmetns/Doctors of a hospital</text:p>
      <text:p text:style-name="P35">5. <text:s/>Get available time slots of a doctor to schedule an appointment</text:p>
      <text:p text:style-name="P35">6. <text:s/>Save <text:s/>a doctor appointment </text:p>
      <text:p text:style-name="P35">7. <text:s/>Get Patient visit and medical record details</text:p>
      <text:p text:style-name="P35"><text:soft-page-break/>8. <text:s/>Get Test Value Trend (returns a document with trend)</text:p>
      <text:p text:style-name="P35">9. <text:s/>Get Vitals Trend (returns a document with trend)</text:p>
      <text:p text:style-name="P35">10. Change password</text:p>
      <text:p text:style-name="P191">11. <text:s/>List of patient appointments details.</text:p>
      <text:list xml:id="list144809433" text:style-name="L4">
        <text:list-item>
          <text:p text:style-name="P180"><text:span text:style-name="T8">Back Office APIs</text:span><text:span text:style-name="T18">: These APIs are provided for consumption by the back-office operations and integrations of a hospital / clinic. These APIs can be accessed using a special user created specifically purpose. The rights and constraints on usage of specific APIs under this category is however controoled through the normal role base access rights administered through the application</text:span></text:p>
        </text:list-item>
      </text:list>
      <text:h text:style-name="P55" text:outline-level="1"><text:bookmark-start text:name="__RefHeading__6963_1890180752"/>GET VERSION API<text:bookmark-end text:name="__RefHeading__6963_1890180752"/></text:h>
      <table:table table:name="Table94" table:style-name="Table94">
        <table:table-column table:style-name="Table94.A"/>
        <table:table-row>
          <table:table-cell table:style-name="Table94.A1" office:value-type="string">
            <text:h text:style-name="P166" text:outline-level="2"><text:bookmark-start text:name="__RefHeading__6965_1890180752"/><text:span text:style-name="T6">Operation: Returns the current API version number</text:span> (GET Request to Insta)<text:bookmark-end text:name="__RefHeading__6965_1890180752"/></text:h>
          </table:table-cell>
        </table:table-row>
        <table:table-row>
          <table:table-cell table:style-name="Table94.A2" office:value-type="string">
            <text:p text:style-name="Table_20_Contents"><text:span text:style-name="T6">Request URL:</text:span> http:serveripaddress/instaapps/getAPIVersion.do?_method=getAPIVersion </text:p>
          </table:table-cell>
        </table:table-row>
        <table:table-row>
          <table:table-cell table:style-name="Table94.A2" office:value-type="string">
            <text:p text:style-name="Table_20_Contents"/>
            <text:p text:style-name="Table_20_Contents"><text:span text:style-name="T6">Request Parameters</text:span>:</text:p>
            <text:p text:style-name="Table_20_Contents"/>
            <table:table table:name="Table95" table:style-name="Table95">
              <table:table-column table:style-name="Table95.A" table:number-columns-repeated="3"/>
              <table:table-column table:style-name="Table95.D"/>
              <table:table-row>
                <table:table-cell table:style-name="Table95.A1" office:value-type="string">
                  <text:p text:style-name="P17">Name</text:p>
                </table:table-cell>
                <table:table-cell table:style-name="Table95.A1" office:value-type="string">
                  <text:p text:style-name="P17">Type</text:p>
                </table:table-cell>
                <table:table-cell table:style-name="Table95.A1" office:value-type="string">
                  <text:p text:style-name="P17">Purpose</text:p>
                </table:table-cell>
                <table:table-cell table:style-name="Table95.D1" office:value-type="string">
                  <text:p text:style-name="P17">Required</text:p>
                </table:table-cell>
              </table:table-row>
            </table:table>
            <text:p text:style-name="Table_20_Contents"/>
          </table:table-cell>
        </table:table-row>
        <table:table-row>
          <table:table-cell table:style-name="Table94.A2" office:value-type="string">
            <text:p text:style-name="Table_20_Contents"/>
            <text:p text:style-name="P17">Response Parameters:</text:p>
            <text:p text:style-name="Table_20_Contents"/>
            <table:table table:name="Table96" table:style-name="Table96">
              <table:table-column table:style-name="Table96.A" table:number-columns-repeated="3"/>
              <table:table-row>
                <table:table-cell table:style-name="Table96.A1" office:value-type="string">
                  <text:p text:style-name="P17">Name </text:p>
                </table:table-cell>
                <table:table-cell table:style-name="Table96.A1" office:value-type="string">
                  <text:p text:style-name="P17">Type</text:p>
                </table:table-cell>
                <table:table-cell table:style-name="Table96.C1" office:value-type="string">
                  <text:p text:style-name="P17">Additional Information</text:p>
                </table:table-cell>
              </table:table-row>
              <table:table-row>
                <table:table-cell table:style-name="Table96.A2" office:value-type="string">
                  <text:p text:style-name="Table_20_Contents">return_message</text:p>
                </table:table-cell>
                <table:table-cell table:style-name="Table96.A2" office:value-type="string">
                  <text:p text:style-name="Table_20_Contents">String</text:p>
                </table:table-cell>
                <table:table-cell table:style-name="Table96.C2" office:value-type="string">
                  <text:p text:style-name="Table_20_Contents">Message specifying operation information</text:p>
                </table:table-cell>
              </table:table-row>
              <table:table-row>
                <table:table-cell table:style-name="Table96.A2" office:value-type="string">
                  <text:p text:style-name="Table_20_Contents">version</text:p>
                </table:table-cell>
                <table:table-cell table:style-name="Table96.A2" office:value-type="string">
                  <text:p text:style-name="Table_20_Contents">String</text:p>
                </table:table-cell>
                <table:table-cell table:style-name="Table96.C2" office:value-type="string">
                  <text:p text:style-name="Table_20_Contents">Denoting the current API version number</text:p>
                </table:table-cell>
              </table:table-row>
              <table:table-row>
                <table:table-cell table:style-name="Table96.A2" office:value-type="string">
                  <text:p text:style-name="Table_20_Contents">return_code</text:p>
                </table:table-cell>
                <table:table-cell table:style-name="Table96.A2" office:value-type="string">
                  <text:p text:style-name="Table_20_Contents">String</text:p>
                </table:table-cell>
                <table:table-cell table:style-name="Table96.C2" office:value-type="string">
                  <text:p text:style-name="Table_20_Contents">value</text:p>
                </table:table-cell>
              </table:table-row>
            </table:table>
            <text:p text:style-name="Table_20_Contents"/>
          </table:table-cell>
        </table:table-row>
        <table:table-row>
          <table:table-cell table:style-name="Table94.A2" office:value-type="string">
            <text:p text:style-name="P7">Status and Return codes:</text:p>
            <table:table table:name="Table97" table:style-name="Table97">
              <table:table-column table:style-name="Table97.A" table:number-columns-repeated="3"/>
              <table:table-row>
                <table:table-cell table:style-name="Table97.A1" office:value-type="string">
                  <text:p text:style-name="P17">Http Status code</text:p>
                </table:table-cell>
                <table:table-cell table:style-name="Table97.A1" office:value-type="string">
                  <text:p text:style-name="P17">return_code</text:p>
                </table:table-cell>
                <table:table-cell table:style-name="Table97.C1" office:value-type="string">
                  <text:p text:style-name="P17">return_message</text:p>
                </table:table-cell>
              </table:table-row>
              <table:table-row>
                <table:table-cell table:style-name="Table97.A2" office:value-type="string">
                  <text:p text:style-name="Table_20_Contents">200</text:p>
                </table:table-cell>
                <table:table-cell table:style-name="Table97.A2" office:value-type="string">
                  <text:p text:style-name="Table_20_Contents">2001</text:p>
                </table:table-cell>
                <table:table-cell table:style-name="Table97.C2" office:value-type="string">
                  <text:p text:style-name="Table_20_Contents">“Success”</text:p>
                </table:table-cell>
              </table:table-row>
              <table:table-row>
                <table:table-cell table:style-name="Table97.A2" office:value-type="string">
                  <text:p text:style-name="Table_20_Contents">500</text:p>
                </table:table-cell>
                <table:table-cell table:style-name="Table97.A2" office:value-type="string">
                  <text:p text:style-name="Table_20_Contents">1021 </text:p>
                </table:table-cell>
                <table:table-cell table:style-name="Table97.C2" office:value-type="string">
                  <text:p text:style-name="Table_20_Contents">“<text:span text:style-name="T3">Failed to retrieve the version</text:span>”</text:p>
                </table:table-cell>
              </table:table-row>
            </table:table>
            <text:p text:style-name="Standard"/>
          </table:table-cell>
        </table:table-row>
        <table:table-row>
          <table:table-cell table:style-name="Table94.A2" office:value-type="string">
            <text:p text:style-name="P7">Sample data :</text:p>
            <text:p text:style-name="Standard"><text:bookmark text:name="s-13"/>{ <text:bookmark text:name="s-23"/></text:p>
            <text:p text:style-name="Standard"><text:s text:c="12"/>"version": "1.0.0-1051",</text:p>
            <text:list xml:id="list2060847695" text:style-name="L5">
              <text:list-header>
                <text:p text:style-name="P99">"return_message": “Success",</text:p>
                <text:p text:style-name="P56">"return_code": "2001"</text:p>
                <text:p text:style-name="P56"><text:bookmark text:name="s-93"/>}</text:p>
              </text:list-header>
            </text:list>
            <text:p text:style-name="Standard"/>
          </table:table-cell>
        </table:table-row>
      </table:table>
      <text:p text:style-name="P35"/>
      <text:p text:style-name="P35"/>
      <text:p text:style-name="P35"/>
      <text:p text:style-name="P35"/>
      <text:p text:style-name="P35"/>
      <text:p text:style-name="P35"/>
      <text:p text:style-name="P35"/>
      <text:h text:style-name="P52" text:outline-level="1"><text:bookmark-start text:name="__RefHeading__6797_1370462917"/><text:soft-page-break/>Clinician Centric APIs<text:bookmark-end text:name="__RefHeading__6797_1370462917"/></text:h>
      <table:table table:name="Table1" table:style-name="Table1">
        <table:table-column table:style-name="Table1.A"/>
        <table:table-row>
          <table:table-cell table:style-name="Table1.A1" office:value-type="string">
            <text:h text:style-name="P166" text:outline-level="2"><text:bookmark-start text:name="__RefHeading__6799_1370462917"/><text:span text:style-name="T6">Operation: </text:span>Login (POST Request to Insta)<text:bookmark-end text:name="__RefHeading__6799_1370462917"/></text:h>
          </table:table-cell>
        </table:table-row>
        <table:table-row>
          <table:table-cell table:style-name="Table1.A2" office:value-type="string">
            <text:p text:style-name="Table_20_Contents"><text:span text:style-name="T6">Request URL:</text:span> http:serveripaddress/instaapps/Customer/Login.do?_method=login </text:p>
          </table:table-cell>
        </table:table-row>
        <table:table-row>
          <table:table-cell table:style-name="Table1.A2" office:value-type="string">
            <text:p text:style-name="Table_20_Contents"><text:span text:style-name="T6">Request Parameters</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B"/>
              <table:table-column table:style-name="Table2.G"/>
              <table:table-row>
                <table:table-cell table:style-name="Table2.A1" office:value-type="string">
                  <text:p text:style-name="P17">Name</text:p>
                </table:table-cell>
                <table:table-cell table:style-name="Table2.A1" office:value-type="string">
                  <text:p text:style-name="P17">Type</text:p>
                </table:table-cell>
                <table:table-cell table:style-name="Table2.A1" office:value-type="string">
                  <text:p text:style-name="P17">Purpose</text:p>
                </table:table-cell>
                <table:table-cell table:style-name="Table2.A1" office:value-type="string">
                  <text:p text:style-name="P17">Required</text:p>
                </table:table-cell>
                <table:table-cell table:style-name="Table2.A1" office:value-type="string">
                  <text:p text:style-name="P17">Format</text:p>
                </table:table-cell>
                <table:table-cell table:style-name="Table2.A1" office:value-type="string">
                  <text:p text:style-name="P17">Permitted Parameter Type</text:p>
                </table:table-cell>
                <table:table-cell table:style-name="Table2.G1" office:value-type="string">
                  <text:p text:style-name="P17">Deprecated Parameter Type</text:p>
                </table:table-cell>
              </table:table-row>
              <table:table-row>
                <table:table-cell table:style-name="Table2.A2" office:value-type="string">
                  <text:p text:style-name="Table_20_Contents">hospital_name</text:p>
                </table:table-cell>
                <table:table-cell table:style-name="Table2.A2" office:value-type="string">
                  <text:p text:style-name="Table_20_Contents">String</text:p>
                </table:table-cell>
                <table:table-cell table:style-name="Table2.A2" office:value-type="string">
                  <text:p text:style-name="Table_20_Contents">Customer name</text:p>
                </table:table-cell>
                <table:table-cell table:style-name="Table2.A2" office:value-type="string">
                  <text:p text:style-name="Table_20_Contents">Yes</text:p>
                </table:table-cell>
                <table:table-cell table:style-name="Table2.A2" office:value-type="string">
                  <text:p text:style-name="Table_20_Contents">String</text:p>
                </table:table-cell>
                <table:table-cell table:style-name="Table2.A2" office:value-type="string">
                  <text:p text:style-name="Table_20_Contents">URL</text:p>
                </table:table-cell>
                <table:table-cell table:style-name="Table2.G2" office:value-type="string">
                  <text:p text:style-name="Table_20_Contents"/>
                </table:table-cell>
              </table:table-row>
              <table:table-row>
                <table:table-cell table:style-name="Table2.A2" office:value-type="string">
                  <text:p text:style-name="Table_20_Contents">X-insta-auth</text:p>
                </table:table-cell>
                <table:table-cell table:style-name="Table2.A2" office:value-type="string">
                  <text:p text:style-name="Table_20_Contents">String</text:p>
                </table:table-cell>
                <table:table-cell table:style-name="Table2.A2" office:value-type="string">
                  <text:p text:style-name="Table_20_Contents">User name (Provided by Insta) and Password(Provided by Insta)</text:p>
                </table:table-cell>
                <table:table-cell table:style-name="Table2.A2" office:value-type="string">
                  <text:p text:style-name="Table_20_Contents">Yes</text:p>
                </table:table-cell>
                <table:table-cell table:style-name="Table2.A2" office:value-type="string">
                  <text:p text:style-name="Table_20_Contents">String (Username) : String (Password)</text:p>
                </table:table-cell>
                <table:table-cell table:style-name="Table2.A2" office:value-type="string">
                  <text:p text:style-name="Table_20_Contents">Header</text:p>
                </table:table-cell>
                <table:table-cell table:style-name="Table2.G2" office:value-type="string">
                  <text:p text:style-name="Table_20_Contents">customer_user_id: URL</text:p>
                  <text:p text:style-name="Table_20_Contents">customer_user_password:URL</text:p>
                </table:table-cell>
              </table:table-row>
            </table:table>
            <text:p text:style-name="Table_20_Contents"/>
          </table:table-cell>
        </table:table-row>
        <table:table-row>
          <table:table-cell table:style-name="Table1.A2" office:value-type="string">
            <text:p text:style-name="P17">Response Parameters:</text:p>
            <table:table table:name="Table3" table:style-name="Table3">
              <table:table-column table:style-name="Table3.A" table:number-columns-repeated="3"/>
              <table:table-row>
                <table:table-cell table:style-name="Table3.A1" office:value-type="string">
                  <text:p text:style-name="P17">Name </text:p>
                </table:table-cell>
                <table:table-cell table:style-name="Table3.A1" office:value-type="string">
                  <text:p text:style-name="P17">Type</text:p>
                </table:table-cell>
                <table:table-cell table:style-name="Table3.C1" office:value-type="string">
                  <text:p text:style-name="P17">Additional Information</text:p>
                </table:table-cell>
              </table:table-row>
              <table:table-row>
                <table:table-cell table:style-name="Table3.A2" office:value-type="string">
                  <text:p text:style-name="Table_20_Contents">request_handler_key</text:p>
                </table:table-cell>
                <table:table-cell table:style-name="Table3.A2" office:value-type="string">
                  <text:p text:style-name="Table_20_Contents">String</text:p>
                </table:table-cell>
                <table:table-cell table:style-name="Table3.C2" office:value-type="string">
                  <text:p text:style-name="Table_20_Contents">Internally generated key to be supplied with each subsequent API request</text:p>
                </table:table-cell>
              </table:table-row>
              <table:table-row>
                <table:table-cell table:style-name="Table3.A2" office:value-type="string">
                  <text:p text:style-name="Table_20_Contents">return_message</text:p>
                </table:table-cell>
                <table:table-cell table:style-name="Table3.A2" office:value-type="string">
                  <text:p text:style-name="Table_20_Contents">String</text:p>
                </table:table-cell>
                <table:table-cell table:style-name="Table3.C2" office:value-type="string">
                  <text:p text:style-name="Table_20_Contents">Message specifying operation information</text:p>
                </table:table-cell>
              </table:table-row>
              <table:table-row>
                <table:table-cell table:style-name="Table3.A2" office:value-type="string">
                  <text:p text:style-name="Table_20_Contents">return_code</text:p>
                </table:table-cell>
                <table:table-cell table:style-name="Table3.A2" office:value-type="string">
                  <text:p text:style-name="Table_20_Contents">String</text:p>
                </table:table-cell>
                <table:table-cell table:style-name="Table3.C2" office:value-type="string">
                  <text:p text:style-name="Table_20_Contents">value</text:p>
                </table:table-cell>
              </table:table-row>
              <table:table-row>
                <table:table-cell table:style-name="Table3.A2" office:value-type="string">
                  <text:p text:style-name="Table_20_Contents">Expires_in</text:p>
                </table:table-cell>
                <table:table-cell table:style-name="Table3.A2" office:value-type="string">
                  <text:p text:style-name="Table_20_Contents">Int</text:p>
                </table:table-cell>
                <table:table-cell table:style-name="Table3.C2" office:value-type="string">
                  <text:p text:style-name="Table_20_Contents">Validity of request_handler_key in minutes</text:p>
                </table:table-cell>
              </table:table-row>
            </table:table>
            <text:p text:style-name="Table_20_Contents"/>
          </table:table-cell>
        </table:table-row>
        <table:table-row>
          <table:table-cell table:style-name="Table1.A2" office:value-type="string">
            <text:p text:style-name="P7">Status and Return codes:</text:p>
            <table:table table:name="Table4" table:style-name="Table4">
              <table:table-column table:style-name="Table4.A" table:number-columns-repeated="3"/>
              <table:table-row>
                <table:table-cell table:style-name="Table4.A1" office:value-type="string">
                  <text:p text:style-name="P17">Http Status code</text:p>
                </table:table-cell>
                <table:table-cell table:style-name="Table4.A1" office:value-type="string">
                  <text:p text:style-name="P17">return_code</text:p>
                </table:table-cell>
                <table:table-cell table:style-name="Table4.C1" office:value-type="string">
                  <text:p text:style-name="P17">return_message</text:p>
                </table:table-cell>
              </table:table-row>
              <table:table-row>
                <table:table-cell table:style-name="Table4.A2" office:value-type="string">
                  <text:p text:style-name="Table_20_Contents">200</text:p>
                </table:table-cell>
                <table:table-cell table:style-name="Table4.A2" office:value-type="string">
                  <text:p text:style-name="Table_20_Contents">2001</text:p>
                </table:table-cell>
                <table:table-cell table:style-name="Table4.C2" office:value-type="string">
                  <text:p text:style-name="Table_20_Contents">“Success”</text:p>
                </table:table-cell>
              </table:table-row>
              <table:table-row>
                <table:table-cell table:style-name="Table4.A2" office:value-type="string">
                  <text:p text:style-name="Table_20_Contents">401</text:p>
                </table:table-cell>
                <table:table-cell table:style-name="Table4.A2" office:value-type="string">
                  <text:p text:style-name="Table_20_Contents">1021 </text:p>
                </table:table-cell>
                <table:table-cell table:style-name="Table4.C2" office:value-type="string">
                  <text:p text:style-name="Table_20_Contents">“invalid username or password”</text:p>
                </table:table-cell>
              </table:table-row>
              <table:table-row>
                <table:table-cell table:style-name="Table4.A2" office:value-type="string">
                  <text:p text:style-name="Table_20_Contents">500</text:p>
                </table:table-cell>
                <table:table-cell table:style-name="Table4.A2" office:value-type="string">
                  <text:p text:style-name="Table_20_Contents">1022</text:p>
                </table:table-cell>
                <table:table-cell table:style-name="Table4.C2" office:value-type="string">
                  <text:p text:style-name="Table_20_Contents">“No request handler key assigned”</text:p>
                </table:table-cell>
              </table:table-row>
              <table:table-row>
                <table:table-cell table:style-name="Table4.A2" office:value-type="string">
                  <text:p text:style-name="Table_20_Contents">400</text:p>
                </table:table-cell>
                <table:table-cell table:style-name="Table4.A2" office:value-type="string">
                  <text:p text:style-name="Table_20_Contents">1002</text:p>
                </table:table-cell>
                <table:table-cell table:style-name="Table4.C2" office:value-type="string">
                  <text:p text:style-name="Table_20_Contents">“<text:span text:style-name="T3">Mandatory fields are not supplied</text:span>”</text:p>
                </table:table-cell>
              </table:table-row>
              <table:table-row>
                <table:table-cell table:style-name="Table4.A2" office:value-type="string">
                  <text:p text:style-name="Table_20_Contents">500</text:p>
                </table:table-cell>
                <table:table-cell table:style-name="Table4.A2" office:value-type="string">
                  <text:p text:style-name="Table_20_Contents">1023</text:p>
                </table:table-cell>
                <table:table-cell table:style-name="Table4.C2" office:value-type="string">
                  <text:p text:style-name="Table_20_Contents">“<text:span text:style-name="T3">Failed to login the user</text:span>”</text:p>
                </table:table-cell>
              </table:table-row>
            </table:table>
            <text:p text:style-name="Standard"/>
          </table:table-cell>
        </table:table-row>
        <table:table-row>
          <table:table-cell table:style-name="Table1.A2" office:value-type="string">
            <text:p text:style-name="P7">Sample data :</text:p>
            <text:p text:style-name="Standard"><text:bookmark text:name="s-1"/><text:soft-page-break/>{ <text:bookmark text:name="s-2"/></text:p>
            <text:p text:style-name="Standard"><text:s text:c="12"/>"request_handler_key": "instaapi_9a8dfffe690",</text:p>
            <text:list xml:id="list120214030512071" text:continue-numbering="true" text:style-name="L5">
              <text:list-header>
                <text:p text:style-name="P99">"return_message": “Success",</text:p>
                <text:p text:style-name="P56">"return_code": "2001",</text:p>
                <text:p text:style-name="P56">"expires_in" : 40</text:p>
                <text:p text:style-name="P56"><text:bookmark text:name="s-9"/>}</text:p>
              </text:list-header>
            </text:list>
            <text:p text:style-name="Standard"/>
          </table:table-cell>
        </table:table-row>
      </table:table>
      <text:p text:style-name="Standard"/>
      <text:p text:style-name="P44"/>
      <table:table table:name="Table103" table:style-name="Table103">
        <table:table-column table:style-name="Table103.A"/>
        <table:table-row>
          <table:table-cell table:style-name="Table103.A1" office:value-type="string">
            <text:h text:style-name="P166" text:outline-level="2"><text:bookmark-start text:name="__RefHeading__7542_1982127288"/><text:span text:style-name="T6">Operation:</text:span> Return API level(GET request to insta)<text:bookmark-end text:name="__RefHeading__7542_1982127288"/></text:h>
          </table:table-cell>
        </table:table-row>
        <table:table-row>
          <table:table-cell table:style-name="Table103.A2" office:value-type="string">
            <text:p text:style-name="Table_20_Contents"><text:span text:style-name="T6">Request URL:</text:span> http:serveripaddress/instaapps/Customer/getAPILevel.do?_method=getAPILevel</text:p>
          </table:table-cell>
        </table:table-row>
        <table:table-row>
          <table:table-cell table:style-name="Table103.A2" office:value-type="string">
            <text:p text:style-name="P17">Request Parameters:</text:p>
            <table:table table:name="Table104" table:style-name="Table104">
              <table:table-column table:style-name="Table104.A"/>
              <table:table-column table:style-name="Table104.B"/>
              <table:table-column table:style-name="Table104.A"/>
              <table:table-column table:style-name="Table104.D"/>
              <table:table-column table:style-name="Table104.E"/>
              <table:table-column table:style-name="Table104.D"/>
              <table:table-row>
                <table:table-cell table:style-name="Table104.A1" office:value-type="string">
                  <text:p text:style-name="P17">Name</text:p>
                </table:table-cell>
                <table:table-cell table:style-name="Table104.A1" office:value-type="string">
                  <text:p text:style-name="P17">Type</text:p>
                </table:table-cell>
                <table:table-cell table:style-name="Table104.A1" office:value-type="string">
                  <text:p text:style-name="P17">Purpose</text:p>
                </table:table-cell>
                <table:table-cell table:style-name="Table104.A1" office:value-type="string">
                  <text:p text:style-name="P17">Required</text:p>
                </table:table-cell>
                <table:table-cell table:style-name="Table104.A1" office:value-type="string">
                  <text:p text:style-name="P17">Permitted Parameter Type</text:p>
                </table:table-cell>
                <table:table-cell table:style-name="Table104.F1" office:value-type="string">
                  <text:p text:style-name="P17">Deprecated Parameter Type</text:p>
                </table:table-cell>
              </table:table-row>
              <table:table-row>
                <table:table-cell table:style-name="Table104.A2" office:value-type="string">
                  <text:p text:style-name="Table_20_Contents">request_handler_key</text:p>
                </table:table-cell>
                <table:table-cell table:style-name="Table104.A2" office:value-type="string">
                  <text:p text:style-name="Table_20_Contents">String</text:p>
                </table:table-cell>
                <table:table-cell table:style-name="Table104.A2" office:value-type="string">
                  <text:p text:style-name="Table_20_Contents">request_handler provided after login into Insta</text:p>
                </table:table-cell>
                <table:table-cell table:style-name="Table104.A2" office:value-type="string">
                  <text:p text:style-name="Table_20_Contents">Yes</text:p>
                </table:table-cell>
                <table:table-cell table:style-name="Table104.A2" office:value-type="string">
                  <text:p text:style-name="Table_20_Contents">Header</text:p>
                </table:table-cell>
                <table:table-cell table:style-name="Table104.F2" office:value-type="string">
                  <text:p text:style-name="Table_20_Contents">URL</text:p>
                </table:table-cell>
              </table:table-row>
            </table:table>
            <text:p text:style-name="Table_20_Contents"/>
          </table:table-cell>
        </table:table-row>
        <table:table-row>
          <table:table-cell table:style-name="Table103.A2" office:value-type="string">
            <text:p text:style-name="P17">Response Parameters:</text:p>
            <table:table table:name="Table105" table:style-name="Table105">
              <table:table-column table:style-name="Table105.A" table:number-columns-repeated="3"/>
              <table:table-row>
                <table:table-cell table:style-name="Table105.A1" office:value-type="string">
                  <text:p text:style-name="P17">Name </text:p>
                </table:table-cell>
                <table:table-cell table:style-name="Table105.A1" office:value-type="string">
                  <text:p text:style-name="P17">Type</text:p>
                </table:table-cell>
                <table:table-cell table:style-name="Table105.C1" office:value-type="string">
                  <text:p text:style-name="P17">Additional Information</text:p>
                </table:table-cell>
              </table:table-row>
              <table:table-row>
                <table:table-cell table:style-name="Table105.A2" office:value-type="string">
                  <text:p text:style-name="Table_20_Contents">api_level</text:p>
                </table:table-cell>
                <table:table-cell table:style-name="Table105.A2" office:value-type="string">
                  <text:p text:style-name="Table_20_Contents">int</text:p>
                </table:table-cell>
                <table:table-cell table:style-name="Table105.C2" office:value-type="string">
                  <text:p text:style-name="Table_20_Contents">Current API level.</text:p>
                </table:table-cell>
              </table:table-row>
              <table:table-row>
                <table:table-cell table:style-name="Table105.A2" office:value-type="string">
                  <text:p text:style-name="Table_20_Contents">return_message</text:p>
                </table:table-cell>
                <table:table-cell table:style-name="Table105.A2" office:value-type="string">
                  <text:p text:style-name="Table_20_Contents">String</text:p>
                </table:table-cell>
                <table:table-cell table:style-name="Table105.C2" office:value-type="string">
                  <text:p text:style-name="Table_20_Contents">Message specifying operation information</text:p>
                </table:table-cell>
              </table:table-row>
              <table:table-row>
                <table:table-cell table:style-name="Table105.A2" office:value-type="string">
                  <text:p text:style-name="Table_20_Contents">return_code</text:p>
                </table:table-cell>
                <table:table-cell table:style-name="Table105.A2" office:value-type="string">
                  <text:p text:style-name="Table_20_Contents">String</text:p>
                </table:table-cell>
                <table:table-cell table:style-name="Table105.C2" office:value-type="string">
                  <text:p text:style-name="Table_20_Contents">value</text:p>
                </table:table-cell>
              </table:table-row>
            </table:table>
            <text:p text:style-name="Table_20_Contents"/>
          </table:table-cell>
        </table:table-row>
        <table:table-row>
          <table:table-cell table:style-name="Table103.A2" office:value-type="string">
            <text:p text:style-name="P7">Status and Return codes:</text:p>
            <table:table table:name="Table106" table:style-name="Table106">
              <table:table-column table:style-name="Table106.A" table:number-columns-repeated="3"/>
              <table:table-row>
                <table:table-cell table:style-name="Table106.A1" office:value-type="string">
                  <text:p text:style-name="P17">Http Status code</text:p>
                </table:table-cell>
                <table:table-cell table:style-name="Table106.A1" office:value-type="string">
                  <text:p text:style-name="P17">return_code</text:p>
                </table:table-cell>
                <table:table-cell table:style-name="Table106.C1" office:value-type="string">
                  <text:p text:style-name="P17">return_message</text:p>
                </table:table-cell>
              </table:table-row>
              <table:table-row>
                <table:table-cell table:style-name="Table106.A2" office:value-type="string">
                  <text:p text:style-name="Table_20_Contents">200</text:p>
                </table:table-cell>
                <table:table-cell table:style-name="Table106.A2" office:value-type="string">
                  <text:p text:style-name="Table_20_Contents">2001</text:p>
                </table:table-cell>
                <table:table-cell table:style-name="Table106.C2" office:value-type="string">
                  <text:p text:style-name="Table_20_Contents">”Success”</text:p>
                </table:table-cell>
              </table:table-row>
              <table:table-row>
                <table:table-cell table:style-name="Table106.A2" office:value-type="string">
                  <text:p text:style-name="Table_20_Contents">400</text:p>
                </table:table-cell>
                <table:table-cell table:style-name="Table106.A2" office:value-type="string">
                  <text:p text:style-name="Table_20_Contents">1021</text:p>
                </table:table-cell>
                <table:table-cell table:style-name="Table106.C2" office:value-type="string">
                  <text:p text:style-name="P23">"Failed to retrieve the API level"</text:p>
                </table:table-cell>
              </table:table-row>
              <table:table-row>
                <table:table-cell table:style-name="Table106.A2" office:value-type="string">
                  <text:p text:style-name="Table_20_Contents">400</text:p>
                </table:table-cell>
                <table:table-cell table:style-name="Table106.A2" office:value-type="string">
                  <text:p text:style-name="Table_20_Contents">1001</text:p>
                </table:table-cell>
                <table:table-cell table:style-name="Table106.C2" office:value-type="string">
                  <text:p text:style-name="P22">“<text:span text:style-name="T10">invalid request token,please login again</text:span>”</text:p>
                </table:table-cell>
              </table:table-row>
            </table:table>
            <text:p text:style-name="Standard"/>
          </table:table-cell>
        </table:table-row>
        <table:table-row>
          <table:table-cell table:style-name="Table103.A2" office:value-type="string">
            <text:p text:style-name="P7">Sample data :</text:p>
            <text:p text:style-name="Standard"><text:bookmark text:name="s-146221"/>{ </text:p>
            <text:p text:style-name="Standard"><text:s text:c="12"/>“api_level” : 1<text:line-break/><text:bookmark text:name="s-246221"/> <text:s text:c="11"/>"return_message": ”Success”</text:p>
            <text:list xml:id="list517602741" text:style-name="L6">
              <text:list-header>
                <text:p text:style-name="P57"><text:s/>"return_code": "2001"</text:p>
                <text:p text:style-name="P57"><text:s/><text:bookmark text:name="s-946221"/>}</text:p>
              </text:list-header>
            </text:list>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table-row>
          <table:table-cell table:style-name="Table5.A1" office:value-type="string">
            <text:h text:style-name="P166" text:outline-level="2"><text:bookmark-start text:name="__RefHeading__6801_1370462917"/><text:span text:style-name="T6">Operation:</text:span> Pre Registration request for new patient(POST request to insta)<text:bookmark-end text:name="__RefHeading__6801_1370462917"/></text:h>
          </table:table-cell>
        </table:table-row>
        <table:table-row>
          <table:table-cell table:style-name="Table5.A2" office:value-type="string">
            <text:p text:style-name="Table_20_Contents"><text:span text:style-name="T6">Request URL: </text:span>http:serveripaddress/instaapps/Customer/Registration/GeneralRegistration.do?_method=doPreRegistration</text:p>
          </table:table-cell>
        </table:table-row>
        <table:table-row>
          <table:table-cell table:style-name="Table5.A2" office:value-type="string">
            <text:p text:style-name="P17">Request Parameters:</text:p>
            <text:p text:style-name="Table_20_Contents"/>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D"/>
              <table:table-row>
                <table:table-cell table:style-name="Table6.A1" office:value-type="string">
                  <text:p text:style-name="P17">Name</text:p>
                </table:table-cell>
                <table:table-cell table:style-name="Table6.A1" office:value-type="string">
                  <text:p text:style-name="P17">Type</text:p>
                </table:table-cell>
                <table:table-cell table:style-name="Table6.A1" office:value-type="string">
                  <text:p text:style-name="P17">Purpose</text:p>
                </table:table-cell>
                <table:table-cell table:style-name="Table6.A1" office:value-type="string">
                  <text:p text:style-name="P17">Required</text:p>
                </table:table-cell>
                <table:table-cell table:style-name="Table6.A1" office:value-type="string">
                  <text:p text:style-name="P17">Permitted Parameter Type</text:p>
                </table:table-cell>
                <table:table-cell table:style-name="Table6.F1" office:value-type="string">
                  <text:p text:style-name="P17">Deprecated Parameter Type</text:p>
                </table:table-cell>
              </table:table-row>
              <table:table-row>
                <table:table-cell table:style-name="Table6.A2" office:value-type="string">
                  <text:p text:style-name="Table_20_Contents">request_handler_key</text:p>
                </table:table-cell>
                <table:table-cell table:style-name="Table6.A2" office:value-type="string">
                  <text:p text:style-name="Table_20_Contents">String</text:p>
                </table:table-cell>
                <table:table-cell table:style-name="Table6.A2" office:value-type="string">
                  <text:p text:style-name="Table_20_Contents"><text:s/>request_handler_key provided after login into Insta </text:p>
                </table:table-cell>
                <table:table-cell table:style-name="Table6.A2" office:value-type="string">
                  <text:p text:style-name="Table_20_Contents">Yes</text:p>
                </table:table-cell>
                <table:table-cell table:style-name="Table6.A2" office:value-type="string">
                  <text:p text:style-name="Table_20_Contents">Header</text:p>
                </table:table-cell>
                <table:table-cell table:style-name="Table6.F2" office:value-type="string">
                  <text:p text:style-name="Table_20_Contents">URL</text:p>
                </table:table-cell>
              </table:table-row>
              <table:table-row>
                <table:table-cell table:style-name="Table6.A2" office:value-type="string">
                  <text:p text:style-name="Table_20_Contents">patient_name</text:p>
                </table:table-cell>
                <table:table-cell table:style-name="Table6.A2" office:value-type="string">
                  <text:p text:style-name="Table_20_Contents">String</text:p>
                </table:table-cell>
                <table:table-cell table:style-name="Table6.A2" office:value-type="string">
                  <text:p text:style-name="Table_20_Contents">patient First name</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middle_name</text:p>
                </table:table-cell>
                <table:table-cell table:style-name="Table6.A2" office:value-type="string">
                  <text:p text:style-name="Table_20_Contents">String</text:p>
                </table:table-cell>
                <table:table-cell table:style-name="Table6.A2" office:value-type="string">
                  <text:p text:style-name="Table_20_Contents">patient Middle name if any exists</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last_name</text:p>
                </table:table-cell>
                <table:table-cell table:style-name="Table6.A2" office:value-type="string">
                  <text:p text:style-name="Table_20_Contents">String</text:p>
                </table:table-cell>
                <table:table-cell table:style-name="Table6.A2" office:value-type="string">
                  <text:p text:style-name="Table_20_Contents">Patient last name if any</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salutation</text:p>
                </table:table-cell>
                <table:table-cell table:style-name="Table6.A2" office:value-type="string">
                  <text:p text:style-name="Table_20_Contents">String</text:p>
                </table:table-cell>
                <table:table-cell table:style-name="Table6.A2" office:value-type="string">
                  <text:p text:style-name="Table_20_Contents">salutation_id provided by Insta</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dateOfBirth</text:p>
                </table:table-cell>
                <table:table-cell table:style-name="Table6.A2" office:value-type="string">
                  <text:p text:style-name="Table_20_Contents">String</text:p>
                </table:table-cell>
                <table:table-cell table:style-name="Table6.A2" office:value-type="string">
                  <text:p text:style-name="Table_20_Contents">patient date of birth in yyyy-MM-dd format</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gender</text:p>
                </table:table-cell>
                <table:table-cell table:style-name="Table6.A2" office:value-type="string">
                  <text:p text:style-name="Table_20_Contents">String</text:p>
                </table:table-cell>
                <table:table-cell table:style-name="Table6.A2" office:value-type="string">
                  <text:p text:style-name="Table_20_Contents">patient sex(provide M for male/F for Female/O for others)</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text:s/>patient_phone</text:p>
                </table:table-cell>
                <table:table-cell table:style-name="Table6.A2" office:value-type="string">
                  <text:p text:style-name="Table_20_Contents">String</text:p>
                </table:table-cell>
                <table:table-cell table:style-name="Table6.A2" office:value-type="string">
                  <text:p text:style-name="Table_20_Contents">Patient phone no. <text:s/>including country code. Eg. +919945654323 ('+' should be provided as <text:soft-page-break/>URL encoded)</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text:s/>patient_category_id</text:p>
                </table:table-cell>
                <table:table-cell table:style-name="Table6.A2" office:value-type="string">
                  <text:p text:style-name="Table_20_Contents">String </text:p>
                </table:table-cell>
                <table:table-cell table:style-name="Table6.A2" office:value-type="string">
                  <text:p text:style-name="Table_20_Contents">Patient belongs to which category</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state</text:p>
                </table:table-cell>
                <table:table-cell table:style-name="Table6.A2" office:value-type="string">
                  <text:p text:style-name="Table_20_Contents">String</text:p>
                </table:table-cell>
                <table:table-cell table:style-name="Table6.A2" office:value-type="string">
                  <text:p text:style-name="Table_20_Contents">Patient belongs to which state (state ID)</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city</text:p>
                </table:table-cell>
                <table:table-cell table:style-name="Table6.A2" office:value-type="string">
                  <text:p text:style-name="Table_20_Contents">String</text:p>
                </table:table-cell>
                <table:table-cell table:style-name="Table6.A2" office:value-type="string">
                  <text:p text:style-name="Table_20_Contents">Patient belongs to which city (city ID)</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address</text:p>
                </table:table-cell>
                <table:table-cell table:style-name="Table6.A2" office:value-type="string">
                  <text:p text:style-name="Table_20_Contents">String </text:p>
                </table:table-cell>
                <table:table-cell table:style-name="Table6.A2" office:value-type="string">
                  <text:p text:style-name="Table_20_Contents">Patient resides in which <text:s/>address</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area</text:p>
                </table:table-cell>
                <table:table-cell table:style-name="Table6.A2" office:value-type="string">
                  <text:p text:style-name="Table_20_Contents">String</text:p>
                </table:table-cell>
                <table:table-cell table:style-name="Table6.A2" office:value-type="string">
                  <text:p text:style-name="Table_20_Contents">Patient resides in which area (area ID)</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
            <text:p text:style-name="Table_20_Contents"/>
          </table:table-cell>
        </table:table-row>
        <table:table-row>
          <table:table-cell table:style-name="Table5.A2" office:value-type="string">
            <text:p text:style-name="P17">Response Parameters:</text:p>
            <text:p text:style-name="Table_20_Contents"/>
            <table:table table:name="Table7" table:style-name="Table7">
              <table:table-column table:style-name="Table7.A" table:number-columns-repeated="3"/>
              <table:table-row>
                <table:table-cell table:style-name="Table7.A1" office:value-type="string">
                  <text:p text:style-name="P17">Name </text:p>
                </table:table-cell>
                <table:table-cell table:style-name="Table7.A1" office:value-type="string">
                  <text:p text:style-name="P17">Type</text:p>
                </table:table-cell>
                <table:table-cell table:style-name="Table7.C1" office:value-type="string">
                  <text:p text:style-name="P17">Additional Information</text:p>
                </table:table-cell>
              </table:table-row>
              <table:table-row>
                <table:table-cell table:style-name="Table7.A2" office:value-type="string">
                  <text:p text:style-name="Table_20_Contents">mr_no</text:p>
                </table:table-cell>
                <table:table-cell table:style-name="Table7.A2" office:value-type="string">
                  <text:p text:style-name="Table_20_Contents">String</text:p>
                </table:table-cell>
                <table:table-cell table:style-name="Table7.C2" office:value-type="string">
                  <text:p text:style-name="Table_20_Contents">Insta generated mr_no according to patient category</text:p>
                </table:table-cell>
              </table:table-row>
              <table:table-row>
                <table:table-cell table:style-name="Table7.A2" office:value-type="string">
                  <text:p text:style-name="Table_20_Contents">return_code</text:p>
                </table:table-cell>
                <table:table-cell table:style-name="Table7.A2" office:value-type="string">
                  <text:p text:style-name="Table_20_Contents">String</text:p>
                </table:table-cell>
                <table:table-cell table:style-name="Table7.C2" office:value-type="string">
                  <text:p text:style-name="Table_20_Contents">value</text:p>
                </table:table-cell>
              </table:table-row>
              <table:table-row>
                <table:table-cell table:style-name="Table7.A2" office:value-type="string">
                  <text:p text:style-name="Table_20_Contents">return_message</text:p>
                </table:table-cell>
                <table:table-cell table:style-name="Table7.A2" office:value-type="string">
                  <text:p text:style-name="Table_20_Contents">String</text:p>
                </table:table-cell>
                <table:table-cell table:style-name="Table7.C2" office:value-type="string">
                  <text:p text:style-name="Table_20_Contents">Message specifying operation information</text:p>
                </table:table-cell>
              </table:table-row>
            </table:table>
            <text:p text:style-name="Table_20_Contents"/>
          </table:table-cell>
        </table:table-row>
        <table:table-row>
          <table:table-cell table:style-name="Table5.A2" office:value-type="string">
            <text:p text:style-name="P7">Status and Return codes:</text:p>
            <text:p text:style-name="P7"/>
            <table:table table:name="Table8" table:style-name="Table8">
              <table:table-column table:style-name="Table8.A" table:number-columns-repeated="3"/>
              <table:table-row>
                <table:table-cell table:style-name="Table8.A1" office:value-type="string">
                  <text:p text:style-name="P17">Http Status code</text:p>
                </table:table-cell>
                <table:table-cell table:style-name="Table8.A1" office:value-type="string">
                  <text:p text:style-name="P17">return_code</text:p>
                </table:table-cell>
                <table:table-cell table:style-name="Table8.C1" office:value-type="string">
                  <text:p text:style-name="P17">return_message</text:p>
                </table:table-cell>
              </table:table-row>
              <table:table-row>
                <table:table-cell table:style-name="Table8.A2" office:value-type="string">
                  <text:p text:style-name="Table_20_Contents">200</text:p>
                </table:table-cell>
                <table:table-cell table:style-name="Table8.A2" office:value-type="string">
                  <text:p text:style-name="Table_20_Contents">2001</text:p>
                </table:table-cell>
                <table:table-cell table:style-name="Table8.C2" office:value-type="string">
                  <text:p text:style-name="Table_20_Contents">“Success”</text:p>
                </table:table-cell>
              </table:table-row>
              <table:table-row>
                <table:table-cell table:style-name="Table8.A2" office:value-type="string">
                  <text:p text:style-name="Table_20_Contents">400</text:p>
                </table:table-cell>
                <table:table-cell table:style-name="Table8.A2" office:value-type="string">
                  <text:p text:style-name="Table_20_Contents">1001 </text:p>
                </table:table-cell>
                <table:table-cell table:style-name="Table8.C2" office:value-type="string">
                  <text:p text:style-name="Table_20_Contents">“invalid request token,please login again.”</text:p>
                </table:table-cell>
              </table:table-row>
              <table:table-row>
                <table:table-cell table:style-name="Table8.A2" office:value-type="string">
                  <text:p text:style-name="Table_20_Contents">400</text:p>
                </table:table-cell>
                <table:table-cell table:style-name="Table8.A2" office:value-type="string">
                  <text:p text:style-name="Table_20_Contents">1002</text:p>
                </table:table-cell>
                <table:table-cell table:style-name="Table8.C2" office:value-type="string">
                  <text:p text:style-name="Table_20_Contents">“ Mandatory fields are not supplied”</text:p>
                </table:table-cell>
              </table:table-row>
              <table:table-row>
                <table:table-cell table:style-name="Table8.A2" office:value-type="string">
                  <text:p text:style-name="Table_20_Contents">400</text:p>
                </table:table-cell>
                <table:table-cell table:style-name="Table8.A2" office:value-type="string">
                  <text:p text:style-name="Table_20_Contents">1003</text:p>
                </table:table-cell>
                <table:table-cell table:style-name="Table8.C2" office:value-type="string">
                  <text:p text:style-name="Table_20_Contents">“Permission Denied. Please check with Administrator.”</text:p>
                </table:table-cell>
              </table:table-row>
              <table:table-row>
                <table:table-cell table:style-name="Table8.A2" office:value-type="string">
                  <text:p text:style-name="Table_20_Contents">400</text:p>
                </table:table-cell>
                <table:table-cell table:style-name="Table8.A2" office:value-type="string">
                  <text:p text:style-name="Table_20_Contents">1021</text:p>
                </table:table-cell>
                <table:table-cell table:style-name="Table8.C2" office:value-type="string">
                  <text:p text:style-name="Table_20_Contents">“<text:span text:style-name="T3">Phone number does not contain the country code</text:span>”</text:p>
                </table:table-cell>
              </table:table-row>
              <table:table-row>
                <table:table-cell table:style-name="Table8.A2" office:value-type="string">
                  <text:p text:style-name="Table_20_Contents">400</text:p>
                </table:table-cell>
                <table:table-cell table:style-name="Table8.A2" office:value-type="string">
                  <text:p text:style-name="Table_20_Contents">1022</text:p>
                </table:table-cell>
                <table:table-cell table:style-name="Table8.C2" office:value-type="string">
                  <text:p text:style-name="Table_20_Contents">“<text:span text:style-name="T3">Phone number contains invalid 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3</text:p>
                </table:table-cell>
                <table:table-cell table:style-name="Table8.C2" office:value-type="string">
                  <text:p text:style-name="Table_20_Contents">“F<text:span text:style-name="T3">irst name contains invalid </text:span><text:soft-page-break/><text:span text:style-name="T3">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4</text:p>
                </table:table-cell>
                <table:table-cell table:style-name="Table8.C2" office:value-type="string">
                  <text:p text:style-name="Table_20_Contents">“M<text:span text:style-name="T3">iddle name contains invalid 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5</text:p>
                </table:table-cell>
                <table:table-cell table:style-name="Table8.C2" office:value-type="string">
                  <text:p text:style-name="Table_20_Contents">“L<text:span text:style-name="T3">ast name contains invalid 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6</text:p>
                  <text:p text:style-name="Table_20_Contents"/>
                </table:table-cell>
                <table:table-cell table:style-name="Table8.C2" office:value-type="string">
                  <text:p text:style-name="Table_20_Contents">“G<text:span text:style-name="T3">ender is invalid</text:span>”</text:p>
                </table:table-cell>
              </table:table-row>
              <table:table-row>
                <table:table-cell table:style-name="Table8.A2" office:value-type="string">
                  <text:p text:style-name="Table_20_Contents">400</text:p>
                </table:table-cell>
                <table:table-cell table:style-name="Table8.A2" office:value-type="string">
                  <text:p text:style-name="Table_20_Contents">1027</text:p>
                  <text:p text:style-name="Table_20_Contents"/>
                </table:table-cell>
                <table:table-cell table:style-name="Table8.C2" office:value-type="string">
                  <text:p text:style-name="Table_20_Contents">“date of birth is invalid”</text:p>
                </table:table-cell>
              </table:table-row>
              <table:table-row>
                <table:table-cell table:style-name="Table8.A2" office:value-type="string">
                  <text:p text:style-name="Table_20_Contents">400</text:p>
                </table:table-cell>
                <table:table-cell table:style-name="Table8.A2" office:value-type="string">
                  <text:p text:style-name="Table_20_Contents">1028</text:p>
                  <text:p text:style-name="Table_20_Contents"/>
                </table:table-cell>
                <table:table-cell table:style-name="Table8.C2" office:value-type="string">
                  <text:p text:style-name="Table_20_Contents">“Patient is already registered.”</text:p>
                </table:table-cell>
              </table:table-row>
              <table:table-row>
                <table:table-cell table:style-name="Table8.A2" office:value-type="string">
                  <text:p text:style-name="Table_20_Contents">500</text:p>
                </table:table-cell>
                <table:table-cell table:style-name="Table8.A2" office:value-type="string">
                  <text:p text:style-name="Table_20_Contents">1029</text:p>
                </table:table-cell>
                <table:table-cell table:style-name="Table8.C2" office:value-type="string">
                  <text:p text:style-name="Table_20_Contents">“Failed to Pre Register the Patient.”</text:p>
                </table:table-cell>
              </table:table-row>
            </table:table>
            <text:p text:style-name="Standard"/>
          </table:table-cell>
        </table:table-row>
        <table:table-row>
          <table:table-cell table:style-name="Table5.A2" office:value-type="string">
            <text:p text:style-name="P7">Sample data :</text:p>
            <text:p text:style-name="Standard">1.</text:p>
            <text:p text:style-name="Standard"><text:bookmark text:name="s-11"/>{ </text:p>
            <text:p text:style-name="Standard"><text:s text:c="12"/>"mr_no": "00012291",<text:line-break/><text:bookmark text:name="s-21"/> <text:s text:c="11"/>"return_code": "2001",</text:p>
            <text:list xml:id="list1098921571" text:style-name="L7">
              <text:list-header>
                <text:p text:style-name="P58">"return_message": "Success"<text:line-break/><text:bookmark text:name="s-91"/>}</text:p>
              </text:list-header>
            </text:list>
            <text:p text:style-name="Standard"/>
          </table:table-cell>
        </table:table-row>
      </table:table>
      <text:p text:style-name="Standard"/>
      <text:p text:style-name="P44"/>
      <table:table table:name="Table9" table:style-name="Table9">
        <table:table-column table:style-name="Table9.A"/>
        <table:table-row>
          <table:table-cell table:style-name="Table9.A1" office:value-type="string">
            <text:h text:style-name="P166" text:outline-level="2"><text:bookmark-start text:name="__RefHeading__6803_1370462917"/><text:span text:style-name="T6">Operation: </text:span>PatientMobileAccess(POST request to insta)<text:bookmark-end text:name="__RefHeading__6803_1370462917"/></text:h>
          </table:table-cell>
        </table:table-row>
        <table:table-row>
          <table:table-cell table:style-name="Table9.A2" office:value-type="string">
            <text:p text:style-name="Table_20_Contents"><text:span text:style-name="T6">Request URL: </text:span>http:serveripaddress/instaapps/Customer/mobileaccess.do?_method=enablePatientMobileAccess </text:p>
          </table:table-cell>
        </table:table-row>
        <table:table-row>
          <table:table-cell table:style-name="Table9.A2" office:value-type="string">
            <text:p text:style-name="Table_20_Contents"/>
            <text:p text:style-name="P17">Request Parameters:</text:p>
            <text:p text:style-name="Table_20_Contents"/>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D"/>
              <table:table-row>
                <table:table-cell table:style-name="Table10.A1" office:value-type="string">
                  <text:p text:style-name="P17">Name</text:p>
                </table:table-cell>
                <table:table-cell table:style-name="Table10.A1" office:value-type="string">
                  <text:p text:style-name="P17">Type</text:p>
                </table:table-cell>
                <table:table-cell table:style-name="Table10.A1" office:value-type="string">
                  <text:p text:style-name="P17">Purpose</text:p>
                </table:table-cell>
                <table:table-cell table:style-name="Table10.A1" office:value-type="string">
                  <text:p text:style-name="P17">Required</text:p>
                </table:table-cell>
                <table:table-cell table:style-name="Table10.A1" office:value-type="string">
                  <text:p text:style-name="P17">Permitted Parameter Type</text:p>
                </table:table-cell>
                <table:table-cell table:style-name="Table10.F1" office:value-type="string">
                  <text:p text:style-name="P17">Deprecated Parameter Type</text:p>
                </table:table-cell>
              </table:table-row>
              <table:table-row>
                <table:table-cell table:style-name="Table10.A2" office:value-type="string">
                  <text:p text:style-name="Table_20_Contents">request_handler_key</text:p>
                </table:table-cell>
                <table:table-cell table:style-name="Table10.A2" office:value-type="string">
                  <text:p text:style-name="Table_20_Contents">String</text:p>
                </table:table-cell>
                <table:table-cell table:style-name="Table10.A2" office:value-type="string">
                  <text:p text:style-name="Table_20_Contents">request_handler_key provided after login into Insta </text:p>
                </table:table-cell>
                <table:table-cell table:style-name="Table10.A2" office:value-type="string">
                  <text:p text:style-name="Table_20_Contents">Yes</text:p>
                </table:table-cell>
                <table:table-cell table:style-name="Table10.A2" office:value-type="string">
                  <text:p text:style-name="Table_20_Contents">Header</text:p>
                </table:table-cell>
                <table:table-cell table:style-name="Table10.F2" office:value-type="string">
                  <text:p text:style-name="Table_20_Contents">URL</text:p>
                </table:table-cell>
              </table:table-row>
              <table:table-row>
                <table:table-cell table:style-name="Table10.A2" office:value-type="string">
                  <text:p text:style-name="Table_20_Contents">mr_no</text:p>
                </table:table-cell>
                <table:table-cell table:style-name="Table10.A2" office:value-type="string">
                  <text:p text:style-name="Table_20_Contents">String</text:p>
                </table:table-cell>
                <table:table-cell table:style-name="Table10.A2" office:value-type="string">
                  <text:p text:style-name="Table_20_Contents">mr_no <text:s/>provided by insta</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row>
                <table:table-cell table:style-name="Table10.A2" office:value-type="string">
                  <text:p text:style-name="Table_20_Contents">date_of_birth</text:p>
                </table:table-cell>
                <table:table-cell table:style-name="Table10.A2" office:value-type="string">
                  <text:p text:style-name="Table_20_Contents">String</text:p>
                </table:table-cell>
                <table:table-cell table:style-name="Table10.A2" office:value-type="string">
                  <text:p text:style-name="Table_20_Contents">Patient data_of_birth(yyyy-MM-dd ) format</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row>
                <table:table-cell table:style-name="Table10.A2" office:value-type="string">
                  <text:p text:style-name="Table_20_Contents">mobile_no</text:p>
                </table:table-cell>
                <table:table-cell table:style-name="Table10.A2" office:value-type="string">
                  <text:p text:style-name="Table_20_Contents">String</text:p>
                </table:table-cell>
                <table:table-cell table:style-name="Table10.A2" office:value-type="string">
                  <text:p text:style-name="Table_20_Contents">Patient mobile number</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row>
                <table:table-cell table:style-name="Table10.A2" office:value-type="string">
                  <text:p text:style-name="Table_20_Contents">gender</text:p>
                </table:table-cell>
                <table:table-cell table:style-name="Table10.A2" office:value-type="string">
                  <text:p text:style-name="Table_20_Contents">String</text:p>
                </table:table-cell>
                <table:table-cell table:style-name="Table10.A2" office:value-type="string">
                  <text:p text:style-name="Table_20_Contents">Patient gender value(M/F)</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
            <text:p text:style-name="Table_20_Contents"/>
          </table:table-cell>
        </table:table-row>
        <table:table-row>
          <table:table-cell table:style-name="Table9.A2" office:value-type="string">
            <text:p text:style-name="Table_20_Contents"/>
            <text:p text:style-name="P17">Response Parameters:</text:p>
            <text:p text:style-name="Table_20_Contents"/>
            <table:table table:name="Table11" table:style-name="Table11">
              <table:table-column table:style-name="Table11.A" table:number-columns-repeated="3"/>
              <table:table-row>
                <table:table-cell table:style-name="Table11.A1" office:value-type="string">
                  <text:p text:style-name="P17">Name </text:p>
                </table:table-cell>
                <table:table-cell table:style-name="Table11.A1" office:value-type="string">
                  <text:p text:style-name="P17">Type</text:p>
                </table:table-cell>
                <table:table-cell table:style-name="Table11.C1" office:value-type="string">
                  <text:p text:style-name="P17">Additional Information</text:p>
                </table:table-cell>
              </table:table-row>
              <table:table-row>
                <table:table-cell table:style-name="Table11.A2" office:value-type="string">
                  <text:p text:style-name="Table_20_Contents">Patient_mobile_password</text:p>
                </table:table-cell>
                <table:table-cell table:style-name="Table11.A2" office:value-type="string">
                  <text:p text:style-name="Table_20_Contents">String</text:p>
                </table:table-cell>
                <table:table-cell table:style-name="Table11.C2" office:value-type="string">
                  <text:p text:style-name="Table_20_Contents">Given mobile_password </text:p>
                </table:table-cell>
              </table:table-row>
              <table:table-row>
                <table:table-cell table:style-name="Table11.A2" office:value-type="string">
                  <text:p text:style-name="Table_20_Contents">return_message</text:p>
                </table:table-cell>
                <table:table-cell table:style-name="Table11.A2" office:value-type="string">
                  <text:p text:style-name="Table_20_Contents">String</text:p>
                </table:table-cell>
                <table:table-cell table:style-name="Table11.C2" office:value-type="string">
                  <text:p text:style-name="Table_20_Contents">Message specifying operation information</text:p>
                </table:table-cell>
              </table:table-row>
              <table:table-row>
                <table:table-cell table:style-name="Table11.A2" office:value-type="string">
                  <text:p text:style-name="Table_20_Contents">return_code</text:p>
                </table:table-cell>
                <table:table-cell table:style-name="Table11.A2" office:value-type="string">
                  <text:p text:style-name="Table_20_Contents">String</text:p>
                </table:table-cell>
                <table:table-cell table:style-name="Table11.C2" office:value-type="string">
                  <text:p text:style-name="Table_20_Contents">value</text:p>
                </table:table-cell>
              </table:table-row>
            </table:table>
            <text:p text:style-name="Table_20_Contents"/>
          </table:table-cell>
        </table:table-row>
        <table:table-row>
          <table:table-cell table:style-name="Table9.A2" office:value-type="string">
            <text:p text:style-name="Standard"/>
            <text:p text:style-name="P7">Status and Return codes:</text:p>
            <table:table table:name="Table12" table:style-name="Table12">
              <table:table-column table:style-name="Table12.A" table:number-columns-repeated="3"/>
              <table:table-row>
                <table:table-cell table:style-name="Table12.A1" office:value-type="string">
                  <text:p text:style-name="P17">Http Status code</text:p>
                </table:table-cell>
                <table:table-cell table:style-name="Table12.A1" office:value-type="string">
                  <text:p text:style-name="P17">return_code</text:p>
                </table:table-cell>
                <table:table-cell table:style-name="Table12.C1" office:value-type="string">
                  <text:p text:style-name="P17">return_message</text:p>
                </table:table-cell>
              </table:table-row>
              <table:table-row>
                <table:table-cell table:style-name="Table12.A2" office:value-type="string">
                  <text:p text:style-name="Table_20_Contents">400</text:p>
                </table:table-cell>
                <table:table-cell table:style-name="Table12.A2" office:value-type="string">
                  <text:p text:style-name="Table_20_Contents">1001</text:p>
                </table:table-cell>
                <table:table-cell table:style-name="Table12.C2" office:value-type="string">
                  <text:p text:style-name="Table_20_Contents">“invalid request token,please login again”</text:p>
                </table:table-cell>
              </table:table-row>
              <table:table-row>
                <table:table-cell table:style-name="Table12.A2" office:value-type="string">
                  <text:p text:style-name="Table_20_Contents">400</text:p>
                </table:table-cell>
                <table:table-cell table:style-name="Table12.A2" office:value-type="string">
                  <text:p text:style-name="Table_20_Contents">1002</text:p>
                </table:table-cell>
                <table:table-cell table:style-name="Table12.C2" office:value-type="string">
                  <text:p text:style-name="Table_20_Contents">“ Mandatory fields are not <text:soft-page-break/>supplied”</text:p>
                </table:table-cell>
              </table:table-row>
              <table:table-row>
                <table:table-cell table:style-name="Table12.A2" office:value-type="string">
                  <text:p text:style-name="Table_20_Contents">400</text:p>
                </table:table-cell>
                <table:table-cell table:style-name="Table12.A2" office:value-type="string">
                  <text:p text:style-name="Table_20_Contents">1003</text:p>
                </table:table-cell>
                <table:table-cell table:style-name="Table12.C2" office:value-type="string">
                  <text:p text:style-name="Table_20_Contents">“Permission Denied. Please check with Administrator.”</text:p>
                </table:table-cell>
              </table:table-row>
              <table:table-row>
                <table:table-cell table:style-name="Table12.A2" office:value-type="string">
                  <text:p text:style-name="Table_20_Contents">400</text:p>
                </table:table-cell>
                <table:table-cell table:style-name="Table12.A2" office:value-type="string">
                  <text:p text:style-name="Table_20_Contents">1021</text:p>
                </table:table-cell>
                <table:table-cell table:style-name="Table12.C2" office:value-type="string">
                  <text:p text:style-name="Table_20_Contents">“date_of_birth format is not valid, please enter yyyy-MM-dd format”</text:p>
                </table:table-cell>
              </table:table-row>
              <table:table-row>
                <table:table-cell table:style-name="Table12.A2" office:value-type="string">
                  <text:p text:style-name="Table_20_Contents">500</text:p>
                </table:table-cell>
                <table:table-cell table:style-name="Table12.A2" office:value-type="string">
                  <text:p text:style-name="Table_20_Contents">1022</text:p>
                </table:table-cell>
                <table:table-cell table:style-name="Table12.C2" office:value-type="string">
                  <text:p text:style-name="Table_20_Contents">“Failed to create the password”</text:p>
                </table:table-cell>
              </table:table-row>
              <table:table-row>
                <table:table-cell table:style-name="Table12.A2" office:value-type="string">
                  <text:p text:style-name="Table_20_Contents">400</text:p>
                </table:table-cell>
                <table:table-cell table:style-name="Table12.A2" office:value-type="string">
                  <text:p text:style-name="Table_20_Contents">1023</text:p>
                </table:table-cell>
                <table:table-cell table:style-name="Table12.C2" office:value-type="string">
                  <text:p text:style-name="Table_20_Contents">“Given values are invalid”</text:p>
                </table:table-cell>
              </table:table-row>
              <table:table-row>
                <table:table-cell table:style-name="Table12.A2" office:value-type="string">
                  <text:p text:style-name="Table_20_Contents">400</text:p>
                </table:table-cell>
                <table:table-cell table:style-name="Table12.A2" office:value-type="string">
                  <text:p text:style-name="Table_20_Contents">1024</text:p>
                </table:table-cell>
                <table:table-cell table:style-name="Table12.C2" office:value-type="string">
                  <text:p text:style-name="Table_20_Contents">“no patient found with given parameter”</text:p>
                </table:table-cell>
              </table:table-row>
              <table:table-row>
                <table:table-cell table:style-name="Table12.A2" office:value-type="string">
                  <text:p text:style-name="Table_20_Contents">200</text:p>
                </table:table-cell>
                <table:table-cell table:style-name="Table12.A2" office:value-type="string">
                  <text:p text:style-name="Table_20_Contents">2001</text:p>
                </table:table-cell>
                <table:table-cell table:style-name="Table12.C2" office:value-type="string">
                  <text:p text:style-name="Table_20_Contents">“Success”</text:p>
                </table:table-cell>
              </table:table-row>
            </table:table>
            <text:p text:style-name="Standard"/>
          </table:table-cell>
        </table:table-row>
        <table:table-row>
          <table:table-cell table:style-name="Table9.A2" office:value-type="string">
            <text:p text:style-name="Standard"/>
            <text:p text:style-name="P7">Sample data :</text:p>
            <text:p text:style-name="Standard">1.</text:p>
            <text:p text:style-name="Standard"><text:bookmark text:name="s-12"/>{ <text:line-break/><text:bookmark text:name="s-22"/> <text:s text:c="12"/>"patient_mobile_password": "J0hdGI",</text:p>
            <text:p text:style-name="Standard"><text:s text:c="13"/>"return_code": "2001",</text:p>
            <text:list xml:id="list120215434946936" text:continue-numbering="true" text:style-name="L7">
              <text:list-header>
                <text:p text:style-name="P181"><text:s/>"return_message": "Success"</text:p>
              </text:list-header>
            </text:list>
            <text:p text:style-name="Standard"><text:line-break/><text:bookmark text:name="s-92"/>}</text:p>
            <text:p text:style-name="Standard"/>
          </table:table-cell>
        </table:table-row>
      </table:table>
      <text:p text:style-name="Standard"/>
      <text:p text:style-name="P44"/>
      <table:table table:name="Table13" table:style-name="Table13">
        <table:table-column table:style-name="Table13.A"/>
        <table:table-row>
          <table:table-cell table:style-name="Table13.A1" office:value-type="string">
            <text:h text:style-name="P166" text:outline-level="2"><text:bookmark-start text:name="__RefHeading__6376_1424362952"/><text:span text:style-name="T6">Operation: </text:span>Get Patient Details(GET request to insta)<text:bookmark-end text:name="__RefHeading__6376_1424362952"/></text:h>
          </table:table-cell>
        </table:table-row>
        <table:table-row>
          <table:table-cell table:style-name="Table13.A2" office:value-type="string">
            <text:p text:style-name="Table_20_Contents"><text:span text:style-name="T6">Request URL: </text:span>http:serveripaddress/instaapps/Customer/Registration/GeneralRegistration.do?_method=getPatientDetails</text:p>
          </table:table-cell>
        </table:table-row>
        <table:table-row>
          <table:table-cell table:style-name="Table13.A2" office:value-type="string">
            <text:p text:style-name="Table_20_Contents"/>
            <text:p text:style-name="P17">Request Parameters:</text:p>
            <text:p text:style-name="Table_20_Contents"/>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D"/>
              <table:table-row>
                <table:table-cell table:style-name="Table14.A1" office:value-type="string">
                  <text:p text:style-name="P17">Name</text:p>
                </table:table-cell>
                <table:table-cell table:style-name="Table14.A1" office:value-type="string">
                  <text:p text:style-name="P17">Type</text:p>
                </table:table-cell>
                <table:table-cell table:style-name="Table14.A1" office:value-type="string">
                  <text:p text:style-name="P17">Purpose</text:p>
                </table:table-cell>
                <table:table-cell table:style-name="Table14.A1" office:value-type="string">
                  <text:p text:style-name="P17">Required</text:p>
                </table:table-cell>
                <table:table-cell table:style-name="Table14.A1" office:value-type="string">
                  <text:p text:style-name="P17">Permitted Parameter Type</text:p>
                </table:table-cell>
                <table:table-cell table:style-name="Table14.F1" office:value-type="string">
                  <text:p text:style-name="P17">Deprecated Parameter Type</text:p>
                </table:table-cell>
              </table:table-row>
              <table:table-row>
                <table:table-cell table:style-name="Table14.A2" office:value-type="string">
                  <text:p text:style-name="Table_20_Contents">request_handler_key</text:p>
                </table:table-cell>
                <table:table-cell table:style-name="Table14.A2" office:value-type="string">
                  <text:p text:style-name="Table_20_Contents">String</text:p>
                </table:table-cell>
                <table:table-cell table:style-name="Table14.A2" office:value-type="string">
                  <text:p text:style-name="Table_20_Contents">request_handler_key provided after login into Insta </text:p>
                </table:table-cell>
                <table:table-cell table:style-name="Table14.A2" office:value-type="string">
                  <text:p text:style-name="Table_20_Contents">Yes</text:p>
                </table:table-cell>
                <table:table-cell table:style-name="Table14.A2" office:value-type="string">
                  <text:p text:style-name="Table_20_Contents">Header</text:p>
                </table:table-cell>
                <table:table-cell table:style-name="Table14.F2" office:value-type="string">
                  <text:p text:style-name="Table_20_Contents">URL</text:p>
                </table:table-cell>
              </table:table-row>
              <table:table-row>
                <table:table-cell table:style-name="Table14.A2" office:value-type="string">
                  <text:p text:style-name="Table_20_Contents"><text:s/>mr_no</text:p>
                </table:table-cell>
                <table:table-cell table:style-name="Table14.A2" office:value-type="string">
                  <text:p text:style-name="Table_20_Contents">String</text:p>
                </table:table-cell>
                <table:table-cell table:style-name="Table14.A2" office:value-type="string">
                  <text:p text:style-name="Table_20_Contents">mr_no <text:s/>provided by insta</text:p>
                </table:table-cell>
                <table:table-cell table:style-name="Table14.A2" office:value-type="string">
                  <text:p text:style-name="Table_20_Contents">Yes</text:p>
                </table:table-cell>
                <table:table-cell table:style-name="Table14.A2" office:value-type="string">
                  <text:p text:style-name="Table_20_Contents">URL</text:p>
                </table:table-cell>
                <table:table-cell table:style-name="Table14.F2" office:value-type="string">
                  <text:p text:style-name="Table_20_Contents"/>
                </table:table-cell>
              </table:table-row>
            </table:table>
            <text:p text:style-name="Table_20_Contents"/>
          </table:table-cell>
        </table:table-row>
        <table:table-row>
          <table:table-cell table:style-name="Table13.A2" office:value-type="string">
            <text:p text:style-name="Table_20_Contents"/>
            <text:p text:style-name="P17">Response Parameters:</text:p>
            <text:p text:style-name="Table_20_Contents"/>
            <table:table table:name="Table15" table:style-name="Table15">
              <table:table-column table:style-name="Table15.A" table:number-columns-repeated="3"/>
              <table:table-row>
                <table:table-cell table:style-name="Table15.A1" office:value-type="string">
                  <text:p text:style-name="P17">Name </text:p>
                </table:table-cell>
                <table:table-cell table:style-name="Table15.A1" office:value-type="string">
                  <text:p text:style-name="P17">Type</text:p>
                </table:table-cell>
                <table:table-cell table:style-name="Table15.C1" office:value-type="string">
                  <text:p text:style-name="P17">Additional Information</text:p>
                </table:table-cell>
              </table:table-row>
              <table:table-row>
                <table:table-cell table:style-name="Table15.A2" office:value-type="string">
                  <text:p text:style-name="Table_20_Contents">patient_details</text:p>
                </table:table-cell>
                <table:table-cell table:style-name="Table15.A2" office:value-type="string">
                  <text:p text:style-name="Table_20_Contents">List&lt;Map&gt;</text:p>
                </table:table-cell>
                <table:table-cell table:style-name="Table15.C2" office:value-type="string">
                  <text:p text:style-name="Table_20_Contents">Patient details</text:p>
                </table:table-cell>
              </table:table-row>
              <table:table-row>
                <table:table-cell table:style-name="Table15.A2" office:value-type="string">
                  <text:p text:style-name="Table_20_Contents">return_message</text:p>
                </table:table-cell>
                <table:table-cell table:style-name="Table15.A2" office:value-type="string">
                  <text:p text:style-name="Table_20_Contents">String</text:p>
                </table:table-cell>
                <table:table-cell table:style-name="Table15.C2" office:value-type="string">
                  <text:p text:style-name="Table_20_Contents">Message specifying operation information</text:p>
                </table:table-cell>
              </table:table-row>
              <table:table-row>
                <table:table-cell table:style-name="Table15.A2" office:value-type="string">
                  <text:p text:style-name="Table_20_Contents">return_code</text:p>
                </table:table-cell>
                <table:table-cell table:style-name="Table15.A2" office:value-type="string">
                  <text:p text:style-name="Table_20_Contents">String</text:p>
                </table:table-cell>
                <table:table-cell table:style-name="Table15.C2" office:value-type="string">
                  <text:p text:style-name="Table_20_Contents">value</text:p>
                </table:table-cell>
              </table:table-row>
            </table:table>
            <text:p text:style-name="Table_20_Contents"/>
          </table:table-cell>
        </table:table-row>
        <table:table-row>
          <table:table-cell table:style-name="Table13.A2" office:value-type="string">
            <text:p text:style-name="Standard"/>
            <text:p text:style-name="P7">Status and Return codes:</text:p>
            <table:table table:name="Table16" table:style-name="Table16">
              <table:table-column table:style-name="Table16.A" table:number-columns-repeated="3"/>
              <table:table-row>
                <table:table-cell table:style-name="Table16.A1" office:value-type="string">
                  <text:p text:style-name="P17">Http Status code</text:p>
                </table:table-cell>
                <table:table-cell table:style-name="Table16.A1" office:value-type="string">
                  <text:p text:style-name="P17">return_code</text:p>
                </table:table-cell>
                <table:table-cell table:style-name="Table16.C1" office:value-type="string">
                  <text:p text:style-name="P17">return_message</text:p>
                </table:table-cell>
              </table:table-row>
              <table:table-row>
                <table:table-cell table:style-name="Table16.A2" office:value-type="string">
                  <text:p text:style-name="Table_20_Contents">400</text:p>
                </table:table-cell>
                <table:table-cell table:style-name="Table16.A2" office:value-type="string">
                  <text:p text:style-name="Table_20_Contents">1002</text:p>
                </table:table-cell>
                <table:table-cell table:style-name="Table16.C2" office:value-type="string">
                  <text:p text:style-name="Table_20_Contents">“ Mandatory fields are not supplied”</text:p>
                </table:table-cell>
              </table:table-row>
              <table:table-row>
                <table:table-cell table:style-name="Table16.A2" office:value-type="string">
                  <text:p text:style-name="Table_20_Contents">400</text:p>
                </table:table-cell>
                <table:table-cell table:style-name="Table16.A2" office:value-type="string">
                  <text:p text:style-name="Table_20_Contents">1001</text:p>
                </table:table-cell>
                <table:table-cell table:style-name="Table16.C2" office:value-type="string">
                  <text:p text:style-name="Table_20_Contents">“invalid request token,please login again”</text:p>
                </table:table-cell>
              </table:table-row>
              <table:table-row>
                <table:table-cell table:style-name="Table16.A2" office:value-type="string">
                  <text:p text:style-name="Table_20_Contents">400</text:p>
                </table:table-cell>
                <table:table-cell table:style-name="Table16.A2" office:value-type="string">
                  <text:p text:style-name="Table_20_Contents">1003</text:p>
                </table:table-cell>
                <table:table-cell table:style-name="Table16.C2" office:value-type="string">
                  <text:p text:style-name="Table_20_Contents">“Permission Denied. Please check with Administrator.”</text:p>
                </table:table-cell>
              </table:table-row>
              <table:table-row>
                <table:table-cell table:style-name="Table16.A2" office:value-type="string">
                  <text:p text:style-name="Table_20_Contents">400</text:p>
                </table:table-cell>
                <table:table-cell table:style-name="Table16.A2" office:value-type="string">
                  <text:p text:style-name="Table_20_Contents">1021</text:p>
                </table:table-cell>
                <table:table-cell table:style-name="Table16.C2" office:value-type="string">
                  <text:p text:style-name="Table_20_Contents">“invalid MRNO”</text:p>
                </table:table-cell>
              </table:table-row>
              <table:table-row>
                <table:table-cell table:style-name="Table16.A2" office:value-type="string">
                  <text:p text:style-name="Table_20_Contents">200</text:p>
                </table:table-cell>
                <table:table-cell table:style-name="Table16.A2" office:value-type="string">
                  <text:p text:style-name="Table_20_Contents">2001</text:p>
                </table:table-cell>
                <table:table-cell table:style-name="Table16.C2" office:value-type="string">
                  <text:p text:style-name="Table_20_Contents">“Success”</text:p>
                </table:table-cell>
              </table:table-row>
            </table:table>
            <text:p text:style-name="Standard"/>
          </table:table-cell>
        </table:table-row>
        <table:table-row>
          <table:table-cell table:style-name="Table13.A2" office:value-type="string">
            <text:p text:style-name="Standard"/>
            <text:p text:style-name="P7">Sample data :</text:p>
            <text:p text:style-name="Standard"><text:soft-page-break/>1.</text:p>
            <text:p text:style-name="Standard">{</text:p>
            <text:p text:style-name="P36">"patient_details": {</text:p>
            <text:list xml:id="list1407970353" text:style-name="L8">
              <text:list-header>
                <text:p text:style-name="P100">"patient_city": "ct0027",</text:p>
                <text:p text:style-name="P100">"dateofbirth": "1999-05-05",</text:p>
                <text:p text:style-name="P100">"other_allergies": "",</text:p>
                <text:p text:style-name="P100">"custom_list6_value": "",</text:p>
                <text:p text:style-name="P100">"patient_category_id": 1,</text:p>
                <text:p text:style-name="P100">"patient_phone2": "",</text:p>
                <text:p text:style-name="P100">"custom_list9_value": "",</text:p>
                <text:p text:style-name="P100">"expected_dob": "",</text:p>
                <text:p text:style-name="P100">"email_id": "",</text:p>
                <text:p text:style-name="P100">"no_allergies": "",</text:p>
                <text:p text:style-name="P100">"death_date": "",</text:p>
                <text:p text:style-name="P100">"custom_field3": "",</text:p>
                <text:p text:style-name="P100">"custom_field2": "",</text:p>
                <text:p text:style-name="P100">"custom_field1": "",</text:p>
                <text:p text:style-name="P100">"middle_name": "",</text:p>
                <text:p text:style-name="P100">"custom_field7": "",</text:p>
                <text:p text:style-name="P100">"custom_field6": "",</text:p>
                <text:p text:style-name="P100">"custom_field5": "",</text:p>
                <text:p text:style-name="P100">"custom_list3_value": "",</text:p>
                <text:p text:style-name="P100">"custom_field4": "",</text:p>
                <text:p text:style-name="P100">"custom_list4_value": "",</text:p>
                <text:p text:style-name="P100">"custom_field9": "",</text:p>
                <text:p text:style-name="P100">"custom_field8": "",</text:p>
                <text:p text:style-name="P100">"country": "",</text:p>
                <text:p text:style-name="P100">"patient_gender": "M",</text:p>
                <text:p text:style-name="P100">"last_name": "",</text:p>
                <text:p text:style-name="P100">"mr_no": "00012272",</text:p>
                <text:p text:style-name="P100">"food_allergies": "",</text:p>
                <text:p text:style-name="P100">"government_identifier": "",</text:p>
                <text:p text:style-name="P100">"custom_list5_value": "",</text:p>
                <text:p text:style-name="P100">"dead_on_arrival": "N",</text:p>
                <text:p text:style-name="P100">"patient_area": "",</text:p>
                <text:p text:style-name="P100">"identifier_id": "",</text:p>
                <text:p text:style-name="P100">"patient_phone": "9988776657",</text:p>
                <text:p text:style-name="P100">"med_allergies": "",</text:p>
                <text:p text:style-name="P100">"patient_address": "",</text:p>
                <text:p text:style-name="P100">"oldmrno": "",</text:p>
                <text:p text:style-name="P100">"first_visit_reg_date": "",</text:p>
                <text:p text:style-name="P100">"patient_name": "ravi",</text:p>
                <text:p text:style-name="P100">"custom_field16": "",</text:p>
                <text:p text:style-name="P100">"custom_field15": "",</text:p>
                <text:p text:style-name="P100">"patient_state": "st0025",</text:p>
                <text:p text:style-name="P100">"custom_field18": "",</text:p>
                <text:p text:style-name="P100"><text:soft-page-break/>"custom_field17": "",</text:p>
                <text:p text:style-name="P100">"custom_field19": "",</text:p>
                <text:p text:style-name="P100">"custom_list1_value": "",</text:p>
                <text:p text:style-name="P100">"mobile_password": "J0hdGI",</text:p>
                <text:p text:style-name="P100">"custom_field10": "",</text:p>
                <text:p text:style-name="P100">"original_mr_no": "",</text:p>
                <text:p text:style-name="P100">"custom_field11": "",</text:p>
                <text:p text:style-name="P100">"custom_field12": "",</text:p>
                <text:p text:style-name="P100">"custom_field13": "",</text:p>
                <text:p text:style-name="P100">"custom_field14": "",</text:p>
                <text:p text:style-name="P100">"custom_list2_value": "",</text:p>
                <text:p text:style-name="P100">"custom_list8_value": "",</text:p>
                <text:p text:style-name="P100">"salutation": "solu003",</text:p>
                <text:p text:style-name="P100">"death_reason_id": "",</text:p>
                <text:p text:style-name="P100">"death_time": "",</text:p>
                <text:p text:style-name="P59">"custom_list7_value": ""</text:p>
              </text:list-header>
            </text:list>
            <text:p text:style-name="Text_20_body">}</text:p>
            <text:p text:style-name="Standard"><text:s text:c="12"/>"return_code": "2001",</text:p>
            <text:list xml:id="list120215182053976" text:continue-list="list120215434946936" text:style-name="L7">
              <text:list-header>
                <text:p text:style-name="P58">"return_message": "Success"</text:p>
              </text:list-header>
            </text:list>
            <text:p text:style-name="Text_20_body">}</text:p>
            <text:p text:style-name="Standard"/>
          </table:table-cell>
        </table:table-row>
      </table:table>
      <text:p text:style-name="Standard"/>
      <text:p text:style-name="Standard"/>
      <text:p text:style-name="P44"/>
      <text:p text:style-name="Standard"/>
      <table:table table:name="Table17" table:style-name="Table17">
        <table:table-column table:style-name="Table17.A"/>
        <table:table-row>
          <table:table-cell table:style-name="Table17.A1" office:value-type="string">
            <text:h text:style-name="P166" text:outline-level="2"><text:bookmark-start text:name="__RefHeading__6378_1424362952"/><text:span text:style-name="T6">Operation: </text:span>Get MasterData(GET request to insta)<text:bookmark-end text:name="__RefHeading__6378_1424362952"/></text:h>
          </table:table-cell>
        </table:table-row>
        <table:table-row>
          <table:table-cell table:style-name="Table17.A2" office:value-type="string">
            <text:p text:style-name="P17">Request URL: </text:p>
            <text:p text:style-name="Table_20_Contents">http:serveripaddress/instaapps/Customer/Registration/GeneralRegistration.do?_method=getRegMasterData</text:p>
          </table:table-cell>
        </table:table-row>
        <table:table-row>
          <table:table-cell table:style-name="Table17.A2" office:value-type="string">
            <text:p text:style-name="Table_20_Contents"/>
            <text:p text:style-name="P17">Request Parameters:</text:p>
            <text:p text:style-name="Table_20_Contents"/>
            <table:table table:name="Table18" table:style-name="Table18">
              <table:table-column table:style-name="Table18.A"/>
              <table:table-column table:style-name="Table18.B"/>
              <table:table-column table:style-name="Table18.A"/>
              <table:table-column table:style-name="Table18.D"/>
              <table:table-column table:style-name="Table18.E"/>
              <table:table-column table:style-name="Table18.D"/>
              <table:table-row>
                <table:table-cell table:style-name="Table18.A1" office:value-type="string">
                  <text:p text:style-name="P17">Name</text:p>
                </table:table-cell>
                <table:table-cell table:style-name="Table18.A1" office:value-type="string">
                  <text:p text:style-name="P17">Type</text:p>
                </table:table-cell>
                <table:table-cell table:style-name="Table18.A1" office:value-type="string">
                  <text:p text:style-name="P17">Purpose</text:p>
                </table:table-cell>
                <table:table-cell table:style-name="Table18.A1" office:value-type="string">
                  <text:p text:style-name="P17">Required</text:p>
                </table:table-cell>
                <table:table-cell table:style-name="Table18.A1" office:value-type="string">
                  <text:p text:style-name="P17">Permitted Parameter Type</text:p>
                </table:table-cell>
                <table:table-cell table:style-name="Table18.F1" office:value-type="string">
                  <text:p text:style-name="P17">Deprecated Parameter Type</text:p>
                </table:table-cell>
              </table:table-row>
              <table:table-row>
                <table:table-cell table:style-name="Table18.A2" office:value-type="string">
                  <text:p text:style-name="Standard">request_handler_key</text:p>
                  <text:p text:style-name="Table_20_Contents"><text:s text:c="3"/></text:p>
                </table:table-cell>
                <table:table-cell table:style-name="Table18.A2" office:value-type="string">
                  <text:p text:style-name="Table_20_Contents">String</text:p>
                </table:table-cell>
                <table:table-cell table:style-name="Table18.A2" office:value-type="string">
                  <text:p text:style-name="Table_20_Contents">request_handler provided after login into Insta </text:p>
                </table:table-cell>
                <table:table-cell table:style-name="Table18.A2" office:value-type="string">
                  <text:p text:style-name="Table_20_Contents">Yes</text:p>
                </table:table-cell>
                <table:table-cell table:style-name="Table18.A2" office:value-type="string">
                  <text:p text:style-name="Table_20_Contents">Header</text:p>
                </table:table-cell>
                <table:table-cell table:style-name="Table18.F2" office:value-type="string">
                  <text:p text:style-name="Table_20_Contents">URL</text:p>
                </table:table-cell>
              </table:table-row>
            </table:table>
            <text:p text:style-name="Table_20_Contents"/>
          </table:table-cell>
        </table:table-row>
        <table:table-row>
          <table:table-cell table:style-name="Table17.A2" office:value-type="string">
            <text:p text:style-name="P17">Response Parameters:</text:p>
            <table:table table:name="Table19" table:style-name="Table19">
              <table:table-column table:style-name="Table19.A" table:number-columns-repeated="3"/>
              <table:table-row>
                <table:table-cell table:style-name="Table19.A1" office:value-type="string">
                  <text:p text:style-name="P17">Name </text:p>
                </table:table-cell>
                <table:table-cell table:style-name="Table19.A1" office:value-type="string">
                  <text:p text:style-name="P17">Type</text:p>
                </table:table-cell>
                <table:table-cell table:style-name="Table19.C1" office:value-type="string">
                  <text:p text:style-name="P17">Additional Information</text:p>
                </table:table-cell>
              </table:table-row>
              <table:table-row>
                <table:table-cell table:style-name="Table19.A2" office:value-type="string">
                  <text:p text:style-name="Table_20_Contents">return_message</text:p>
                </table:table-cell>
                <table:table-cell table:style-name="Table19.A2" office:value-type="string">
                  <text:p text:style-name="Table_20_Contents">String</text:p>
                </table:table-cell>
                <table:table-cell table:style-name="Table19.C2" office:value-type="string">
                  <text:p text:style-name="Table_20_Contents">Message specifying operation information</text:p>
                </table:table-cell>
              </table:table-row>
              <table:table-row>
                <table:table-cell table:style-name="Table19.A2" office:value-type="string">
                  <text:p text:style-name="Table_20_Contents">return_code</text:p>
                </table:table-cell>
                <table:table-cell table:style-name="Table19.A2" office:value-type="string">
                  <text:p text:style-name="Table_20_Contents">String</text:p>
                </table:table-cell>
                <table:table-cell table:style-name="Table19.C2" office:value-type="string">
                  <text:p text:style-name="Table_20_Contents">value</text:p>
                </table:table-cell>
              </table:table-row>
              <table:table-row>
                <table:table-cell table:style-name="Table19.A2" office:value-type="string">
                  <text:p text:style-name="Table_20_Contents">allStates</text:p>
                </table:table-cell>
                <table:table-cell table:style-name="Table19.A2" office:value-type="string">
                  <text:p text:style-name="Table_20_Contents">List&lt;Map&gt;</text:p>
                </table:table-cell>
                <table:table-cell table:style-name="Table19.C2" office:value-type="string">
                  <text:p text:style-name="Table_20_Contents">AllState details</text:p>
                </table:table-cell>
              </table:table-row>
              <table:table-row>
                <table:table-cell table:style-name="Table19.A2" office:value-type="string">
                  <text:p text:style-name="Table_20_Contents">allCities</text:p>
                </table:table-cell>
                <table:table-cell table:style-name="Table19.A2" office:value-type="string">
                  <text:p text:style-name="Table_20_Contents">List&lt;Map&gt;</text:p>
                </table:table-cell>
                <table:table-cell table:style-name="Table19.C2" office:value-type="string">
                  <text:p text:style-name="Table_20_Contents">AllCities details</text:p>
                </table:table-cell>
              </table:table-row>
              <table:table-row>
                <table:table-cell table:style-name="Table19.A2" office:value-type="string">
                  <text:p text:style-name="Table_20_Contents">allSalutations</text:p>
                </table:table-cell>
                <table:table-cell table:style-name="Table19.A2" office:value-type="string">
                  <text:p text:style-name="Table_20_Contents">List&lt;Map&gt;</text:p>
                </table:table-cell>
                <table:table-cell table:style-name="Table19.C2" office:value-type="string">
                  <text:p text:style-name="Table_20_Contents">AllSalutations details</text:p>
                </table:table-cell>
              </table:table-row>
              <table:table-row>
                <table:table-cell table:style-name="Table19.A2" office:value-type="string">
                  <text:p text:style-name="Table_20_Contents">allPatientCategories</text:p>
                </table:table-cell>
                <table:table-cell table:style-name="Table19.A2" office:value-type="string">
                  <text:p text:style-name="Table_20_Contents">List&lt;Map&gt;</text:p>
                </table:table-cell>
                <table:table-cell table:style-name="Table19.C2" office:value-type="string">
                  <text:p text:style-name="Table_20_Contents">AllPatientCategories details</text:p>
                </table:table-cell>
              </table:table-row>
            </table:table>
            <text:p text:style-name="Table_20_Contents"/>
          </table:table-cell>
        </table:table-row>
        <table:table-row>
          <table:table-cell table:style-name="Table17.A2" office:value-type="string">
            <text:p text:style-name="P7">Status and Return codes:</text:p>
            <table:table table:name="Table20" table:style-name="Table20">
              <table:table-column table:style-name="Table20.A" table:number-columns-repeated="3"/>
              <table:table-row>
                <table:table-cell table:style-name="Table20.A1" office:value-type="string">
                  <text:p text:style-name="P17">Http Status code</text:p>
                </table:table-cell>
                <table:table-cell table:style-name="Table20.A1" office:value-type="string">
                  <text:p text:style-name="P17">return_code</text:p>
                </table:table-cell>
                <table:table-cell table:style-name="Table20.C1" office:value-type="string">
                  <text:p text:style-name="P17">return_message</text:p>
                </table:table-cell>
              </table:table-row>
              <table:table-row>
                <table:table-cell table:style-name="Table20.A2" office:value-type="string">
                  <text:p text:style-name="Table_20_Contents">400</text:p>
                </table:table-cell>
                <table:table-cell table:style-name="Table20.A2" office:value-type="string">
                  <text:p text:style-name="Table_20_Contents">1001</text:p>
                </table:table-cell>
                <table:table-cell table:style-name="Table20.C2" office:value-type="string">
                  <text:p text:style-name="Table_20_Contents">“invalid request token,please login again”</text:p>
                </table:table-cell>
              </table:table-row>
              <table:table-row>
                <table:table-cell table:style-name="Table20.A2" office:value-type="string">
                  <text:p text:style-name="Table_20_Contents">400</text:p>
                </table:table-cell>
                <table:table-cell table:style-name="Table20.A2" office:value-type="string">
                  <text:p text:style-name="Table_20_Contents">1003</text:p>
                </table:table-cell>
                <table:table-cell table:style-name="Table20.C2" office:value-type="string">
                  <text:p text:style-name="Table_20_Contents">“Permission Denied. Please check with Administrator.”</text:p>
                </table:table-cell>
              </table:table-row>
              <table:table-row>
                <table:table-cell table:style-name="Table20.A2" office:value-type="string">
                  <text:p text:style-name="Table_20_Contents">200</text:p>
                </table:table-cell>
                <table:table-cell table:style-name="Table20.A2" office:value-type="string">
                  <text:p text:style-name="Table_20_Contents">2001</text:p>
                </table:table-cell>
                <table:table-cell table:style-name="Table20.C2" office:value-type="string">
                  <text:p text:style-name="Table_20_Contents">“Success”</text:p>
                </table:table-cell>
              </table:table-row>
            </table:table>
            <text:p text:style-name="Standard"/>
          </table:table-cell>
        </table:table-row>
        <table:table-row>
          <table:table-cell table:style-name="Table17.A2" office:value-type="string">
            <text:p text:style-name="P7">Sample data :</text:p>
            <text:p text:style-name="Standard">1.</text:p>
            <text:p text:style-name="P36">{"allStates": [</text:p>
            <text:list xml:id="list3786218886" text:style-name="L9">
              <text:list-item>
                <text:list>
                  <text:list-header>
                    <text:p text:style-name="P101">{</text:p>
                    <text:list>
                      <text:list-header>
                        <text:p text:style-name="P101">"state_name": "GOA",</text:p>
                        <text:p text:style-name="P101"><text:soft-page-break/>"state_id": "ST0011",</text:p>
                        <text:p text:style-name="P101">"country_id": "CM0001"</text:p>
                      </text:list-header>
                    </text:list>
                    <text:p text:style-name="P101">},</text:p>
                    <text:p text:style-name="P101">{</text:p>
                    <text:list text:continue-numbering="true">
                      <text:list-header>
                        <text:p text:style-name="P101">"state_name": "GUJARAT",</text:p>
                        <text:p text:style-name="P101">"state_id": "ST0012",</text:p>
                        <text:p text:style-name="P101">"country_id": "CM0001"</text:p>
                      </text:list-header>
                    </text:list>
                    <text:p text:style-name="P60">}</text:p>
                    <text:p text:style-name="P60">]</text:p>
                    <text:p text:style-name="P60">“allCities": [</text:p>
                  </text:list-header>
                </text:list>
              </text:list-item>
            </text:list>
            <text:list xml:id="list1159722379" text:style-name="L10">
              <text:list-header>
                <text:p text:style-name="P102">{</text:p>
                <text:list>
                  <text:list-header>
                    <text:p text:style-name="P102">"city_id": "CT0002",</text:p>
                    <text:p text:style-name="P102">"state_id": "ST0002",</text:p>
                    <text:p text:style-name="P102">"city_name": "OTHER"</text:p>
                  </text:list-header>
                </text:list>
                <text:p text:style-name="P102">},</text:p>
                <text:p text:style-name="P102">{</text:p>
                <text:list text:continue-numbering="true">
                  <text:list-header>
                    <text:p text:style-name="P102">"city_id": "CT0003",</text:p>
                    <text:p text:style-name="P102">"state_id": "ST0003",</text:p>
                    <text:p text:style-name="P102">"city_name": "OTHER"</text:p>
                  </text:list-header>
                </text:list>
                <text:p text:style-name="P61">},</text:p>
                <text:p text:style-name="P61">]</text:p>
                <text:p text:style-name="P182">"allPatientCategories": [</text:p>
              </text:list-header>
            </text:list>
            <text:list xml:id="list2566079255" text:style-name="L11">
              <text:list-header>
                <text:p text:style-name="P103">{</text:p>
                <text:list>
                  <text:list-header>
                    <text:p text:style-name="P103">"center_id": 0,</text:p>
                    <text:p text:style-name="P103">"category_name": "General",</text:p>
                    <text:p text:style-name="P103">"category_id": 1</text:p>
                  </text:list-header>
                </text:list>
                <text:p text:style-name="P103">},</text:p>
                <text:p text:style-name="P103">{</text:p>
                <text:list text:continue-numbering="true">
                  <text:list-header>
                    <text:p text:style-name="P103">"center_id": 0,</text:p>
                    <text:p text:style-name="P103">"category_name": "new",</text:p>
                    <text:p text:style-name="P103">"category_id": 3</text:p>
                  </text:list-header>
                </text:list>
                <text:p text:style-name="P62">},</text:p>
              </text:list-header>
            </text:list>
            <text:list xml:id="list120214298222612" text:continue-list="list1159722379" text:style-name="L10">
              <text:list-header>
                <text:p text:style-name="P182">"allSalutations": [</text:p>
              </text:list-header>
            </text:list>
            <text:list xml:id="list1985813149" text:style-name="L12">
              <text:list-header>
                <text:p text:style-name="P104">{</text:p>
                <text:list>
                  <text:list-header>
                    <text:p text:style-name="P104">"salutation": "Baby",</text:p>
                    <text:p text:style-name="P104">"gender": "",</text:p>
                    <text:p text:style-name="P104">"salutation_id": "SALU0008"</text:p>
                  </text:list-header>
                </text:list>
                <text:p text:style-name="P104">},</text:p>
                <text:p text:style-name="P104">{</text:p>
                <text:list text:continue-numbering="true">
                  <text:list-header>
                    <text:p text:style-name="P104">"salutation": "Dr.",</text:p>
                    <text:p text:style-name="P104">"gender": "",</text:p>
                    <text:p text:style-name="P104">"salutation_id": "SALU0007"</text:p>
                  </text:list-header>
                </text:list>
                <text:p text:style-name="P63">},</text:p>
              </text:list-header>
            </text:list>
            <text:list xml:id="list120216068566766" text:continue-list="list120214298222612" text:style-name="L10">
              <text:list-header>
                <text:p text:style-name="P61"><text:soft-page-break/>]</text:p>
                <text:p text:style-name="P182"><text:s text:c="10"/>"return_code": "2001",</text:p>
                <text:p text:style-name="P61"><text:s text:c="10"/>"return_message": "Success"</text:p>
                <text:p text:style-name="P61">}</text:p>
              </text:list-header>
            </text:list>
            <text:p text:style-name="Standard"/>
          </table:table-cell>
        </table:table-row>
      </table:table>
      <text:p text:style-name="Standard"/>
      <text:p text:style-name="P44"/>
      <table:table table:name="Table21" table:style-name="Table21">
        <table:table-column table:style-name="Table21.A"/>
        <table:table-row>
          <table:table-cell table:style-name="Table21.A1" office:value-type="string">
            <text:h text:style-name="P166" text:outline-level="2"><text:bookmark-start text:name="__RefHeading__6380_1424362952"/><text:span text:style-name="T6">Operation: </text:span>Request for list of all centers/departments and doctors in them (GET Request to Insta)<text:bookmark-end text:name="__RefHeading__6380_1424362952"/></text:h>
          </table:table-cell>
        </table:table-row>
        <table:table-row>
          <table:table-cell table:style-name="Table21.A2" office:value-type="string">
            <text:p text:style-name="P17">Request URL: </text:p>
            <text:p text:style-name="Table_20_Contents">http:serveripaddress/instaapps/Customer/doctorscheduler.do?_method=getSchedulerMasterData </text:p>
          </table:table-cell>
        </table:table-row>
        <table:table-row>
          <table:table-cell table:style-name="Table21.A2" office:value-type="string">
            <text:p text:style-name="Table_20_Contents"/>
            <text:p text:style-name="P17">Request Parameters:</text:p>
            <text:p text:style-name="Table_20_Contents"/>
            <table:table table:name="Table22" table:style-name="Table22">
              <table:table-column table:style-name="Table22.A"/>
              <table:table-column table:style-name="Table22.B"/>
              <table:table-column table:style-name="Table22.A"/>
              <table:table-column table:style-name="Table22.D"/>
              <table:table-column table:style-name="Table22.E"/>
              <table:table-column table:style-name="Table22.D"/>
              <table:table-row>
                <table:table-cell table:style-name="Table22.A1" office:value-type="string">
                  <text:p text:style-name="P17">Name</text:p>
                </table:table-cell>
                <table:table-cell table:style-name="Table22.A1" office:value-type="string">
                  <text:p text:style-name="P17">Type</text:p>
                </table:table-cell>
                <table:table-cell table:style-name="Table22.A1" office:value-type="string">
                  <text:p text:style-name="P17">Purpose</text:p>
                </table:table-cell>
                <table:table-cell table:style-name="Table22.A1" office:value-type="string">
                  <text:p text:style-name="P17">Required</text:p>
                </table:table-cell>
                <table:table-cell table:style-name="Table22.A1" office:value-type="string">
                  <text:p text:style-name="P17">Permitted Parameter Type</text:p>
                </table:table-cell>
                <table:table-cell table:style-name="Table22.F1" office:value-type="string">
                  <text:p text:style-name="P17">Deprecated Parameter Type</text:p>
                </table:table-cell>
              </table:table-row>
              <table:table-row>
                <table:table-cell table:style-name="Table22.A2" office:value-type="string">
                  <text:p text:style-name="Standard">request_handler_key</text:p>
                  <text:p text:style-name="Table_20_Contents"><text:s text:c="3"/></text:p>
                </table:table-cell>
                <table:table-cell table:style-name="Table22.A2" office:value-type="string">
                  <text:p text:style-name="Table_20_Contents">String</text:p>
                </table:table-cell>
                <table:table-cell table:style-name="Table22.A2" office:value-type="string">
                  <text:p text:style-name="Table_20_Contents">request_handler provided after login into Insta </text:p>
                </table:table-cell>
                <table:table-cell table:style-name="Table22.A2" office:value-type="string">
                  <text:p text:style-name="Table_20_Contents">Yes</text:p>
                </table:table-cell>
                <table:table-cell table:style-name="Table22.A2" office:value-type="string">
                  <text:p text:style-name="Table_20_Contents">Header</text:p>
                </table:table-cell>
                <table:table-cell table:style-name="Table22.F2" office:value-type="string">
                  <text:p text:style-name="Table_20_Contents">URL</text:p>
                </table:table-cell>
              </table:table-row>
              <table:table-row>
                <table:table-cell table:style-name="Table22.A2" office:value-type="string">
                  <text:p text:style-name="Standard">status</text:p>
                </table:table-cell>
                <table:table-cell table:style-name="Table22.A2" office:value-type="string">
                  <text:p text:style-name="Table_20_Contents">String</text:p>
                </table:table-cell>
                <table:table-cell table:style-name="Table22.A2" office:value-type="string">
                  <text:p text:style-name="Table_20_Contents">Can have value as 'all'. If provided, api returns active and inactive centers, departments and doctors. If not provided , api returns only active centers, departments and doctors.When status parameter provided, inactive doctors as well as doctors having inactive association with center are included in api response along with active doctors.</text:p>
                </table:table-cell>
                <table:table-cell table:style-name="Table22.A2" office:value-type="string">
                  <text:p text:style-name="Table_20_Contents">No</text:p>
                </table:table-cell>
                <table:table-cell table:style-name="Table22.A2" office:value-type="string">
                  <text:p text:style-name="Table_20_Contents">URL</text:p>
                </table:table-cell>
                <table:table-cell table:style-name="Table22.F2" office:value-type="string">
                  <text:p text:style-name="Table_20_Contents"/>
                </table:table-cell>
              </table:table-row>
            </table:table>
            <text:p text:style-name="Table_20_Contents"/>
          </table:table-cell>
        </table:table-row>
        <text:soft-page-break/>
        <table:table-row>
          <table:table-cell table:style-name="Table21.A2" office:value-type="string">
            <text:p text:style-name="Table_20_Contents"/>
            <text:p text:style-name="P17">Response Parameters:</text:p>
            <text:p text:style-name="Table_20_Contents"/>
            <table:table table:name="Table23" table:style-name="Table23">
              <table:table-column table:style-name="Table23.A" table:number-columns-repeated="3"/>
              <table:table-row>
                <table:table-cell table:style-name="Table23.A1" office:value-type="string">
                  <text:p text:style-name="P17">Name </text:p>
                </table:table-cell>
                <table:table-cell table:style-name="Table23.A1" office:value-type="string">
                  <text:p text:style-name="P17">Type</text:p>
                </table:table-cell>
                <table:table-cell table:style-name="Table23.C1" office:value-type="string">
                  <text:p text:style-name="P17">Additional Information</text:p>
                </table:table-cell>
              </table:table-row>
              <table:table-row>
                <table:table-cell table:style-name="Table23.A2" office:value-type="string">
                  <text:p text:style-name="Table_20_Contents">return_message</text:p>
                </table:table-cell>
                <table:table-cell table:style-name="Table23.A2" office:value-type="string">
                  <text:p text:style-name="Table_20_Contents">String</text:p>
                </table:table-cell>
                <table:table-cell table:style-name="Table23.C2" office:value-type="string">
                  <text:p text:style-name="Table_20_Contents">Message specifying operation information</text:p>
                </table:table-cell>
              </table:table-row>
              <table:table-row>
                <table:table-cell table:style-name="Table23.A2" office:value-type="string">
                  <text:p text:style-name="Table_20_Contents">return_code</text:p>
                </table:table-cell>
                <table:table-cell table:style-name="Table23.A2" office:value-type="string">
                  <text:p text:style-name="Table_20_Contents">String</text:p>
                </table:table-cell>
                <table:table-cell table:style-name="Table23.C2" office:value-type="string">
                  <text:p text:style-name="Table_20_Contents">value</text:p>
                </table:table-cell>
              </table:table-row>
              <table:table-row>
                <table:table-cell table:style-name="Table23.A2" office:value-type="string">
                  <text:p text:style-name="Table_20_Contents">hospital_center_master</text:p>
                </table:table-cell>
                <table:table-cell table:style-name="Table23.A2" office:value-type="string">
                  <text:p text:style-name="Table_20_Contents">List&lt;Map&gt;</text:p>
                </table:table-cell>
                <table:table-cell table:style-name="Table23.C2" office:value-type="string">
                  <text:p text:style-name="Table_20_Contents">hospital_center_master details</text:p>
                </table:table-cell>
              </table:table-row>
              <table:table-row>
                <table:table-cell table:style-name="Table23.A2" office:value-type="string">
                  <text:p text:style-name="Table_20_Contents">hospital_departments</text:p>
                </table:table-cell>
                <table:table-cell table:style-name="Table23.A2" office:value-type="string">
                  <text:p text:style-name="Table_20_Contents">List&lt;Map&gt;</text:p>
                </table:table-cell>
                <table:table-cell table:style-name="Table23.C2" office:value-type="string">
                  <text:p text:style-name="Table_20_Contents">hospital_departments details</text:p>
                </table:table-cell>
              </table:table-row>
              <table:table-row>
                <table:table-cell table:style-name="Table23.A2" office:value-type="string">
                  <text:p text:style-name="Table_20_Contents">hospital_doctors</text:p>
                </table:table-cell>
                <table:table-cell table:style-name="Table23.A2" office:value-type="string">
                  <text:p text:style-name="Table_20_Contents">List&lt;Map&gt;</text:p>
                </table:table-cell>
                <table:table-cell table:style-name="Table23.C2" office:value-type="string">
                  <text:p text:style-name="Table_20_Contents">hospital_doctors details</text:p>
                </table:table-cell>
              </table:table-row>
            </table:table>
            <text:p text:style-name="Table_20_Contents"/>
          </table:table-cell>
        </table:table-row>
        <table:table-row>
          <table:table-cell table:style-name="Table21.A2" office:value-type="string">
            <text:p text:style-name="Standard"/>
            <text:p text:style-name="P7">Status and Return codes:</text:p>
            <table:table table:name="Table24" table:style-name="Table24">
              <table:table-column table:style-name="Table24.A" table:number-columns-repeated="3"/>
              <table:table-row>
                <table:table-cell table:style-name="Table24.A1" office:value-type="string">
                  <text:p text:style-name="P17">Http Status code</text:p>
                </table:table-cell>
                <table:table-cell table:style-name="Table24.A1" office:value-type="string">
                  <text:p text:style-name="P17">return_code</text:p>
                </table:table-cell>
                <table:table-cell table:style-name="Table24.C1" office:value-type="string">
                  <text:p text:style-name="P17">return_message</text:p>
                </table:table-cell>
              </table:table-row>
              <table:table-row>
                <table:table-cell table:style-name="Table24.A2" office:value-type="string">
                  <text:p text:style-name="Table_20_Contents">400</text:p>
                </table:table-cell>
                <table:table-cell table:style-name="Table24.A2" office:value-type="string">
                  <text:p text:style-name="Table_20_Contents">1001</text:p>
                </table:table-cell>
                <table:table-cell table:style-name="Table24.C2" office:value-type="string">
                  <text:p text:style-name="Table_20_Contents">“invalid request token,please login again”</text:p>
                </table:table-cell>
              </table:table-row>
              <table:table-row>
                <table:table-cell table:style-name="Table24.A2" office:value-type="string">
                  <text:p text:style-name="Table_20_Contents">400</text:p>
                </table:table-cell>
                <table:table-cell table:style-name="Table24.A2" office:value-type="string">
                  <text:p text:style-name="Table_20_Contents">1003</text:p>
                </table:table-cell>
                <table:table-cell table:style-name="Table24.C2" office:value-type="string">
                  <text:p text:style-name="Table_20_Contents">“Permission Denied. Please check with Administrator.”</text:p>
                </table:table-cell>
              </table:table-row>
              <table:table-row>
                <table:table-cell table:style-name="Table24.A2" office:value-type="string">
                  <text:p text:style-name="Table_20_Contents">400</text:p>
                </table:table-cell>
                <table:table-cell table:style-name="Table24.A2" office:value-type="string">
                  <text:p text:style-name="Table_20_Contents">1021</text:p>
                </table:table-cell>
                <table:table-cell table:style-name="Table24.C2" office:value-type="string">
                  <text:p text:style-name="P21">“<text:span text:style-name="T1">Invalid status parameter</text:span>”</text:p>
                </table:table-cell>
              </table:table-row>
              <table:table-row>
                <table:table-cell table:style-name="Table24.A2" office:value-type="string">
                  <text:p text:style-name="Table_20_Contents">200</text:p>
                </table:table-cell>
                <table:table-cell table:style-name="Table24.A2" office:value-type="string">
                  <text:p text:style-name="Table_20_Contents">2001</text:p>
                </table:table-cell>
                <table:table-cell table:style-name="Table24.C2" office:value-type="string">
                  <text:p text:style-name="Table_20_Contents">“Success”</text:p>
                </table:table-cell>
              </table:table-row>
            </table:table>
            <text:p text:style-name="Standard"/>
          </table:table-cell>
        </table:table-row>
        <table:table-row>
          <table:table-cell table:style-name="Table21.A2" office:value-type="string">
            <text:p text:style-name="Standard"/>
            <text:p text:style-name="P7">Sample data :</text:p>
            <text:p text:style-name="Standard">1.</text:p>
            <text:p text:style-name="Standard">{</text:p>
            <text:p text:style-name="P36"><text:s text:c="3"/>"hospital_center_master": [</text:p>
            <text:list xml:id="list2801787687" text:style-name="L13">
              <text:list-header>
                <text:p text:style-name="P105">{</text:p>
                <text:list>
                  <text:list-header>
                    <text:p text:style-name="P105">"center_code": "Default Center",</text:p>
                  </text:list-header>
                </text:list>
                <text:p text:style-name="P105"><text:s text:c="12"/>"center_address": "ddddddddddddddd",</text:p>
                <text:p text:style-name="P105"><text:s text:c="12"/>"country_id": "CM0003",</text:p>
                <text:p text:style-name="P105"><text:s text:c="12"/>"region_id": "",</text:p>
                <text:p text:style-name="P105"><text:s text:c="12"/>"hospital_center_service_reg_no": "DHA-F-0000560",</text:p>
                <text:p text:style-name="P105"><text:s text:c="12"/>"city_id": "CT0618",</text:p>
                <text:p text:style-name="P105"><text:s text:c="12"/>"center_contact_phone": "77777777777",</text:p>
                <text:p text:style-name="P105"><text:s text:c="12"/>"state_id": "ST0037",</text:p>
                <text:p text:style-name="P105"><text:s text:c="12"/>"accounting_company_name": "Ddddddddddddd",</text:p>
                <text:p text:style-name="P105"><text:s text:c="12"/>"health_authority": "DHA",</text:p>
                <text:p text:style-name="P105"><text:s text:c="12"/>"center_name": "Default Center",</text:p>
                <text:p text:style-name="P105"><text:s text:c="12"/>"updated_timestamp": "2015-08-07T07:29:10Z",</text:p>
                <text:p text:style-name="P105"><text:s text:c="12"/>"created_timestamp": "2014-01-29T22:46:36Z",</text:p>
                <text:p text:style-name="P64"><text:s text:c="12"/>"center_id": 0,</text:p>
                <text:p text:style-name="P64"><text:s text:c="12"/>“status”:”A”</text:p>
                <text:p text:style-name="P64"><text:soft-page-break/>},</text:p>
              </text:list-header>
            </text:list>
            <text:p text:style-name="P36"><text:s text:c="3"/>hospital_doctors": [</text:p>
            <text:list xml:id="list4257245987" text:style-name="L14">
              <text:list-header>
                <text:p text:style-name="P106">{</text:p>
                <text:list>
                  <text:list-header>
                    <text:p text:style-name="P106">"doctor_name": "Prof. Dr. Semir Al Samarrai ",</text:p>
                    <text:p text:style-name="P106">"consulting_doctor_flag": "N",</text:p>
                    <text:p text:style-name="P106">“doctor_center_status”:”A”,</text:p>
                    <text:p text:style-name="P106">“doctor_status”:”A”,</text:p>
                    <text:p text:style-name="P106">"payment_eligible": "N",</text:p>
                    <text:p text:style-name="P106">"doctor_type": "HOSPITAL",</text:p>
                    <text:p text:style-name="P106">"allowed_revisit_count": "",</text:p>
                    <text:p text:style-name="P106">"doctor_mail_id": "",</text:p>
                    <text:p text:style-name="P106">"doctor_id": "DOC0045",</text:p>
                    <text:p text:style-name="P106">"doctor_license_number": "MS0237-7",</text:p>
                    <text:p text:style-name="P106">"custom_field4_value": "",</text:p>
                    <text:p text:style-name="P106">"dept_id": "DEP0018",</text:p>
                    <text:p text:style-name="P106">"qualification": "",</text:p>
                    <text:p text:style-name="P106">"ip_discharge_consultation_validity": "",</text:p>
                    <text:p text:style-name="P106">"custom_field3_value": "",</text:p>
                    <text:p text:style-name="P106">"updated_timestamp": "2014-01-30T09:46:37Z",</text:p>
                    <text:p text:style-name="P106">"overbook": false,</text:p>
                    <text:p text:style-name="P106">"created_timestamp": "2014-01-30T09:46:37Z",</text:p>
                    <text:p text:style-name="P106">"custom_field1_value": "",</text:p>
                    <text:p text:style-name="P106">"ip_template_id": 0,</text:p>
                    <text:p text:style-name="P106">"specialization": "",</text:p>
                    <text:p text:style-name="P106">"ip_discharge_consultation_count": "",</text:p>
                    <text:p text:style-name="P106">"custom_field2_value": "",</text:p>
                    <text:p text:style-name="P106">"res_phone": "",</text:p>
                    <text:p text:style-name="P106">"practition_type": " ",</text:p>
                    <text:p text:style-name="P106">"ot_doctor_flag": "Y",</text:p>
                    <text:p text:style-name="P106">"doctor_mobile": "",</text:p>
                    <text:p text:style-name="P106">"schedule": true,</text:p>
                    <text:p text:style-name="P106">"registration_no": "",</text:p>
                    <text:p text:style-name="P106">"doctor_address": "",</text:p>
                    <text:p text:style-name="P106">"op_consultation_validity": "",</text:p>
                    <text:p text:style-name="P106">"clinic_phone": "",</text:p>
                    <text:p text:style-name="P106">"center_id": 0,</text:p>
                    <text:p text:style-name="P106">"custom_field5_value": "",</text:p>
                    <text:p text:style-name="P106">"payment_category": 1,</text:p>
                    <text:p text:style-name="P106">"doc_center_id": 6</text:p>
                  </text:list-header>
                </text:list>
                <text:p text:style-name="P65">},</text:p>
              </text:list-header>
            </text:list>
            <text:p text:style-name="P36"><text:s text:c="5"/>"hospital_departments": [</text:p>
            <text:list xml:id="list2206232668" text:style-name="L15">
              <text:list-header>
                <text:p text:style-name="P107">{</text:p>
                <text:list>
                  <text:list-header>
                    <text:p text:style-name="P107">"dept_type_id": "",</text:p>
                    <text:p text:style-name="P107">"dept_id": "DEP0016",</text:p>
                    <text:p text:style-name="P107"><text:soft-page-break/>"cost_center_code": "Administration",</text:p>
                    <text:p text:style-name="P107">"dept_name": "Administration",</text:p>
                    <text:p text:style-name="P107">“status”:”A”</text:p>
                  </text:list-header>
                </text:list>
                <text:p text:style-name="P107">},</text:p>
              </text:list-header>
            </text:list>
            <text:p text:style-name="P38"/>
            <text:p text:style-name="Standard"><text:s text:c="13"/>"return_code": "2001",</text:p>
            <text:list xml:id="list120214138354617" text:continue-list="list120215182053976" text:style-name="L7">
              <text:list-header>
                <text:p text:style-name="P192"><text:s/>"return_message": "Success"</text:p>
              </text:list-header>
            </text:list>
            <text:p text:style-name="Standard">}</text:p>
            <text:p text:style-name="Standard"/>
            <text:p text:style-name="Standard"><text:s text:c="4"/></text:p>
            <text:p text:style-name="Standard"/>
          </table:table-cell>
        </table:table-row>
      </table:table>
      <text:p text:style-name="Standard"/>
      <text:p text:style-name="P44"/>
      <table:table table:name="Table25" table:style-name="Table25">
        <table:table-column table:style-name="Table25.A"/>
        <table:table-row>
          <table:table-cell table:style-name="Table25.A1" office:value-type="string">
            <text:h text:style-name="P166" text:outline-level="2"><text:bookmark-start text:name="__RefHeading__6382_1424362952"/><text:span text:style-name="T6">Operation: </text:span>Request for selected doctor's available time slots (GET Request to Insta)<text:bookmark-end text:name="__RefHeading__6382_1424362952"/></text:h>
          </table:table-cell>
        </table:table-row>
        <table:table-row>
          <table:table-cell table:style-name="Table25.A2" office:value-type="string">
            <text:p text:style-name="P17">Request URL: </text:p>
            <text:p text:style-name="Table_20_Contents">http:serveripaddress/instaapps/Customer/doctorscheduler.do?_method=getDoctorAvailabilitySlots</text:p>
          </table:table-cell>
        </table:table-row>
        <table:table-row>
          <table:table-cell table:style-name="Table25.A2" office:value-type="string">
            <text:p text:style-name="Table_20_Contents"/>
            <text:p text:style-name="P17">Request Parameters:</text:p>
            <text:p text:style-name="Table_20_Contents"/>
            <table:table table:name="Table26" table:style-name="Table26">
              <table:table-column table:style-name="Table26.A"/>
              <table:table-column table:style-name="Table26.B"/>
              <table:table-column table:style-name="Table26.A"/>
              <table:table-column table:style-name="Table26.D"/>
              <table:table-column table:style-name="Table26.E"/>
              <table:table-column table:style-name="Table26.D"/>
              <table:table-row>
                <table:table-cell table:style-name="Table26.A1" office:value-type="string">
                  <text:p text:style-name="P17">Name</text:p>
                </table:table-cell>
                <table:table-cell table:style-name="Table26.A1" office:value-type="string">
                  <text:p text:style-name="P17">Type</text:p>
                </table:table-cell>
                <table:table-cell table:style-name="Table26.A1" office:value-type="string">
                  <text:p text:style-name="P17">Purpose</text:p>
                </table:table-cell>
                <table:table-cell table:style-name="Table26.A1" office:value-type="string">
                  <text:p text:style-name="P17">Required</text:p>
                </table:table-cell>
                <table:table-cell table:style-name="Table26.A1" office:value-type="string">
                  <text:p text:style-name="P17">Permitted Parameter Type</text:p>
                </table:table-cell>
                <table:table-cell table:style-name="Table26.F1" office:value-type="string">
                  <text:p text:style-name="P17">Deprecated Parameter Type</text:p>
                </table:table-cell>
              </table:table-row>
              <table:table-row>
                <table:table-cell table:style-name="Table26.A2" office:value-type="string">
                  <text:p text:style-name="Standard">request_handler_key</text:p>
                  <text:p text:style-name="Table_20_Contents"><text:s text:c="3"/></text:p>
                </table:table-cell>
                <table:table-cell table:style-name="Table26.A2" office:value-type="string">
                  <text:p text:style-name="Table_20_Contents">String</text:p>
                </table:table-cell>
                <table:table-cell table:style-name="Table26.A2" office:value-type="string">
                  <text:p text:style-name="Table_20_Contents">request_handler provided after login into Insta </text:p>
                </table:table-cell>
                <table:table-cell table:style-name="Table26.A2" office:value-type="string">
                  <text:p text:style-name="Table_20_Contents">Yes</text:p>
                </table:table-cell>
                <table:table-cell table:style-name="Table26.A2" office:value-type="string">
                  <text:p text:style-name="Table_20_Contents">Header</text:p>
                </table:table-cell>
                <table:table-cell table:style-name="Table26.F2" office:value-type="string">
                  <text:p text:style-name="Table_20_Contents">URL</text:p>
                </table:table-cell>
              </table:table-row>
              <table:table-row>
                <table:table-cell table:style-name="Table26.A2" office:value-type="string">
                  <text:p text:style-name="Table_20_Contents">resource_id</text:p>
                </table:table-cell>
                <table:table-cell table:style-name="Table26.A2" office:value-type="string">
                  <text:p text:style-name="Table_20_Contents">String</text:p>
                </table:table-cell>
                <table:table-cell table:style-name="Table26.A2" office:value-type="string">
                  <text:p text:style-name="Table_20_Contents">doctor <text:s/>chossen by user</text:p>
                </table:table-cell>
                <table:table-cell table:style-name="Table26.A2" office:value-type="string">
                  <text:p text:style-name="Table_20_Contents">Yes</text:p>
                </table:table-cell>
                <table:table-cell table:style-name="Table26.A2" office:value-type="string">
                  <text:p text:style-name="Table_20_Contents">URL</text:p>
                </table:table-cell>
                <table:table-cell table:style-name="Table26.F2" office:value-type="string">
                  <text:p text:style-name="Table_20_Contents"/>
                </table:table-cell>
              </table:table-row>
              <table:table-row>
                <table:table-cell table:style-name="Table26.A2" office:value-type="string">
                  <text:p text:style-name="Table_20_Contents">appointment_date</text:p>
                </table:table-cell>
                <table:table-cell table:style-name="Table26.A2" office:value-type="string">
                  <text:p text:style-name="Table_20_Contents">String</text:p>
                </table:table-cell>
                <table:table-cell table:style-name="Table26.A2" office:value-type="string">
                  <text:p text:style-name="Table_20_Contents">appointment_date(yyyy-MM-dd)</text:p>
                </table:table-cell>
                <table:table-cell table:style-name="Table26.A2" office:value-type="string">
                  <text:p text:style-name="Table_20_Contents">No</text:p>
                </table:table-cell>
                <table:table-cell table:style-name="Table26.A2" office:value-type="string">
                  <text:p text:style-name="Table_20_Contents">URL</text:p>
                </table:table-cell>
                <table:table-cell table:style-name="Table26.F2" office:value-type="string">
                  <text:p text:style-name="Table_20_Contents"/>
                </table:table-cell>
              </table:table-row>
              <table:table-row>
                <table:table-cell table:style-name="Table26.A2" office:value-type="string">
                  <text:p text:style-name="Table_20_Contents">center_id</text:p>
                </table:table-cell>
                <table:table-cell table:style-name="Table26.A2" office:value-type="string">
                  <text:p text:style-name="Table_20_Contents">String</text:p>
                </table:table-cell>
                <table:table-cell table:style-name="Table26.A2" office:value-type="string">
                  <text:p text:style-name="Table_20_Contents">center_id of the doctor</text:p>
                </table:table-cell>
                <table:table-cell table:style-name="Table26.A2" office:value-type="string">
                  <text:p text:style-name="Table_20_Contents">No</text:p>
                </table:table-cell>
                <table:table-cell table:style-name="Table26.A2" office:value-type="string">
                  <text:p text:style-name="Table_20_Contents">URL</text:p>
                </table:table-cell>
                <table:table-cell table:style-name="Table26.F2" office:value-type="string">
                  <text:p text:style-name="Table_20_Contents"/>
                </table:table-cell>
              </table:table-row>
            </table:table>
            <text:p text:style-name="Table_20_Contents">If center_id is 0, the available time slots for all centers are returned.</text:p>
          </table:table-cell>
        </table:table-row>
        <table:table-row>
          <table:table-cell table:style-name="Table25.A2" office:value-type="string">
            <text:p text:style-name="Table_20_Contents"/>
            <text:p text:style-name="P17">Response Parameters:</text:p>
            <text:p text:style-name="Table_20_Contents"/>
            <table:table table:name="Table27" table:style-name="Table27">
              <table:table-column table:style-name="Table27.A" table:number-columns-repeated="3"/>
              <table:table-row>
                <table:table-cell table:style-name="Table27.A1" office:value-type="string">
                  <text:p text:style-name="P17">Name </text:p>
                </table:table-cell>
                <table:table-cell table:style-name="Table27.A1" office:value-type="string">
                  <text:p text:style-name="P17">Type</text:p>
                </table:table-cell>
                <table:table-cell table:style-name="Table27.C1" office:value-type="string">
                  <text:p text:style-name="P17">Additional Information</text:p>
                </table:table-cell>
              </table:table-row>
              <table:table-row>
                <table:table-cell table:style-name="Table27.A2" office:value-type="string">
                  <text:p text:style-name="Table_20_Contents">return_message</text:p>
                </table:table-cell>
                <table:table-cell table:style-name="Table27.A2" office:value-type="string">
                  <text:p text:style-name="Table_20_Contents">String</text:p>
                </table:table-cell>
                <table:table-cell table:style-name="Table27.C2" office:value-type="string">
                  <text:p text:style-name="Table_20_Contents">Message specifying operation information</text:p>
                </table:table-cell>
              </table:table-row>
              <table:table-row>
                <table:table-cell table:style-name="Table27.A2" office:value-type="string">
                  <text:p text:style-name="Table_20_Contents">return_code</text:p>
                </table:table-cell>
                <table:table-cell table:style-name="Table27.A2" office:value-type="string">
                  <text:p text:style-name="Table_20_Contents">String</text:p>
                </table:table-cell>
                <table:table-cell table:style-name="Table27.C2" office:value-type="string">
                  <text:p text:style-name="Table_20_Contents">value</text:p>
                </table:table-cell>
              </table:table-row>
              <table:table-row>
                <table:table-cell table:style-name="Table27.A2" office:value-type="string">
                  <text:p text:style-name="Table_20_Contents">doctor_first_available_date</text:p>
                </table:table-cell>
                <table:table-cell table:style-name="Table27.A2" office:value-type="string">
                  <text:p text:style-name="Table_20_Contents">String</text:p>
                </table:table-cell>
                <table:table-cell table:style-name="Table27.C2" office:value-type="string">
                  <text:p text:style-name="Table_20_Contents">Doctor availablity Date </text:p>
                </table:table-cell>
              </table:table-row>
              <table:table-row>
                <table:table-cell table:style-name="Table27.A2" office:value-type="string">
                  <text:p text:style-name="Table_20_Contents">doctor_available_times</text:p>
                </table:table-cell>
                <table:table-cell table:style-name="Table27.A2" office:value-type="string">
                  <text:p text:style-name="Table_20_Contents">List&lt;String&gt;</text:p>
                </table:table-cell>
                <table:table-cell table:style-name="Table27.C2" office:value-type="string">
                  <text:p text:style-name="Table_20_Contents">Doctor availablity times</text:p>
                </table:table-cell>
              </table:table-row>
              <table:table-row>
                <table:table-cell table:style-name="Table27.A2" office:value-type="string">
                  <text:p text:style-name="Table_20_Contents">doctor_available_times_with_centers</text:p>
                </table:table-cell>
                <table:table-cell table:style-name="Table27.A2" office:value-type="string">
                  <text:p text:style-name="Table_20_Contents">JSON object</text:p>
                </table:table-cell>
                <table:table-cell table:style-name="Table27.C2" office:value-type="string">
                  <text:p text:style-name="Table_20_Contents">Doctor availability times with center_id against each slot</text:p>
                </table:table-cell>
              </table:table-row>
            </table:table>
            <text:p text:style-name="Table_20_Contents"/>
          </table:table-cell>
        </table:table-row>
        <table:table-row>
          <table:table-cell table:style-name="Table25.A2" office:value-type="string">
            <text:p text:style-name="Standard"/>
            <text:p text:style-name="P7">Status and Return codes:</text:p>
            <table:table table:name="Table28" table:style-name="Table28">
              <table:table-column table:style-name="Table28.A" table:number-columns-repeated="3"/>
              <table:table-row>
                <table:table-cell table:style-name="Table28.A1" office:value-type="string">
                  <text:p text:style-name="P17">Http Status code</text:p>
                </table:table-cell>
                <table:table-cell table:style-name="Table28.A1" office:value-type="string">
                  <text:p text:style-name="P17">return_code</text:p>
                </table:table-cell>
                <table:table-cell table:style-name="Table28.C1" office:value-type="string">
                  <text:p text:style-name="P17">return_message</text:p>
                </table:table-cell>
              </table:table-row>
              <table:table-row>
                <table:table-cell table:style-name="Table28.A2" office:value-type="string">
                  <text:p text:style-name="Table_20_Contents"><text:soft-page-break/>400</text:p>
                </table:table-cell>
                <table:table-cell table:style-name="Table28.A2" office:value-type="string">
                  <text:p text:style-name="Table_20_Contents">1001</text:p>
                </table:table-cell>
                <table:table-cell table:style-name="Table28.C2" office:value-type="string">
                  <text:p text:style-name="Table_20_Contents">“invalid request token,please login again”</text:p>
                </table:table-cell>
              </table:table-row>
              <table:table-row>
                <table:table-cell table:style-name="Table28.A2" office:value-type="string">
                  <text:p text:style-name="Table_20_Contents">400</text:p>
                </table:table-cell>
                <table:table-cell table:style-name="Table28.A2" office:value-type="string">
                  <text:p text:style-name="Table_20_Contents">1003</text:p>
                </table:table-cell>
                <table:table-cell table:style-name="Table28.C2" office:value-type="string">
                  <text:p text:style-name="Table_20_Contents">“Permission Denied. Please check with Administrator.”</text:p>
                </table:table-cell>
              </table:table-row>
              <table:table-row>
                <table:table-cell table:style-name="Table28.A2" office:value-type="string">
                  <text:p text:style-name="Table_20_Contents">400</text:p>
                </table:table-cell>
                <table:table-cell table:style-name="Table28.A2" office:value-type="string">
                  <text:p text:style-name="Table_20_Contents">1002</text:p>
                </table:table-cell>
                <table:table-cell table:style-name="Table28.C2" office:value-type="string">
                  <text:p text:style-name="Table_20_Contents">“ Mandatory fields are not supplied”</text:p>
                </table:table-cell>
              </table:table-row>
              <table:table-row>
                <table:table-cell table:style-name="Table28.A2" office:value-type="string">
                  <text:p text:style-name="Table_20_Contents">400</text:p>
                </table:table-cell>
                <table:table-cell table:style-name="Table28.A2" office:value-type="string">
                  <text:p text:style-name="Table_20_Contents">1021</text:p>
                </table:table-cell>
                <table:table-cell table:style-name="Table28.C2" office:value-type="string">
                  <text:p text:style-name="Table_20_Contents">“Invalid appointment date”</text:p>
                </table:table-cell>
              </table:table-row>
              <table:table-row>
                <table:table-cell table:style-name="Table28.A2" office:value-type="string">
                  <text:p text:style-name="Table_20_Contents">200</text:p>
                </table:table-cell>
                <table:table-cell table:style-name="Table28.A2" office:value-type="string">
                  <text:p text:style-name="Table_20_Contents">2001</text:p>
                </table:table-cell>
                <table:table-cell table:style-name="Table28.C2" office:value-type="string">
                  <text:p text:style-name="Table_20_Contents">“Success”</text:p>
                </table:table-cell>
              </table:table-row>
            </table:table>
            <text:p text:style-name="Standard"/>
          </table:table-cell>
        </table:table-row>
        <table:table-row>
          <table:table-cell table:style-name="Table25.A2" office:value-type="string">
            <text:p text:style-name="Standard"/>
            <text:p text:style-name="P7">Sample data :</text:p>
            <text:p text:style-name="Standard">1.</text:p>
            <text:p text:style-name="Standard"><text:bookmark text:name="s-16"/>{ <text:line-break/><text:bookmark text:name="s-26"/> <text:s text:c="8"/>"doctor_first_available_date": "2015-09-11"</text:p>
            <text:p text:style-name="P43"/>
            <text:p text:style-name="P43"><text:s text:c="13"/>"doctor_available_times": [</text:p>
            <text:list xml:id="list2088878324" text:style-name="L16">
              <text:list-header>
                <text:p text:style-name="P165"><text:s text:c="19"/>"2015-09-11T02:30:00Z"</text:p>
              </text:list-header>
            </text:list>
            <text:p text:style-name="Standard"><text:s text:c="21"/>],</text:p>
            <text:p text:style-name="P37"><text:s text:c="13"/>"doctor_available_times_with_centers": <text:s text:c="3"/>{</text:p>
            <text:list xml:id="list1975307744" text:style-name="L17">
              <text:list-header>
                <text:p text:style-name="P108">{</text:p>
                <text:list>
                  <text:list-header>
                    <text:p text:style-name="P108">"center_id": 0,</text:p>
                    <text:p text:style-name="P108">"timeslot": "2015-09-11T02:30:00Z"</text:p>
                  </text:list-header>
                </text:list>
                <text:p text:style-name="P66">},</text:p>
              </text:list-header>
            </text:list>
            <text:p text:style-name="Standard"><text:s text:c="12"/>}</text:p>
            <text:p text:style-name="Standard"/>
            <text:p text:style-name="Standard"><text:s text:c="13"/>"return_code": "2001",</text:p>
            <text:p text:style-name="Standard"><text:s text:c="13"/>"return_message": "Success"<text:line-break/><text:bookmark text:name="s-96"/>}</text:p>
            <text:p text:style-name="Standard"/>
            <text:p text:style-name="Standard"/>
          </table:table-cell>
        </table:table-row>
      </table:table>
      <text:p text:style-name="Standard"/>
      <text:p text:style-name="P44"/>
      <table:table table:name="Table29" table:style-name="Table29">
        <table:table-column table:style-name="Table29.A"/>
        <table:table-row>
          <table:table-cell table:style-name="Table29.A1" office:value-type="string">
            <text:h text:style-name="P166" text:outline-level="2"><text:bookmark-start text:name="__RefHeading__6384_1424362952"/><text:span text:style-name="T6">Operation:</text:span> Save appointment request (POST request to insta)<text:bookmark-end text:name="__RefHeading__6384_1424362952"/></text:h>
          </table:table-cell>
        </table:table-row>
        <table:table-row>
          <table:table-cell table:style-name="Table29.A2" office:value-type="string">
            <text:p text:style-name="Table_20_Contents"><text:span text:style-name="T6">Request URL:</text:span> http:serveripaddress/instaapps/Customer/doctorscheduler.do?_method=saveAppointment </text:p>
          </table:table-cell>
        </table:table-row>
        <table:table-row>
          <table:table-cell table:style-name="Table29.A2" office:value-type="string">
            <text:p text:style-name="Table_20_Contents"/>
            <text:p text:style-name="P17">Request Parameters:</text:p>
            <text:p text:style-name="Table_20_Contents"/>
            <table:table table:name="Table30" table:style-name="Table30">
              <table:table-column table:style-name="Table30.A"/>
              <table:table-column table:style-name="Table30.B"/>
              <table:table-column table:style-name="Table30.A"/>
              <table:table-column table:style-name="Table30.D"/>
              <table:table-column table:style-name="Table30.E"/>
              <table:table-column table:style-name="Table30.D"/>
              <table:table-row>
                <table:table-cell table:style-name="Table30.A1" office:value-type="string">
                  <text:p text:style-name="P17">Name</text:p>
                </table:table-cell>
                <table:table-cell table:style-name="Table30.A1" office:value-type="string">
                  <text:p text:style-name="P17">Type</text:p>
                </table:table-cell>
                <table:table-cell table:style-name="Table30.A1" office:value-type="string">
                  <text:p text:style-name="P17">Purpose</text:p>
                </table:table-cell>
                <table:table-cell table:style-name="Table30.A1" office:value-type="string">
                  <text:p text:style-name="P17">Required</text:p>
                </table:table-cell>
                <table:table-cell table:style-name="Table30.A1" office:value-type="string">
                  <text:p text:style-name="P17">Permitted Parameter Type</text:p>
                </table:table-cell>
                <table:table-cell table:style-name="Table30.F1" office:value-type="string">
                  <text:p text:style-name="P17">Depricated Parameter Type</text:p>
                </table:table-cell>
              </table:table-row>
              <table:table-row>
                <table:table-cell table:style-name="Table30.A2" office:value-type="string">
                  <text:p text:style-name="Table_20_Contents">request_handler_key</text:p>
                </table:table-cell>
                <table:table-cell table:style-name="Table30.A2" office:value-type="string">
                  <text:p text:style-name="Table_20_Contents">String</text:p>
                </table:table-cell>
                <table:table-cell table:style-name="Table30.A2" office:value-type="string">
                  <text:p text:style-name="Table_20_Contents">Customer name</text:p>
                </table:table-cell>
                <table:table-cell table:style-name="Table30.A2" office:value-type="string">
                  <text:p text:style-name="Table_20_Contents">Yes</text:p>
                </table:table-cell>
                <table:table-cell table:style-name="Table30.A2" office:value-type="string">
                  <text:p text:style-name="Table_20_Contents">Header</text:p>
                </table:table-cell>
                <table:table-cell table:style-name="Table30.F2" office:value-type="string">
                  <text:p text:style-name="Table_20_Contents">URL</text:p>
                </table:table-cell>
              </table:table-row>
              <table:table-row>
                <table:table-cell table:style-name="Table30.A2" office:value-type="string">
                  <text:p text:style-name="Table_20_Contents">appointment_date</text:p>
                </table:table-cell>
                <table:table-cell table:style-name="Table30.A2" office:value-type="string">
                  <text:p text:style-name="Table_20_Contents">String</text:p>
                </table:table-cell>
                <table:table-cell table:style-name="Table30.A2" office:value-type="string">
                  <text:p text:style-name="Table_20_Contents">appointment date choosen by user(yyyy-MM-ddTHH:mm:ss.sssZ / yyyy-MM-ddTHH:mm:ssZ)</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resource_id</text:p>
                </table:table-cell>
                <table:table-cell table:style-name="Table30.A2" office:value-type="string">
                  <text:p text:style-name="Table_20_Contents">String</text:p>
                </table:table-cell>
                <table:table-cell table:style-name="Table30.A2" office:value-type="string">
                  <text:p text:style-name="Table_20_Contents">octor choosen by user</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center_id</text:p>
                </table:table-cell>
                <table:table-cell table:style-name="Table30.A2" office:value-type="string">
                  <text:p text:style-name="Table_20_Contents">String </text:p>
                </table:table-cell>
                <table:table-cell table:style-name="Table30.A2" office:value-type="string">
                  <text:p text:style-name="Table_20_Contents">Clinic choosen by user</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mr_no</text:p>
                </table:table-cell>
                <table:table-cell table:style-name="Table30.A2" office:value-type="string">
                  <text:p text:style-name="Table_20_Contents">String</text:p>
                </table:table-cell>
                <table:table-cell table:style-name="Table30.A2" office:value-type="string">
                  <text:p text:style-name="Table_20_Contents">mr_no passed by insta after pre registration if it is a new patient or existing mr_no of <text:s text:c="3"/>the patient.</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
            <text:p text:style-name="Table_20_Contents"/>
          </table:table-cell>
        </table:table-row>
        <table:table-row>
          <table:table-cell table:style-name="Table29.A2" office:value-type="string">
            <text:p text:style-name="Table_20_Contents"/>
            <text:p text:style-name="P17">Response Parameters:</text:p>
            <text:p text:style-name="Table_20_Contents"/>
            <table:table table:name="Table31" table:style-name="Table31">
              <table:table-column table:style-name="Table31.A" table:number-columns-repeated="3"/>
              <table:table-row>
                <table:table-cell table:style-name="Table31.A1" office:value-type="string">
                  <text:p text:style-name="P17">Name </text:p>
                </table:table-cell>
                <table:table-cell table:style-name="Table31.A1" office:value-type="string">
                  <text:p text:style-name="P17">Type</text:p>
                </table:table-cell>
                <table:table-cell table:style-name="Table31.C1" office:value-type="string">
                  <text:p text:style-name="P17">Additional Information</text:p>
                </table:table-cell>
              </table:table-row>
              <table:table-row>
                <table:table-cell table:style-name="Table31.A2" office:value-type="string">
                  <text:p text:style-name="Table_20_Contents">return_message</text:p>
                </table:table-cell>
                <table:table-cell table:style-name="Table31.A2" office:value-type="string">
                  <text:p text:style-name="Table_20_Contents">String</text:p>
                </table:table-cell>
                <table:table-cell table:style-name="Table31.C2" office:value-type="string">
                  <text:p text:style-name="Table_20_Contents">Message specifying operation information</text:p>
                </table:table-cell>
              </table:table-row>
              <table:table-row>
                <table:table-cell table:style-name="Table31.A2" office:value-type="string">
                  <text:p text:style-name="Table_20_Contents">return_code</text:p>
                </table:table-cell>
                <table:table-cell table:style-name="Table31.A2" office:value-type="string">
                  <text:p text:style-name="Table_20_Contents">String</text:p>
                </table:table-cell>
                <table:table-cell table:style-name="Table31.C2" office:value-type="string">
                  <text:p text:style-name="Table_20_Contents">value</text:p>
                </table:table-cell>
              </table:table-row>
              <table:table-row>
                <table:table-cell table:style-name="Table31.A2" office:value-type="string">
                  <text:p text:style-name="Standard"><text:soft-page-break/>appointment_id</text:p>
                </table:table-cell>
                <table:table-cell table:style-name="Table31.A2" office:value-type="string">
                  <text:p text:style-name="Table_20_Contents">Integer</text:p>
                </table:table-cell>
                <table:table-cell table:style-name="Table31.C2" office:value-type="string">
                  <text:p text:style-name="Standard">Value</text:p>
                </table:table-cell>
              </table:table-row>
            </table:table>
            <text:p text:style-name="Table_20_Contents"/>
          </table:table-cell>
        </table:table-row>
        <table:table-row>
          <table:table-cell table:style-name="Table29.A2" office:value-type="string">
            <text:p text:style-name="Standard"/>
            <text:p text:style-name="P7">Status and Return codes:</text:p>
            <table:table table:name="Table32" table:style-name="Table32">
              <table:table-column table:style-name="Table32.A" table:number-columns-repeated="3"/>
              <table:table-row>
                <table:table-cell table:style-name="Table32.A1" office:value-type="string">
                  <text:p text:style-name="P17">Http Status code</text:p>
                </table:table-cell>
                <table:table-cell table:style-name="Table32.A1" office:value-type="string">
                  <text:p text:style-name="P17">return_code</text:p>
                </table:table-cell>
                <table:table-cell table:style-name="Table32.C1" office:value-type="string">
                  <text:p text:style-name="P17">return_message</text:p>
                </table:table-cell>
              </table:table-row>
              <table:table-row>
                <table:table-cell table:style-name="Table32.A2" office:value-type="string">
                  <text:p text:style-name="Table_20_Contents">400</text:p>
                </table:table-cell>
                <table:table-cell table:style-name="Table32.A2" office:value-type="string">
                  <text:p text:style-name="Table_20_Contents">1001</text:p>
                </table:table-cell>
                <table:table-cell table:style-name="Table32.C2" office:value-type="string">
                  <text:p text:style-name="Table_20_Contents">“invalid request token,please login again”</text:p>
                </table:table-cell>
              </table:table-row>
              <table:table-row>
                <table:table-cell table:style-name="Table32.A2" office:value-type="string">
                  <text:p text:style-name="Table_20_Contents">400</text:p>
                </table:table-cell>
                <table:table-cell table:style-name="Table32.A2" office:value-type="string">
                  <text:p text:style-name="Table_20_Contents">1002</text:p>
                </table:table-cell>
                <table:table-cell table:style-name="Table32.C2" office:value-type="string">
                  <text:p text:style-name="Table_20_Contents">”Mandatory fields are not supplied”</text:p>
                </table:table-cell>
              </table:table-row>
              <table:table-row>
                <table:table-cell table:style-name="Table32.A2" office:value-type="string">
                  <text:p text:style-name="Table_20_Contents">400</text:p>
                </table:table-cell>
                <table:table-cell table:style-name="Table32.A2" office:value-type="string">
                  <text:p text:style-name="Table_20_Contents">1003</text:p>
                </table:table-cell>
                <table:table-cell table:style-name="Table32.C2" office:value-type="string">
                  <text:p text:style-name="Table_20_Contents">“Permission Denied. Please check with Administrator.”</text:p>
                </table:table-cell>
              </table:table-row>
              <table:table-row>
                <table:table-cell table:style-name="Table32.A2" office:value-type="string">
                  <text:p text:style-name="Table_20_Contents">400</text:p>
                </table:table-cell>
                <table:table-cell table:style-name="Table32.A2" office:value-type="string">
                  <text:p text:style-name="Table_20_Contents">1021</text:p>
                </table:table-cell>
                <table:table-cell table:style-name="Table32.C2" office:value-type="string">
                  <text:p text:style-name="Table_20_Contents">”Resource is not schedulable”</text:p>
                </table:table-cell>
              </table:table-row>
              <table:table-row>
                <table:table-cell table:style-name="Table32.A2" office:value-type="string">
                  <text:p text:style-name="Table_20_Contents">400</text:p>
                </table:table-cell>
                <table:table-cell table:style-name="Table32.A2" office:value-type="string">
                  <text:p text:style-name="Table_20_Contents">1022</text:p>
                </table:table-cell>
                <table:table-cell table:style-name="Table32.C2" office:value-type="string">
                  <text:p text:style-name="Table_20_Contents">”This time slot is already booked for this patient”</text:p>
                </table:table-cell>
              </table:table-row>
              <table:table-row>
                <table:table-cell table:style-name="Table32.A2" office:value-type="string">
                  <text:p text:style-name="Table_20_Contents">400</text:p>
                </table:table-cell>
                <table:table-cell table:style-name="Table32.A2" office:value-type="string">
                  <text:p text:style-name="Table_20_Contents">1023</text:p>
                </table:table-cell>
                <table:table-cell table:style-name="Table32.C2" office:value-type="string">
                  <text:p text:style-name="Table_20_Contents">”The time slot for this resource is already booked”</text:p>
                </table:table-cell>
              </table:table-row>
              <table:table-row>
                <table:table-cell table:style-name="Table32.A2" office:value-type="string">
                  <text:p text:style-name="Table_20_Contents">400</text:p>
                </table:table-cell>
                <table:table-cell table:style-name="Table32.A2" office:value-type="string">
                  <text:p text:style-name="Table_20_Contents">1024</text:p>
                </table:table-cell>
                <table:table-cell table:style-name="Table32.C2" office:value-type="string">
                  <text:p text:style-name="Table_20_Contents">”The resource is not available”</text:p>
                </table:table-cell>
              </table:table-row>
              <table:table-row>
                <table:table-cell table:style-name="Table32.A2" office:value-type="string">
                  <text:p text:style-name="Table_20_Contents">500</text:p>
                </table:table-cell>
                <table:table-cell table:style-name="Table32.A2" office:value-type="string">
                  <text:p text:style-name="Table_20_Contents">1025</text:p>
                </table:table-cell>
                <table:table-cell table:style-name="Table32.C2" office:value-type="string">
                  <text:p text:style-name="Table_20_Contents">”failed to book the Appointment.”</text:p>
                </table:table-cell>
              </table:table-row>
              <table:table-row>
                <table:table-cell table:style-name="Table32.A2" office:value-type="string">
                  <text:p text:style-name="Table_20_Contents">400</text:p>
                </table:table-cell>
                <table:table-cell table:style-name="Table32.A2" office:value-type="string">
                  <text:p text:style-name="Table_20_Contents">1026</text:p>
                </table:table-cell>
                <table:table-cell table:style-name="Table32.C2" office:value-type="string">
                  <text:p text:style-name="Table_20_Contents">“Invalid appointment date”</text:p>
                </table:table-cell>
              </table:table-row>
              <table:table-row>
                <table:table-cell table:style-name="Table32.A2" office:value-type="string">
                  <text:p text:style-name="Table_20_Contents">400</text:p>
                </table:table-cell>
                <table:table-cell table:style-name="Table32.A2" office:value-type="string">
                  <text:p text:style-name="Table_20_Contents">1027</text:p>
                </table:table-cell>
                <table:table-cell table:style-name="Table32.C2" office:value-type="string">
                  <text:p text:style-name="Table_20_Contents">“Appointment can not be booked for default center”</text:p>
                </table:table-cell>
              </table:table-row>
              <table:table-row>
                <table:table-cell table:style-name="Table32.A2" office:value-type="string">
                  <text:p text:style-name="P23">400</text:p>
                </table:table-cell>
                <table:table-cell table:style-name="Table32.A2" office:value-type="string">
                  <text:p text:style-name="P23">1028</text:p>
                </table:table-cell>
                <table:table-cell table:style-name="Table32.C2" office:value-type="string">
                  <text:p text:style-name="P23">“<text:span text:style-name="T13">The number of appointments booked for this slot has hit the overbook limit</text:span>”</text:p>
                </table:table-cell>
              </table:table-row>
              <table:table-row>
                <table:table-cell table:style-name="Table32.A2" office:value-type="string">
                  <text:p text:style-name="P23">400</text:p>
                </table:table-cell>
                <table:table-cell table:style-name="Table32.A2" office:value-type="string">
                  <text:p text:style-name="P23">1029</text:p>
                </table:table-cell>
                <table:table-cell table:style-name="Table32.C2" office:value-type="string">
                  <text:p text:style-name="P27">“Please update the patient's mobile number before booking an appointment”</text:p>
                </table:table-cell>
              </table:table-row>
              <table:table-row>
                <table:table-cell table:style-name="Table32.A2" office:value-type="string">
                  <text:p text:style-name="Table_20_Contents">200</text:p>
                </table:table-cell>
                <table:table-cell table:style-name="Table32.A2" office:value-type="string">
                  <text:p text:style-name="Table_20_Contents">2001</text:p>
                </table:table-cell>
                <table:table-cell table:style-name="Table32.C2" office:value-type="string">
                  <text:p text:style-name="P38">"Success",</text:p>
                </table:table-cell>
              </table:table-row>
            </table:table>
            <text:p text:style-name="Standard"/>
          </table:table-cell>
        </table:table-row>
        <table:table-row>
          <table:table-cell table:style-name="Table29.A2" office:value-type="string">
            <text:p text:style-name="Standard"/>
            <text:p text:style-name="P7">Sample data :</text:p>
            <text:p text:style-name="Standard">1.</text:p>
            <text:p text:style-name="Standard"><text:bookmark text:name="s-17"/>{ <text:line-break/><text:bookmark text:name="s-27"/> <text:s text:c="12"/>"appointment_id": 53476,</text:p>
            <text:list xml:id="list261680958" text:style-name="L18">
              <text:list-header>
                <text:p text:style-name="P109"><text:s/>"return_message": "Success",</text:p>
                <text:p text:style-name="P67"><text:s/>"return_code": "2001"</text:p>
              </text:list-header>
            </text:list>
            <text:p text:style-name="Standard"><text:line-break/><text:bookmark text:name="s-97"/>}</text:p>
            <text:p text:style-name="Standard"/>
            <text:p text:style-name="Table_20_Contents"/>
          </table:table-cell>
        </table:table-row>
      </table:table>
      <text:p text:style-name="Standard"/>
      <text:p text:style-name="P44"/>
      <table:table table:name="Table33" table:style-name="Table33">
        <table:table-column table:style-name="Table33.A"/>
        <table:table-row>
          <table:table-cell table:style-name="Table33.A1" office:value-type="string">
            <text:h text:style-name="P166" text:outline-level="2"><text:bookmark-start text:name="__RefHeading__6386_1424362952"/><text:span text:style-name="T6">Operation: </text:span>Update appointment request (POST request to insta)<text:bookmark-end text:name="__RefHeading__6386_1424362952"/></text:h>
          </table:table-cell>
        </table:table-row>
        <table:table-row>
          <table:table-cell table:style-name="Table33.A2" office:value-type="string">
            <text:p text:style-name="Table_20_Contents"><text:span text:style-name="T6">Request URL:</text:span> http:serveripaddress/instaapps/Customer/doctorscheduler.do?_method=updateAppointment </text:p>
          </table:table-cell>
        </table:table-row>
        <table:table-row>
          <table:table-cell table:style-name="Table33.A2" office:value-type="string">
            <text:p text:style-name="Table_20_Contents"/>
            <text:p text:style-name="P17">Request Parameters:</text:p>
            <text:p text:style-name="Table_20_Contents"/>
            <table:table table:name="Table34" table:style-name="Table34">
              <table:table-column table:style-name="Table34.A"/>
              <table:table-column table:style-name="Table34.B"/>
              <table:table-column table:style-name="Table34.A"/>
              <table:table-column table:style-name="Table34.D"/>
              <table:table-column table:style-name="Table34.E"/>
              <table:table-column table:style-name="Table34.D"/>
              <table:table-row>
                <table:table-cell table:style-name="Table34.A1" office:value-type="string">
                  <text:p text:style-name="P17">Name</text:p>
                </table:table-cell>
                <table:table-cell table:style-name="Table34.A1" office:value-type="string">
                  <text:p text:style-name="P17">Type</text:p>
                </table:table-cell>
                <table:table-cell table:style-name="Table34.A1" office:value-type="string">
                  <text:p text:style-name="P17">Purpose</text:p>
                </table:table-cell>
                <table:table-cell table:style-name="Table34.A1" office:value-type="string">
                  <text:p text:style-name="P17">Required</text:p>
                </table:table-cell>
                <table:table-cell table:style-name="Table34.A1" office:value-type="string">
                  <text:p text:style-name="P17">Permitted Parameter Type</text:p>
                </table:table-cell>
                <table:table-cell table:style-name="Table34.F1" office:value-type="string">
                  <text:p text:style-name="P17">Deprecated Parameter Type</text:p>
                </table:table-cell>
              </table:table-row>
              <table:table-row>
                <table:table-cell table:style-name="Table34.A2" office:value-type="string">
                  <text:p text:style-name="Table_20_Contents">request_handler_key</text:p>
                </table:table-cell>
                <table:table-cell table:style-name="Table34.A2" office:value-type="string">
                  <text:p text:style-name="Table_20_Contents">String</text:p>
                </table:table-cell>
                <table:table-cell table:style-name="Table34.A2" office:value-type="string">
                  <text:p text:style-name="Table_20_Contents">request_handler provided after login into Insta</text:p>
                </table:table-cell>
                <table:table-cell table:style-name="Table34.A2" office:value-type="string">
                  <text:p text:style-name="Table_20_Contents">Yes</text:p>
                </table:table-cell>
                <table:table-cell table:style-name="Table34.A2" office:value-type="string">
                  <text:p text:style-name="Table_20_Contents">Header</text:p>
                </table:table-cell>
                <table:table-cell table:style-name="Table34.F2" office:value-type="string">
                  <text:p text:style-name="Table_20_Contents">URL</text:p>
                </table:table-cell>
              </table:table-row>
              <table:table-row>
                <table:table-cell table:style-name="Table34.A2" office:value-type="string">
                  <text:p text:style-name="Table_20_Contents">appointment_id</text:p>
                </table:table-cell>
                <table:table-cell table:style-name="Table34.A2" office:value-type="string">
                  <text:p text:style-name="Table_20_Contents">String</text:p>
                </table:table-cell>
                <table:table-cell table:style-name="Table34.A2" office:value-type="string">
                  <text:p text:style-name="Table_20_Contents">unique appointment_id <text:s/>provided by insta</text:p>
                </table:table-cell>
                <table:table-cell table:style-name="Table34.A2" office:value-type="string">
                  <text:p text:style-name="Table_20_Contents">Yes</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appointment_date</text:p>
                </table:table-cell>
                <table:table-cell table:style-name="Table34.A2" office:value-type="string">
                  <text:p text:style-name="Table_20_Contents">String</text:p>
                </table:table-cell>
                <table:table-cell table:style-name="Table34.A2" office:value-type="string">
                  <text:p text:style-name="Table_20_Contents">appointment date choosen by user(yyyy-MM-ddTHH:mm:ss.sssZ / yyyy-MM-ddTHH:mm:ssZ)</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resource_id</text:p>
                </table:table-cell>
                <table:table-cell table:style-name="Table34.A2" office:value-type="string">
                  <text:p text:style-name="Table_20_Contents">String</text:p>
                </table:table-cell>
                <table:table-cell table:style-name="Table34.A2" office:value-type="string">
                  <text:p text:style-name="Table_20_Contents">octor choosen by user</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center_id</text:p>
                </table:table-cell>
                <table:table-cell table:style-name="Table34.A2" office:value-type="string">
                  <text:p text:style-name="Table_20_Contents">String </text:p>
                </table:table-cell>
                <table:table-cell table:style-name="Table34.A2" office:value-type="string">
                  <text:p text:style-name="Table_20_Contents">Clinic choosen by user</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appointment_status</text:p>
                </table:table-cell>
                <table:table-cell table:style-name="Table34.A2" office:value-type="string">
                  <text:p text:style-name="Table_20_Contents">String</text:p>
                </table:table-cell>
                <table:table-cell table:style-name="Table34.A2" office:value-type="string">
                  <text:p text:style-name="Table_20_Contents">status of the appointment(user wants to update the status from booked to Confirmed)</text:p>
                  <text:p text:style-name="Table_20_Contents"/>
                  <text:p text:style-name="Table_20_Contents">*** appointment_status valid <text:soft-page-break/>values are</text:p>
                  <text:p text:style-name="Table_20_Contents">Booked <text:s/>and Confirmed,</text:p>
                  <text:p text:style-name="Table_20_Contents"/>
                  <text:p text:style-name="Table_20_Contents">Ex...</text:p>
                  <text:p text:style-name="Table_20_Contents">(Booked to Confirmed)</text:p>
                  <text:p text:style-name="Table_20_Contents">and</text:p>
                  <text:p text:style-name="Table_20_Contents">(Confirmed to Booked)</text:p>
                  <text:p text:style-name="Table_20_Contents"><text:s/></text:p>
                  <text:p text:style-name="Table_20_Contents"/>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
            <text:p text:style-name="Table_20_Contents"/>
          </table:table-cell>
        </table:table-row>
        <table:table-row>
          <table:table-cell table:style-name="Table33.A2" office:value-type="string">
            <text:p text:style-name="Table_20_Contents"/>
            <text:p text:style-name="P17">Response Parameters:</text:p>
            <text:p text:style-name="Table_20_Contents"/>
            <table:table table:name="Table35" table:style-name="Table35">
              <table:table-column table:style-name="Table35.A" table:number-columns-repeated="3"/>
              <table:table-row>
                <table:table-cell table:style-name="Table35.A1" office:value-type="string">
                  <text:p text:style-name="P17">Name </text:p>
                </table:table-cell>
                <table:table-cell table:style-name="Table35.A1" office:value-type="string">
                  <text:p text:style-name="P17">Type</text:p>
                </table:table-cell>
                <table:table-cell table:style-name="Table35.C1" office:value-type="string">
                  <text:p text:style-name="P17">Additional Information</text:p>
                </table:table-cell>
              </table:table-row>
              <table:table-row>
                <table:table-cell table:style-name="Table35.A2" office:value-type="string">
                  <text:p text:style-name="Table_20_Contents">return_message</text:p>
                </table:table-cell>
                <table:table-cell table:style-name="Table35.A2" office:value-type="string">
                  <text:p text:style-name="Table_20_Contents">String</text:p>
                </table:table-cell>
                <table:table-cell table:style-name="Table35.C2" office:value-type="string">
                  <text:p text:style-name="Table_20_Contents">Message specifying operation information</text:p>
                </table:table-cell>
              </table:table-row>
              <table:table-row>
                <table:table-cell table:style-name="Table35.A2" office:value-type="string">
                  <text:p text:style-name="Table_20_Contents">return_code</text:p>
                </table:table-cell>
                <table:table-cell table:style-name="Table35.A2" office:value-type="string">
                  <text:p text:style-name="Table_20_Contents">String</text:p>
                </table:table-cell>
                <table:table-cell table:style-name="Table35.C2" office:value-type="string">
                  <text:p text:style-name="Table_20_Contents">value</text:p>
                </table:table-cell>
              </table:table-row>
            </table:table>
            <text:p text:style-name="Table_20_Contents"/>
          </table:table-cell>
        </table:table-row>
        <table:table-row>
          <table:table-cell table:style-name="Table33.A2" office:value-type="string">
            <text:p text:style-name="Standard"/>
            <text:p text:style-name="P7">Status and Return codes:</text:p>
            <table:table table:name="Table36" table:style-name="Table36">
              <table:table-column table:style-name="Table36.A" table:number-columns-repeated="3"/>
              <table:table-row>
                <table:table-cell table:style-name="Table36.A1" office:value-type="string">
                  <text:p text:style-name="P17">Http Status code</text:p>
                </table:table-cell>
                <table:table-cell table:style-name="Table36.A1" office:value-type="string">
                  <text:p text:style-name="P17">return_code</text:p>
                </table:table-cell>
                <table:table-cell table:style-name="Table36.C1" office:value-type="string">
                  <text:p text:style-name="P17">return_message</text:p>
                </table:table-cell>
              </table:table-row>
              <table:table-row>
                <table:table-cell table:style-name="Table36.A2" office:value-type="string">
                  <text:p text:style-name="Table_20_Contents">200</text:p>
                </table:table-cell>
                <table:table-cell table:style-name="Table36.A2" office:value-type="string">
                  <text:p text:style-name="Table_20_Contents">2001</text:p>
                </table:table-cell>
                <table:table-cell table:style-name="Table36.C2" office:value-type="string">
                  <text:p text:style-name="Table_20_Contents">“Success”</text:p>
                </table:table-cell>
              </table:table-row>
              <table:table-row>
                <table:table-cell table:style-name="Table36.A2" office:value-type="string">
                  <text:p text:style-name="Table_20_Contents">400</text:p>
                </table:table-cell>
                <table:table-cell table:style-name="Table36.A2" office:value-type="string">
                  <text:p text:style-name="Table_20_Contents">1001</text:p>
                </table:table-cell>
                <table:table-cell table:style-name="Table36.C2" office:value-type="string">
                  <text:p text:style-name="Table_20_Contents">“invalid request token,please login again”</text:p>
                </table:table-cell>
              </table:table-row>
              <table:table-row>
                <table:table-cell table:style-name="Table36.A2" office:value-type="string">
                  <text:p text:style-name="Table_20_Contents">400</text:p>
                </table:table-cell>
                <table:table-cell table:style-name="Table36.A2" office:value-type="string">
                  <text:p text:style-name="Table_20_Contents">1002</text:p>
                </table:table-cell>
                <table:table-cell table:style-name="Table36.C2" office:value-type="string">
                  <text:p text:style-name="Table_20_Contents">”Mandatory fields are not supplied”</text:p>
                </table:table-cell>
              </table:table-row>
              <table:table-row>
                <table:table-cell table:style-name="Table36.A2" office:value-type="string">
                  <text:p text:style-name="Table_20_Contents">400</text:p>
                </table:table-cell>
                <table:table-cell table:style-name="Table36.A2" office:value-type="string">
                  <text:p text:style-name="Table_20_Contents">1003</text:p>
                </table:table-cell>
                <table:table-cell table:style-name="Table36.C2" office:value-type="string">
                  <text:p text:style-name="Table_20_Contents">“Permission Denied. Please check with Administrator.”</text:p>
                </table:table-cell>
              </table:table-row>
              <table:table-row>
                <table:table-cell table:style-name="Table36.A2" office:value-type="string">
                  <text:p text:style-name="Table_20_Contents">400</text:p>
                </table:table-cell>
                <table:table-cell table:style-name="Table36.A2" office:value-type="string">
                  <text:p text:style-name="Table_20_Contents">1021</text:p>
                  <text:p text:style-name="Table_20_Contents"/>
                </table:table-cell>
                <table:table-cell table:style-name="Table36.C2" office:value-type="string">
                  <text:p text:style-name="Table_20_Contents">"The resource is not schedulable"</text:p>
                </table:table-cell>
              </table:table-row>
              <table:table-row>
                <table:table-cell table:style-name="Table36.A2" office:value-type="string">
                  <text:p text:style-name="Table_20_Contents">400</text:p>
                </table:table-cell>
                <table:table-cell table:style-name="Table36.A2" office:value-type="string">
                  <text:p text:style-name="Table_20_Contents">1022</text:p>
                </table:table-cell>
                <table:table-cell table:style-name="Table36.C2" office:value-type="string">
                  <text:p text:style-name="Table_20_Contents">"This time slot is already booked for this patient"</text:p>
                </table:table-cell>
              </table:table-row>
              <table:table-row>
                <table:table-cell table:style-name="Table36.A2" office:value-type="string">
                  <text:p text:style-name="Table_20_Contents">400</text:p>
                </table:table-cell>
                <table:table-cell table:style-name="Table36.A2" office:value-type="string">
                  <text:p text:style-name="Table_20_Contents">1023</text:p>
                </table:table-cell>
                <table:table-cell table:style-name="Table36.C2" office:value-type="string">
                  <text:p text:style-name="Table_20_Contents">“appointment_duration parameter is not required”</text:p>
                </table:table-cell>
              </table:table-row>
              <table:table-row>
                <table:table-cell table:style-name="Table36.A2" office:value-type="string">
                  <text:p text:style-name="Table_20_Contents">400</text:p>
                </table:table-cell>
                <table:table-cell table:style-name="Table36.A2" office:value-type="string">
                  <text:p text:style-name="Table_20_Contents">1024</text:p>
                  <text:p text:style-name="Table_20_Contents"/>
                </table:table-cell>
                <table:table-cell table:style-name="Table36.C2" office:value-type="string">
                  <text:p text:style-name="Table_20_Contents">"The resource is not available"</text:p>
                </table:table-cell>
              </table:table-row>
              <table:table-row>
                <table:table-cell table:style-name="Table36.A2" office:value-type="string">
                  <text:p text:style-name="Table_20_Contents">500</text:p>
                </table:table-cell>
                <table:table-cell table:style-name="Table36.A2" office:value-type="string">
                  <text:p text:style-name="Table_20_Contents">1025</text:p>
                </table:table-cell>
                <table:table-cell table:style-name="Table36.C2" office:value-type="string">
                  <text:p text:style-name="Table_20_Contents">"failed to update the Appointment."</text:p>
                </table:table-cell>
              </table:table-row>
              <table:table-row>
                <table:table-cell table:style-name="Table36.A2" office:value-type="string">
                  <text:p text:style-name="Table_20_Contents">400</text:p>
                </table:table-cell>
                <table:table-cell table:style-name="Table36.A2" office:value-type="string">
                  <text:p text:style-name="Table_20_Contents">1026</text:p>
                  <text:p text:style-name="Table_20_Contents"><text:soft-page-break/></text:p>
                </table:table-cell>
                <table:table-cell table:style-name="Table36.C2" office:value-type="string">
                  <text:p text:style-name="Table_20_Contents">“Invalid appointment date”</text:p>
                </table:table-cell>
              </table:table-row>
              <table:table-row>
                <table:table-cell table:style-name="Table36.A2" office:value-type="string">
                  <text:p text:style-name="Table_20_Contents">400</text:p>
                </table:table-cell>
                <table:table-cell table:style-name="Table36.A2" office:value-type="string">
                  <text:p text:style-name="Table_20_Contents">1027</text:p>
                </table:table-cell>
                <table:table-cell table:style-name="Table36.C2" office:value-type="string">
                  <text:p text:style-name="Table_20_Contents">“The time slot for this resource is already booked”</text:p>
                </table:table-cell>
              </table:table-row>
              <table:table-row>
                <table:table-cell table:style-name="Table36.A2" office:value-type="string">
                  <text:p text:style-name="Table_20_Contents">400</text:p>
                </table:table-cell>
                <table:table-cell table:style-name="Table36.A2" office:value-type="string">
                  <text:p text:style-name="Table_20_Contents">1028</text:p>
                </table:table-cell>
                <table:table-cell table:style-name="Table36.C2" office:value-type="string">
                  <text:p text:style-name="P22">“<text:span text:style-name="T10">Appointments in 'Cancel' or 'No Show' status can not be updated.</text:span>”</text:p>
                </table:table-cell>
              </table:table-row>
              <table:table-row>
                <table:table-cell table:style-name="Table36.A2" office:value-type="string">
                  <text:p text:style-name="Table_20_Contents">400</text:p>
                </table:table-cell>
                <table:table-cell table:style-name="Table36.A2" office:value-type="string">
                  <text:p text:style-name="Table_20_Contents">1029</text:p>
                </table:table-cell>
                <table:table-cell table:style-name="Table36.C2" office:value-type="string">
                  <text:p text:style-name="P22">“Appointment can not be booked for default center”</text:p>
                </table:table-cell>
              </table:table-row>
              <table:table-row>
                <table:table-cell table:style-name="Table36.A2" office:value-type="string">
                  <text:p text:style-name="Table_20_Contents">400</text:p>
                </table:table-cell>
                <table:table-cell table:style-name="Table36.A2" office:value-type="string">
                  <text:p text:style-name="Table_20_Contents">1030</text:p>
                </table:table-cell>
                <table:table-cell table:style-name="Table36.C2" office:value-type="string">
                  <text:p text:style-name="P23">“<text:span text:style-name="T13">The number of appointments booked for this slot has hit the overbook limit.</text:span>”</text:p>
                </table:table-cell>
              </table:table-row>
            </table:table>
            <text:p text:style-name="Standard"/>
          </table:table-cell>
        </table:table-row>
        <table:table-row>
          <table:table-cell table:style-name="Table33.A2" office:value-type="string">
            <text:p text:style-name="Standard"/>
            <text:p text:style-name="P7">Sample data :</text:p>
            <text:p text:style-name="Standard">1.</text:p>
            <text:p text:style-name="Standard"><text:bookmark text:name="s-18"/>{ <text:line-break/><text:bookmark text:name="s-28"/> <text:s text:c="13"/>“return_message": “Success",</text:p>
            <text:list xml:id="list1010807868" text:style-name="L19">
              <text:list-header>
                <text:p text:style-name="P68"><text:s text:c="2"/>"return_code": "2001"<text:line-break/><text:bookmark text:name="s-98"/>}</text:p>
              </text:list-header>
            </text:list>
            <text:p text:style-name="Standard"/>
          </table:table-cell>
        </table:table-row>
      </table:table>
      <text:p text:style-name="Standard"/>
      <text:p text:style-name="P44"/>
      <table:table table:name="Table37" table:style-name="Table37">
        <table:table-column table:style-name="Table37.A"/>
        <table:table-row>
          <table:table-cell table:style-name="Table37.A1" office:value-type="string">
            <text:h text:style-name="P166" text:outline-level="2"><text:bookmark-start text:name="__RefHeading__6388_1424362952"/><text:span text:style-name="T6">Operation: </text:span>Cancel appointment request (POST request to insta)<text:bookmark-end text:name="__RefHeading__6388_1424362952"/></text:h>
          </table:table-cell>
        </table:table-row>
        <table:table-row>
          <table:table-cell table:style-name="Table37.A2" office:value-type="string">
            <text:p text:style-name="Table_20_Contents"><text:span text:style-name="T6">Request URL:</text:span> http:serveripaddress/instaapps/Customer/doctorscheduler.do?_method=cancelAppointment</text:p>
          </table:table-cell>
        </table:table-row>
        <table:table-row>
          <table:table-cell table:style-name="Table37.A2" office:value-type="string">
            <text:p text:style-name="Table_20_Contents"/>
            <text:p text:style-name="P17">Request Parameters:</text:p>
            <table:table table:name="Table38" table:style-name="Table38">
              <table:table-column table:style-name="Table38.A"/>
              <table:table-column table:style-name="Table38.B"/>
              <table:table-column table:style-name="Table38.A"/>
              <table:table-column table:style-name="Table38.D"/>
              <table:table-column table:style-name="Table38.E"/>
              <table:table-column table:style-name="Table38.D"/>
              <table:table-row>
                <table:table-cell table:style-name="Table38.A1" office:value-type="string">
                  <text:p text:style-name="P17">Name</text:p>
                </table:table-cell>
                <table:table-cell table:style-name="Table38.A1" office:value-type="string">
                  <text:p text:style-name="P17">Type</text:p>
                </table:table-cell>
                <table:table-cell table:style-name="Table38.A1" office:value-type="string">
                  <text:p text:style-name="P17">Purpose</text:p>
                </table:table-cell>
                <table:table-cell table:style-name="Table38.A1" office:value-type="string">
                  <text:p text:style-name="P17">Required</text:p>
                </table:table-cell>
                <table:table-cell table:style-name="Table38.A1" office:value-type="string">
                  <text:p text:style-name="P17">Permitted Parameter Type</text:p>
                </table:table-cell>
                <table:table-cell table:style-name="Table38.F1" office:value-type="string">
                  <text:p text:style-name="P17">Deprecated Parameter Type</text:p>
                </table:table-cell>
              </table:table-row>
              <table:table-row>
                <table:table-cell table:style-name="Table38.A2" office:value-type="string">
                  <text:p text:style-name="Table_20_Contents">request_handler_key</text:p>
                </table:table-cell>
                <table:table-cell table:style-name="Table38.A2" office:value-type="string">
                  <text:p text:style-name="Table_20_Contents">String</text:p>
                </table:table-cell>
                <table:table-cell table:style-name="Table38.A2" office:value-type="string">
                  <text:p text:style-name="Table_20_Contents">request_handler provided after login into Insta</text:p>
                </table:table-cell>
                <table:table-cell table:style-name="Table38.A2" office:value-type="string">
                  <text:p text:style-name="Table_20_Contents">Yes</text:p>
                </table:table-cell>
                <table:table-cell table:style-name="Table38.A2" office:value-type="string">
                  <text:p text:style-name="Table_20_Contents">Header</text:p>
                </table:table-cell>
                <table:table-cell table:style-name="Table38.F2" office:value-type="string">
                  <text:p text:style-name="Table_20_Contents">URL</text:p>
                </table:table-cell>
              </table:table-row>
              <table:table-row>
                <table:table-cell table:style-name="Table38.A2" office:value-type="string">
                  <text:p text:style-name="Table_20_Contents">appointment_id</text:p>
                </table:table-cell>
                <table:table-cell table:style-name="Table38.A2" office:value-type="string">
                  <text:p text:style-name="Table_20_Contents">String</text:p>
                </table:table-cell>
                <table:table-cell table:style-name="Table38.A2" office:value-type="string">
                  <text:p text:style-name="Table_20_Contents">unique appointment_id <text:s/>provided by insta</text:p>
                </table:table-cell>
                <table:table-cell table:style-name="Table38.A2" office:value-type="string">
                  <text:p text:style-name="Table_20_Contents">Yes</text:p>
                </table:table-cell>
                <table:table-cell table:style-name="Table38.A2" office:value-type="string">
                  <text:p text:style-name="Table_20_Contents">URL</text:p>
                </table:table-cell>
                <table:table-cell table:style-name="Table38.F2" office:value-type="string">
                  <text:p text:style-name="Table_20_Contents"/>
                </table:table-cell>
              </table:table-row>
              <table:table-row>
                <table:table-cell table:style-name="Table38.A2" office:value-type="string">
                  <text:p text:style-name="Table_20_Contents">cancel_reason</text:p>
                </table:table-cell>
                <table:table-cell table:style-name="Table38.A2" office:value-type="string">
                  <text:p text:style-name="Table_20_Contents">String</text:p>
                </table:table-cell>
                <table:table-cell table:style-name="Table38.A2" office:value-type="string">
                  <text:p text:style-name="Table_20_Contents">String denoting the reason for cancellation</text:p>
                </table:table-cell>
                <table:table-cell table:style-name="Table38.A2" office:value-type="string">
                  <text:p text:style-name="Table_20_Contents">Yes</text:p>
                </table:table-cell>
                <table:table-cell table:style-name="Table38.A2" office:value-type="string">
                  <text:p text:style-name="Table_20_Contents">URL</text:p>
                </table:table-cell>
                <table:table-cell table:style-name="Table38.F2" office:value-type="string">
                  <text:p text:style-name="Table_20_Contents"/>
                </table:table-cell>
              </table:table-row>
            </table:table>
            <text:p text:style-name="Table_20_Contents"/>
          </table:table-cell>
        </table:table-row>
        <table:table-row>
          <table:table-cell table:style-name="Table37.A2" office:value-type="string">
            <text:p text:style-name="P17">Response Parameters:</text:p>
            <text:p text:style-name="Table_20_Contents"/>
            <table:table table:name="Table39" table:style-name="Table39">
              <table:table-column table:style-name="Table39.A" table:number-columns-repeated="3"/>
              <table:table-row>
                <table:table-cell table:style-name="Table39.A1" office:value-type="string">
                  <text:p text:style-name="P17">Name </text:p>
                </table:table-cell>
                <table:table-cell table:style-name="Table39.A1" office:value-type="string">
                  <text:p text:style-name="P17">Type</text:p>
                </table:table-cell>
                <table:table-cell table:style-name="Table39.C1" office:value-type="string">
                  <text:p text:style-name="P17">Additional Information</text:p>
                </table:table-cell>
              </table:table-row>
              <table:table-row>
                <table:table-cell table:style-name="Table39.A2" office:value-type="string">
                  <text:p text:style-name="Table_20_Contents">return_message</text:p>
                </table:table-cell>
                <table:table-cell table:style-name="Table39.A2" office:value-type="string">
                  <text:p text:style-name="Table_20_Contents">String</text:p>
                </table:table-cell>
                <table:table-cell table:style-name="Table39.C2" office:value-type="string">
                  <text:p text:style-name="Table_20_Contents">Message specifying operation information</text:p>
                </table:table-cell>
              </table:table-row>
              <table:table-row>
                <table:table-cell table:style-name="Table39.A2" office:value-type="string">
                  <text:p text:style-name="Table_20_Contents">return_code</text:p>
                </table:table-cell>
                <table:table-cell table:style-name="Table39.A2" office:value-type="string">
                  <text:p text:style-name="Table_20_Contents">String</text:p>
                </table:table-cell>
                <table:table-cell table:style-name="Table39.C2" office:value-type="string">
                  <text:p text:style-name="Table_20_Contents">value</text:p>
                </table:table-cell>
              </table:table-row>
            </table:table>
            <text:p text:style-name="Table_20_Contents"/>
          </table:table-cell>
        </table:table-row>
        <table:table-row>
          <table:table-cell table:style-name="Table37.A2" office:value-type="string">
            <text:p text:style-name="P7">Status and Return codes:</text:p>
            <table:table table:name="Table40" table:style-name="Table40">
              <table:table-column table:style-name="Table40.A" table:number-columns-repeated="3"/>
              <table:table-row>
                <table:table-cell table:style-name="Table40.A1" office:value-type="string">
                  <text:p text:style-name="P17">Http Status code</text:p>
                </table:table-cell>
                <table:table-cell table:style-name="Table40.A1" office:value-type="string">
                  <text:p text:style-name="P17">return_code</text:p>
                </table:table-cell>
                <table:table-cell table:style-name="Table40.C1" office:value-type="string">
                  <text:p text:style-name="P17">return_message</text:p>
                </table:table-cell>
              </table:table-row>
              <table:table-row>
                <table:table-cell table:style-name="Table40.A2" office:value-type="string">
                  <text:p text:style-name="Table_20_Contents">400</text:p>
                </table:table-cell>
                <table:table-cell table:style-name="Table40.A2" office:value-type="string">
                  <text:p text:style-name="Table_20_Contents">1001</text:p>
                </table:table-cell>
                <table:table-cell table:style-name="Table40.C2" office:value-type="string">
                  <text:p text:style-name="Table_20_Contents">“invalid request token,please login again”</text:p>
                </table:table-cell>
              </table:table-row>
              <table:table-row>
                <table:table-cell table:style-name="Table40.A2" office:value-type="string">
                  <text:p text:style-name="Table_20_Contents">400</text:p>
                </table:table-cell>
                <table:table-cell table:style-name="Table40.A2" office:value-type="string">
                  <text:p text:style-name="Table_20_Contents">1003</text:p>
                </table:table-cell>
                <table:table-cell table:style-name="Table40.C2" office:value-type="string">
                  <text:p text:style-name="Table_20_Contents">“Permission Denied. Please check with Administrator.”</text:p>
                </table:table-cell>
              </table:table-row>
              <table:table-row>
                <table:table-cell table:style-name="Table40.A2" office:value-type="string">
                  <text:p text:style-name="Table_20_Contents">400</text:p>
                </table:table-cell>
                <table:table-cell table:style-name="Table40.A2" office:value-type="string">
                  <text:p text:style-name="Table_20_Contents">1002</text:p>
                </table:table-cell>
                <table:table-cell table:style-name="Table40.C2" office:value-type="string">
                  <text:p text:style-name="Table_20_Contents">”Mandatory fields are not supplied”</text:p>
                </table:table-cell>
              </table:table-row>
              <table:table-row>
                <table:table-cell table:style-name="Table40.A2" office:value-type="string">
                  <text:p text:style-name="Table_20_Contents">200</text:p>
                </table:table-cell>
                <table:table-cell table:style-name="Table40.A2" office:value-type="string">
                  <text:p text:style-name="Table_20_Contents">2001</text:p>
                </table:table-cell>
                <table:table-cell table:style-name="Table40.C2" office:value-type="string">
                  <text:p text:style-name="Table_20_Contents">”Success”</text:p>
                </table:table-cell>
              </table:table-row>
              <table:table-row>
                <table:table-cell table:style-name="Table40.A2" office:value-type="string">
                  <text:p text:style-name="Table_20_Contents">500</text:p>
                </table:table-cell>
                <table:table-cell table:style-name="Table40.A2" office:value-type="string">
                  <text:p text:style-name="Table_20_Contents">1021</text:p>
                </table:table-cell>
                <table:table-cell table:style-name="Table40.C2" office:value-type="string">
                  <text:p text:style-name="Table_20_Contents">"failed to cancel the Appointment."</text:p>
                </table:table-cell>
              </table:table-row>
            </table:table>
            <text:p text:style-name="Standard"/>
          </table:table-cell>
        </table:table-row>
        <text:soft-page-break/>
        <table:table-row>
          <table:table-cell table:style-name="Table37.A2" office:value-type="string">
            <text:p text:style-name="P7">Sample data :</text:p>
            <text:p text:style-name="Table_20_Contents">1.{</text:p>
            <text:p text:style-name="Table_20_Contents"><text:s text:c="14"/>“return_message”: ”Success”</text:p>
            <text:p text:style-name="Table_20_Contents"><text:s text:c="14"/>“return_code”: ”2001”</text:p>
            <text:p text:style-name="Table_20_Contents"><text:s text:c="3"/>}</text:p>
            <text:p text:style-name="Standard"/>
            <text:p text:style-name="Standard"/>
          </table:table-cell>
        </table:table-row>
      </table:table>
      <text:p text:style-name="Standard"/>
      <text:p text:style-name="P44"/>
      <table:table table:name="Table41" table:style-name="Table41">
        <table:table-column table:style-name="Table41.A"/>
        <table:table-row>
          <table:table-cell table:style-name="Table41.A1" office:value-type="string">
            <text:h text:style-name="P166" text:outline-level="2"><text:bookmark-start text:name="__RefHeading__6390_1424362952"/><text:span text:style-name="T6">Operation: </text:span>Get Patient Clinical Data (GET <text:s/>request to insta)<text:bookmark-end text:name="__RefHeading__6390_1424362952"/></text:h>
          </table:table-cell>
        </table:table-row>
        <table:table-row>
          <table:table-cell table:style-name="Table41.A2" office:value-type="string">
            <text:p text:style-name="Table_20_Contents"><text:span text:style-name="T6">Request URL: </text:span>http:serveripaddress/instaapps/Customer/patientclinicaldata.do?_method=getPatientClinicalData</text:p>
          </table:table-cell>
        </table:table-row>
        <table:table-row>
          <table:table-cell table:style-name="Table41.A2" office:value-type="string">
            <text:p text:style-name="Table_20_Contents"/>
            <text:p text:style-name="P17">Request Parameters:</text:p>
            <text:p text:style-name="Table_20_Contents"/>
            <table:table table:name="Table42" table:style-name="Table42">
              <table:table-column table:style-name="Table42.A"/>
              <table:table-column table:style-name="Table42.B"/>
              <table:table-column table:style-name="Table42.A"/>
              <table:table-column table:style-name="Table42.D"/>
              <table:table-column table:style-name="Table42.E"/>
              <table:table-column table:style-name="Table42.D"/>
              <table:table-row>
                <table:table-cell table:style-name="Table42.A1" office:value-type="string">
                  <text:p text:style-name="P17">Name</text:p>
                </table:table-cell>
                <table:table-cell table:style-name="Table42.A1" office:value-type="string">
                  <text:p text:style-name="P17">Type</text:p>
                </table:table-cell>
                <table:table-cell table:style-name="Table42.A1" office:value-type="string">
                  <text:p text:style-name="P17">Purpose</text:p>
                </table:table-cell>
                <table:table-cell table:style-name="Table42.A1" office:value-type="string">
                  <text:p text:style-name="P17">Required</text:p>
                </table:table-cell>
                <table:table-cell table:style-name="Table42.A1" office:value-type="string">
                  <text:p text:style-name="P17">Permitted Parameter Type</text:p>
                </table:table-cell>
                <table:table-cell table:style-name="Table42.F1" office:value-type="string">
                  <text:p text:style-name="P17">Deprecated Parameter Type</text:p>
                </table:table-cell>
              </table:table-row>
              <table:table-row>
                <table:table-cell table:style-name="Table42.A2" office:value-type="string">
                  <text:p text:style-name="Table_20_Contents">request_handler_key</text:p>
                </table:table-cell>
                <table:table-cell table:style-name="Table42.A2" office:value-type="string">
                  <text:p text:style-name="Table_20_Contents">String</text:p>
                </table:table-cell>
                <table:table-cell table:style-name="Table42.A2" office:value-type="string">
                  <text:p text:style-name="Table_20_Contents">request_handler provided after login into Insta</text:p>
                </table:table-cell>
                <table:table-cell table:style-name="Table42.A2" office:value-type="string">
                  <text:p text:style-name="Table_20_Contents">Yes</text:p>
                </table:table-cell>
                <table:table-cell table:style-name="Table42.A2" office:value-type="string">
                  <text:p text:style-name="Table_20_Contents">Header</text:p>
                </table:table-cell>
                <table:table-cell table:style-name="Table42.F2" office:value-type="string">
                  <text:p text:style-name="Table_20_Contents">URL</text:p>
                </table:table-cell>
              </table:table-row>
              <table:table-row>
                <table:table-cell table:style-name="Table42.A2" office:value-type="string">
                  <text:p text:style-name="Table_20_Contents">from_date</text:p>
                </table:table-cell>
                <table:table-cell table:style-name="Table42.A2" office:value-type="string">
                  <text:p text:style-name="Table_20_Contents">String</text:p>
                </table:table-cell>
                <table:table-cell table:style-name="Table42.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ext:p text:style-name="Table_20_Contents"/>
                </table:table-cell>
                <table:table-cell table:style-name="Table42.A2" office:value-type="string">
                  <text:p text:style-name="Table_20_Contents">Yes</text:p>
                </table:table-cell>
                <table:table-cell table:style-name="Table42.A2" office:value-type="string">
                  <text:p text:style-name="Table_20_Contents">URL</text:p>
                </table:table-cell>
                <table:table-cell table:style-name="Table42.F2" office:value-type="string">
                  <text:p text:style-name="Table_20_Contents"/>
                </table:table-cell>
              </table:table-row>
              <table:table-row>
                <table:table-cell table:style-name="Table42.A2" office:value-type="string">
                  <text:p text:style-name="Table_20_Contents">to_date</text:p>
                </table:table-cell>
                <table:table-cell table:style-name="Table42.A2" office:value-type="string">
                  <text:p text:style-name="Table_20_Contents">String</text:p>
                </table:table-cell>
                <table:table-cell table:style-name="Table42.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42.A2" office:value-type="string">
                  <text:p text:style-name="Table_20_Contents">No</text:p>
                </table:table-cell>
                <table:table-cell table:style-name="Table42.A2" office:value-type="string">
                  <text:p text:style-name="Table_20_Contents">URL</text:p>
                </table:table-cell>
                <table:table-cell table:style-name="Table42.F2" office:value-type="string">
                  <text:p text:style-name="Table_20_Contents"/>
                </table:table-cell>
              </table:table-row>
            </table:table>
            <text:p text:style-name="Table_20_Contents"/>
          </table:table-cell>
        </table:table-row>
        <table:table-row>
          <table:table-cell table:style-name="Table41.A2" office:value-type="string">
            <text:p text:style-name="Table_20_Contents"/>
            <text:p text:style-name="P17">Response Parameters:</text:p>
            <text:p text:style-name="Table_20_Contents"><text:soft-page-break/></text:p>
            <table:table table:name="Table43" table:style-name="Table43">
              <table:table-column table:style-name="Table43.A" table:number-columns-repeated="3"/>
              <table:table-row>
                <table:table-cell table:style-name="Table43.A1" office:value-type="string">
                  <text:p text:style-name="P17">Name </text:p>
                </table:table-cell>
                <table:table-cell table:style-name="Table43.A1" office:value-type="string">
                  <text:p text:style-name="P17">Type</text:p>
                </table:table-cell>
                <table:table-cell table:style-name="Table43.C1" office:value-type="string">
                  <text:p text:style-name="P17">Additional Information</text:p>
                </table:table-cell>
              </table:table-row>
              <table:table-row>
                <table:table-cell table:style-name="Table43.A2" office:value-type="string">
                  <text:p text:style-name="Table_20_Contents">return_message</text:p>
                </table:table-cell>
                <table:table-cell table:style-name="Table43.A2" office:value-type="string">
                  <text:p text:style-name="Table_20_Contents">String</text:p>
                </table:table-cell>
                <table:table-cell table:style-name="Table43.C2" office:value-type="string">
                  <text:p text:style-name="Table_20_Contents">Message specifying operation information</text:p>
                </table:table-cell>
              </table:table-row>
              <table:table-row>
                <table:table-cell table:style-name="Table43.A2" office:value-type="string">
                  <text:p text:style-name="Table_20_Contents">return_code</text:p>
                </table:table-cell>
                <table:table-cell table:style-name="Table43.A2" office:value-type="string">
                  <text:p text:style-name="Table_20_Contents">String</text:p>
                </table:table-cell>
                <table:table-cell table:style-name="Table43.C2" office:value-type="string">
                  <text:p text:style-name="Table_20_Contents">value</text:p>
                </table:table-cell>
              </table:table-row>
              <table:table-row>
                <table:table-cell table:style-name="Table43.A2" office:value-type="string">
                  <text:p text:style-name="Standard">START_DATE</text:p>
                </table:table-cell>
                <table:table-cell table:style-name="Table43.A2" office:value-type="string">
                  <text:p text:style-name="Table_20_Contents">String</text:p>
                </table:table-cell>
                <table:table-cell table:style-name="Table43.C2" office:value-type="string">
                  <text:p text:style-name="Table_20_Contents">Start Date value</text:p>
                </table:table-cell>
              </table:table-row>
              <table:table-row>
                <table:table-cell table:style-name="Table43.A2" office:value-type="string">
                  <text:p text:style-name="Table_20_Contents">END_DATE</text:p>
                </table:table-cell>
                <table:table-cell table:style-name="Table43.A2" office:value-type="string">
                  <text:p text:style-name="Table_20_Contents">String</text:p>
                </table:table-cell>
                <table:table-cell table:style-name="Table43.C2" office:value-type="string">
                  <text:p text:style-name="Table_20_Contents">End Date value</text:p>
                </table:table-cell>
              </table:table-row>
              <table:table-row>
                <table:table-cell table:style-name="Table43.A2" office:value-type="string">
                  <text:p text:style-name="Table_20_Contents">LAB</text:p>
                </table:table-cell>
                <table:table-cell table:style-name="Table43.A2" office:value-type="string">
                  <text:p text:style-name="Table_20_Contents">List&lt;Map&gt;</text:p>
                </table:table-cell>
                <table:table-cell table:style-name="Table43.C2" office:value-type="string">
                  <text:p text:style-name="Table_20_Contents">LAB details</text:p>
                </table:table-cell>
              </table:table-row>
              <table:table-row>
                <table:table-cell table:style-name="Table43.A2" office:value-type="string">
                  <text:p text:style-name="Table_20_Contents">MEDICATIONS</text:p>
                </table:table-cell>
                <table:table-cell table:style-name="Table43.A2" office:value-type="string">
                  <text:p text:style-name="Table_20_Contents">List&lt;Map&gt;</text:p>
                </table:table-cell>
                <table:table-cell table:style-name="Table43.C2" office:value-type="string">
                  <text:p text:style-name="Table_20_Contents">MEDICATIONS details</text:p>
                </table:table-cell>
              </table:table-row>
              <table:table-row>
                <table:table-cell table:style-name="Table43.A2" office:value-type="string">
                  <text:p text:style-name="Table_20_Contents">ALLERGIES</text:p>
                </table:table-cell>
                <table:table-cell table:style-name="Table43.A2" office:value-type="string">
                  <text:p text:style-name="Table_20_Contents">List&lt;Map&gt;</text:p>
                </table:table-cell>
                <table:table-cell table:style-name="Table43.C2" office:value-type="string">
                  <text:p text:style-name="Table_20_Contents">ALLERGIES details</text:p>
                </table:table-cell>
              </table:table-row>
              <table:table-row>
                <table:table-cell table:style-name="Table43.A2" office:value-type="string">
                  <text:p text:style-name="Table_20_Contents">APPOINTMENTS</text:p>
                </table:table-cell>
                <table:table-cell table:style-name="Table43.A2" office:value-type="string">
                  <text:p text:style-name="Table_20_Contents">List&lt;Map&gt;</text:p>
                </table:table-cell>
                <table:table-cell table:style-name="Table43.C2" office:value-type="string">
                  <text:p text:style-name="Table_20_Contents">APPOINTMENTS details</text:p>
                </table:table-cell>
              </table:table-row>
              <table:table-row>
                <table:table-cell table:style-name="Table43.A2" office:value-type="string">
                  <text:p text:style-name="Standard">PATIENT_DEMOGRAPHICS</text:p>
                </table:table-cell>
                <table:table-cell table:style-name="Table43.A2" office:value-type="string">
                  <text:p text:style-name="Table_20_Contents">List&lt;Map&gt;</text:p>
                </table:table-cell>
                <table:table-cell table:style-name="Table43.C2" office:value-type="string">
                  <text:p text:style-name="Standard">PATIENT_DEMOGRAPHICS details</text:p>
                </table:table-cell>
              </table:table-row>
              <table:table-row>
                <table:table-cell table:style-name="Table43.A2" office:value-type="string">
                  <text:p text:style-name="Standard">MEDICAL_PROFESSIONAL_DEMOGRAPHICS</text:p>
                </table:table-cell>
                <table:table-cell table:style-name="Table43.A2" office:value-type="string">
                  <text:p text:style-name="Table_20_Contents">List&lt;Map&gt;</text:p>
                </table:table-cell>
                <table:table-cell table:style-name="Table43.C2" office:value-type="string">
                  <text:p text:style-name="Standard">MEDICAL_PROFESSIONAL_DEMOGRAPHICS details</text:p>
                </table:table-cell>
              </table:table-row>
            </table:table>
            <text:p text:style-name="Table_20_Contents"/>
          </table:table-cell>
        </table:table-row>
        <table:table-row>
          <table:table-cell table:style-name="Table41.A2" office:value-type="string">
            <text:p text:style-name="P7">Status and Return codes:</text:p>
            <table:table table:name="Table44" table:style-name="Table44">
              <table:table-column table:style-name="Table44.A" table:number-columns-repeated="3"/>
              <table:table-row>
                <table:table-cell table:style-name="Table44.A1" office:value-type="string">
                  <text:p text:style-name="P17">Http Status code</text:p>
                </table:table-cell>
                <table:table-cell table:style-name="Table44.A1" office:value-type="string">
                  <text:p text:style-name="P17">return_code</text:p>
                </table:table-cell>
                <table:table-cell table:style-name="Table44.C1" office:value-type="string">
                  <text:p text:style-name="P17">return_message</text:p>
                </table:table-cell>
              </table:table-row>
              <table:table-row>
                <table:table-cell table:style-name="Table44.A2" office:value-type="string">
                  <text:p text:style-name="Table_20_Contents">400</text:p>
                </table:table-cell>
                <table:table-cell table:style-name="Table44.A2" office:value-type="string">
                  <text:p text:style-name="Table_20_Contents">1001</text:p>
                </table:table-cell>
                <table:table-cell table:style-name="Table44.C2" office:value-type="string">
                  <text:p text:style-name="Table_20_Contents">“invalid request token,please login again”</text:p>
                </table:table-cell>
              </table:table-row>
              <table:table-row>
                <table:table-cell table:style-name="Table44.A2" office:value-type="string">
                  <text:p text:style-name="Table_20_Contents">400</text:p>
                </table:table-cell>
                <table:table-cell table:style-name="Table44.A2" office:value-type="string">
                  <text:p text:style-name="Table_20_Contents">1002</text:p>
                </table:table-cell>
                <table:table-cell table:style-name="Table44.C2" office:value-type="string">
                  <text:p text:style-name="Table_20_Contents">”Mandatory fields are not supplied”</text:p>
                </table:table-cell>
              </table:table-row>
              <table:table-row>
                <table:table-cell table:style-name="Table44.A2" office:value-type="string">
                  <text:p text:style-name="Table_20_Contents">400</text:p>
                </table:table-cell>
                <table:table-cell table:style-name="Table44.A2" office:value-type="string">
                  <text:p text:style-name="Table_20_Contents">1003</text:p>
                </table:table-cell>
                <table:table-cell table:style-name="Table44.C2" office:value-type="string">
                  <text:p text:style-name="Table_20_Contents">“Permission Denied. Please check with Administrator.”</text:p>
                </table:table-cell>
              </table:table-row>
              <table:table-row>
                <table:table-cell table:style-name="Table44.A2" office:value-type="string">
                  <text:p text:style-name="Table_20_Contents">400</text:p>
                </table:table-cell>
                <table:table-cell table:style-name="Table44.A2" office:value-type="string">
                  <text:p text:style-name="Table_20_Contents">1021</text:p>
                </table:table-cell>
                <table:table-cell table:style-name="Table44.C2" office:value-type="string">
                  <text:p text:style-name="Table_20_Contents">"Invalid input parameters supplied"</text:p>
                </table:table-cell>
              </table:table-row>
              <table:table-row>
                <table:table-cell table:style-name="Table44.A2" office:value-type="string">
                  <text:p text:style-name="Table_20_Contents">400</text:p>
                </table:table-cell>
                <table:table-cell table:style-name="Table44.A2" office:value-type="string">
                  <text:p text:style-name="Table_20_Contents">1022</text:p>
                </table:table-cell>
                <table:table-cell table:style-name="Table44.C2" office:value-type="string">
                  <text:p text:style-name="Table_20_Contents">“<text:span text:style-name="T3">To date can not be earlier than From date</text:span>”</text:p>
                </table:table-cell>
              </table:table-row>
              <table:table-row>
                <table:table-cell table:style-name="Table44.A2" office:value-type="string">
                  <text:p text:style-name="Table_20_Contents">400</text:p>
                </table:table-cell>
                <table:table-cell table:style-name="Table44.A2" office:value-type="string">
                  <text:p text:style-name="Table_20_Contents">1023</text:p>
                </table:table-cell>
                <table:table-cell table:style-name="Table44.C2" office:value-type="string">
                  <text:p text:style-name="Table_20_Contents">“<text:span text:style-name="T3">Duration can not be more than 30 days</text:span>”</text:p>
                </table:table-cell>
              </table:table-row>
              <table:table-row>
                <table:table-cell table:style-name="Table44.A2" office:value-type="string">
                  <text:p text:style-name="Table_20_Contents">200</text:p>
                </table:table-cell>
                <table:table-cell table:style-name="Table44.A2" office:value-type="string">
                  <text:p text:style-name="Table_20_Contents">2001</text:p>
                </table:table-cell>
                <table:table-cell table:style-name="Table44.C2" office:value-type="string">
                  <text:p text:style-name="Table_20_Contents">“Success”</text:p>
                </table:table-cell>
              </table:table-row>
            </table:table>
            <text:p text:style-name="Standard"/>
          </table:table-cell>
        </table:table-row>
        <table:table-row>
          <table:table-cell table:style-name="Table41.A2" office:value-type="string">
            <text:p text:style-name="P7">Sample data :</text:p>
            <text:p text:style-name="Standard">1.</text:p>
            <text:p text:style-name="Standard"><text:bookmark text:name="s-110"/>{ <text:line-break/><text:bookmark text:name="s-210"/> <text:s text:c="2"/>"START_DATE": "2014-05-02T12:34:22.000Z", </text:p>
            <text:p text:style-name="Table_20_Contents"><text:s text:c="4"/>"END_DATE": "2015-07-22T12:34:22.000Z", </text:p>
            <text:p text:style-name="Table_20_Contents"><text:s text:c="4"/>"LAB": [ </text:p>
            <text:p text:style-name="Table_20_Contents"><text:s text:c="9"/>{ </text:p>
            <text:p text:style-name="Table_20_Contents"><text:tab/> <text:s text:c="2"/>"value_date": “2015-07-10”, </text:p>
            <text:p text:style-name="Table_20_Contents"><text:soft-page-break/><text:tab/> <text:s text:c="2"/>"patient_id": "IP000197", </text:p>
            <text:p text:style-name="Table_20_Contents"><text:tab/> <text:s text:c="2"/>"values_id": 80073, </text:p>
            <text:p text:style-name="Table_20_Contents"><text:tab/> <text:s text:c="2"/>"test_value": "81", </text:p>
            <text:p text:style-name="Table_20_Contents"><text:tab/> <text:s text:c="2"/>"mod_time": “2015-06-12T18:30:00Z”, </text:p>
            <text:p text:style-name="Table_20_Contents"><text:tab/> <text:s text:c="2"/>"resultlabel": "URR" ,</text:p>
            <text:p text:style-name="Table_20_Contents"><text:s text:c="15"/>“min_normal_value”:75,</text:p>
            <text:p text:style-name="Table_20_Contents"><text:s text:c="15"/>“max_normal_value”:””,</text:p>
            <text:p text:style-name="Table_20_Contents"><text:s text:c="15"/>"units": "mg/dl"</text:p>
            <text:p text:style-name="Table_20_Contents"><text:s text:c="8"/>}, </text:p>
            <text:p text:style-name="Table_20_Contents"><text:s text:c="8"/>{ </text:p>
            <text:p text:style-name="Table_20_Contents"><text:tab/> <text:s text:c="2"/>"value_date": “2015-06-12”, </text:p>
            <text:p text:style-name="Table_20_Contents"><text:tab/> <text:s text:c="2"/>"patient_id": "IP000197", </text:p>
            <text:p text:style-name="Table_20_Contents"><text:tab/> <text:s text:c="2"/>"values_id": 80081, </text:p>
            <text:p text:style-name="Table_20_Contents"><text:tab/> <text:s text:c="2"/>"test_value": "2.41", </text:p>
            <text:p text:style-name="Table_20_Contents"><text:tab/> <text:s text:c="2"/>"mod_time": “2015-06-12T18:30:00Z”, </text:p>
            <text:p text:style-name="Table_20_Contents"><text:tab/> <text:s text:c="2"/>"resultlabel": "KT/V" ,</text:p>
            <text:p text:style-name="Table_20_Contents"><text:s text:c="15"/>“min_normal_value”:””,</text:p>
            <text:p text:style-name="Table_20_Contents"><text:s text:c="15"/>“max_normal_value”:””</text:p>
            <text:p text:style-name="Table_20_Contents"><text:s text:c="7"/>} </text:p>
            <text:p text:style-name="Table_20_Contents"><text:s text:c="4"/>] ,</text:p>
            <text:p text:style-name="Table_20_Contents"><text:s text:c="4"/>{ </text:p>
            <text:p text:style-name="Table_20_Contents"><text:s text:c="4"/>"MEDICATIONS": [ </text:p>
            <text:p text:style-name="Table_20_Contents"><text:s text:c="8"/>{ </text:p>
            <text:p text:style-name="Table_20_Contents"><text:s text:c="15"/>"medicine_remarks": "",</text:p>
            <text:list xml:id="list4123258334" text:style-name="L20">
              <text:list-header>
                <text:p text:style-name="P110"><text:s text:c="3"/>"duration": 12,</text:p>
                <text:p text:style-name="P110"><text:s text:c="3"/>"mod_time": "2015-05-19T20:15:48Z",</text:p>
                <text:p text:style-name="P110"><text:s text:c="3"/>"route_name": "Rectal",</text:p>
                <text:p text:style-name="P110"><text:s text:c="3"/>"name": "ADOL 500MG Suppositories",</text:p>
                <text:p text:style-name="P110"><text:s text:c="3"/>"dosage": "",</text:p>
                <text:p text:style-name="P110"><text:s text:c="3"/>"op_medicine_pres_id": 2106,</text:p>
                <text:p text:style-name="P110"><text:s text:c="3"/>"patient_id": "OP026083",</text:p>
                <text:p text:style-name="P110"><text:s text:c="3"/>"duration_units": "D",</text:p>
                <text:p text:style-name="P110"><text:s text:c="3"/>"prescribed_date": "2015-05-19T20:15:48Z",</text:p>
                <text:p text:style-name="P69"><text:s text:c="3"/>"consultation_id": 24726</text:p>
              </text:list-header>
            </text:list>
            <text:p text:style-name="Table_20_Contents"><text:s text:c="9"/>}</text:p>
            <text:p text:style-name="Table_20_Contents"><text:s text:c="5"/>],</text:p>
            <text:p text:style-name="Table_20_Contents"><text:s text:c="5"/>"ALLERGIES": [</text:p>
            <text:p text:style-name="Table_20_Contents"><text:s text:c="16"/>{</text:p>
            <text:p text:style-name="Table_20_Contents"><text:s text:c="18"/>"reaction": "Rashes",</text:p>
            <text:p text:style-name="Table_20_Contents"><text:s text:c="18"/>"patient_id": "OP030980",</text:p>
            <text:p text:style-name="Table_20_Contents"><text:s text:c="18"/>"mod_time": "2015-08-17T18:40:22Z",</text:p>
            <text:p text:style-name="Table_20_Contents"><text:s text:c="18"/>"allergy": "Food alergy",</text:p>
            <text:p text:style-name="Table_20_Contents"><text:s text:c="19"/>“allergy_id": 5,</text:p>
            <text:p text:style-name="Table_20_Contents"><text:s text:c="18"/>"section_detail_id": 276739,</text:p>
            <text:p text:style-name="Table_20_Contents"><text:s text:c="18"/>"status": "A",</text:p>
            <text:list xml:id="list290898153" text:style-name="L21">
              <text:list-header>
                <text:p text:style-name="P70"><text:s text:c="6"/>"onset_date": "generic",</text:p>
                <text:p text:style-name="P70"><text:soft-page-break/><text:s text:c="7"/>"allergy_type": "N"</text:p>
              </text:list-header>
            </text:list>
            <text:p text:style-name="Table_20_Contents"><text:s text:c="17"/>}</text:p>
            <text:p text:style-name="Table_20_Contents"><text:s text:c="17"/>],</text:p>
            <text:p text:style-name="Table_20_Contents"><text:s text:c="5"/>"APPOINTMENTS": [</text:p>
            <text:p text:style-name="Table_20_Contents"><text:s text:c="9"/>{</text:p>
            <text:p text:style-name="Table_20_Contents"><text:s text:c="13"/>“appointment_id”:”78987”,</text:p>
            <text:p text:style-name="Table_20_Contents"><text:s text:c="13"/>“mr_no”:”MR008312”,</text:p>
            <text:list xml:id="list1984619296" text:style-name="L22">
              <text:list-header>
                <text:p text:style-name="P111"><text:s/>"res_sch_name": "OPID0114",</text:p>
                <text:p text:style-name="P111"><text:s text:c="2"/>"duration": 30,</text:p>
                <text:p text:style-name="P111"><text:s text:c="2"/>"appointment_time": 18000000,</text:p>
                <text:p text:style-name="P111"><text:s text:c="2"/>"res_sch_id": 2,</text:p>
                <text:p text:style-name="P111"><text:s text:c="2"/>"visit_id": "IP000606",</text:p>
                <text:p text:style-name="P111"><text:s text:c="2"/>"remarks": ""</text:p>
                <text:p text:style-name="P111"><text:s text:c="2"/>"center_id": “13”</text:p>
                <text:p text:style-name="P111"><text:s text:c="2"/>"appointment_status": "Arrived"</text:p>
                <text:p text:style-name="P111">}</text:p>
              </text:list-header>
            </text:list>
            <text:p text:style-name="Standard"><text:s text:c="8"/>],</text:p>
            <text:p text:style-name="Standard"><text:s text:c="7"/>"PATIENT_DEMOGRAPHICS": [ {</text:p>
            <text:p text:style-name="Standard"><text:s text:c="12"/>"mobile_password": "12345",</text:p>
            <text:list xml:id="list4168032795" text:style-name="L23">
              <text:list-header>
                <text:p text:style-name="P112">"first_name": "Claudia",</text:p>
                <text:p text:style-name="P112">"mod_time": "2015-07-23T10:56:44Z",</text:p>
                <text:p text:style-name="P112">"patient_name": "Mrs. Claudia Louise Shaw",</text:p>
                <text:p text:style-name="P112">"middle_name": "Louise",</text:p>
                <text:p text:style-name="P112">"patient_phone": "971505585304",</text:p>
                <text:p text:style-name="P112">"last_name": "Shaw",</text:p>
                <text:p text:style-name="P112">"gender": "Female",</text:p>
                <text:p text:style-name="P112">"dateofbirth": "1968-09-06",</text:p>
                <text:p text:style-name="P112">"email_id": "",</text:p>
                <text:p text:style-name="P71">"mr_no": "00010377"</text:p>
              </text:list-header>
            </text:list>
            <text:list xml:id="list2229135200" text:style-name="L24">
              <text:list-header>
                <text:p text:style-name="P72">}</text:p>
              </text:list-header>
            </text:list>
            <text:p text:style-name="Standard"><text:s text:c="8"/>],</text:p>
            <text:p text:style-name="Standard"><text:s text:c="8"/>“MEDICAL_PROFESSIONAL_DEMOGRAPHICS": [</text:p>
            <text:p text:style-name="Text_20_body"><text:s text:c="8"/>{</text:p>
            <text:list xml:id="list565773704" text:style-name="L25">
              <text:list-header>
                <text:p text:style-name="P113">"user_doc_id": "DOC0177",</text:p>
                <text:p text:style-name="P113">"username": "Abhay",</text:p>
                <text:p text:style-name="P113">“status” : “A”,</text:p>
                <text:p text:style-name="P113">“hospital_roles” : “nurse, physician”,</text:p>
                <text:p text:style-name="P113">“application_role” : “Admin”,</text:p>
                <text:p text:style-name="P113">"mod_datetime": "2015-09-22T17:34:57Z",</text:p>
                <text:p text:style-name="P113">"name": "John L.",</text:p>
                <text:p text:style-name="P113">"created_timestamp": "2015-09-21T23:05:18Z",</text:p>
                <text:p text:style-name="P113">"center_id": 7,</text:p>
                <text:p text:style-name="P73">"mobile_no": "1234567876",</text:p>
                <text:p text:style-name="P73">“email_id”:”abcd@def.com”</text:p>
                <text:p text:style-name="P73"><text:soft-page-break/>}</text:p>
              </text:list-header>
            </text:list>
            <text:p text:style-name="Text_20_body">]</text:p>
            <text:p text:style-name="Standard"><text:s text:c="13"/>"return_code": "2001",</text:p>
            <text:p text:style-name="Text_20_body"><text:s text:c="13"/>"return_message": "Success"<text:line-break/><text:bookmark text:name="s-910"/>} <text:s text:c="3"/></text:p>
            <text:p text:style-name="Standard"/>
          </table:table-cell>
        </table:table-row>
        <table:table-row>
          <table:table-cell table:style-name="Table41.A2" office:value-type="string">
            <text:p text:style-name="P7"/>
          </table:table-cell>
        </table:table-row>
      </table:table>
      <text:h text:style-name="P54" text:outline-level="1"/>
      <text:p text:style-name="P47"/>
      <table:table table:name="Table102" table:style-name="Table102">
        <table:table-column table:style-name="Table102.A"/>
        <table:table-row>
          <table:table-cell table:style-name="Table102.A1" office:value-type="string">
            <text:h text:style-name="P166" text:outline-level="2"><text:bookmark-start text:name="__RefHeading__8470_1311936580"/><text:span text:style-name="T6">Operation:</text:span> Find Patients(GET request to insta)<text:bookmark-end text:name="__RefHeading__8470_1311936580"/></text:h>
          </table:table-cell>
        </table:table-row>
        <table:table-row>
          <table:table-cell table:style-name="Table102.A2" office:value-type="string">
            <text:p text:style-name="Table_20_Contents"><text:span text:style-name="T6">Request URL:</text:span> http:serveripaddress/instaapps/Customer/Registration/GeneralRegistration.do?_method=<text:span text:style-name="T3">findPatient</text:span></text:p>
          </table:table-cell>
        </table:table-row>
        <table:table-row>
          <table:table-cell table:style-name="Table102.A2" office:value-type="string">
            <text:p text:style-name="P17">Request Parameters:</text:p>
            <table:table table:name="Table109" table:style-name="Table109">
              <table:table-column table:style-name="Table109.A"/>
              <table:table-column table:style-name="Table109.B"/>
              <table:table-column table:style-name="Table109.A"/>
              <table:table-column table:style-name="Table109.D"/>
              <table:table-column table:style-name="Table109.E"/>
              <table:table-column table:style-name="Table109.D"/>
              <table:table-row>
                <table:table-cell table:style-name="Table109.A1" office:value-type="string">
                  <text:p text:style-name="P17">Name</text:p>
                </table:table-cell>
                <table:table-cell table:style-name="Table109.A1" office:value-type="string">
                  <text:p text:style-name="P17">Type</text:p>
                </table:table-cell>
                <table:table-cell table:style-name="Table109.A1" office:value-type="string">
                  <text:p text:style-name="P17">Purpose</text:p>
                </table:table-cell>
                <table:table-cell table:style-name="Table109.A1" office:value-type="string">
                  <text:p text:style-name="P17">Required</text:p>
                </table:table-cell>
                <table:table-cell table:style-name="Table109.A1" office:value-type="string">
                  <text:p text:style-name="P17">Permitted Parameter Type</text:p>
                </table:table-cell>
                <table:table-cell table:style-name="Table109.F1" office:value-type="string">
                  <text:p text:style-name="P17">Deprecated Parameter Type</text:p>
                </table:table-cell>
              </table:table-row>
              <table:table-row>
                <table:table-cell table:style-name="Table109.A2" office:value-type="string">
                  <text:p text:style-name="Table_20_Contents">request_handler_key</text:p>
                </table:table-cell>
                <table:table-cell table:style-name="Table109.A2" office:value-type="string">
                  <text:p text:style-name="Table_20_Contents">String</text:p>
                </table:table-cell>
                <table:table-cell table:style-name="Table109.A2" office:value-type="string">
                  <text:p text:style-name="Table_20_Contents">request_handler provided after login into Insta</text:p>
                </table:table-cell>
                <table:table-cell table:style-name="Table109.A2" office:value-type="string">
                  <text:p text:style-name="Table_20_Contents">Yes</text:p>
                </table:table-cell>
                <table:table-cell table:style-name="Table109.A2" office:value-type="string">
                  <text:p text:style-name="Table_20_Contents">Header</text:p>
                </table:table-cell>
                <table:table-cell table:style-name="Table109.F2" office:value-type="string">
                  <text:p text:style-name="Table_20_Contents">URL</text:p>
                </table:table-cell>
              </table:table-row>
              <table:table-row>
                <table:table-cell table:style-name="Table109.A2" office:value-type="string">
                  <text:p text:style-name="Table_20_Contents">mr_no</text:p>
                </table:table-cell>
                <table:table-cell table:style-name="Table109.A2" office:value-type="string">
                  <text:p text:style-name="Table_20_Contents">String</text:p>
                </table:table-cell>
                <table:table-cell table:style-name="Table109.A2" office:value-type="string">
                  <text:p text:style-name="Table_20_Contents">mr_no of a patient</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first_name</text:p>
                </table:table-cell>
                <table:table-cell table:style-name="Table109.A2" office:value-type="string">
                  <text:p text:style-name="Table_20_Contents">String</text:p>
                </table:table-cell>
                <table:table-cell table:style-name="Table109.A2" office:value-type="string">
                  <text:p text:style-name="Table_20_Contents">Patient's first nam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last_name</text:p>
                </table:table-cell>
                <table:table-cell table:style-name="Table109.A2" office:value-type="string">
                  <text:p text:style-name="Table_20_Contents">String</text:p>
                </table:table-cell>
                <table:table-cell table:style-name="Table109.A2" office:value-type="string">
                  <text:p text:style-name="Table_20_Contents">Patient's first nam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gender</text:p>
                </table:table-cell>
                <table:table-cell table:style-name="Table109.A2" office:value-type="string">
                  <text:p text:style-name="Table_20_Contents">String (F/M/O)</text:p>
                </table:table-cell>
                <table:table-cell table:style-name="Table109.A2" office:value-type="string">
                  <text:p text:style-name="Table_20_Contents">Patient's gender</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phone_no</text:p>
                </table:table-cell>
                <table:table-cell table:style-name="Table109.A2" office:value-type="string">
                  <text:p text:style-name="Table_20_Contents">String</text:p>
                </table:table-cell>
                <table:table-cell table:style-name="Table109.A2" office:value-type="string">
                  <text:p text:style-name="Table_20_Contents">Patient's phone no.(If starts with '+', then should be url encoded as %2B)</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email</text:p>
                </table:table-cell>
                <table:table-cell table:style-name="Table109.A2" office:value-type="string">
                  <text:p text:style-name="Table_20_Contents">String</text:p>
                </table:table-cell>
                <table:table-cell table:style-name="Table109.A2" office:value-type="string">
                  <text:p text:style-name="Table_20_Contents">Patient's email</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last_visited_date</text:p>
                </table:table-cell>
                <table:table-cell table:style-name="Table109.A2" office:value-type="string">
                  <text:p text:style-name="Table_20_Contents">Date in ISO 8601 format </text:p>
                </table:table-cell>
                <table:table-cell table:style-name="Table109.A2" office:value-type="string">
                  <text:p text:style-name="Table_20_Contents">Last visit dat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govt_id</text:p>
                </table:table-cell>
                <table:table-cell table:style-name="Table109.A2" office:value-type="string">
                  <text:p text:style-name="Table_20_Contents">String</text:p>
                </table:table-cell>
                <table:table-cell table:style-name="Table109.A2" office:value-type="string">
                  <text:p text:style-name="Table_20_Contents">Government ID </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date_of_birth</text:p>
                </table:table-cell>
                <table:table-cell table:style-name="Table109.A2" office:value-type="string">
                  <text:p text:style-name="Table_20_Contents">ISO 8601 date string</text:p>
                </table:table-cell>
                <table:table-cell table:style-name="Table109.A2" office:value-type="string">
                  <text:p text:style-name="Table_20_Contents">Birth dat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
            <text:p text:style-name="Table_20_Contents">(Any one of the above parameters is required along with the request_handler_key)</text:p>
          </table:table-cell>
        </table:table-row>
        <table:table-row>
          <table:table-cell table:style-name="Table102.A2" office:value-type="string">
            <text:p text:style-name="P17">Response Parameters:</text:p>
            <table:table table:name="Table108" table:style-name="Table108">
              <table:table-column table:style-name="Table108.A" table:number-columns-repeated="3"/>
              <table:table-row>
                <table:table-cell table:style-name="Table108.A1" office:value-type="string">
                  <text:p text:style-name="P17">Name </text:p>
                </table:table-cell>
                <table:table-cell table:style-name="Table108.A1" office:value-type="string">
                  <text:p text:style-name="P17">Type</text:p>
                </table:table-cell>
                <table:table-cell table:style-name="Table108.C1" office:value-type="string">
                  <text:p text:style-name="P17">Additional Information</text:p>
                </table:table-cell>
              </table:table-row>
              <table:table-row>
                <table:table-cell table:style-name="Table108.A2" office:value-type="string">
                  <text:p text:style-name="Table_20_Contents">patients_details</text:p>
                </table:table-cell>
                <table:table-cell table:style-name="Table108.A2" office:value-type="string">
                  <text:p text:style-name="Table_20_Contents">JSON list of objects <text:s/></text:p>
                </table:table-cell>
                <table:table-cell table:style-name="Table108.C2" office:value-type="string">
                  <text:p text:style-name="Table_20_Contents"/>
                </table:table-cell>
              </table:table-row>
              <table:table-row>
                <table:table-cell table:style-name="Table108.A2" office:value-type="string">
                  <text:p text:style-name="Table_20_Contents">return_message</text:p>
                </table:table-cell>
                <table:table-cell table:style-name="Table108.A2" office:value-type="string">
                  <text:p text:style-name="Table_20_Contents">String</text:p>
                </table:table-cell>
                <table:table-cell table:style-name="Table108.C2" office:value-type="string">
                  <text:p text:style-name="Table_20_Contents">Message specifying operation <text:soft-page-break/>information</text:p>
                </table:table-cell>
              </table:table-row>
              <table:table-row>
                <table:table-cell table:style-name="Table108.A2" office:value-type="string">
                  <text:p text:style-name="Table_20_Contents">return_code</text:p>
                </table:table-cell>
                <table:table-cell table:style-name="Table108.A2" office:value-type="string">
                  <text:p text:style-name="Table_20_Contents">String</text:p>
                </table:table-cell>
                <table:table-cell table:style-name="Table108.C2" office:value-type="string">
                  <text:p text:style-name="Table_20_Contents">value</text:p>
                </table:table-cell>
              </table:table-row>
            </table:table>
            <text:p text:style-name="Table_20_Contents"/>
          </table:table-cell>
        </table:table-row>
        <table:table-row>
          <table:table-cell table:style-name="Table102.A2" office:value-type="string">
            <text:p text:style-name="P7">Status and Return codes:</text:p>
            <table:table table:name="Table107" table:style-name="Table107">
              <table:table-column table:style-name="Table107.A" table:number-columns-repeated="3"/>
              <table:table-row>
                <table:table-cell table:style-name="Table107.A1" office:value-type="string">
                  <text:p text:style-name="P17">Http Status code</text:p>
                </table:table-cell>
                <table:table-cell table:style-name="Table107.A1" office:value-type="string">
                  <text:p text:style-name="P17">return_code</text:p>
                </table:table-cell>
                <table:table-cell table:style-name="Table107.C1" office:value-type="string">
                  <text:p text:style-name="P17">return_message</text:p>
                </table:table-cell>
              </table:table-row>
              <table:table-row>
                <table:table-cell table:style-name="Table107.A2" office:value-type="string">
                  <text:p text:style-name="Table_20_Contents">200</text:p>
                </table:table-cell>
                <table:table-cell table:style-name="Table107.A2" office:value-type="string">
                  <text:p text:style-name="Table_20_Contents">2001</text:p>
                </table:table-cell>
                <table:table-cell table:style-name="Table107.C2" office:value-type="string">
                  <text:p text:style-name="Table_20_Contents">”Success”</text:p>
                </table:table-cell>
              </table:table-row>
              <table:table-row>
                <table:table-cell table:style-name="Table107.A2" office:value-type="string">
                  <text:p text:style-name="Table_20_Contents">400</text:p>
                </table:table-cell>
                <table:table-cell table:style-name="Table107.A2" office:value-type="string">
                  <text:p text:style-name="Table_20_Contents">1021</text:p>
                </table:table-cell>
                <table:table-cell table:style-name="Table107.C2" office:value-type="string">
                  <text:p text:style-name="P28">"Please specify at least one search criteria"</text:p>
                </table:table-cell>
              </table:table-row>
              <table:table-row>
                <table:table-cell table:style-name="Table107.A2" office:value-type="string">
                  <text:p text:style-name="Table_20_Contents">400</text:p>
                </table:table-cell>
                <table:table-cell table:style-name="Table107.A2" office:value-type="string">
                  <text:p text:style-name="Table_20_Contents">1001</text:p>
                </table:table-cell>
                <table:table-cell table:style-name="Table107.C2" office:value-type="string">
                  <text:p text:style-name="P22">“<text:span text:style-name="T10">invalid request token,please login again</text:span>”</text:p>
                </table:table-cell>
              </table:table-row>
              <table:table-row>
                <table:table-cell table:style-name="Table107.A2" office:value-type="string">
                  <text:p text:style-name="Table_20_Contents">400</text:p>
                </table:table-cell>
                <table:table-cell table:style-name="Table107.A2" office:value-type="string">
                  <text:p text:style-name="Table_20_Contents">1003</text:p>
                </table:table-cell>
                <table:table-cell table:style-name="Table107.C2" office:value-type="string">
                  <text:p text:style-name="P23">“Permission Denied. Please check with Administrator.”</text:p>
                </table:table-cell>
              </table:table-row>
              <table:table-row table:style-name="Table107.6">
                <table:table-cell table:style-name="Table107.A2" office:value-type="string">
                  <text:p text:style-name="Table_20_Contents">400</text:p>
                </table:table-cell>
                <table:table-cell table:style-name="Table107.A2" office:value-type="string">
                  <text:p text:style-name="Table_20_Contents">1022</text:p>
                </table:table-cell>
                <table:table-cell table:style-name="Table107.C2" office:value-type="string">
                  <text:p text:style-name="P23">“No patient found for the given search criteria”</text:p>
                </table:table-cell>
              </table:table-row>
            </table:table>
            <text:p text:style-name="Standard"/>
          </table:table-cell>
        </table:table-row>
        <table:table-row>
          <table:table-cell table:style-name="Table102.A2" office:value-type="string">
            <text:p text:style-name="P7">Sample data : </text:p>
            <text:p text:style-name="P7">{</text:p>
            <text:p text:style-name="Standard">“patients_details” : [ </text:p>
            <text:p text:style-name="Standard"><text:s text:c="20"/>{ </text:p>
            <text:p text:style-name="Standard"><text:s text:c="23"/>“ patient_city": "CT0088",</text:p>
            <text:list xml:id="list677137572" text:style-name="L26">
              <text:list-header>
                <text:p text:style-name="P114"><text:s text:c="11"/>"government_identifier": "",</text:p>
              </text:list-header>
            </text:list>
            <text:list xml:id="list3972398446" text:style-name="L27">
              <text:list-header>
                <text:p text:style-name="P115"><text:s text:c="11"/>"mlc_status": "N",</text:p>
              </text:list-header>
            </text:list>
            <text:list xml:id="list1680289187" text:style-name="L28">
              <text:list-header>
                <text:p text:style-name="P116"><text:s text:c="11"/>"patient_category_id": ​12,</text:p>
              </text:list-header>
            </text:list>
            <text:list xml:id="list2291004841" text:style-name="L29">
              <text:list-header>
                <text:p text:style-name="P117"><text:s text:c="11"/>"identifier_id": "",</text:p>
              </text:list-header>
            </text:list>
            <text:list xml:id="list2637489032" text:style-name="L30">
              <text:list-header>
                <text:p text:style-name="P118"><text:s text:c="11"/>"patient_area": "",</text:p>
              </text:list-header>
            </text:list>
            <text:list xml:id="list4268030222" text:style-name="L31">
              <text:list-header>
                <text:p text:style-name="P119"><text:s text:c="11"/>"age": ​33,</text:p>
              </text:list-header>
            </text:list>
            <text:list xml:id="list1533582456" text:style-name="L32">
              <text:list-header>
                <text:p text:style-name="P120"><text:s text:c="11"/>"expected_dob": "1982-12-04",</text:p>
              </text:list-header>
            </text:list>
            <text:list xml:id="list3968912525" text:style-name="L33">
              <text:list-header>
                <text:p text:style-name="P121"><text:s text:c="11"/>"patient_phone": "9876111145",</text:p>
              </text:list-header>
            </text:list>
            <text:list xml:id="list3674305208" text:style-name="L34">
              <text:list-header>
                <text:p text:style-name="P122"><text:s text:c="11"/>"email_id": "pj@rm.com",</text:p>
              </text:list-header>
            </text:list>
            <text:list xml:id="list1851171888" text:style-name="L35">
              <text:list-header>
                <text:p text:style-name="P123"><text:s text:c="11"/>"age_in": "Y",</text:p>
              </text:list-header>
            </text:list>
            <text:list xml:id="list2256558949" text:style-name="L36">
              <text:list-header>
                <text:p text:style-name="P124"><text:s text:c="11"/>"patient_address": "",</text:p>
              </text:list-header>
            </text:list>
            <text:list xml:id="list324500808" text:style-name="L37">
              <text:list-header>
                <text:p text:style-name="P125"><text:s text:c="11"/>"patient_name": "Priyaj",</text:p>
              </text:list-header>
            </text:list>
            <text:list xml:id="list3847857348" text:style-name="L38">
              <text:list-header>
                <text:p text:style-name="P126"><text:s text:c="12"/>"status": "A",</text:p>
              </text:list-header>
            </text:list>
            <text:list xml:id="list676851265" text:style-name="L39">
              <text:list-header>
                <text:p text:style-name="P127"><text:s text:c="12"/>"first_visit_reg_date": "",</text:p>
              </text:list-header>
            </text:list>
            <text:list xml:id="list843076477" text:style-name="L40">
              <text:list-header>
                <text:p text:style-name="P128"><text:s text:c="12"/>"vip_status": "N",</text:p>
              </text:list-header>
            </text:list>
            <text:list xml:id="list152471939" text:style-name="L41">
              <text:list-header>
                <text:p text:style-name="P129"><text:s text:c="12"/>"dateofbirth": "",</text:p>
              </text:list-header>
            </text:list>
            <text:list xml:id="list1656175508" text:style-name="L42">
              <text:list-header>
                <text:p text:style-name="P130"><text:s text:c="12"/>"last_visited_center": ​7,</text:p>
              </text:list-header>
            </text:list>
            <text:list xml:id="list124904548" text:style-name="L43">
              <text:list-header>
                <text:p text:style-name="P131"><text:s text:c="12"/>"patient_state": "ST0017",</text:p>
              </text:list-header>
            </text:list>
            <text:list xml:id="list3741113956" text:style-name="L44">
              <text:list-header>
                <text:p text:style-name="P132"><text:s text:c="12"/>"patient_full_name": "Mrs. Priyaj M",</text:p>
              </text:list-header>
            </text:list>
            <text:list xml:id="list523355509" text:style-name="L45">
              <text:list-header>
                <text:p text:style-name="P133"><text:s text:c="12"/>"country": "CM0001",</text:p>
              </text:list-header>
            </text:list>
            <text:list xml:id="list921507035" text:style-name="L46">
              <text:list-header>
                <text:p text:style-name="P134"><text:s text:c="12"/>"last_visited_date": "2015-07-27",</text:p>
              </text:list-header>
            </text:list>
            <text:list xml:id="list1051645334" text:style-name="L47">
              <text:list-header>
                <text:p text:style-name="P135"><text:s text:c="12"/>"patient_gender": "F",</text:p>
              </text:list-header>
            </text:list>
            <text:list xml:id="list1840872946" text:style-name="L48">
              <text:list-header>
                <text:p text:style-name="P136"><text:s text:c="12"/>"last_name": "M",</text:p>
              </text:list-header>
            </text:list>
            <text:list xml:id="list3120697411" text:style-name="L49">
              <text:list-header>
                <text:p text:style-name="P137"><text:s text:c="12"/>"salutation": "SALU0008",</text:p>
              </text:list-header>
            </text:list>
            <text:p text:style-name="Standard"><text:s text:c="24"/>"mr_no": "MR008317"</text:p>
            <text:p text:style-name="Standard"><text:soft-page-break/><text:s text:c="20"/>},... </text:p>
            <text:p text:style-name="Standard"><text:s text:c="19"/>] </text:p>
            <text:p text:style-name="Standard">}</text:p>
          </table:table-cell>
        </table:table-row>
      </table:table>
      <text:p text:style-name="Standard"/>
      <text:p text:style-name="P44"/>
      <table:table table:name="Table110" table:style-name="Table110">
        <table:table-column table:style-name="Table110.A"/>
        <table:table-row>
          <table:table-cell table:style-name="Table110.A1" office:value-type="string">
            <text:h text:style-name="P166" text:outline-level="2"><text:bookmark-start text:name="__RefHeading__8194_1530982690"/><text:span text:style-name="T6">Operation:</text:span> Get Patients demographics details(GET request to insta)<text:bookmark-end text:name="__RefHeading__8194_1530982690"/></text:h>
          </table:table-cell>
        </table:table-row>
        <table:table-row>
          <table:table-cell table:style-name="Table110.A2" office:value-type="string">
            <text:p text:style-name="Table_20_Contents"><text:span text:style-name="T6">Request URL:</text:span> http:serveripaddress/instaapps/Customer/<text:span text:style-name="T3">patientdemographicsdata.do?_method=getPatientDemographics</text:span></text:p>
          </table:table-cell>
        </table:table-row>
        <table:table-row>
          <table:table-cell table:style-name="Table110.A2" office:value-type="string">
            <text:p text:style-name="P17">Request Parameters:</text:p>
            <table:table table:name="Table111" table:style-name="Table111">
              <table:table-column table:style-name="Table111.A"/>
              <table:table-column table:style-name="Table111.B"/>
              <table:table-column table:style-name="Table111.A"/>
              <table:table-column table:style-name="Table111.D"/>
              <table:table-column table:style-name="Table111.E"/>
              <table:table-column table:style-name="Table111.D"/>
              <table:table-row>
                <table:table-cell table:style-name="Table111.A1" office:value-type="string">
                  <text:p text:style-name="P17">Name</text:p>
                </table:table-cell>
                <table:table-cell table:style-name="Table111.A1" office:value-type="string">
                  <text:p text:style-name="P17">Type</text:p>
                </table:table-cell>
                <table:table-cell table:style-name="Table111.A1" office:value-type="string">
                  <text:p text:style-name="P17">Purpose</text:p>
                </table:table-cell>
                <table:table-cell table:style-name="Table111.A1" office:value-type="string">
                  <text:p text:style-name="P17">Required</text:p>
                </table:table-cell>
                <table:table-cell table:style-name="Table111.A1" office:value-type="string">
                  <text:p text:style-name="P17">Permitted Parameter Type</text:p>
                </table:table-cell>
                <table:table-cell table:style-name="Table111.F1" office:value-type="string">
                  <text:p text:style-name="P17">Deprecated Parameter Type</text:p>
                </table:table-cell>
              </table:table-row>
              <table:table-row>
                <table:table-cell table:style-name="Table111.A2" office:value-type="string">
                  <text:p text:style-name="Table_20_Contents">request_handler_key</text:p>
                </table:table-cell>
                <table:table-cell table:style-name="Table111.A2" office:value-type="string">
                  <text:p text:style-name="Table_20_Contents">String</text:p>
                </table:table-cell>
                <table:table-cell table:style-name="Table111.A2" office:value-type="string">
                  <text:p text:style-name="Table_20_Contents">request_handler provided after login into Insta</text:p>
                </table:table-cell>
                <table:table-cell table:style-name="Table111.A2" office:value-type="string">
                  <text:p text:style-name="Table_20_Contents">Yes</text:p>
                </table:table-cell>
                <table:table-cell table:style-name="Table111.A2" office:value-type="string">
                  <text:p text:style-name="Table_20_Contents">Header</text:p>
                </table:table-cell>
                <table:table-cell table:style-name="Table111.F2" office:value-type="string">
                  <text:p text:style-name="Table_20_Contents">URL</text:p>
                </table:table-cell>
              </table:table-row>
              <table:table-row>
                <table:table-cell table:style-name="Table111.A2" office:value-type="string">
                  <text:p text:style-name="Table_20_Contents">from_date</text:p>
                </table:table-cell>
                <table:table-cell table:style-name="Table111.A2" office:value-type="string">
                  <text:p text:style-name="Table_20_Contents">String</text:p>
                </table:table-cell>
                <table:table-cell table:style-name="Table111.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able:table-cell>
                <table:table-cell table:style-name="Table111.A2" office:value-type="string">
                  <text:p text:style-name="Table_20_Contents">Yes</text:p>
                </table:table-cell>
                <table:table-cell table:style-name="Table111.A2" office:value-type="string">
                  <text:p text:style-name="Table_20_Contents">URL</text:p>
                </table:table-cell>
                <table:table-cell table:style-name="Table111.F2" office:value-type="string">
                  <text:p text:style-name="Table_20_Contents"/>
                </table:table-cell>
              </table:table-row>
              <table:table-row>
                <table:table-cell table:style-name="Table111.A2" office:value-type="string">
                  <text:p text:style-name="Table_20_Contents">to_date</text:p>
                </table:table-cell>
                <table:table-cell table:style-name="Table111.A2" office:value-type="string">
                  <text:p text:style-name="Table_20_Contents">String</text:p>
                </table:table-cell>
                <table:table-cell table:style-name="Table111.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111.A2" office:value-type="string">
                  <text:p text:style-name="Table_20_Contents">No</text:p>
                </table:table-cell>
                <table:table-cell table:style-name="Table111.A2" office:value-type="string">
                  <text:p text:style-name="Table_20_Contents">URL</text:p>
                </table:table-cell>
                <table:table-cell table:style-name="Table111.F2" office:value-type="string">
                  <text:p text:style-name="Table_20_Contents"/>
                </table:table-cell>
              </table:table-row>
            </table:table>
            <text:p text:style-name="Table_20_Contents">(Any one of the above parameters is required along with the request_handler_key)</text:p>
          </table:table-cell>
        </table:table-row>
        <table:table-row>
          <table:table-cell table:style-name="Table110.A2" office:value-type="string">
            <text:p text:style-name="P17">Response Parameters:</text:p>
            <table:table table:name="Table112" table:style-name="Table112">
              <table:table-column table:style-name="Table112.A" table:number-columns-repeated="3"/>
              <table:table-row>
                <table:table-cell table:style-name="Table112.A1" office:value-type="string">
                  <text:p text:style-name="P17">Name </text:p>
                </table:table-cell>
                <table:table-cell table:style-name="Table112.A1" office:value-type="string">
                  <text:p text:style-name="P17">Type</text:p>
                </table:table-cell>
                <table:table-cell table:style-name="Table112.C1" office:value-type="string">
                  <text:p text:style-name="P17">Additional Information</text:p>
                </table:table-cell>
              </table:table-row>
              <table:table-row>
                <table:table-cell table:style-name="Table112.A2" office:value-type="string">
                  <text:p text:style-name="Table_20_Contents">"PATIENT_DEMOGRAPHICS</text:p>
                </table:table-cell>
                <table:table-cell table:style-name="Table112.A2" office:value-type="string">
                  <text:p text:style-name="Table_20_Contents">JSON list of objects <text:s/></text:p>
                </table:table-cell>
                <table:table-cell table:style-name="Table112.C2" office:value-type="string">
                  <text:p text:style-name="Table_20_Contents"/>
                </table:table-cell>
              </table:table-row>
              <table:table-row>
                <table:table-cell table:style-name="Table112.A2" office:value-type="string">
                  <text:p text:style-name="Table_20_Contents"><text:soft-page-break/>return_message</text:p>
                </table:table-cell>
                <table:table-cell table:style-name="Table112.A2" office:value-type="string">
                  <text:p text:style-name="Table_20_Contents">String</text:p>
                </table:table-cell>
                <table:table-cell table:style-name="Table112.C2" office:value-type="string">
                  <text:p text:style-name="Table_20_Contents">Message specifying operation information</text:p>
                </table:table-cell>
              </table:table-row>
              <table:table-row>
                <table:table-cell table:style-name="Table112.A2" office:value-type="string">
                  <text:p text:style-name="Table_20_Contents">return_code</text:p>
                </table:table-cell>
                <table:table-cell table:style-name="Table112.A2" office:value-type="string">
                  <text:p text:style-name="Table_20_Contents">String</text:p>
                </table:table-cell>
                <table:table-cell table:style-name="Table112.C2" office:value-type="string">
                  <text:p text:style-name="Table_20_Contents">value</text:p>
                </table:table-cell>
              </table:table-row>
            </table:table>
            <text:p text:style-name="Table_20_Contents"/>
          </table:table-cell>
        </table:table-row>
        <table:table-row>
          <table:table-cell table:style-name="Table110.A2" office:value-type="string">
            <text:p text:style-name="P7">Status and Return codes:</text:p>
            <table:table table:name="Table113" table:style-name="Table113">
              <table:table-column table:style-name="Table113.A" table:number-columns-repeated="3"/>
              <table:table-row>
                <table:table-cell table:style-name="Table113.A1" office:value-type="string">
                  <text:p text:style-name="P17">Http Status code</text:p>
                </table:table-cell>
                <table:table-cell table:style-name="Table113.A1" office:value-type="string">
                  <text:p text:style-name="P17">return_code</text:p>
                </table:table-cell>
                <table:table-cell table:style-name="Table113.C1" office:value-type="string">
                  <text:p text:style-name="P17">return_message</text:p>
                </table:table-cell>
              </table:table-row>
              <table:table-row>
                <table:table-cell table:style-name="Table113.A2" office:value-type="string">
                  <text:p text:style-name="Table_20_Contents">200</text:p>
                </table:table-cell>
                <table:table-cell table:style-name="Table113.A2" office:value-type="string">
                  <text:p text:style-name="Table_20_Contents">2001</text:p>
                </table:table-cell>
                <table:table-cell table:style-name="Table113.C2" office:value-type="string">
                  <text:p text:style-name="Table_20_Contents">”Success”</text:p>
                </table:table-cell>
              </table:table-row>
              <table:table-row>
                <table:table-cell table:style-name="Table113.A2" office:value-type="string">
                  <text:p text:style-name="Table_20_Contents">400</text:p>
                </table:table-cell>
                <table:table-cell table:style-name="Table113.A2" office:value-type="string">
                  <text:p text:style-name="Table_20_Contents">1021</text:p>
                </table:table-cell>
                <table:table-cell table:style-name="Table113.C2" office:value-type="string">
                  <text:p text:style-name="P24"><text:span text:style-name="T11">"</text:span>Invalid input parameters supplied<text:span text:style-name="T11">"</text:span></text:p>
                </table:table-cell>
              </table:table-row>
              <table:table-row>
                <table:table-cell table:style-name="Table113.A2" office:value-type="string">
                  <text:p text:style-name="Table_20_Contents">400</text:p>
                </table:table-cell>
                <table:table-cell table:style-name="Table113.A2" office:value-type="string">
                  <text:p text:style-name="Table_20_Contents">1022</text:p>
                </table:table-cell>
                <table:table-cell table:style-name="Table113.C2" office:value-type="string">
                  <text:p text:style-name="P24">“To date can not be earlier than From date”</text:p>
                </table:table-cell>
              </table:table-row>
              <table:table-row>
                <table:table-cell table:style-name="Table113.A2" office:value-type="string">
                  <text:p text:style-name="Table_20_Contents">400</text:p>
                </table:table-cell>
                <table:table-cell table:style-name="Table113.A2" office:value-type="string">
                  <text:p text:style-name="Table_20_Contents">1023</text:p>
                </table:table-cell>
                <table:table-cell table:style-name="Table113.C2" office:value-type="string">
                  <text:p text:style-name="P12">"Duration can not be more than 30 days"</text:p>
                </table:table-cell>
              </table:table-row>
              <table:table-row>
                <table:table-cell table:style-name="Table113.A2" office:value-type="string">
                  <text:p text:style-name="Table_20_Contents">400</text:p>
                </table:table-cell>
                <table:table-cell table:style-name="Table113.A2" office:value-type="string">
                  <text:p text:style-name="Table_20_Contents">1001</text:p>
                </table:table-cell>
                <table:table-cell table:style-name="Table113.C2" office:value-type="string">
                  <text:p text:style-name="P22">“<text:span text:style-name="T10">invalid request token,please login again</text:span>”</text:p>
                </table:table-cell>
              </table:table-row>
              <table:table-row>
                <table:table-cell table:style-name="Table113.A2" office:value-type="string">
                  <text:p text:style-name="Table_20_Contents">400</text:p>
                </table:table-cell>
                <table:table-cell table:style-name="Table113.A2" office:value-type="string">
                  <text:p text:style-name="Table_20_Contents">1003</text:p>
                </table:table-cell>
                <table:table-cell table:style-name="Table113.C2" office:value-type="string">
                  <text:p text:style-name="P23">“Permission Denied. Please check with Administrator.”</text:p>
                </table:table-cell>
              </table:table-row>
              <table:table-row table:style-name="Table113.8">
                <table:table-cell table:style-name="Table113.A2" office:value-type="string">
                  <text:p text:style-name="Table_20_Contents">400</text:p>
                </table:table-cell>
                <table:table-cell table:style-name="Table113.A2" office:value-type="string">
                  <text:p text:style-name="Table_20_Contents">1002</text:p>
                </table:table-cell>
                <table:table-cell table:style-name="Table113.C2" office:value-type="string">
                  <text:p text:style-name="P23">“Mandatory fields are not supplied”</text:p>
                </table:table-cell>
              </table:table-row>
            </table:table>
            <text:p text:style-name="Standard"/>
          </table:table-cell>
        </table:table-row>
        <table:table-row>
          <table:table-cell table:style-name="Table110.A2" office:value-type="string">
            <text:p text:style-name="P7">Sample data : </text:p>
            <text:p text:style-name="Standard">{</text:p>
            <text:list xml:id="list2309174334" text:style-name="L50">
              <text:list-header>
                <text:p text:style-name="P138">"START_DATE": "2016-02-23T00:00:00Z",</text:p>
                <text:p text:style-name="P138">"END_DATE": "2016-03-08",</text:p>
                <text:p text:style-name="P74">"PATIENT_DETAILS":</text:p>
                <text:p text:style-name="P74"><text:s/>[</text:p>
              </text:list-header>
            </text:list>
            <text:list xml:id="list311401809" text:style-name="L51">
              <text:list-item>
                <text:list>
                  <text:list-header>
                    <text:p text:style-name="P139">{</text:p>
                    <text:list>
                      <text:list-header>
                        <text:p text:style-name="P139">"patient_address": "",</text:p>
                      </text:list-header>
                    </text:list>
                  </text:list-header>
                </text:list>
                <text:p text:style-name="P139"><text:s text:c="23"/>"patient_city": "CT0088",</text:p>
                <text:p text:style-name="P139"><text:s text:c="23"/>"patient_name": "Priya",</text:p>
                <text:p text:style-name="P139"><text:s text:c="23"/>"patient_state": "ST0017",</text:p>
                <text:p text:style-name="P139"><text:s text:c="23"/>"dateofbirth": "2015-12-01",</text:p>
                <text:p text:style-name="P139"><text:s text:c="23"/>"patient_full_name": "Ms. Priya Mathur",</text:p>
                <text:p text:style-name="P139"><text:s text:c="23"/>"country": "CM0001",</text:p>
                <text:p text:style-name="P139"><text:s text:c="23"/>"patient_category_id": ​20,</text:p>
                <text:p text:style-name="P139"><text:s text:c="23"/>"mobile_password": "yxGgOS",</text:p>
                <text:p text:style-name="P139"><text:s text:c="23"/>"patient_gender": "F",</text:p>
                <text:p text:style-name="P139"><text:s text:c="23"/>"mod_time": "2016-03-14T05:48:05Z",</text:p>
                <text:p text:style-name="P139"><text:s text:c="23"/>"expected_dob": "1983-01-31",</text:p>
                <text:p text:style-name="P139"><text:s text:c="23"/>"patient_phone": "9876111162",</text:p>
                <text:p text:style-name="P139"><text:s text:c="23"/>"last_name": "Mathur",</text:p>
                <text:p text:style-name="P139"><text:s text:c="23"/>"salutation": "SALU0004",</text:p>
                <text:p text:style-name="P139"><text:s text:c="23"/>"email_id": "",</text:p>
                <text:p text:style-name="P139"><text:soft-page-break/><text:s text:c="23"/>"mr_no": "MR008312"</text:p>
                <text:list text:continue-numbering="true">
                  <text:list-header>
                    <text:p text:style-name="P139">}</text:p>
                  </text:list-header>
                </text:list>
                <text:p text:style-name="P139">],</text:p>
                <text:p text:style-name="P139">"return_code": "2001",</text:p>
                <text:p text:style-name="P75">"return_message": "Success"</text:p>
                <text:p text:style-name="P75">}</text:p>
              </text:list-item>
            </text:list>
          </table:table-cell>
        </table:table-row>
      </table:table>
      <text:p text:style-name="Standard"/>
      <text:p text:style-name="P44"/>
      <table:table table:name="Table98" table:style-name="Table98">
        <table:table-column table:style-name="Table98.A"/>
        <table:table-row>
          <table:table-cell table:style-name="Table98.A1" office:value-type="string">
            <text:h text:style-name="P166" text:outline-level="2"><text:bookmark-start text:name="__RefHeading__6412_14243629521"/><text:span text:style-name="T6">Operation:</text:span> Change Password(POST request to insta)<text:bookmark-end text:name="__RefHeading__6412_14243629521"/></text:h>
          </table:table-cell>
        </table:table-row>
        <table:table-row>
          <table:table-cell table:style-name="Table98.A2" office:value-type="string">
            <text:p text:style-name="Table_20_Contents"><text:span text:style-name="T6">Request URL:</text:span> http:serveripaddress/instaapps/Customer/ChangePassword.do?_method=updatePassword</text:p>
          </table:table-cell>
        </table:table-row>
        <table:table-row>
          <table:table-cell table:style-name="Table98.A2" office:value-type="string">
            <text:p text:style-name="P17">Request Parameters:</text:p>
            <table:table table:name="Table99" table:style-name="Table99">
              <table:table-column table:style-name="Table99.A"/>
              <table:table-column table:style-name="Table99.B"/>
              <table:table-column table:style-name="Table99.A"/>
              <table:table-column table:style-name="Table99.D"/>
              <table:table-column table:style-name="Table99.E"/>
              <table:table-column table:style-name="Table99.D"/>
              <table:table-row>
                <table:table-cell table:style-name="Table99.A1" office:value-type="string">
                  <text:p text:style-name="P17">Name</text:p>
                </table:table-cell>
                <table:table-cell table:style-name="Table99.A1" office:value-type="string">
                  <text:p text:style-name="P17">Type</text:p>
                </table:table-cell>
                <table:table-cell table:style-name="Table99.A1" office:value-type="string">
                  <text:p text:style-name="P17">Purpose</text:p>
                </table:table-cell>
                <table:table-cell table:style-name="Table99.A1" office:value-type="string">
                  <text:p text:style-name="P17">Required</text:p>
                </table:table-cell>
                <table:table-cell table:style-name="Table99.A1" office:value-type="string">
                  <text:p text:style-name="P17">Permitted Parameter Type</text:p>
                </table:table-cell>
                <table:table-cell table:style-name="Table99.F1" office:value-type="string">
                  <text:p text:style-name="P17">Deprecated Parameter Type</text:p>
                </table:table-cell>
              </table:table-row>
              <table:table-row>
                <table:table-cell table:style-name="Table99.A2" office:value-type="string">
                  <text:p text:style-name="Table_20_Contents">request_handler_key</text:p>
                </table:table-cell>
                <table:table-cell table:style-name="Table99.A2" office:value-type="string">
                  <text:p text:style-name="Table_20_Contents">String</text:p>
                </table:table-cell>
                <table:table-cell table:style-name="Table99.A2" office:value-type="string">
                  <text:p text:style-name="Table_20_Contents">request_handler provided after login into Insta</text:p>
                </table:table-cell>
                <table:table-cell table:style-name="Table99.A2" office:value-type="string">
                  <text:p text:style-name="Table_20_Contents">Yes</text:p>
                </table:table-cell>
                <table:table-cell table:style-name="Table99.A2" office:value-type="string">
                  <text:p text:style-name="Table_20_Contents">Header</text:p>
                </table:table-cell>
                <table:table-cell table:style-name="Table99.F2" office:value-type="string">
                  <text:p text:style-name="Table_20_Contents">URL</text:p>
                </table:table-cell>
              </table:table-row>
              <table:table-row>
                <table:table-cell table:style-name="Table99.A2" office:value-type="string">
                  <text:p text:style-name="Table_20_Contents">user_id</text:p>
                </table:table-cell>
                <table:table-cell table:style-name="Table99.A2" office:value-type="string">
                  <text:p text:style-name="Table_20_Contents">String</text:p>
                </table:table-cell>
                <table:table-cell table:style-name="Table99.A2" office:value-type="string">
                  <text:p text:style-name="Table_20_Contents">User id whose password needs to be changes</text:p>
                </table:table-cell>
                <table:table-cell table:style-name="Table99.A2" office:value-type="string">
                  <text:p text:style-name="Table_20_Contents">Yes</text:p>
                </table:table-cell>
                <table:table-cell table:style-name="Table99.A2" office:value-type="string">
                  <text:p text:style-name="Table_20_Contents">URL</text:p>
                </table:table-cell>
                <table:table-cell table:style-name="Table99.F2" office:value-type="string">
                  <text:p text:style-name="Table_20_Contents"/>
                </table:table-cell>
              </table:table-row>
              <table:table-row>
                <table:table-cell table:style-name="Table99.A2" office:value-type="string">
                  <text:p text:style-name="Table_20_Contents">old_password</text:p>
                </table:table-cell>
                <table:table-cell table:style-name="Table99.A2" office:value-type="string">
                  <text:p text:style-name="Table_20_Contents">String</text:p>
                </table:table-cell>
                <table:table-cell table:style-name="Table99.A2" office:value-type="string">
                  <text:p text:style-name="Table_20_Contents">Old password</text:p>
                </table:table-cell>
                <table:table-cell table:style-name="Table99.A2" office:value-type="string">
                  <text:p text:style-name="Table_20_Contents">Yes</text:p>
                </table:table-cell>
                <table:table-cell table:style-name="Table99.A2" office:value-type="string">
                  <text:p text:style-name="Table_20_Contents">URL</text:p>
                </table:table-cell>
                <table:table-cell table:style-name="Table99.F2" office:value-type="string">
                  <text:p text:style-name="Table_20_Contents"/>
                </table:table-cell>
              </table:table-row>
              <table:table-row>
                <table:table-cell table:style-name="Table99.A2" office:value-type="string">
                  <text:p text:style-name="Table_20_Contents">new_password</text:p>
                </table:table-cell>
                <table:table-cell table:style-name="Table99.A2" office:value-type="string">
                  <text:p text:style-name="Table_20_Contents">String(as per the hms installation password validation rules)</text:p>
                </table:table-cell>
                <table:table-cell table:style-name="Table99.A2" office:value-type="string">
                  <text:p text:style-name="Table_20_Contents">New password</text:p>
                </table:table-cell>
                <table:table-cell table:style-name="Table99.A2" office:value-type="string">
                  <text:p text:style-name="Table_20_Contents">Yes</text:p>
                </table:table-cell>
                <table:table-cell table:style-name="Table99.A2" office:value-type="string">
                  <text:p text:style-name="Table_20_Contents">URL</text:p>
                </table:table-cell>
                <table:table-cell table:style-name="Table99.F2" office:value-type="string">
                  <text:p text:style-name="Table_20_Contents"/>
                </table:table-cell>
              </table:table-row>
            </table:table>
            <text:p text:style-name="Table_20_Contents"/>
          </table:table-cell>
        </table:table-row>
        <table:table-row>
          <table:table-cell table:style-name="Table98.A2" office:value-type="string">
            <text:p text:style-name="P17">Response Parameters:</text:p>
            <table:table table:name="Table100" table:style-name="Table100">
              <table:table-column table:style-name="Table100.A" table:number-columns-repeated="3"/>
              <table:table-row>
                <table:table-cell table:style-name="Table100.A1" office:value-type="string">
                  <text:p text:style-name="P17">Name </text:p>
                </table:table-cell>
                <table:table-cell table:style-name="Table100.A1" office:value-type="string">
                  <text:p text:style-name="P17">Type</text:p>
                </table:table-cell>
                <table:table-cell table:style-name="Table100.C1" office:value-type="string">
                  <text:p text:style-name="P17">Additional Information</text:p>
                </table:table-cell>
              </table:table-row>
              <table:table-row>
                <table:table-cell table:style-name="Table100.A2" office:value-type="string">
                  <text:p text:style-name="Table_20_Contents">return_message</text:p>
                </table:table-cell>
                <table:table-cell table:style-name="Table100.A2" office:value-type="string">
                  <text:p text:style-name="Table_20_Contents">String</text:p>
                </table:table-cell>
                <table:table-cell table:style-name="Table100.C2" office:value-type="string">
                  <text:p text:style-name="Table_20_Contents">Message specifying operation information</text:p>
                </table:table-cell>
              </table:table-row>
              <table:table-row>
                <table:table-cell table:style-name="Table100.A2" office:value-type="string">
                  <text:p text:style-name="Table_20_Contents">return_code</text:p>
                </table:table-cell>
                <table:table-cell table:style-name="Table100.A2" office:value-type="string">
                  <text:p text:style-name="Table_20_Contents">String</text:p>
                </table:table-cell>
                <table:table-cell table:style-name="Table100.C2" office:value-type="string">
                  <text:p text:style-name="Table_20_Contents">value</text:p>
                </table:table-cell>
              </table:table-row>
            </table:table>
            <text:p text:style-name="Table_20_Contents"/>
          </table:table-cell>
        </table:table-row>
        <table:table-row>
          <table:table-cell table:style-name="Table98.A2" office:value-type="string">
            <text:p text:style-name="P7">Status and Return codes:</text:p>
            <table:table table:name="Table101" table:style-name="Table101">
              <table:table-column table:style-name="Table101.A" table:number-columns-repeated="3"/>
              <table:table-row>
                <table:table-cell table:style-name="Table101.A1" office:value-type="string">
                  <text:p text:style-name="P17">Http Status code</text:p>
                </table:table-cell>
                <table:table-cell table:style-name="Table101.A1" office:value-type="string">
                  <text:p text:style-name="P17">return_code</text:p>
                </table:table-cell>
                <table:table-cell table:style-name="Table101.C1" office:value-type="string">
                  <text:p text:style-name="P17">return_message</text:p>
                </table:table-cell>
              </table:table-row>
              <table:table-row>
                <table:table-cell table:style-name="Table101.A2" office:value-type="string">
                  <text:p text:style-name="Table_20_Contents">200</text:p>
                </table:table-cell>
                <table:table-cell table:style-name="Table101.A2" office:value-type="string">
                  <text:p text:style-name="Table_20_Contents">2001</text:p>
                </table:table-cell>
                <table:table-cell table:style-name="Table101.C2" office:value-type="string">
                  <text:p text:style-name="Table_20_Contents">”Success”</text:p>
                </table:table-cell>
              </table:table-row>
              <table:table-row>
                <table:table-cell table:style-name="Table101.A2" office:value-type="string">
                  <text:p text:style-name="Table_20_Contents">400</text:p>
                </table:table-cell>
                <table:table-cell table:style-name="Table101.A2" office:value-type="string">
                  <text:p text:style-name="Table_20_Contents">1002</text:p>
                </table:table-cell>
                <table:table-cell table:style-name="Table101.C2" office:value-type="string">
                  <text:p text:style-name="Table_20_Contents">"Mandatory fields are not supplied"</text:p>
                </table:table-cell>
              </table:table-row>
              <table:table-row>
                <table:table-cell table:style-name="Table101.A2" office:value-type="string">
                  <text:p text:style-name="Table_20_Contents">400</text:p>
                </table:table-cell>
                <table:table-cell table:style-name="Table101.A2" office:value-type="string">
                  <text:p text:style-name="Table_20_Contents">1021</text:p>
                </table:table-cell>
                <table:table-cell table:style-name="Table101.C2" office:value-type="string">
                  <text:p text:style-name="Table_20_Contents">“Invalid User ID”</text:p>
                </table:table-cell>
              </table:table-row>
              <table:table-row>
                <table:table-cell table:style-name="Table101.A2" office:value-type="string">
                  <text:p text:style-name="Table_20_Contents">400</text:p>
                </table:table-cell>
                <table:table-cell table:style-name="Table101.A2" office:value-type="string">
                  <text:p text:style-name="Table_20_Contents">1022</text:p>
                </table:table-cell>
                <table:table-cell table:style-name="Table101.C2" office:value-type="string">
                  <text:p text:style-name="Table_20_Contents">"Old password is not matching with the existing password"</text:p>
                </table:table-cell>
              </table:table-row>
              <table:table-row>
                <table:table-cell table:style-name="Table101.A2" office:value-type="string">
                  <text:p text:style-name="Table_20_Contents">400</text:p>
                </table:table-cell>
                <table:table-cell table:style-name="Table101.A2" office:value-type="string">
                  <text:p text:style-name="Table_20_Contents">1023</text:p>
                </table:table-cell>
                <table:table-cell table:style-name="Table101.C2" office:value-type="string">
                  <text:p text:style-name="P23">“Failed to change the password.” (along with <text:soft-page-break/>validation error msg if any)</text:p>
                </table:table-cell>
              </table:table-row>
              <table:table-row>
                <table:table-cell table:style-name="Table101.A2" office:value-type="string">
                  <text:p text:style-name="Table_20_Contents">500</text:p>
                </table:table-cell>
                <table:table-cell table:style-name="Table101.A2" office:value-type="string">
                  <text:p text:style-name="Table_20_Contents">1024</text:p>
                </table:table-cell>
                <table:table-cell table:style-name="Table101.C2" office:value-type="string">
                  <text:p text:style-name="P23">“Failed to change the password.”</text:p>
                </table:table-cell>
              </table:table-row>
              <table:table-row>
                <table:table-cell table:style-name="Table101.A2" office:value-type="string">
                  <text:p text:style-name="Table_20_Contents">400</text:p>
                </table:table-cell>
                <table:table-cell table:style-name="Table101.A2" office:value-type="string">
                  <text:p text:style-name="Table_20_Contents">1025</text:p>
                </table:table-cell>
                <table:table-cell table:style-name="Table101.C2" office:value-type="string">
                  <text:p text:style-name="P23">“New password is same as the existing password”</text:p>
                </table:table-cell>
              </table:table-row>
              <table:table-row>
                <table:table-cell table:style-name="Table101.A2" office:value-type="string">
                  <text:p text:style-name="Table_20_Contents">400</text:p>
                </table:table-cell>
                <table:table-cell table:style-name="Table101.A2" office:value-type="string">
                  <text:p text:style-name="Table_20_Contents">1001</text:p>
                </table:table-cell>
                <table:table-cell table:style-name="Table101.C2" office:value-type="string">
                  <text:p text:style-name="P22">“<text:span text:style-name="T10">invalid request token,please login again</text:span>”</text:p>
                </table:table-cell>
              </table:table-row>
            </table:table>
            <text:p text:style-name="Standard"/>
          </table:table-cell>
        </table:table-row>
        <table:table-row>
          <table:table-cell table:style-name="Table98.A2" office:value-type="string">
            <text:p text:style-name="P7">Sample data :</text:p>
            <text:p text:style-name="Standard"><text:bookmark text:name="s-14622"/>{ <text:line-break/><text:bookmark text:name="s-24622"/> <text:s text:c="11"/>"return_message": ”Success”</text:p>
            <text:list xml:id="list120215623747530" text:continue-list="list517602741" text:style-name="L6">
              <text:list-header>
                <text:p text:style-name="P57"><text:s/>"return_code": "2001"<text:bookmark text:name="s-61622"/> <text:s/><text:bookmark text:name="s-94622"/>}</text:p>
              </text:list-header>
            </text:list>
            <text:p text:style-name="Standard"/>
          </table:table-cell>
        </table:table-row>
      </table:table>
      <text:h text:style-name="P54" text:outline-level="1"/>
      <text:p text:style-name="P47"/>
      <table:table table:name="Table118" table:style-name="Table118">
        <table:table-column table:style-name="Table118.A"/>
        <table:table-row>
          <table:table-cell table:style-name="Table118.A1" office:value-type="string">
            <text:h text:style-name="P166" text:outline-level="2"><text:bookmark-start text:name="__RefHeading__8833_1711213851"/><text:span text:style-name="T6">Operation:</text:span> Get Patient Orders(GET request to insta)<text:bookmark-end text:name="__RefHeading__8833_1711213851"/></text:h>
          </table:table-cell>
        </table:table-row>
        <table:table-row>
          <table:table-cell table:style-name="Table118.A2" office:value-type="string">
            <text:p text:style-name="Table_20_Contents"><text:span text:style-name="T6">Request URL:</text:span> http:serveripaddress/instaapps/Customer/Orders/PatientOrders.do?_method=getPatientOrdersData</text:p>
          </table:table-cell>
        </table:table-row>
        <table:table-row>
          <table:table-cell table:style-name="Table118.A2" office:value-type="string">
            <text:p text:style-name="P17">Request Parameters:</text:p>
            <table:table table:name="Table119" table:style-name="Table119">
              <table:table-column table:style-name="Table119.A"/>
              <table:table-column table:style-name="Table119.B"/>
              <table:table-column table:style-name="Table119.A"/>
              <table:table-column table:style-name="Table119.D"/>
              <table:table-column table:style-name="Table119.E"/>
              <table:table-column table:style-name="Table119.D"/>
              <table:table-row>
                <table:table-cell table:style-name="Table119.A1" office:value-type="string">
                  <text:p text:style-name="P17">Name</text:p>
                </table:table-cell>
                <table:table-cell table:style-name="Table119.A1" office:value-type="string">
                  <text:p text:style-name="P17">Type</text:p>
                </table:table-cell>
                <table:table-cell table:style-name="Table119.A1" office:value-type="string">
                  <text:p text:style-name="P17">Purpose</text:p>
                </table:table-cell>
                <table:table-cell table:style-name="Table119.A1" office:value-type="string">
                  <text:p text:style-name="P17">Required</text:p>
                </table:table-cell>
                <table:table-cell table:style-name="Table119.A1" office:value-type="string">
                  <text:p text:style-name="P17">Permitted Parameter Type</text:p>
                </table:table-cell>
                <table:table-cell table:style-name="Table119.F1" office:value-type="string">
                  <text:p text:style-name="P17">Deprecated Parameter Type</text:p>
                </table:table-cell>
              </table:table-row>
              <table:table-row>
                <table:table-cell table:style-name="Table119.A2" office:value-type="string">
                  <text:p text:style-name="Table_20_Contents">request_handler_key</text:p>
                </table:table-cell>
                <table:table-cell table:style-name="Table119.A2" office:value-type="string">
                  <text:p text:style-name="Table_20_Contents">String</text:p>
                </table:table-cell>
                <table:table-cell table:style-name="Table119.A2" office:value-type="string">
                  <text:p text:style-name="Table_20_Contents">request_handler provided after login into Insta</text:p>
                </table:table-cell>
                <table:table-cell table:style-name="Table119.A2" office:value-type="string">
                  <text:p text:style-name="Table_20_Contents">Yes</text:p>
                </table:table-cell>
                <table:table-cell table:style-name="Table119.A2" office:value-type="string">
                  <text:p text:style-name="Table_20_Contents">Header</text:p>
                </table:table-cell>
                <table:table-cell table:style-name="Table119.F2" office:value-type="string">
                  <text:p text:style-name="Table_20_Contents">URL</text:p>
                </table:table-cell>
              </table:table-row>
              <table:table-row>
                <table:table-cell table:style-name="Table119.A2" office:value-type="string">
                  <text:p text:style-name="Table_20_Contents">mr_no</text:p>
                </table:table-cell>
                <table:table-cell table:style-name="Table119.A2" office:value-type="string">
                  <text:p text:style-name="Table_20_Contents">String</text:p>
                </table:table-cell>
                <table:table-cell table:style-name="Table119.A2" office:value-type="string">
                  <text:p text:style-name="Table_20_Contents">Patient's MR No.</text:p>
                </table:table-cell>
                <table:table-cell table:style-name="Table119.A2" office:value-type="string">
                  <text:p text:style-name="Table_20_Contents">Yes</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center_id</text:p>
                </table:table-cell>
                <table:table-cell table:style-name="Table119.A2" office:value-type="string">
                  <text:p text:style-name="Table_20_Contents">Int</text:p>
                </table:table-cell>
                <table:table-cell table:style-name="Table119.A2" office:value-type="string">
                  <text:p text:style-name="Table_20_Contents">Center id</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from_date</text:p>
                </table:table-cell>
                <table:table-cell table:style-name="Table119.A2" office:value-type="string">
                  <text:p text:style-name="Table_20_Contents">String</text:p>
                </table:table-cell>
                <table:table-cell table:style-name="Table119.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able:table-cell>
                <table:table-cell table:style-name="Table119.A2" office:value-type="string">
                  <text:p text:style-name="Table_20_Contents">Yes</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to_date</text:p>
                </table:table-cell>
                <table:table-cell table:style-name="Table119.A2" office:value-type="string">
                  <text:p text:style-name="Table_20_Contents">String</text:p>
                </table:table-cell>
                <table:table-cell table:style-name="Table119.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
            <text:p text:style-name="Table_20_Contents"/>
          </table:table-cell>
        </table:table-row>
        <text:soft-page-break/>
        <table:table-row>
          <table:table-cell table:style-name="Table118.A2" office:value-type="string">
            <text:p text:style-name="P17">Response Parameters:</text:p>
            <table:table table:name="Table120" table:style-name="Table120">
              <table:table-column table:style-name="Table120.A" table:number-columns-repeated="3"/>
              <table:table-row>
                <table:table-cell table:style-name="Table120.A1" office:value-type="string">
                  <text:p text:style-name="P17">Name </text:p>
                </table:table-cell>
                <table:table-cell table:style-name="Table120.A1" office:value-type="string">
                  <text:p text:style-name="P17">Type</text:p>
                </table:table-cell>
                <table:table-cell table:style-name="Table120.C1" office:value-type="string">
                  <text:p text:style-name="P17">Additional Information</text:p>
                </table:table-cell>
              </table:table-row>
              <table:table-row>
                <table:table-cell table:style-name="Table120.A2" office:value-type="string">
                  <text:p text:style-name="Table_20_Contents">return_message</text:p>
                </table:table-cell>
                <table:table-cell table:style-name="Table120.A2" office:value-type="string">
                  <text:p text:style-name="Table_20_Contents">String</text:p>
                </table:table-cell>
                <table:table-cell table:style-name="Table120.C2" office:value-type="string">
                  <text:p text:style-name="Table_20_Contents">Message specifying operation information</text:p>
                </table:table-cell>
              </table:table-row>
              <table:table-row>
                <table:table-cell table:style-name="Table120.A2" office:value-type="string">
                  <text:p text:style-name="Table_20_Contents">return_code</text:p>
                </table:table-cell>
                <table:table-cell table:style-name="Table120.A2" office:value-type="string">
                  <text:p text:style-name="Table_20_Contents">String</text:p>
                </table:table-cell>
                <table:table-cell table:style-name="Table120.C2" office:value-type="string">
                  <text:p text:style-name="Table_20_Contents">value</text:p>
                </table:table-cell>
              </table:table-row>
            </table:table>
            <text:p text:style-name="Table_20_Contents"/>
          </table:table-cell>
        </table:table-row>
        <table:table-row>
          <table:table-cell table:style-name="Table118.A2" office:value-type="string">
            <text:p text:style-name="P7">Status and Return codes:</text:p>
            <table:table table:name="Table121" table:style-name="Table121">
              <table:table-column table:style-name="Table121.A" table:number-columns-repeated="3"/>
              <table:table-row>
                <table:table-cell table:style-name="Table121.A1" office:value-type="string">
                  <text:p text:style-name="P17">Http Status code</text:p>
                </table:table-cell>
                <table:table-cell table:style-name="Table121.A1" office:value-type="string">
                  <text:p text:style-name="P17">return_code</text:p>
                </table:table-cell>
                <table:table-cell table:style-name="Table121.C1" office:value-type="string">
                  <text:p text:style-name="P17">return_message</text:p>
                </table:table-cell>
              </table:table-row>
              <table:table-row>
                <table:table-cell table:style-name="Table121.A2" office:value-type="string">
                  <text:p text:style-name="Table_20_Contents">200</text:p>
                </table:table-cell>
                <table:table-cell table:style-name="Table121.A2" office:value-type="string">
                  <text:p text:style-name="Table_20_Contents">2001</text:p>
                </table:table-cell>
                <table:table-cell table:style-name="Table121.C2" office:value-type="string">
                  <text:p text:style-name="Table_20_Contents">”Success”</text:p>
                </table:table-cell>
              </table:table-row>
              <table:table-row>
                <table:table-cell table:style-name="Table121.A2" office:value-type="string">
                  <text:p text:style-name="Table_20_Contents">400</text:p>
                </table:table-cell>
                <table:table-cell table:style-name="Table121.A2" office:value-type="string">
                  <text:p text:style-name="Table_20_Contents">1002</text:p>
                </table:table-cell>
                <table:table-cell table:style-name="Table121.C2" office:value-type="string">
                  <text:p text:style-name="Table_20_Contents">"Mandatory fields are not supplied"</text:p>
                </table:table-cell>
              </table:table-row>
              <table:table-row>
                <table:table-cell table:style-name="Table121.A2" office:value-type="string">
                  <text:p text:style-name="Table_20_Contents">400</text:p>
                </table:table-cell>
                <table:table-cell table:style-name="Table121.A2" office:value-type="string">
                  <text:p text:style-name="Table_20_Contents">1021</text:p>
                </table:table-cell>
                <table:table-cell table:style-name="Table121.C2" office:value-type="string">
                  <text:p text:style-name="P23">“Invalid input parameters supplied”</text:p>
                </table:table-cell>
              </table:table-row>
              <table:table-row>
                <table:table-cell table:style-name="Table121.A2" office:value-type="string">
                  <text:p text:style-name="Table_20_Contents">400</text:p>
                </table:table-cell>
                <table:table-cell table:style-name="Table121.A2" office:value-type="string">
                  <text:p text:style-name="Table_20_Contents">1022</text:p>
                </table:table-cell>
                <table:table-cell table:style-name="Table121.C2" office:value-type="string">
                  <text:p text:style-name="P23">"To date can not be earlier than From date"</text:p>
                </table:table-cell>
              </table:table-row>
              <table:table-row>
                <table:table-cell table:style-name="Table121.A2" office:value-type="string">
                  <text:p text:style-name="Table_20_Contents">400</text:p>
                </table:table-cell>
                <table:table-cell table:style-name="Table121.A2" office:value-type="string">
                  <text:p text:style-name="Table_20_Contents">1023</text:p>
                </table:table-cell>
                <table:table-cell table:style-name="Table121.C2" office:value-type="string">
                  <text:p text:style-name="P23">“Duration can not be more than 30 days”</text:p>
                </table:table-cell>
              </table:table-row>
              <table:table-row>
                <table:table-cell table:style-name="Table121.A2" office:value-type="string">
                  <text:p text:style-name="Table_20_Contents">400</text:p>
                </table:table-cell>
                <table:table-cell table:style-name="Table121.A2" office:value-type="string">
                  <text:p text:style-name="Table_20_Contents">1003</text:p>
                </table:table-cell>
                <table:table-cell table:style-name="Table121.C2" office:value-type="string">
                  <text:p text:style-name="P23">“Permission Denied. Please check with Administrator.”</text:p>
                </table:table-cell>
              </table:table-row>
              <table:table-row>
                <table:table-cell table:style-name="Table121.A2" office:value-type="string">
                  <text:p text:style-name="Table_20_Contents">400</text:p>
                </table:table-cell>
                <table:table-cell table:style-name="Table121.A2" office:value-type="string">
                  <text:p text:style-name="Table_20_Contents">1001</text:p>
                </table:table-cell>
                <table:table-cell table:style-name="Table121.C2" office:value-type="string">
                  <text:p text:style-name="P22">“<text:span text:style-name="T10">invalid request token,please login again</text:span>”</text:p>
                </table:table-cell>
              </table:table-row>
            </table:table>
            <text:p text:style-name="Standard"/>
          </table:table-cell>
        </table:table-row>
        <table:table-row>
          <table:table-cell table:style-name="Table118.A2" office:value-type="string">
            <text:p text:style-name="P7">Sample data :</text:p>
            <text:p text:style-name="Standard">{</text:p>
            <text:list xml:id="list2739334518" text:style-name="L52">
              <text:list-header>
                <text:p text:style-name="P76">"patient_orders_details": </text:p>
                <text:p text:style-name="P76">[{</text:p>
              </text:list-header>
            </text:list>
            <text:list xml:id="list1353564174" text:style-name="L53">
              <text:list-header>
                <text:p text:style-name="P140">"PATIENT_ID": "OP120849",</text:p>
                <text:p text:style-name="P140">"REG_DATE": "2016-03-11T05:31:24Z",</text:p>
                <text:p text:style-name="P140">"VISIT_TYPE": "o",</text:p>
                <text:p text:style-name="P77">"orders": </text:p>
                <text:p text:style-name="P77">[{</text:p>
              </text:list-header>
            </text:list>
            <text:list xml:id="list2280383418" text:style-name="L54">
              <text:list-header>
                <text:p text:style-name="P141">"pres_doctor_name": "",</text:p>
                <text:p text:style-name="P141">"item_name": "Dr P N Shinde",</text:p>
                <text:p text:style-name="P141">"package_ref": "",</text:p>
                <text:p text:style-name="P141">"item_id": "DOC0141",</text:p>
                <text:p text:style-name="P141">"sub_type": "-1",</text:p>
                <text:p text:style-name="P141">"sub_type_name": "OP Consultation",</text:p>
                <text:p text:style-name="P141">"pres_timestamp": "2016-03-11T05:31:24Z",</text:p>
                <text:p text:style-name="P141">"pres_doctor_id": "",</text:p>
                <text:p text:style-name="P141">"type": "Doctor",</text:p>
                <text:p text:style-name="P141">"common_order_id": ​148971,</text:p>
                <text:p text:style-name="P141">"order_id": ​12682,</text:p>
                <text:p text:style-name="P78"><text:soft-page-break/>"activity_code": "DOC"</text:p>
                <text:p text:style-name="P78">},...]</text:p>
                <text:p text:style-name="P78">"DISCHARGE_DATE_TIME": "",</text:p>
              </text:list-header>
            </text:list>
            <text:list xml:id="list1189228271" text:style-name="L55">
              <text:list-header>
                <text:p text:style-name="P142">"STATUS": "A",</text:p>
                <text:p text:style-name="P142">"CENTER_ID": "7",</text:p>
                <text:p text:style-name="P79">MR_NO": "MR008312"</text:p>
                <text:p text:style-name="P79">},...]</text:p>
              </text:list-header>
            </text:list>
            <text:p text:style-name="Text_20_body"><text:s text:c="7"/>"return_code": "2001",</text:p>
            <text:p text:style-name="Text_20_body"><text:s text:c="7"/>"return_message": "Success"</text:p>
            <text:p text:style-name="Text_20_body"/>
          </table:table-cell>
        </table:table-row>
      </table:table>
      <text:h text:style-name="P54" text:outline-level="1"/>
      <text:p text:style-name="P47"/>
      <table:table table:name="Table89" table:style-name="Table89">
        <table:table-column table:style-name="Table89.A"/>
        <table:table-row>
          <table:table-cell table:style-name="Table89.A1" office:value-type="string">
            <text:h text:style-name="P166" text:outline-level="2"><text:bookmark-start text:name="__RefHeading__8601_1112972577"/><text:span text:style-name="T6">Operation:</text:span> Get Patients visits details(GET request to insta)<text:bookmark-end text:name="__RefHeading__8601_1112972577"/></text:h>
          </table:table-cell>
        </table:table-row>
        <table:table-row>
          <table:table-cell table:style-name="Table89.A2" office:value-type="string">
            <text:p text:style-name="Table_20_Contents"><text:span text:style-name="T6">Request URL:</text:span> http:serveripaddress/instaapps/Customer/<text:span text:style-name="T3">Registration/GeneralRegistration.do?_method=getPatientVisits</text:span></text:p>
          </table:table-cell>
        </table:table-row>
        <table:table-row>
          <table:table-cell table:style-name="Table89.A2" office:value-type="string">
            <text:p text:style-name="P17">Request Parameters:</text:p>
            <table:table table:name="Table122" table:style-name="Table122">
              <table:table-column table:style-name="Table122.A"/>
              <table:table-column table:style-name="Table122.B"/>
              <table:table-column table:style-name="Table122.A"/>
              <table:table-column table:style-name="Table122.D"/>
              <table:table-column table:style-name="Table122.E"/>
              <table:table-column table:style-name="Table122.D"/>
              <table:table-row>
                <table:table-cell table:style-name="Table122.A1" office:value-type="string">
                  <text:p text:style-name="P17">Name</text:p>
                </table:table-cell>
                <table:table-cell table:style-name="Table122.A1" office:value-type="string">
                  <text:p text:style-name="P17">Type</text:p>
                </table:table-cell>
                <table:table-cell table:style-name="Table122.A1" office:value-type="string">
                  <text:p text:style-name="P17">Purpose</text:p>
                </table:table-cell>
                <table:table-cell table:style-name="Table122.A1" office:value-type="string">
                  <text:p text:style-name="P17">Required</text:p>
                </table:table-cell>
                <table:table-cell table:style-name="Table122.A1" office:value-type="string">
                  <text:p text:style-name="P17">Permitted Parameter Type</text:p>
                </table:table-cell>
                <table:table-cell table:style-name="Table122.F1" office:value-type="string">
                  <text:p text:style-name="P17">Deprecated Parameter Type</text:p>
                </table:table-cell>
              </table:table-row>
              <table:table-row>
                <table:table-cell table:style-name="Table122.A2" office:value-type="string">
                  <text:p text:style-name="Table_20_Contents">request_handler_key</text:p>
                </table:table-cell>
                <table:table-cell table:style-name="Table122.A2" office:value-type="string">
                  <text:p text:style-name="Table_20_Contents">String</text:p>
                </table:table-cell>
                <table:table-cell table:style-name="Table122.A2" office:value-type="string">
                  <text:p text:style-name="Table_20_Contents">request_handler provided after login into Insta</text:p>
                </table:table-cell>
                <table:table-cell table:style-name="Table122.A2" office:value-type="string">
                  <text:p text:style-name="Table_20_Contents">Yes</text:p>
                </table:table-cell>
                <table:table-cell table:style-name="Table122.A2" office:value-type="string">
                  <text:p text:style-name="Table_20_Contents">Header</text:p>
                </table:table-cell>
                <table:table-cell table:style-name="Table122.F2" office:value-type="string">
                  <text:p text:style-name="Table_20_Contents">URL</text:p>
                </table:table-cell>
              </table:table-row>
              <table:table-row>
                <table:table-cell table:style-name="Table122.A2" office:value-type="string">
                  <text:p text:style-name="Table_20_Contents">from_date</text:p>
                </table:table-cell>
                <table:table-cell table:style-name="Table122.A2" office:value-type="string">
                  <text:p text:style-name="Table_20_Contents">String</text:p>
                </table:table-cell>
                <table:table-cell table:style-name="Table122.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able:table-cell>
                <table:table-cell table:style-name="Table122.A2" office:value-type="string">
                  <text:p text:style-name="Table_20_Contents">Yes</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to_date</text:p>
                </table:table-cell>
                <table:table-cell table:style-name="Table122.A2" office:value-type="string">
                  <text:p text:style-name="Table_20_Contents">String</text:p>
                </table:table-cell>
                <table:table-cell table:style-name="Table122.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primary_sponsor_id</text:p>
                </table:table-cell>
                <table:table-cell table:style-name="Table122.A2" office:value-type="string">
                  <text:p text:style-name="Table_20_Contents">String</text:p>
                </table:table-cell>
                <table:table-cell table:style-name="Table122.A2" office:value-type="string">
                  <text:p text:style-name="Table_20_Contents">Primary Sponsor Id</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secondary_sponsor_id</text:p>
                </table:table-cell>
                <table:table-cell table:style-name="Table122.A2" office:value-type="string">
                  <text:p text:style-name="Table_20_Contents">String</text:p>
                </table:table-cell>
                <table:table-cell table:style-name="Table122.A2" office:value-type="string">
                  <text:p text:style-name="Table_20_Contents">Secondary Sponsor Id</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text:soft-page-break/>mr_no</text:p>
                </table:table-cell>
                <table:table-cell table:style-name="Table122.A2" office:value-type="string">
                  <text:p text:style-name="Table_20_Contents">String</text:p>
                </table:table-cell>
                <table:table-cell table:style-name="Table122.A2" office:value-type="string">
                  <text:p text:style-name="Table_20_Contents">MRNO of a patient</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
            <text:p text:style-name="Table_20_Contents"/>
          </table:table-cell>
        </table:table-row>
        <table:table-row>
          <table:table-cell table:style-name="Table89.A2" office:value-type="string">
            <text:p text:style-name="P17">Response Parameters:</text:p>
            <table:table table:name="Table123" table:style-name="Table123">
              <table:table-column table:style-name="Table123.A" table:number-columns-repeated="3"/>
              <table:table-row>
                <table:table-cell table:style-name="Table123.A1" office:value-type="string">
                  <text:p text:style-name="P17">Name </text:p>
                </table:table-cell>
                <table:table-cell table:style-name="Table123.A1" office:value-type="string">
                  <text:p text:style-name="P17">Type</text:p>
                </table:table-cell>
                <table:table-cell table:style-name="Table123.C1" office:value-type="string">
                  <text:p text:style-name="P17">Additional Information</text:p>
                </table:table-cell>
              </table:table-row>
              <table:table-row>
                <table:table-cell table:style-name="Table123.A2" office:value-type="string">
                  <text:p text:style-name="Table_20_Contents">"patient_visits_details”</text:p>
                </table:table-cell>
                <table:table-cell table:style-name="Table123.A2" office:value-type="string">
                  <text:p text:style-name="Table_20_Contents">JSON list of objects <text:s/></text:p>
                </table:table-cell>
                <table:table-cell table:style-name="Table123.C2" office:value-type="string">
                  <text:p text:style-name="Table_20_Contents"/>
                </table:table-cell>
              </table:table-row>
              <table:table-row>
                <table:table-cell table:style-name="Table123.A2" office:value-type="string">
                  <text:p text:style-name="Table_20_Contents">return_message</text:p>
                </table:table-cell>
                <table:table-cell table:style-name="Table123.A2" office:value-type="string">
                  <text:p text:style-name="Table_20_Contents">String</text:p>
                </table:table-cell>
                <table:table-cell table:style-name="Table123.C2" office:value-type="string">
                  <text:p text:style-name="Table_20_Contents">Message specifying operation information</text:p>
                </table:table-cell>
              </table:table-row>
              <table:table-row>
                <table:table-cell table:style-name="Table123.A2" office:value-type="string">
                  <text:p text:style-name="Table_20_Contents">return_code</text:p>
                </table:table-cell>
                <table:table-cell table:style-name="Table123.A2" office:value-type="string">
                  <text:p text:style-name="Table_20_Contents">String</text:p>
                </table:table-cell>
                <table:table-cell table:style-name="Table123.C2" office:value-type="string">
                  <text:p text:style-name="Table_20_Contents">value</text:p>
                </table:table-cell>
              </table:table-row>
            </table:table>
            <text:p text:style-name="Table_20_Contents"/>
          </table:table-cell>
        </table:table-row>
        <table:table-row>
          <table:table-cell table:style-name="Table89.A2" office:value-type="string">
            <text:p text:style-name="P7">Status and Return codes:</text:p>
            <table:table table:name="Table124" table:style-name="Table124">
              <table:table-column table:style-name="Table124.A" table:number-columns-repeated="3"/>
              <table:table-row>
                <table:table-cell table:style-name="Table124.A1" office:value-type="string">
                  <text:p text:style-name="P17">Http Status code</text:p>
                </table:table-cell>
                <table:table-cell table:style-name="Table124.A1" office:value-type="string">
                  <text:p text:style-name="P17">return_code</text:p>
                </table:table-cell>
                <table:table-cell table:style-name="Table124.C1" office:value-type="string">
                  <text:p text:style-name="P17">return_message</text:p>
                </table:table-cell>
              </table:table-row>
              <table:table-row>
                <table:table-cell table:style-name="Table124.A2" office:value-type="string">
                  <text:p text:style-name="Table_20_Contents">200</text:p>
                </table:table-cell>
                <table:table-cell table:style-name="Table124.A2" office:value-type="string">
                  <text:p text:style-name="Table_20_Contents">2001</text:p>
                </table:table-cell>
                <table:table-cell table:style-name="Table124.C2" office:value-type="string">
                  <text:p text:style-name="Table_20_Contents">”Success”</text:p>
                </table:table-cell>
              </table:table-row>
              <table:table-row>
                <table:table-cell table:style-name="Table124.A2" office:value-type="string">
                  <text:p text:style-name="Table_20_Contents">400</text:p>
                </table:table-cell>
                <table:table-cell table:style-name="Table124.A2" office:value-type="string">
                  <text:p text:style-name="Table_20_Contents">1021</text:p>
                </table:table-cell>
                <table:table-cell table:style-name="Table124.C2" office:value-type="string">
                  <text:p text:style-name="P24"><text:span text:style-name="T11">"</text:span>Invalid input parameters supplied<text:span text:style-name="T11">"</text:span></text:p>
                </table:table-cell>
              </table:table-row>
              <table:table-row>
                <table:table-cell table:style-name="Table124.A2" office:value-type="string">
                  <text:p text:style-name="Table_20_Contents">400</text:p>
                </table:table-cell>
                <table:table-cell table:style-name="Table124.A2" office:value-type="string">
                  <text:p text:style-name="Table_20_Contents">1022</text:p>
                </table:table-cell>
                <table:table-cell table:style-name="Table124.C2" office:value-type="string">
                  <text:p text:style-name="P24">“To date can not be earlier than From date”</text:p>
                </table:table-cell>
              </table:table-row>
              <table:table-row>
                <table:table-cell table:style-name="Table124.A2" office:value-type="string">
                  <text:p text:style-name="Table_20_Contents">400</text:p>
                </table:table-cell>
                <table:table-cell table:style-name="Table124.A2" office:value-type="string">
                  <text:p text:style-name="Table_20_Contents">1023</text:p>
                </table:table-cell>
                <table:table-cell table:style-name="Table124.C2" office:value-type="string">
                  <text:p text:style-name="P12">"Duration can not be more than 30 days"</text:p>
                </table:table-cell>
              </table:table-row>
              <table:table-row>
                <table:table-cell table:style-name="Table124.A2" office:value-type="string">
                  <text:p text:style-name="Table_20_Contents">400</text:p>
                </table:table-cell>
                <table:table-cell table:style-name="Table124.A2" office:value-type="string">
                  <text:p text:style-name="Table_20_Contents">1001</text:p>
                </table:table-cell>
                <table:table-cell table:style-name="Table124.C2" office:value-type="string">
                  <text:p text:style-name="P22">“<text:span text:style-name="T10">invalid request token,please login again</text:span>”</text:p>
                </table:table-cell>
              </table:table-row>
              <table:table-row>
                <table:table-cell table:style-name="Table124.A2" office:value-type="string">
                  <text:p text:style-name="Table_20_Contents">400</text:p>
                </table:table-cell>
                <table:table-cell table:style-name="Table124.A2" office:value-type="string">
                  <text:p text:style-name="Table_20_Contents">1003</text:p>
                </table:table-cell>
                <table:table-cell table:style-name="Table124.C2" office:value-type="string">
                  <text:p text:style-name="P23">“Permission Denied. Please check with Administrator.”</text:p>
                </table:table-cell>
              </table:table-row>
              <table:table-row table:style-name="Table124.8">
                <table:table-cell table:style-name="Table124.A2" office:value-type="string">
                  <text:p text:style-name="Table_20_Contents">400</text:p>
                </table:table-cell>
                <table:table-cell table:style-name="Table124.A2" office:value-type="string">
                  <text:p text:style-name="Table_20_Contents">1002</text:p>
                </table:table-cell>
                <table:table-cell table:style-name="Table124.C2" office:value-type="string">
                  <text:p text:style-name="P23">“Mandatory fields are not supplied”</text:p>
                </table:table-cell>
              </table:table-row>
              <table:table-row table:style-name="Table124.8">
                <table:table-cell table:style-name="Table124.A2" office:value-type="string">
                  <text:p text:style-name="Table_20_Contents">400</text:p>
                </table:table-cell>
                <table:table-cell table:style-name="Table124.A2" office:value-type="string">
                  <text:p text:style-name="Table_20_Contents">1024</text:p>
                </table:table-cell>
                <table:table-cell table:style-name="Table124.C2" office:value-type="string">
                  <text:p text:style-name="P23">“No visits found for the given search criteria”</text:p>
                </table:table-cell>
              </table:table-row>
              <table:table-row table:style-name="Table124.8">
                <table:table-cell table:style-name="Table124.A2" office:value-type="string">
                  <text:p text:style-name="Table_20_Contents">500</text:p>
                </table:table-cell>
                <table:table-cell table:style-name="Table124.A2" office:value-type="string">
                  <text:p text:style-name="Table_20_Contents">1025</text:p>
                </table:table-cell>
                <table:table-cell table:style-name="Table124.C2" office:value-type="string">
                  <text:p text:style-name="P23">“Failed to retrieve the visits”</text:p>
                </table:table-cell>
              </table:table-row>
            </table:table>
            <text:p text:style-name="Standard"/>
          </table:table-cell>
        </table:table-row>
        <table:table-row>
          <table:table-cell table:style-name="Table89.A2" office:value-type="string">
            <text:p text:style-name="P7">Sample data : </text:p>
            <text:p text:style-name="Standard">{</text:p>
            <text:list xml:id="list120214637363659" text:continue-list="list2309174334" text:style-name="L50">
              <text:list-header>
                <text:p text:style-name="P138">"START_DATE": "2016-03-16",</text:p>
                <text:p text:style-name="P74">"END_DATE": "2016-04-14",</text:p>
              </text:list-header>
            </text:list>
            <text:list xml:id="list1510141109" text:style-name="L56">
              <text:list-header>
                <text:p text:style-name="P143">“patient_visits_details": [</text:p>
              </text:list-header>
            </text:list>
            <text:p text:style-name="Text_20_body"><text:s text:c="13"/>{</text:p>
            <text:list xml:id="list2647571334" text:style-name="L57">
              <text:list-header>
                <text:p text:style-name="P144"><text:s text:c="5"/>"SECONDARY_SPONSOR_MOBILE_NO": "",</text:p>
                <text:p text:style-name="P144"><text:s text:c="5"/>"SECONDARY_SPONSOR_NAME": "",</text:p>
                <text:p text:style-name="P144"><text:s text:c="5"/>"CENTER_ID": "7",</text:p>
                <text:p text:style-name="P144"><text:s text:c="5"/>"SECONDARY_SPONSOR_ID": "",</text:p>
                <text:p text:style-name="P144"><text:s text:c="5"/>"MR_NO": "MR012714",</text:p>
                <text:p text:style-name="P144"><text:s text:c="5"/>"SECONDARY_PLAN_NAME": "",</text:p>
                <text:p text:style-name="P144"><text:s text:c="5"/>"PATIENT_NAME": "Testing",</text:p>
                <text:p text:style-name="P144"><text:soft-page-break/><text:s text:c="5"/>"SECONDARY_SPONSOR_EMAIL_ID": "",</text:p>
                <text:p text:style-name="P144"><text:s text:c="5"/>"PRIMARY_PLAN_NAME": "General Insurance",</text:p>
                <text:p text:style-name="P144"><text:s text:c="5"/>"PRIMARY_SPONSOR_MOBILE_NO": "",</text:p>
                <text:p text:style-name="P144"><text:s text:c="5"/>"PRIMARY_PLAN_ID": "34",</text:p>
                <text:p text:style-name="P144"><text:s text:c="5"/>"EMAIL_ID": "",</text:p>
                <text:p text:style-name="P144"><text:s text:c="5"/>"ORG_NAME": "GENERAL",</text:p>
                <text:p text:style-name="P144"><text:s text:c="5"/>"REG_DATE_TIME": "2016-04-11T12:33:11Z",</text:p>
                <text:p text:style-name="P144"><text:s text:c="5"/>"VISIT_ID": "OP120999",</text:p>
                <text:p text:style-name="P144"><text:s text:c="5"/>"RATE_PLAN_ID": "ORG0001",</text:p>
                <text:p text:style-name="P144"><text:s text:c="5"/>"PRIMARY_SPONSOR_ID": "TH00012",</text:p>
                <text:p text:style-name="P144"><text:s text:c="5"/>"PRIMARY_SPONSOR_EMAIL_ID": "",</text:p>
                <text:p text:style-name="P144"><text:s text:c="5"/>"CENTER_NAME": "BRS",</text:p>
                <text:p text:style-name="P144"><text:s text:c="5"/>"PRIMARY_SPONSOR_NAME": "General Insurance",</text:p>
                <text:p text:style-name="P144"><text:s text:c="5"/>"PATIENT_PHONE": "6666",</text:p>
                <text:p text:style-name="P81"><text:s text:c="2"/>"SECONDARY_PLAN_ID": ""</text:p>
              </text:list-header>
            </text:list>
            <text:p text:style-name="Text_20_body"><text:s text:c="9"/>},...</text:p>
            <text:p text:style-name="Text_20_body"><text:s text:c="4"/>]</text:p>
            <text:list xml:id="list120215774550542" text:continue-list="list1510141109" text:style-name="L56">
              <text:list-header>
                <text:p text:style-name="P143">"return_code": "2001",</text:p>
                <text:p text:style-name="P80">"return_message": "Success"</text:p>
                <text:p text:style-name="P80">}</text:p>
              </text:list-header>
            </text:list>
          </table:table-cell>
        </table:table-row>
      </table:table>
      <text:h text:style-name="P54" text:outline-level="1"/>
      <text:p text:style-name="P47"/>
      <table:table table:name="Table125" table:style-name="Table125">
        <table:table-column table:style-name="Table125.A"/>
        <table:table-row>
          <table:table-cell table:style-name="Table125.A1" office:value-type="string">
            <text:h text:style-name="P166" text:outline-level="2"><text:bookmark-start text:name="__RefHeading__8601_11129725771"/><text:span text:style-name="T6">Operation:</text:span> Get Diag Reports for a visit (GET request to insta)<text:bookmark-end text:name="__RefHeading__8601_11129725771"/></text:h>
          </table:table-cell>
        </table:table-row>
        <table:table-row>
          <table:table-cell table:style-name="Table125.A2" office:value-type="string">
            <text:p text:style-name="Table_20_Contents"><text:span text:style-name="T6">Request URL:</text:span> http:serveripaddress/instaapps/Customer/<text:span text:style-name="T3">DiagnosticModule/DiagPrint.do?_method=getDiagReportsForVisit</text:span></text:p>
          </table:table-cell>
        </table:table-row>
        <table:table-row>
          <table:table-cell table:style-name="Table125.A2" office:value-type="string">
            <text:p text:style-name="P17">Request Parameters:</text:p>
            <table:table table:name="Table126" table:style-name="Table126">
              <table:table-column table:style-name="Table126.A"/>
              <table:table-column table:style-name="Table126.B"/>
              <table:table-column table:style-name="Table126.A"/>
              <table:table-column table:style-name="Table126.D"/>
              <table:table-column table:style-name="Table126.E"/>
              <table:table-column table:style-name="Table126.D"/>
              <table:table-row>
                <table:table-cell table:style-name="Table126.A1" office:value-type="string">
                  <text:p text:style-name="P17">Name</text:p>
                </table:table-cell>
                <table:table-cell table:style-name="Table126.A1" office:value-type="string">
                  <text:p text:style-name="P17">Type</text:p>
                </table:table-cell>
                <table:table-cell table:style-name="Table126.A1" office:value-type="string">
                  <text:p text:style-name="P17">Purpose</text:p>
                </table:table-cell>
                <table:table-cell table:style-name="Table126.A1" office:value-type="string">
                  <text:p text:style-name="P17">Required</text:p>
                </table:table-cell>
                <table:table-cell table:style-name="Table126.A1" office:value-type="string">
                  <text:p text:style-name="P17">Permitted Parameter Type</text:p>
                </table:table-cell>
                <table:table-cell table:style-name="Table126.F1" office:value-type="string">
                  <text:p text:style-name="P17">Deprecated Parameter Type</text:p>
                </table:table-cell>
              </table:table-row>
              <table:table-row>
                <table:table-cell table:style-name="Table126.A2" office:value-type="string">
                  <text:p text:style-name="Table_20_Contents">request_handler_key</text:p>
                </table:table-cell>
                <table:table-cell table:style-name="Table126.A2" office:value-type="string">
                  <text:p text:style-name="Table_20_Contents">String</text:p>
                </table:table-cell>
                <table:table-cell table:style-name="Table126.A2" office:value-type="string">
                  <text:p text:style-name="Table_20_Contents">request_handler provided after login into Insta</text:p>
                </table:table-cell>
                <table:table-cell table:style-name="Table126.A2" office:value-type="string">
                  <text:p text:style-name="Table_20_Contents">Yes</text:p>
                </table:table-cell>
                <table:table-cell table:style-name="Table126.A2" office:value-type="string">
                  <text:p text:style-name="Table_20_Contents">Header</text:p>
                </table:table-cell>
                <table:table-cell table:style-name="Table126.F2" office:value-type="string">
                  <text:p text:style-name="Table_20_Contents">URL</text:p>
                </table:table-cell>
              </table:table-row>
              <table:table-row>
                <table:table-cell table:style-name="Table126.A2" office:value-type="string">
                  <text:p text:style-name="Table_20_Contents">visitId</text:p>
                </table:table-cell>
                <table:table-cell table:style-name="Table126.A2" office:value-type="string">
                  <text:p text:style-name="P42">String</text:p>
                </table:table-cell>
                <table:table-cell table:style-name="Table126.A2" office:value-type="string">
                  <text:p text:style-name="Table_20_Contents">For which visit user needs to get all the diag reports.</text:p>
                  <text:p text:style-name="Table_20_Contents"/>
                  <text:p text:style-name="Table_20_Contents">****</text:p>
                  <text:p text:style-name="Table_20_Contents">Patient's Visit Id.</text:p>
                </table:table-cell>
                <table:table-cell table:style-name="Table126.A2" office:value-type="string">
                  <text:p text:style-name="Table_20_Contents">Yes</text:p>
                </table:table-cell>
                <table:table-cell table:style-name="Table126.A2" office:value-type="string">
                  <text:p text:style-name="Table_20_Contents">URL</text:p>
                </table:table-cell>
                <table:table-cell table:style-name="Table126.F2" office:value-type="string">
                  <text:p text:style-name="Table_20_Contents"/>
                </table:table-cell>
              </table:table-row>
              <table:table-row>
                <table:table-cell table:style-name="Table126.A2" office:value-type="string">
                  <text:p text:style-name="Table_20_Contents">logoHeader</text:p>
                </table:table-cell>
                <table:table-cell table:style-name="Table126.A2" office:value-type="string">
                  <text:p text:style-name="P42">String</text:p>
                </table:table-cell>
                <table:table-cell table:style-name="Table126.A2" office:value-type="string">
                  <text:p text:style-name="Table_20_Contents">Overrides the priter preferences logo_header property with this value. </text:p>
                  <text:p text:style-name="Table_20_Contents">Print generates based on this value. </text:p>
                  <text:p text:style-name="Table_20_Contents"/>
                  <text:p text:style-name="Table_20_Contents">Allowed values are </text:p>
                  <text:p text:style-name="Table_20_Contents"/>
                  <text:p text:style-name="Table_20_Contents">Y- Logo and Header </text:p>
                  <text:p text:style-name="Table_20_Contents">L- Logo Only </text:p>
                  <text:p text:style-name="Table_20_Contents">H- Header Only </text:p>
                  <text:p text:style-name="Table_20_Contents">N- None</text:p>
                </table:table-cell>
                <table:table-cell table:style-name="Table126.A2" office:value-type="string">
                  <text:p text:style-name="Table_20_Contents">No</text:p>
                </table:table-cell>
                <table:table-cell table:style-name="Table126.A2" office:value-type="string">
                  <text:p text:style-name="Table_20_Contents">URL</text:p>
                </table:table-cell>
                <table:table-cell table:style-name="Table126.F2" office:value-type="string">
                  <text:p text:style-name="Table_20_Contents"/>
                </table:table-cell>
              </table:table-row>
            </table:table>
            <text:p text:style-name="Table_20_Contents"/>
          </table:table-cell>
        </table:table-row>
        <table:table-row>
          <table:table-cell table:style-name="Table125.A2" office:value-type="string">
            <text:p text:style-name="P17">Response Parameters:</text:p>
            <text:p text:style-name="P17"/>
            <text:p text:style-name="P17"><text:span text:style-name="T9">If request is success, response will be PDF output. Otherwise following parameters will be </text:span><text:soft-page-break/><text:span text:style-name="T9">returned</text:span>.</text:p>
            <text:p text:style-name="P17"/>
            <text:p text:style-name="P17">PDF output</text:p>
            <table:table table:name="Table127" table:style-name="Table127">
              <table:table-column table:style-name="Table127.A" table:number-columns-repeated="3"/>
              <table:table-row>
                <table:table-cell table:style-name="Table127.A1" office:value-type="string">
                  <text:p text:style-name="P17">Name </text:p>
                </table:table-cell>
                <table:table-cell table:style-name="Table127.A1" office:value-type="string">
                  <text:p text:style-name="P17">Type</text:p>
                </table:table-cell>
                <table:table-cell table:style-name="Table127.C1" office:value-type="string">
                  <text:p text:style-name="P17">Additional Information</text:p>
                </table:table-cell>
              </table:table-row>
              <table:table-row>
                <table:table-cell table:style-name="Table127.A2" office:value-type="string">
                  <text:p text:style-name="Table_20_Contents">return_message</text:p>
                </table:table-cell>
                <table:table-cell table:style-name="Table127.A2" office:value-type="string">
                  <text:p text:style-name="Table_20_Contents">String</text:p>
                </table:table-cell>
                <table:table-cell table:style-name="Table127.C2" office:value-type="string">
                  <text:p text:style-name="Table_20_Contents">Message specifying operation information</text:p>
                </table:table-cell>
              </table:table-row>
              <table:table-row>
                <table:table-cell table:style-name="Table127.A2" office:value-type="string">
                  <text:p text:style-name="Table_20_Contents">return_code</text:p>
                </table:table-cell>
                <table:table-cell table:style-name="Table127.A2" office:value-type="string">
                  <text:p text:style-name="Table_20_Contents">String</text:p>
                </table:table-cell>
                <table:table-cell table:style-name="Table127.C2" office:value-type="string">
                  <text:p text:style-name="Table_20_Contents">value</text:p>
                </table:table-cell>
              </table:table-row>
            </table:table>
            <text:p text:style-name="Table_20_Contents"/>
          </table:table-cell>
        </table:table-row>
        <table:table-row>
          <table:table-cell table:style-name="Table125.A2" office:value-type="string">
            <text:p text:style-name="P7">Status and Return codes:</text:p>
            <table:table table:name="Table128" table:style-name="Table128">
              <table:table-column table:style-name="Table128.A" table:number-columns-repeated="3"/>
              <table:table-row>
                <table:table-cell table:style-name="Table128.A1" office:value-type="string">
                  <text:p text:style-name="P17">Http Status code</text:p>
                </table:table-cell>
                <table:table-cell table:style-name="Table128.A1" office:value-type="string">
                  <text:p text:style-name="P17">return_code</text:p>
                </table:table-cell>
                <table:table-cell table:style-name="Table128.C1" office:value-type="string">
                  <text:p text:style-name="P17">return_message</text:p>
                </table:table-cell>
              </table:table-row>
              <table:table-row>
                <table:table-cell table:style-name="Table128.A2" office:value-type="string">
                  <text:p text:style-name="Table_20_Contents">200</text:p>
                </table:table-cell>
                <table:table-cell table:style-name="Table128.A2" office:value-type="string">
                  <text:p text:style-name="Table_20_Contents"/>
                </table:table-cell>
                <table:table-cell table:style-name="Table128.C2" office:value-type="string">
                  <text:p text:style-name="Table_20_Contents">PDF Output</text:p>
                </table:table-cell>
              </table:table-row>
              <table:table-row table:style-name="Table128.3">
                <table:table-cell table:style-name="Table128.A2" office:value-type="string">
                  <text:p text:style-name="Table_20_Contents">400</text:p>
                </table:table-cell>
                <table:table-cell table:style-name="Table128.A2" office:value-type="string">
                  <text:p text:style-name="Table_20_Contents">1001</text:p>
                </table:table-cell>
                <table:table-cell table:style-name="Table128.C2" office:value-type="string">
                  <text:p text:style-name="P22">“<text:span text:style-name="T10">invalid request token,please login again</text:span>”</text:p>
                </table:table-cell>
              </table:table-row>
              <table:table-row table:style-name="Table128.3">
                <table:table-cell table:style-name="Table128.A2" office:value-type="string">
                  <text:p text:style-name="Table_20_Contents">400</text:p>
                </table:table-cell>
                <table:table-cell table:style-name="Table128.A2" office:value-type="string">
                  <text:p text:style-name="Table_20_Contents">1002</text:p>
                </table:table-cell>
                <table:table-cell table:style-name="Table128.C2" office:value-type="string">
                  <text:p text:style-name="P23">“Mandatory fields are not supplied”</text:p>
                </table:table-cell>
              </table:table-row>
              <table:table-row table:style-name="Table128.3">
                <table:table-cell table:style-name="Table128.A2" office:value-type="string">
                  <text:p text:style-name="Table_20_Contents">400</text:p>
                </table:table-cell>
                <table:table-cell table:style-name="Table128.A2" office:value-type="string">
                  <text:p text:style-name="Table_20_Contents">1003</text:p>
                </table:table-cell>
                <table:table-cell table:style-name="Table128.C2" office:value-type="string">
                  <text:p text:style-name="P23">"Permission Denied. Please check with Administrator."</text:p>
                </table:table-cell>
              </table:table-row>
            </table:table>
            <text:p text:style-name="Standard"/>
          </table:table-cell>
        </table:table-row>
      </table:table>
      <text:h text:style-name="Heading_20_1" text:outline-level="1"/>
      <text:p text:style-name="Text_20_body"/>
      <text:p text:style-name="P39"/>
      <table:table table:name="Table129" table:style-name="Table129">
        <table:table-column table:style-name="Table129.A"/>
        <table:table-row>
          <table:table-cell table:style-name="Table129.A1" office:value-type="string">
            <text:h text:style-name="P166" text:outline-level="2"><text:bookmark-start text:name="__RefHeading__9168_869791663"/><text:span text:style-name="T6">Operation:</text:span> Get Incoming Patients visits details(GET request to insta)<text:bookmark-end text:name="__RefHeading__9168_869791663"/></text:h>
          </table:table-cell>
        </table:table-row>
        <table:table-row>
          <table:table-cell table:style-name="Table129.A2" office:value-type="string">
            <text:p text:style-name="Table_20_Contents"><text:span text:style-name="T6">Request URL:</text:span> http:serveripaddress/instaapps/Customer/<text:span text:style-name="T3">Registration/GeneralRegistration.do?_method=getIncomingPatientVisits</text:span></text:p>
          </table:table-cell>
        </table:table-row>
        <table:table-row>
          <table:table-cell table:style-name="Table129.A2" office:value-type="string">
            <text:p text:style-name="P17">Request Parameters:</text:p>
            <table:table table:name="Table130" table:style-name="Table130">
              <table:table-column table:style-name="Table130.A"/>
              <table:table-column table:style-name="Table130.B"/>
              <table:table-column table:style-name="Table130.A"/>
              <table:table-column table:style-name="Table130.D"/>
              <table:table-column table:style-name="Table130.E"/>
              <table:table-column table:style-name="Table130.D"/>
              <table:table-row>
                <table:table-cell table:style-name="Table130.A1" office:value-type="string">
                  <text:p text:style-name="P17">Name</text:p>
                </table:table-cell>
                <table:table-cell table:style-name="Table130.A1" office:value-type="string">
                  <text:p text:style-name="P17">Type</text:p>
                </table:table-cell>
                <table:table-cell table:style-name="Table130.A1" office:value-type="string">
                  <text:p text:style-name="P17">Purpose</text:p>
                </table:table-cell>
                <table:table-cell table:style-name="Table130.A1" office:value-type="string">
                  <text:p text:style-name="P17">Required</text:p>
                </table:table-cell>
                <table:table-cell table:style-name="Table130.A1" office:value-type="string">
                  <text:p text:style-name="P17">Permitted Parameter Type</text:p>
                </table:table-cell>
                <table:table-cell table:style-name="Table130.F1" office:value-type="string">
                  <text:p text:style-name="P17">Deprecated Parameter Type</text:p>
                </table:table-cell>
              </table:table-row>
              <table:table-row>
                <table:table-cell table:style-name="Table130.A2" office:value-type="string">
                  <text:p text:style-name="Table_20_Contents">request_handler_key</text:p>
                </table:table-cell>
                <table:table-cell table:style-name="Table130.A2" office:value-type="string">
                  <text:p text:style-name="Table_20_Contents">String</text:p>
                </table:table-cell>
                <table:table-cell table:style-name="Table130.A2" office:value-type="string">
                  <text:p text:style-name="Table_20_Contents">request_handler provided after login into Insta</text:p>
                </table:table-cell>
                <table:table-cell table:style-name="Table130.A2" office:value-type="string">
                  <text:p text:style-name="Table_20_Contents">Yes</text:p>
                </table:table-cell>
                <table:table-cell table:style-name="Table130.A2" office:value-type="string">
                  <text:p text:style-name="Table_20_Contents">Header</text:p>
                </table:table-cell>
                <table:table-cell table:style-name="Table130.F2" office:value-type="string">
                  <text:p text:style-name="Table_20_Contents">URL</text:p>
                </table:table-cell>
              </table:table-row>
              <table:table-row>
                <table:table-cell table:style-name="Table130.A2" office:value-type="string">
                  <text:p text:style-name="Table_20_Contents">from_date</text:p>
                </table:table-cell>
                <table:table-cell table:style-name="Table130.A2" office:value-type="string">
                  <text:p text:style-name="Table_20_Contents">String</text:p>
                </table:table-cell>
                <table:table-cell table:style-name="Table130.A2" office:value-type="string">
                  <text:p text:style-name="Table_20_Contents">On which date and time the user needs the data.</text:p>
                  <text:p text:style-name="Table_20_Contents"/>
                  <text:p text:style-name="Table_20_Contents"><text:soft-page-break/>****</text:p>
                  <text:p text:style-name="Table_20_Contents">from_date (yyyy-MM-ddTHH:mm:ss.sssZ / yyyy-MM-ddTHH:mm:ssZ)</text:p>
                </table:table-cell>
                <table:table-cell table:style-name="Table130.A2" office:value-type="string">
                  <text:p text:style-name="Table_20_Contents">Yes</text:p>
                </table:table-cell>
                <table:table-cell table:style-name="Table130.A2" office:value-type="string">
                  <text:p text:style-name="Table_20_Contents">URL</text:p>
                </table:table-cell>
                <table:table-cell table:style-name="Table130.F2" office:value-type="string">
                  <text:p text:style-name="Table_20_Contents"/>
                </table:table-cell>
              </table:table-row>
              <table:table-row>
                <table:table-cell table:style-name="Table130.A2" office:value-type="string">
                  <text:p text:style-name="Table_20_Contents">to_date</text:p>
                </table:table-cell>
                <table:table-cell table:style-name="Table130.A2" office:value-type="string">
                  <text:p text:style-name="Table_20_Contents">String</text:p>
                </table:table-cell>
                <table:table-cell table:style-name="Table130.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130.A2" office:value-type="string">
                  <text:p text:style-name="Table_20_Contents">No</text:p>
                </table:table-cell>
                <table:table-cell table:style-name="Table130.A2" office:value-type="string">
                  <text:p text:style-name="Table_20_Contents">URL</text:p>
                </table:table-cell>
                <table:table-cell table:style-name="Table130.F2" office:value-type="string">
                  <text:p text:style-name="Table_20_Contents"/>
                </table:table-cell>
              </table:table-row>
              <table:table-row>
                <table:table-cell table:style-name="Table130.A2" office:value-type="string">
                  <text:p text:style-name="P11">incoming_hospital_id</text:p>
                </table:table-cell>
                <table:table-cell table:style-name="Table130.A2" office:value-type="string">
                  <text:p text:style-name="Table_20_Contents">String</text:p>
                </table:table-cell>
                <table:table-cell table:style-name="Table130.A2" office:value-type="string">
                  <text:p text:style-name="Table_20_Contents">Incoming hospital Id</text:p>
                </table:table-cell>
                <table:table-cell table:style-name="Table130.A2" office:value-type="string">
                  <text:p text:style-name="Table_20_Contents">No</text:p>
                </table:table-cell>
                <table:table-cell table:style-name="Table130.A2" office:value-type="string">
                  <text:p text:style-name="Table_20_Contents">URL</text:p>
                </table:table-cell>
                <table:table-cell table:style-name="Table130.F2" office:value-type="string">
                  <text:p text:style-name="Table_20_Contents"/>
                </table:table-cell>
              </table:table-row>
            </table:table>
            <text:p text:style-name="Table_20_Contents"/>
          </table:table-cell>
        </table:table-row>
        <table:table-row>
          <table:table-cell table:style-name="Table129.A2" office:value-type="string">
            <text:p text:style-name="P17">Response Parameters:</text:p>
            <table:table table:name="Table131" table:style-name="Table131">
              <table:table-column table:style-name="Table131.A" table:number-columns-repeated="3"/>
              <table:table-row>
                <table:table-cell table:style-name="Table131.A1" office:value-type="string">
                  <text:p text:style-name="P17">Name </text:p>
                </table:table-cell>
                <table:table-cell table:style-name="Table131.A1" office:value-type="string">
                  <text:p text:style-name="P17">Type</text:p>
                </table:table-cell>
                <table:table-cell table:style-name="Table131.C1" office:value-type="string">
                  <text:p text:style-name="P17">Additional Information</text:p>
                </table:table-cell>
              </table:table-row>
              <table:table-row>
                <table:table-cell table:style-name="Table131.A2" office:value-type="string">
                  <text:p text:style-name="Table_20_Contents">"incoming_patient_visits_details”</text:p>
                </table:table-cell>
                <table:table-cell table:style-name="Table131.A2" office:value-type="string">
                  <text:p text:style-name="Table_20_Contents">JSON list of objects <text:s/></text:p>
                </table:table-cell>
                <table:table-cell table:style-name="Table131.C2" office:value-type="string">
                  <text:p text:style-name="Table_20_Contents"/>
                </table:table-cell>
              </table:table-row>
              <table:table-row>
                <table:table-cell table:style-name="Table131.A2" office:value-type="string">
                  <text:p text:style-name="Table_20_Contents">return_message</text:p>
                </table:table-cell>
                <table:table-cell table:style-name="Table131.A2" office:value-type="string">
                  <text:p text:style-name="Table_20_Contents">String</text:p>
                </table:table-cell>
                <table:table-cell table:style-name="Table131.C2" office:value-type="string">
                  <text:p text:style-name="Table_20_Contents">Message specifying operation information</text:p>
                </table:table-cell>
              </table:table-row>
              <table:table-row>
                <table:table-cell table:style-name="Table131.A2" office:value-type="string">
                  <text:p text:style-name="Table_20_Contents">return_code</text:p>
                </table:table-cell>
                <table:table-cell table:style-name="Table131.A2" office:value-type="string">
                  <text:p text:style-name="Table_20_Contents">String</text:p>
                </table:table-cell>
                <table:table-cell table:style-name="Table131.C2" office:value-type="string">
                  <text:p text:style-name="Table_20_Contents">value</text:p>
                </table:table-cell>
              </table:table-row>
            </table:table>
            <text:p text:style-name="Table_20_Contents"/>
          </table:table-cell>
        </table:table-row>
        <table:table-row>
          <table:table-cell table:style-name="Table129.A2" office:value-type="string">
            <text:p text:style-name="P7">Status and Return codes:</text:p>
            <table:table table:name="Table132" table:style-name="Table132">
              <table:table-column table:style-name="Table132.A" table:number-columns-repeated="3"/>
              <table:table-row>
                <table:table-cell table:style-name="Table132.A1" office:value-type="string">
                  <text:p text:style-name="P17">Http Status code</text:p>
                </table:table-cell>
                <table:table-cell table:style-name="Table132.A1" office:value-type="string">
                  <text:p text:style-name="P17">return_code</text:p>
                </table:table-cell>
                <table:table-cell table:style-name="Table132.C1" office:value-type="string">
                  <text:p text:style-name="P17">return_message</text:p>
                </table:table-cell>
              </table:table-row>
              <table:table-row>
                <table:table-cell table:style-name="Table132.A2" office:value-type="string">
                  <text:p text:style-name="Table_20_Contents">200</text:p>
                </table:table-cell>
                <table:table-cell table:style-name="Table132.A2" office:value-type="string">
                  <text:p text:style-name="Table_20_Contents">2001</text:p>
                </table:table-cell>
                <table:table-cell table:style-name="Table132.C2" office:value-type="string">
                  <text:p text:style-name="Table_20_Contents">”Success”</text:p>
                </table:table-cell>
              </table:table-row>
              <table:table-row>
                <table:table-cell table:style-name="Table132.A2" office:value-type="string">
                  <text:p text:style-name="Table_20_Contents">400</text:p>
                </table:table-cell>
                <table:table-cell table:style-name="Table132.A2" office:value-type="string">
                  <text:p text:style-name="Table_20_Contents">1021</text:p>
                </table:table-cell>
                <table:table-cell table:style-name="Table132.C2" office:value-type="string">
                  <text:p text:style-name="P24"><text:span text:style-name="T11">"</text:span>Invalid input parameters supplied<text:span text:style-name="T11">"</text:span></text:p>
                </table:table-cell>
              </table:table-row>
              <table:table-row>
                <table:table-cell table:style-name="Table132.A2" office:value-type="string">
                  <text:p text:style-name="Table_20_Contents">400</text:p>
                </table:table-cell>
                <table:table-cell table:style-name="Table132.A2" office:value-type="string">
                  <text:p text:style-name="Table_20_Contents">1022</text:p>
                </table:table-cell>
                <table:table-cell table:style-name="Table132.C2" office:value-type="string">
                  <text:p text:style-name="P24">“To date can not be earlier than From date”</text:p>
                </table:table-cell>
              </table:table-row>
              <table:table-row>
                <table:table-cell table:style-name="Table132.A2" office:value-type="string">
                  <text:p text:style-name="Table_20_Contents">400</text:p>
                </table:table-cell>
                <table:table-cell table:style-name="Table132.A2" office:value-type="string">
                  <text:p text:style-name="Table_20_Contents">1023</text:p>
                </table:table-cell>
                <table:table-cell table:style-name="Table132.C2" office:value-type="string">
                  <text:p text:style-name="P12">"Duration can not be more than 30 days"</text:p>
                </table:table-cell>
              </table:table-row>
              <table:table-row>
                <table:table-cell table:style-name="Table132.A2" office:value-type="string">
                  <text:p text:style-name="Table_20_Contents">400</text:p>
                </table:table-cell>
                <table:table-cell table:style-name="Table132.A2" office:value-type="string">
                  <text:p text:style-name="Table_20_Contents">1001</text:p>
                </table:table-cell>
                <table:table-cell table:style-name="Table132.C2" office:value-type="string">
                  <text:p text:style-name="P22">“<text:span text:style-name="T10">invalid request token,please login again</text:span>”</text:p>
                </table:table-cell>
              </table:table-row>
              <table:table-row>
                <table:table-cell table:style-name="Table132.A2" office:value-type="string">
                  <text:p text:style-name="Table_20_Contents"><text:soft-page-break/>400</text:p>
                </table:table-cell>
                <table:table-cell table:style-name="Table132.A2" office:value-type="string">
                  <text:p text:style-name="Table_20_Contents">1003</text:p>
                </table:table-cell>
                <table:table-cell table:style-name="Table132.C2" office:value-type="string">
                  <text:p text:style-name="P23">“Permission Denied. Please check with Administrator.”</text:p>
                </table:table-cell>
              </table:table-row>
              <table:table-row table:style-name="Table132.8">
                <table:table-cell table:style-name="Table132.A2" office:value-type="string">
                  <text:p text:style-name="Table_20_Contents">400</text:p>
                </table:table-cell>
                <table:table-cell table:style-name="Table132.A2" office:value-type="string">
                  <text:p text:style-name="Table_20_Contents">1002</text:p>
                </table:table-cell>
                <table:table-cell table:style-name="Table132.C2" office:value-type="string">
                  <text:p text:style-name="P23">“Mandatory fields are not supplied”</text:p>
                </table:table-cell>
              </table:table-row>
              <table:table-row table:style-name="Table132.8">
                <table:table-cell table:style-name="Table132.A2" office:value-type="string">
                  <text:p text:style-name="Table_20_Contents">400</text:p>
                </table:table-cell>
                <table:table-cell table:style-name="Table132.A2" office:value-type="string">
                  <text:p text:style-name="Table_20_Contents">1024</text:p>
                </table:table-cell>
                <table:table-cell table:style-name="Table132.C2" office:value-type="string">
                  <text:p text:style-name="P23">“No visits found for the given search criteria”</text:p>
                </table:table-cell>
              </table:table-row>
              <table:table-row table:style-name="Table132.8">
                <table:table-cell table:style-name="Table132.A2" office:value-type="string">
                  <text:p text:style-name="Table_20_Contents">500</text:p>
                </table:table-cell>
                <table:table-cell table:style-name="Table132.A2" office:value-type="string">
                  <text:p text:style-name="Table_20_Contents">1025</text:p>
                </table:table-cell>
                <table:table-cell table:style-name="Table132.C2" office:value-type="string">
                  <text:p text:style-name="P23">“Failed to retrieve the visits”</text:p>
                </table:table-cell>
              </table:table-row>
            </table:table>
            <text:p text:style-name="Standard"/>
          </table:table-cell>
        </table:table-row>
        <table:table-row>
          <table:table-cell table:style-name="Table129.A2" office:value-type="string">
            <text:p text:style-name="P7">Sample data : </text:p>
            <text:p text:style-name="Standard">{</text:p>
            <text:list xml:id="list120215866963917" text:continue-list="list120214637363659" text:style-name="L50">
              <text:list-header>
                <text:p text:style-name="P138">"START_DATE": "2016-03-16",</text:p>
                <text:p text:style-name="P74">"END_DATE": "2016-04-14",</text:p>
              </text:list-header>
            </text:list>
            <text:list xml:id="list2749515705" text:style-name="L58">
              <text:list-header>
                <text:p text:style-name="P193">“incoming_patient_visits_details": [</text:p>
              </text:list-header>
            </text:list>
            <text:p text:style-name="Text_20_body"><text:s text:c="14"/>{</text:p>
            <text:p text:style-name="Text_20_body"><text:s text:c="19"/>"PHONE_NO": "989858",</text:p>
            <text:list xml:id="list927543427" text:style-name="L59">
              <text:list-header>
                <text:p text:style-name="P145"><text:s text:c="7"/>"PATIENT_NAME": "Ms. Medha Test Status",</text:p>
                <text:p text:style-name="P145"><text:s text:c="7"/>"REG_DATE_TIME": "2016-03-30T14:15:13Z",</text:p>
                <text:p text:style-name="P145"><text:s text:c="7"/>"INCOMING_VISIT_ID": "IN000185",</text:p>
                <text:p text:style-name="P145"><text:s text:c="7"/>"INCOMING_HOSP_ID": "IH0011",</text:p>
                <text:p text:style-name="P145"><text:s text:c="7"/>"AGE_UNIT": "Y",</text:p>
                <text:p text:style-name="P145"><text:s text:c="7"/>"HOSPITAL_NAME": "BRS",</text:p>
                <text:p text:style-name="P145"><text:s text:c="7"/>"PATIENT_AGE": "21",</text:p>
                <text:p text:style-name="P145"><text:s text:c="7"/>"PATIENT_GENDER": "F",</text:p>
                <text:p text:style-name="P82"><text:s text:c="7"/>"BILLNO": "BC16000494"</text:p>
              </text:list-header>
            </text:list>
            <text:p text:style-name="Text_20_body"><text:s text:c="13"/>},....</text:p>
            <text:p text:style-name="Text_20_body"><text:s text:c="12"/>]</text:p>
            <text:list xml:id="list120215702332807" text:continue-list="list2749515705" text:style-name="L58">
              <text:list-header>
                <text:p text:style-name="P146">"return_code": "2001",</text:p>
                <text:p text:style-name="P83">"return_message": "Success"</text:p>
                <text:p text:style-name="P83">}</text:p>
              </text:list-header>
            </text:list>
          </table:table-cell>
        </table:table-row>
      </table:table>
      <table:table table:name="Table114" table:style-name="Table114">
        <table:table-column table:style-name="Table114.A"/>
        <table:table-row>
          <table:table-cell table:style-name="Table114.A1" office:value-type="string">
            <text:h text:style-name="P166" text:outline-level="2"><text:bookmark-start text:name="__RefHeading__10880_1571626751"/><text:span text:style-name="T6">Operation: Incoming Sample Registration</text:span> (GET request to insta)<text:bookmark-end text:name="__RefHeading__10880_1571626751"/></text:h>
          </table:table-cell>
        </table:table-row>
        <table:table-row>
          <table:table-cell table:style-name="Table114.A2" office:value-type="string">
            <text:p text:style-name="Table_20_Contents"><text:span text:style-name="T6">Request URL:</text:span> http:serveripaddress/instaapps/Customer/isr.do?_method=<text:span text:style-name="T2">savePrescription</text:span></text:p>
          </table:table-cell>
        </table:table-row>
        <table:table-row>
          <table:table-cell table:style-name="Table114.A2" office:value-type="string">
            <text:p text:style-name="Table_20_Contents"/>
            <text:p text:style-name="P17">Request Parameters:</text:p>
            <text:p text:style-name="Table_20_Contents"/>
            <table:table table:name="Table115" table:style-name="Table115">
              <table:table-column table:style-name="Table115.A"/>
              <table:table-column table:style-name="Table115.B"/>
              <table:table-column table:style-name="Table115.A"/>
              <table:table-column table:style-name="Table115.D"/>
              <table:table-column table:style-name="Table115.E"/>
              <table:table-column table:style-name="Table115.D"/>
              <table:table-row>
                <table:table-cell table:style-name="Table115.A1" office:value-type="string">
                  <text:p text:style-name="P17">Name</text:p>
                </table:table-cell>
                <table:table-cell table:style-name="Table115.A1" office:value-type="string">
                  <text:p text:style-name="P17">Type</text:p>
                </table:table-cell>
                <table:table-cell table:style-name="Table115.A1" office:value-type="string">
                  <text:p text:style-name="P17">Purpose</text:p>
                </table:table-cell>
                <table:table-cell table:style-name="Table115.A1" office:value-type="string">
                  <text:p text:style-name="P17">Required</text:p>
                </table:table-cell>
                <table:table-cell table:style-name="Table115.A1" office:value-type="string">
                  <text:p text:style-name="P17">Permitted Parameter Type</text:p>
                </table:table-cell>
                <table:table-cell table:style-name="Table115.F1" office:value-type="string">
                  <text:p text:style-name="P17">Deprecated Parameter Type</text:p>
                </table:table-cell>
              </table:table-row>
              <table:table-row>
                <table:table-cell table:style-name="Table115.A2" office:value-type="string">
                  <text:p text:style-name="Table_20_Contents">request_handler_key</text:p>
                </table:table-cell>
                <table:table-cell table:style-name="Table115.A2" office:value-type="string">
                  <text:p text:style-name="Table_20_Contents">String</text:p>
                </table:table-cell>
                <table:table-cell table:style-name="Table115.A2" office:value-type="string">
                  <text:p text:style-name="P10">request_handler provided after login into Insta</text:p>
                </table:table-cell>
                <table:table-cell table:style-name="Table115.A2" office:value-type="string">
                  <text:p text:style-name="Table_20_Contents">Yes</text:p>
                </table:table-cell>
                <table:table-cell table:style-name="Table115.A2" office:value-type="string">
                  <text:p text:style-name="Table_20_Contents">Header</text:p>
                </table:table-cell>
                <table:table-cell table:style-name="Table115.F2" office:value-type="string">
                  <text:p text:style-name="Table_20_Contents">URL</text:p>
                </table:table-cell>
              </table:table-row>
              <table:table-row>
                <table:table-cell table:style-name="Table115.A2" office:value-type="string">
                  <text:p text:style-name="Table_20_Contents">testId</text:p>
                </table:table-cell>
                <table:table-cell table:style-name="Table115.A2" office:value-type="string">
                  <text:p text:style-name="Table_20_Contents">String</text:p>
                </table:table-cell>
                <table:table-cell table:style-name="Table115.A2" office:value-type="string">
                  <text:p text:style-name="P10">Test Id which exists in diagnostics table</text:p>
                </table:table-cell>
                <table:table-cell table:style-name="Table115.A2" office:value-type="string">
                  <text:p text:style-name="Table_20_Contents">Yes</text:p>
                </table:table-cell>
                <table:table-cell table:style-name="Table115.A2" office:value-type="string">
                  <text:p text:style-name="Table_20_Contents">URL</text:p>
                </table:table-cell>
                <table:table-cell table:style-name="Table115.F2" office:value-type="string">
                  <text:p text:style-name="Table_20_Contents"/>
                </table:table-cell>
              </table:table-row>
              <table:table-row>
                <table:table-cell table:style-name="Table115.A2" office:value-type="string">
                  <text:p text:style-name="Table_20_Contents">patientname</text:p>
                </table:table-cell>
                <table:table-cell table:style-name="Table115.A2" office:value-type="string">
                  <text:p text:style-name="Table_20_Contents">String</text:p>
                </table:table-cell>
                <table:table-cell table:style-name="Table115.A2" office:value-type="string">
                  <text:p text:style-name="P10">Name of the patient whose sample is</text:p>
                  <text:p text:style-name="P21"/>
                </table:table-cell>
                <table:table-cell table:style-name="Table115.A2" office:value-type="string">
                  <text:p text:style-name="Table_20_Contents">Yes</text:p>
                </table:table-cell>
                <table:table-cell table:style-name="Table115.A2" office:value-type="string">
                  <text:p text:style-name="Table_20_Contents">URL</text:p>
                </table:table-cell>
                <table:table-cell table:style-name="Table115.F2" office:value-type="string">
                  <text:p text:style-name="Table_20_Contents"/>
                </table:table-cell>
              </table:table-row>
              <table:table-row>
                <table:table-cell table:style-name="Table115.A2" office:value-type="string">
                  <text:p text:style-name="P10">agefield</text:p>
                  <text:p text:style-name="P21"/>
                </table:table-cell>
                <table:table-cell table:style-name="Table115.A2" office:value-type="string">
                  <text:p text:style-name="P21">String</text:p>
                </table:table-cell>
                <table:table-cell table:style-name="Table115.A2" office:value-type="string">
                  <text:p text:style-name="P10">Age of the patient(YYYYMMDDHH24MISS)</text:p>
                  <text:p text:style-name="P10"/>
                </table:table-cell>
                <table:table-cell table:style-name="Table115.A2" office:value-type="string">
                  <text:p text:style-name="P21">Yes</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10">gender</text:p>
                </table:table-cell>
                <table:table-cell table:style-name="Table115.A2" office:value-type="string">
                  <text:p text:style-name="P21">String</text:p>
                </table:table-cell>
                <table:table-cell table:style-name="Table115.A2" office:value-type="string">
                  <text:p text:style-name="P10">Patient gender</text:p>
                </table:table-cell>
                <table:table-cell table:style-name="Table115.A2" office:value-type="string">
                  <text:p text:style-name="P21">Yes</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10">orig_sample_no</text:p>
                </table:table-cell>
                <table:table-cell table:style-name="Table115.A2" office:value-type="string">
                  <text:p text:style-name="P21">String</text:p>
                </table:table-cell>
                <table:table-cell table:style-name="Table115.A2" office:value-type="string">
                  <text:p text:style-name="P10">Sender hospital patient sample number</text:p>
                </table:table-cell>
                <table:table-cell table:style-name="Table115.A2" office:value-type="string">
                  <text:p text:style-name="P21">Yes</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10">centerName</text:p>
                </table:table-cell>
                <table:table-cell table:style-name="Table115.A2" office:value-type="string">
                  <text:p text:style-name="P21">String</text:p>
                </table:table-cell>
                <table:table-cell table:style-name="Table115.A2" office:value-type="string">
                  <text:p text:style-name="P10">Required in case of center base hospital</text:p>
                </table:table-cell>
                <table:table-cell table:style-name="Table115.A2" office:value-type="string">
                  <text:p text:style-name="P21">Yes / No</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10">orginalLabName</text:p>
                </table:table-cell>
                <table:table-cell table:style-name="Table115.A2" office:value-type="string">
                  <text:p text:style-name="P21"/>
                </table:table-cell>
                <table:table-cell table:style-name="Table115.A2" office:value-type="string">
                  <text:p text:style-name="P10">Sender hospital Name</text:p>
                </table:table-cell>
                <table:table-cell table:style-name="Table115.A2" office:value-type="string">
                  <text:p text:style-name="P21"/>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10"/>
                </table:table-cell>
                <table:table-cell table:style-name="Table115.A2" office:value-type="string">
                  <text:p text:style-name="P21"/>
                </table:table-cell>
                <table:table-cell table:style-name="Table115.A2" office:value-type="string">
                  <text:p text:style-name="P10"/>
                </table:table-cell>
                <table:table-cell table:style-name="Table115.A2" office:value-type="string">
                  <text:p text:style-name="P21"/>
                </table:table-cell>
                <table:table-cell table:style-name="Table115.A2" office:value-type="string">
                  <text:p text:style-name="P21"/>
                </table:table-cell>
                <table:table-cell table:style-name="Table115.F2" office:value-type="string">
                  <text:p text:style-name="P21"/>
                </table:table-cell>
              </table:table-row>
            </table:table>
            <text:p text:style-name="Table_20_Contents"/>
          </table:table-cell>
        </table:table-row>
        <table:table-row>
          <table:table-cell table:style-name="Table114.A2" office:value-type="string">
            <text:p text:style-name="Table_20_Contents"/>
            <text:p text:style-name="P17">Response Parameters:</text:p>
            <text:p text:style-name="Table_20_Contents"/>
            <table:table table:name="Table116" table:style-name="Table116">
              <table:table-column table:style-name="Table116.A" table:number-columns-repeated="3"/>
              <table:table-row>
                <table:table-cell table:style-name="Table116.A1" office:value-type="string">
                  <text:p text:style-name="P17">Name </text:p>
                </table:table-cell>
                <table:table-cell table:style-name="Table116.A1" office:value-type="string">
                  <text:p text:style-name="P17">Type</text:p>
                </table:table-cell>
                <table:table-cell table:style-name="Table116.C1" office:value-type="string">
                  <text:p text:style-name="P17">Additional Information</text:p>
                </table:table-cell>
              </table:table-row>
              <table:table-row>
                <table:table-cell table:style-name="Table116.A2" office:value-type="string">
                  <text:p text:style-name="Table_20_Contents"><text:soft-page-break/>return_message</text:p>
                </table:table-cell>
                <table:table-cell table:style-name="Table116.A2" office:value-type="string">
                  <text:p text:style-name="Table_20_Contents">String</text:p>
                </table:table-cell>
                <table:table-cell table:style-name="Table116.C2" office:value-type="string">
                  <text:p text:style-name="Table_20_Contents">Message specifying operation information</text:p>
                </table:table-cell>
              </table:table-row>
              <table:table-row>
                <table:table-cell table:style-name="Table116.A2" office:value-type="string">
                  <text:p text:style-name="Table_20_Contents">return_code</text:p>
                </table:table-cell>
                <table:table-cell table:style-name="Table116.A2" office:value-type="string">
                  <text:p text:style-name="Table_20_Contents">String</text:p>
                </table:table-cell>
                <table:table-cell table:style-name="Table116.C2" office:value-type="string">
                  <text:p text:style-name="Table_20_Contents">value</text:p>
                </table:table-cell>
              </table:table-row>
            </table:table>
            <text:p text:style-name="Table_20_Contents"/>
          </table:table-cell>
        </table:table-row>
        <table:table-row>
          <table:table-cell table:style-name="Table114.A2" office:value-type="string">
            <text:p text:style-name="Standard"/>
            <text:p text:style-name="P7">Status and Return codes:</text:p>
            <table:table table:name="Table117" table:style-name="Table117">
              <table:table-column table:style-name="Table117.A" table:number-columns-repeated="3"/>
              <table:table-row>
                <table:table-cell table:style-name="Table117.A1" office:value-type="string">
                  <text:p text:style-name="P17">Http Status code</text:p>
                </table:table-cell>
                <table:table-cell table:style-name="Table117.A1" office:value-type="string">
                  <text:p text:style-name="P17">return_code</text:p>
                </table:table-cell>
                <table:table-cell table:style-name="Table117.C1" office:value-type="string">
                  <text:p text:style-name="P17">return_message</text:p>
                </table:table-cell>
              </table:table-row>
              <table:table-row>
                <table:table-cell table:style-name="Table117.A2" office:value-type="string">
                  <text:p text:style-name="Table_20_Contents">400</text:p>
                </table:table-cell>
                <table:table-cell table:style-name="Table117.A2" office:value-type="string">
                  <text:p text:style-name="Table_20_Contents">1002</text:p>
                </table:table-cell>
                <table:table-cell table:style-name="Table117.C2" office:value-type="string">
                  <text:p text:style-name="Table_20_Contents">"Mandatory fields are not supplied"</text:p>
                </table:table-cell>
              </table:table-row>
              <table:table-row>
                <table:table-cell table:style-name="Table117.A2" office:value-type="string">
                  <text:p text:style-name="Table_20_Contents">400</text:p>
                </table:table-cell>
                <table:table-cell table:style-name="Table117.A2" office:value-type="string">
                  <text:p text:style-name="Table_20_Contents">1001</text:p>
                  <text:p text:style-name="Table_20_Contents"/>
                </table:table-cell>
                <table:table-cell table:style-name="Table117.C2" office:value-type="string">
                  <text:p text:style-name="P10">“invalid request token,please </text:p>
                  <text:p text:style-name="P10">login again”</text:p>
                  <text:p text:style-name="Table_20_Contents"/>
                </table:table-cell>
              </table:table-row>
              <table:table-row>
                <table:table-cell table:style-name="Table117.A2" office:value-type="string">
                  <text:p text:style-name="Table_20_Contents">500</text:p>
                </table:table-cell>
                <table:table-cell table:style-name="Table117.A2" office:value-type="string">
                  <text:p text:style-name="Table_20_Contents">1025</text:p>
                </table:table-cell>
                <table:table-cell table:style-name="Table117.C2" office:value-type="string">
                  <text:p text:style-name="Table_20_Contents">"failed to Cancel the Appointment."</text:p>
                </table:table-cell>
              </table:table-row>
              <table:table-row>
                <table:table-cell table:style-name="Table117.A2" office:value-type="string">
                  <text:p text:style-name="Table_20_Contents">400</text:p>
                </table:table-cell>
                <table:table-cell table:style-name="Table117.A2" office:value-type="string">
                  <text:p text:style-name="Table_20_Contents">1021</text:p>
                  <text:p text:style-name="Table_20_Contents"/>
                </table:table-cell>
                <table:table-cell table:style-name="Table117.C2" office:value-type="string">
                  <text:p text:style-name="Table_20_Contents">"Failed to cancel Appointment"</text:p>
                </table:table-cell>
              </table:table-row>
              <table:table-row>
                <table:table-cell table:style-name="Table117.A2" office:value-type="string">
                  <text:p text:style-name="Table_20_Contents">200</text:p>
                </table:table-cell>
                <table:table-cell table:style-name="Table117.A2" office:value-type="string">
                  <text:p text:style-name="Table_20_Contents">2001</text:p>
                </table:table-cell>
                <table:table-cell table:style-name="Table117.C2" office:value-type="string">
                  <text:p text:style-name="Table_20_Contents">"Success"</text:p>
                </table:table-cell>
              </table:table-row>
            </table:table>
            <text:p text:style-name="Standard"/>
          </table:table-cell>
        </table:table-row>
        <table:table-row>
          <table:table-cell table:style-name="Table114.A2" office:value-type="string">
            <text:p text:style-name="Standard"/>
            <text:p text:style-name="Standard">Sample data :</text:p>
            <text:p text:style-name="Standard">1.</text:p>
            <text:p text:style-name="Standard"><text:bookmark text:name="s-145111"/>{ <text:line-break/><text:bookmark text:name="s-245111"/> <text:s text:c="13"/>"return_message": "Success"</text:p>
            <text:list xml:id="list616009411" text:style-name="L60">
              <text:list-header>
                <text:p text:style-name="P147"><text:s/>"return_code": “2001”</text:p>
              </text:list-header>
            </text:list>
            <text:p text:style-name="Standard"><text:bookmark text:name="s-615111"/><text:bookmark text:name="s-945111"/><text:line-break/>}</text:p>
            <text:p text:style-name="Standard"/>
          </table:table-cell>
        </table:table-row>
      </table:table>
      <text:p text:style-name="P13"/>
      <text:p text:style-name="P45"/>
      <table:table table:name="Table133" table:style-name="Table133">
        <table:table-column table:style-name="Table133.A"/>
        <table:table-row>
          <table:table-cell table:style-name="Table133.A1" office:value-type="string">
            <text:h text:style-name="P166" text:outline-level="2"><text:bookmark-start text:name="__RefHeading__9478_574662688"/><text:span text:style-name="T6">Operation:</text:span> Get Patient Visit EMR Details (GET request to insta)<text:bookmark-end text:name="__RefHeading__9478_574662688"/></text:h>
          </table:table-cell>
        </table:table-row>
        <table:table-row>
          <table:table-cell table:style-name="Table133.A2" office:value-type="string">
            <text:p text:style-name="Table_20_Contents"><text:span text:style-name="T6">Request URL:</text:span> http:serveripaddress/instaapps/Customer/emr/VisitEMRView.do?_method=getVisitEMR</text:p>
          </table:table-cell>
        </table:table-row>
        <table:table-row>
          <table:table-cell table:style-name="Table133.A2" office:value-type="string">
            <text:p text:style-name="Table_20_Contents"/>
            <text:p text:style-name="P17">Request Parameters:</text:p>
            <text:p text:style-name="Table_20_Contents"/>
            <table:table table:name="Table134" table:style-name="Table134">
              <table:table-column table:style-name="Table134.A"/>
              <table:table-column table:style-name="Table134.B"/>
              <table:table-column table:style-name="Table134.A"/>
              <table:table-column table:style-name="Table134.D"/>
              <table:table-column table:style-name="Table134.E"/>
              <table:table-column table:style-name="Table134.D"/>
              <table:table-row>
                <table:table-cell table:style-name="Table134.A1" office:value-type="string">
                  <text:p text:style-name="P17">Name</text:p>
                </table:table-cell>
                <table:table-cell table:style-name="Table134.A1" office:value-type="string">
                  <text:p text:style-name="P17">Type</text:p>
                </table:table-cell>
                <table:table-cell table:style-name="Table134.A1" office:value-type="string">
                  <text:p text:style-name="P17">Purpose</text:p>
                </table:table-cell>
                <table:table-cell table:style-name="Table134.A1" office:value-type="string">
                  <text:p text:style-name="P17">Required</text:p>
                </table:table-cell>
                <table:table-cell table:style-name="Table134.A1" office:value-type="string">
                  <text:p text:style-name="P17">Permitted Parameter Type</text:p>
                </table:table-cell>
                <table:table-cell table:style-name="Table134.F1" office:value-type="string">
                  <text:p text:style-name="P17">Deprecated Parameter Type</text:p>
                </table:table-cell>
              </table:table-row>
              <table:table-row>
                <table:table-cell table:style-name="Table134.A2" office:value-type="string">
                  <text:p text:style-name="Table_20_Contents">request_handler_key</text:p>
                </table:table-cell>
                <table:table-cell table:style-name="Table134.A2" office:value-type="string">
                  <text:p text:style-name="Table_20_Contents">String</text:p>
                </table:table-cell>
                <table:table-cell table:style-name="Table134.A2" office:value-type="string">
                  <text:p text:style-name="Table_20_Contents">request_handler provided after login into Insta</text:p>
                </table:table-cell>
                <table:table-cell table:style-name="Table134.A2" office:value-type="string">
                  <text:p text:style-name="Table_20_Contents">Yes</text:p>
                </table:table-cell>
                <table:table-cell table:style-name="Table134.A2" office:value-type="string">
                  <text:p text:style-name="Table_20_Contents">Header</text:p>
                </table:table-cell>
                <table:table-cell table:style-name="Table134.F2" office:value-type="string">
                  <text:p text:style-name="Table_20_Contents">URL</text:p>
                </table:table-cell>
              </table:table-row>
              <table:table-row>
                <table:table-cell table:style-name="Table134.A2" office:value-type="string">
                  <text:p text:style-name="Table_20_Contents">visitId</text:p>
                </table:table-cell>
                <table:table-cell table:style-name="Table134.A2" office:value-type="string">
                  <text:p text:style-name="Table_20_Contents">String</text:p>
                </table:table-cell>
                <table:table-cell table:style-name="Table134.A2" office:value-type="string">
                  <text:p text:style-name="Table_20_Contents">Get all the reports for this visit.</text:p>
                  <text:p text:style-name="Table_20_Contents"/>
                  <text:p text:style-name="Table_20_Contents">Patient Visit Id.</text:p>
                </table:table-cell>
                <table:table-cell table:style-name="Table134.A2" office:value-type="string">
                  <text:p text:style-name="Table_20_Contents">Yes</text:p>
                </table:table-cell>
                <table:table-cell table:style-name="Table134.A2" office:value-type="string">
                  <text:p text:style-name="Table_20_Contents">URL</text:p>
                </table:table-cell>
                <table:table-cell table:style-name="Table134.F2" office:value-type="string">
                  <text:p text:style-name="Table_20_Contents"/>
                </table:table-cell>
              </table:table-row>
              <table:table-row>
                <table:table-cell table:style-name="Table134.A2" office:value-type="string">
                  <text:p text:style-name="Table_20_Contents">logoHeader</text:p>
                </table:table-cell>
                <table:table-cell table:style-name="Table134.A2" office:value-type="string">
                  <text:p text:style-name="Table_20_Contents">String</text:p>
                </table:table-cell>
                <table:table-cell table:style-name="Table134.A2" office:value-type="string">
                  <text:p text:style-name="Table_20_Contents">Overrides the priter preferences logo_header property with this value. </text:p>
                  <text:p text:style-name="Table_20_Contents">Print generates based on this value. </text:p>
                  <text:p text:style-name="Table_20_Contents"/>
                  <text:p text:style-name="Table_20_Contents">Allowed values are </text:p>
                  <text:p text:style-name="Table_20_Contents"/>
                  <text:p text:style-name="Table_20_Contents">Y- Logo and Header </text:p>
                  <text:p text:style-name="Table_20_Contents">L- Logo Only </text:p>
                  <text:p text:style-name="Table_20_Contents">H- Header Only </text:p>
                  <text:p text:style-name="Table_20_Contents">N- None</text:p>
                </table:table-cell>
                <table:table-cell table:style-name="Table134.A2" office:value-type="string">
                  <text:p text:style-name="Table_20_Contents">No</text:p>
                </table:table-cell>
                <table:table-cell table:style-name="Table134.A2" office:value-type="string">
                  <text:p text:style-name="Table_20_Contents">URL</text:p>
                </table:table-cell>
                <table:table-cell table:style-name="Table134.F2" office:value-type="string">
                  <text:p text:style-name="Table_20_Contents"/>
                </table:table-cell>
              </table:table-row>
            </table:table>
            <text:p text:style-name="Table_20_Contents"/>
          </table:table-cell>
        </table:table-row>
        <table:table-row>
          <table:table-cell table:style-name="Table133.A2" office:value-type="string">
            <text:p text:style-name="Table_20_Contents"/>
            <text:p text:style-name="P17">Response Parameters:</text:p>
            <text:p text:style-name="Table_20_Contents"><text:soft-page-break/></text:p>
            <table:table table:name="Table135" table:style-name="Table135">
              <table:table-column table:style-name="Table135.A" table:number-columns-repeated="3"/>
              <table:table-row>
                <table:table-cell table:style-name="Table135.A1" office:value-type="string">
                  <text:p text:style-name="P17">Name </text:p>
                </table:table-cell>
                <table:table-cell table:style-name="Table135.A1" office:value-type="string">
                  <text:p text:style-name="P17">Type</text:p>
                </table:table-cell>
                <table:table-cell table:style-name="Table135.C1" office:value-type="string">
                  <text:p text:style-name="P17">Additional Information</text:p>
                </table:table-cell>
              </table:table-row>
              <table:table-row>
                <table:table-cell table:style-name="Table135.A2" office:value-type="string">
                  <text:p text:style-name="Table_20_Contents">return_message</text:p>
                </table:table-cell>
                <table:table-cell table:style-name="Table135.A2" office:value-type="string">
                  <text:p text:style-name="Table_20_Contents">String</text:p>
                </table:table-cell>
                <table:table-cell table:style-name="Table135.C2" office:value-type="string">
                  <text:p text:style-name="Table_20_Contents">Message specifying operation information</text:p>
                </table:table-cell>
              </table:table-row>
              <table:table-row>
                <table:table-cell table:style-name="Table135.A2" office:value-type="string">
                  <text:p text:style-name="Table_20_Contents">return_code</text:p>
                </table:table-cell>
                <table:table-cell table:style-name="Table135.A2" office:value-type="string">
                  <text:p text:style-name="Table_20_Contents">String</text:p>
                </table:table-cell>
                <table:table-cell table:style-name="Table135.C2" office:value-type="string">
                  <text:p text:style-name="Table_20_Contents">value</text:p>
                </table:table-cell>
              </table:table-row>
              <table:table-row>
                <table:table-cell table:style-name="Table135.A2" office:value-type="string">
                  <text:p text:style-name="Text_20_body">patient_visit_emr_documents</text:p>
                </table:table-cell>
                <table:table-cell table:style-name="Table135.A2" office:value-type="string">
                  <text:p text:style-name="Table_20_Contents">List&lt;Map&gt;</text:p>
                </table:table-cell>
                <table:table-cell table:style-name="Table135.C2" office:value-type="string">
                  <text:p text:style-name="Text_20_body">patient_visit_emr_documents <text:s/>details</text:p>
                </table:table-cell>
              </table:table-row>
            </table:table>
            <text:p text:style-name="Table_20_Contents"/>
          </table:table-cell>
        </table:table-row>
        <table:table-row>
          <table:table-cell table:style-name="Table133.A2" office:value-type="string">
            <text:p text:style-name="Standard"/>
            <text:p text:style-name="P7">Status and Return codes:</text:p>
            <table:table table:name="Table136" table:style-name="Table136">
              <table:table-column table:style-name="Table136.A" table:number-columns-repeated="3"/>
              <table:table-row>
                <table:table-cell table:style-name="Table136.A1" office:value-type="string">
                  <text:p text:style-name="P17">Http Status code</text:p>
                </table:table-cell>
                <table:table-cell table:style-name="Table136.A1" office:value-type="string">
                  <text:p text:style-name="P17">return_code</text:p>
                </table:table-cell>
                <table:table-cell table:style-name="Table136.C1" office:value-type="string">
                  <text:p text:style-name="P17">return_message</text:p>
                </table:table-cell>
              </table:table-row>
              <table:table-row>
                <table:table-cell table:style-name="Table136.A2" office:value-type="string">
                  <text:p text:style-name="Table_20_Contents">200</text:p>
                </table:table-cell>
                <table:table-cell table:style-name="Table136.A2" office:value-type="string">
                  <text:p text:style-name="Table_20_Contents">2001</text:p>
                </table:table-cell>
                <table:table-cell table:style-name="Table136.C2" office:value-type="string">
                  <text:p text:style-name="Table_20_Contents">"Success"</text:p>
                </table:table-cell>
              </table:table-row>
              <table:table-row>
                <table:table-cell table:style-name="Table136.A2" office:value-type="string">
                  <text:p text:style-name="Table_20_Contents">400</text:p>
                </table:table-cell>
                <table:table-cell table:style-name="Table136.A2" office:value-type="string">
                  <text:p text:style-name="Table_20_Contents">1001</text:p>
                </table:table-cell>
                <table:table-cell table:style-name="Table136.C2" office:value-type="string">
                  <text:p text:style-name="Table_20_Contents">“<text:span text:style-name="T3">invalid request token,please login again</text:span>”</text:p>
                </table:table-cell>
              </table:table-row>
              <table:table-row>
                <table:table-cell table:style-name="Table136.A2" office:value-type="string">
                  <text:p text:style-name="Table_20_Contents">400</text:p>
                </table:table-cell>
                <table:table-cell table:style-name="Table136.A2" office:value-type="string">
                  <text:p text:style-name="Table_20_Contents">1021</text:p>
                </table:table-cell>
                <table:table-cell table:style-name="Table136.C2" office:value-type="string">
                  <text:p text:style-name="Table_20_Contents">"Invalid input parameters supplied"</text:p>
                </table:table-cell>
              </table:table-row>
              <table:table-row>
                <table:table-cell table:style-name="Table136.A2" office:value-type="string">
                  <text:p text:style-name="Table_20_Contents">500</text:p>
                </table:table-cell>
                <table:table-cell table:style-name="Table136.A2" office:value-type="string">
                  <text:p text:style-name="Table_20_Contents">1022</text:p>
                </table:table-cell>
                <table:table-cell table:style-name="Table136.C2" office:value-type="string">
                  <text:p text:style-name="Table_20_Contents">”fail to get <text:s/>emr <text:s/>data”</text:p>
                </table:table-cell>
              </table:table-row>
              <table:table-row>
                <table:table-cell table:style-name="Table136.A2" office:value-type="string">
                  <text:p text:style-name="Table_20_Contents">200</text:p>
                </table:table-cell>
                <table:table-cell table:style-name="Table136.A2" office:value-type="string">
                  <text:p text:style-name="Table_20_Contents">1003</text:p>
                </table:table-cell>
                <table:table-cell table:style-name="Table136.C2" office:value-type="string">
                  <text:p text:style-name="P23">“Permission Denied. Please check with Administrator.”</text:p>
                </table:table-cell>
              </table:table-row>
              <table:table-row>
                <table:table-cell table:style-name="Table136.A2" office:value-type="string">
                  <text:p text:style-name="Table_20_Contents">200</text:p>
                </table:table-cell>
                <table:table-cell table:style-name="Table136.A2" office:value-type="string">
                  <text:p text:style-name="Table_20_Contents">1002</text:p>
                </table:table-cell>
                <table:table-cell table:style-name="Table136.C2" office:value-type="string">
                  <text:p text:style-name="P23">“Mandatory fields are not supplied”</text:p>
                </table:table-cell>
              </table:table-row>
            </table:table>
            <text:p text:style-name="Standard"/>
          </table:table-cell>
        </table:table-row>
        <table:table-row>
          <table:table-cell table:style-name="Table133.A2" office:value-type="string">
            <text:p text:style-name="Standard"/>
            <text:p text:style-name="P7">Sample data :</text:p>
            <text:p text:style-name="Standard">1.</text:p>
            <text:p text:style-name="Standard"><text:bookmark text:name="s-1461"/>{ <text:line-break/><text:bookmark text:name="s-2461"/> <text:s text:c="12"/></text:p>
            <text:list xml:id="list120214832594370" text:continue-list="list120215623747530" text:style-name="L6">
              <text:list-header>
                <text:p text:style-name="P148"><text:s/>"return_code": "2001",</text:p>
                <text:p text:style-name="P148">"return_message": "Success",</text:p>
                <text:p text:style-name="P57">"patient_visit_emr_documents": [</text:p>
                <text:p text:style-name="P148">[</text:p>
              </text:list-header>
            </text:list>
            <text:list xml:id="list3223328192" text:style-name="L61">
              <text:list-item>
                <text:list>
                  <text:list-header>
                    <text:p text:style-name="P149">{</text:p>
                    <text:list>
                      <text:list-header>
                        <text:p text:style-name="P149">"class": "com.insta.hms.emr.DocHolder",</text:p>
                        <text:p text:style-name="P149">"filterId": "OP023204",</text:p>
                        <text:p text:style-name="P149">"label": "2013-12-24 (OP023204)",</text:p>
                        <text:p text:style-name="P149">"viewDocs": [</text:p>
                        <text:list>
                          <text:list-header>
                            <text:p text:style-name="P149">{</text:p>
                            <text:list>
                              <text:list-header>
                                <text:p text:style-name="P149">"pdfSupported": true,</text:p>
                                <text:p text:style-name="P149">"provider": "ConsultationsProvider",</text:p>
                                <text:p text:style-name="P149">"contentType": "application/pdf",</text:p>
                                <text:p text:style-name="P149">"visitDate": "2013-12-23T18:30:00Z",</text:p>
                                <text:p text:style-name="P149">"date": "2013-12-24T13:04:44Z",</text:p>
                                <text:p text:style-name="P149">"type": "SYS_CONSULT",</text:p>
                                <text:p text:style-name="P149"><text:soft-page-break/>"doctor": "Dr. Mohan Rangaswamy ",</text:p>
                                <text:p text:style-name="P149">"annotation": "",</text:p>
                                <text:p text:style-name="P149">"displayUrl": "/emr/print.do?method=printConsultation&amp;consultation_id=22077&amp;printerId=4&amp;allFields=Y&amp;fromEmr=Y",</text:p>
                                <text:p text:style-name="P149">"docid": "22077",</text:p>
                                <text:p text:style-name="P149">"title": "Case Sheet - Dr. Mohan Rangaswamy ",</text:p>
                                <text:p text:style-name="P149">"visitid": "OP023204",</text:p>
                                <text:p text:style-name="P149">"description": ""</text:p>
                              </text:list-header>
                            </text:list>
                            <text:p text:style-name="P149">}</text:p>
                          </text:list-header>
                        </text:list>
                        <text:p text:style-name="P149">]</text:p>
                      </text:list-header>
                    </text:list>
                    <text:p text:style-name="P84">},</text:p>
                  </text:list-header>
                </text:list>
              </text:list-item>
            </text:list>
            <text:p text:style-name="Standard"><text:bookmark text:name="s-6161"/><text:line-break/><text:bookmark text:name="s-9461"/>}</text:p>
            <text:p text:style-name="Standard"/>
          </table:table-cell>
        </table:table-row>
      </table:table>
      <text:h text:style-name="P53" text:outline-level="1"/>
      <text:p text:style-name="P48"/>
      <text:h text:style-name="P52" text:outline-level="1"><text:bookmark-start text:name="__RefHeading__8603_1112972577"/>Patient Centric APIs<text:bookmark-end text:name="__RefHeading__8603_1112972577"/></text:h>
      <table:table table:name="Table45" table:style-name="Table45">
        <table:table-column table:style-name="Table45.A"/>
        <table:table-row>
          <table:table-cell table:style-name="Table45.A1" office:value-type="string">
            <text:h text:style-name="P166" text:outline-level="2"><text:bookmark-start text:name="__RefHeading__6394_1424362952"/><text:span text:style-name="T6">Operation: </text:span>Login (POST request to insta)<text:bookmark-end text:name="__RefHeading__6394_1424362952"/></text:h>
          </table:table-cell>
        </table:table-row>
        <table:table-row>
          <table:table-cell table:style-name="Table45.A2" office:value-type="string">
            <text:p text:style-name="Table_20_Contents"><text:span text:style-name="T6">Request URL: </text:span>http:serveripaddress/instaapps/login.do?_method=login </text:p>
          </table:table-cell>
        </table:table-row>
        <table:table-row>
          <table:table-cell table:style-name="Table45.A2" office:value-type="string">
            <text:p text:style-name="Table_20_Contents"/>
            <text:p text:style-name="P17">Request Parameters:</text:p>
            <text:p text:style-name="Table_20_Contents"/>
            <table:table table:name="Table46" table:style-name="Table46">
              <table:table-column table:style-name="Table46.A" table:number-columns-repeated="3"/>
              <table:table-column table:style-name="Table46.D"/>
              <table:table-row>
                <table:table-cell table:style-name="Table46.A1" office:value-type="string">
                  <text:p text:style-name="P17">Name</text:p>
                </table:table-cell>
                <table:table-cell table:style-name="Table46.A1" office:value-type="string">
                  <text:p text:style-name="P17">Type</text:p>
                </table:table-cell>
                <table:table-cell table:style-name="Table46.A1" office:value-type="string">
                  <text:p text:style-name="P17">Purpose</text:p>
                </table:table-cell>
                <table:table-cell table:style-name="Table46.D1" office:value-type="string">
                  <text:p text:style-name="P17">Required</text:p>
                </table:table-cell>
              </table:table-row>
              <table:table-row>
                <table:table-cell table:style-name="Table46.A2" office:value-type="string">
                  <text:p text:style-name="Table_20_Contents">hospital_name</text:p>
                </table:table-cell>
                <table:table-cell table:style-name="Table46.A2" office:value-type="string">
                  <text:p text:style-name="Table_20_Contents">String</text:p>
                </table:table-cell>
                <table:table-cell table:style-name="Table46.A2" office:value-type="string">
                  <text:p text:style-name="Table_20_Contents">Customer name</text:p>
                </table:table-cell>
                <table:table-cell table:style-name="Table46.D2" office:value-type="string">
                  <text:p text:style-name="Table_20_Contents">Yes</text:p>
                </table:table-cell>
              </table:table-row>
              <table:table-row>
                <table:table-cell table:style-name="Table46.A2" office:value-type="string">
                  <text:p text:style-name="Table_20_Contents">mobile_user_id</text:p>
                </table:table-cell>
                <table:table-cell table:style-name="Table46.A2" office:value-type="string">
                  <text:p text:style-name="Table_20_Contents">String</text:p>
                </table:table-cell>
                <table:table-cell table:style-name="Table46.A2" office:value-type="string">
                  <text:p text:style-name="Table_20_Contents">User name </text:p>
                </table:table-cell>
                <table:table-cell table:style-name="Table46.D2" office:value-type="string">
                  <text:p text:style-name="Table_20_Contents">Yes</text:p>
                </table:table-cell>
              </table:table-row>
              <table:table-row>
                <table:table-cell table:style-name="Table46.A2" office:value-type="string">
                  <text:p text:style-name="Table_20_Contents">mobile_user_password</text:p>
                </table:table-cell>
                <table:table-cell table:style-name="Table46.A2" office:value-type="string">
                  <text:p text:style-name="Table_20_Contents">String</text:p>
                </table:table-cell>
                <table:table-cell table:style-name="Table46.A2" office:value-type="string">
                  <text:p text:style-name="Table_20_Contents">Password</text:p>
                </table:table-cell>
                <table:table-cell table:style-name="Table46.D2" office:value-type="string">
                  <text:p text:style-name="Table_20_Contents">Yes</text:p>
                </table:table-cell>
              </table:table-row>
            </table:table>
            <text:p text:style-name="Table_20_Contents"/>
          </table:table-cell>
        </table:table-row>
        <table:table-row>
          <table:table-cell table:style-name="Table45.A2" office:value-type="string">
            <text:p text:style-name="P17">Response Parameters:</text:p>
            <table:table table:name="Table47" table:style-name="Table47">
              <table:table-column table:style-name="Table47.A" table:number-columns-repeated="3"/>
              <table:table-row>
                <table:table-cell table:style-name="Table47.A1" office:value-type="string">
                  <text:p text:style-name="P17">Name </text:p>
                </table:table-cell>
                <table:table-cell table:style-name="Table47.A1" office:value-type="string">
                  <text:p text:style-name="P17">Type</text:p>
                </table:table-cell>
                <table:table-cell table:style-name="Table47.C1" office:value-type="string">
                  <text:p text:style-name="P17">Additional Information</text:p>
                </table:table-cell>
              </table:table-row>
              <table:table-row>
                <table:table-cell table:style-name="Table47.A2" office:value-type="string">
                  <text:p text:style-name="Table_20_Contents">return_message</text:p>
                </table:table-cell>
                <table:table-cell table:style-name="Table47.A2" office:value-type="string">
                  <text:p text:style-name="Table_20_Contents">String</text:p>
                </table:table-cell>
                <table:table-cell table:style-name="Table47.C2" office:value-type="string">
                  <text:p text:style-name="Table_20_Contents">Message specifying operation information</text:p>
                </table:table-cell>
              </table:table-row>
              <table:table-row>
                <table:table-cell table:style-name="Table47.A2" office:value-type="string">
                  <text:p text:style-name="Table_20_Contents">return_code</text:p>
                </table:table-cell>
                <table:table-cell table:style-name="Table47.A2" office:value-type="string">
                  <text:p text:style-name="Table_20_Contents">String</text:p>
                </table:table-cell>
                <table:table-cell table:style-name="Table47.C2" office:value-type="string">
                  <text:p text:style-name="Table_20_Contents">value</text:p>
                </table:table-cell>
              </table:table-row>
            </table:table>
            <text:p text:style-name="Table_20_Contents"/>
          </table:table-cell>
        </table:table-row>
        <table:table-row>
          <table:table-cell table:style-name="Table45.A2" office:value-type="string">
            <text:p text:style-name="Standard"/>
            <text:p text:style-name="P7">Status and Return codes:</text:p>
            <table:table table:name="Table48" table:style-name="Table48">
              <table:table-column table:style-name="Table48.A" table:number-columns-repeated="3"/>
              <table:table-row>
                <table:table-cell table:style-name="Table48.A1" office:value-type="string">
                  <text:p text:style-name="P17">Http Status code</text:p>
                </table:table-cell>
                <table:table-cell table:style-name="Table48.A1" office:value-type="string">
                  <text:p text:style-name="P17">return_code</text:p>
                </table:table-cell>
                <table:table-cell table:style-name="Table48.C1" office:value-type="string">
                  <text:p text:style-name="P17">return_message</text:p>
                </table:table-cell>
              </table:table-row>
              <table:table-row>
                <table:table-cell table:style-name="Table48.A2" office:value-type="string">
                  <text:p text:style-name="Table_20_Contents">200</text:p>
                </table:table-cell>
                <table:table-cell table:style-name="Table48.A2" office:value-type="string">
                  <text:p text:style-name="Table_20_Contents">2001</text:p>
                </table:table-cell>
                <table:table-cell table:style-name="Table48.C2" office:value-type="string">
                  <text:p text:style-name="Table_20_Contents">”Success”</text:p>
                </table:table-cell>
              </table:table-row>
              <table:table-row>
                <table:table-cell table:style-name="Table48.A2" office:value-type="string">
                  <text:p text:style-name="Table_20_Contents">401</text:p>
                </table:table-cell>
                <table:table-cell table:style-name="Table48.A2" office:value-type="string">
                  <text:p text:style-name="Table_20_Contents">1021</text:p>
                </table:table-cell>
                <table:table-cell table:style-name="Table48.C2" office:value-type="string">
                  <text:p text:style-name="Table_20_Contents">”invalid username or password”</text:p>
                </table:table-cell>
              </table:table-row>
              <table:table-row>
                <table:table-cell table:style-name="Table48.A2" office:value-type="string">
                  <text:p text:style-name="Table_20_Contents">400</text:p>
                </table:table-cell>
                <table:table-cell table:style-name="Table48.A2" office:value-type="string">
                  <text:p text:style-name="Table_20_Contents">1002</text:p>
                </table:table-cell>
                <table:table-cell table:style-name="Table48.C2" office:value-type="string">
                  <text:p text:style-name="Table_20_Contents">“<text:span text:style-name="T3">Mandatory fields are not supplied</text:span>”</text:p>
                </table:table-cell>
              </table:table-row>
              <table:table-row>
                <table:table-cell table:style-name="Table48.A2" office:value-type="string">
                  <text:p text:style-name="Table_20_Contents">500</text:p>
                </table:table-cell>
                <table:table-cell table:style-name="Table48.A2" office:value-type="string">
                  <text:p text:style-name="Table_20_Contents">1022</text:p>
                </table:table-cell>
                <table:table-cell table:style-name="Table48.C2" office:value-type="string">
                  <text:p text:style-name="Table_20_Contents">“<text:span text:style-name="T3">Failed to login the user”</text:span></text:p>
                </table:table-cell>
              </table:table-row>
            </table:table>
            <text:p text:style-name="Standard"/>
          </table:table-cell>
        </table:table-row>
        <table:table-row>
          <table:table-cell table:style-name="Table45.A2" office:value-type="string">
            <text:p text:style-name="Standard">Sample data :</text:p>
            <text:p text:style-name="Standard">1.</text:p>
            <text:p text:style-name="Standard"><text:bookmark text:name="s-14"/>{ <text:line-break/><text:bookmark text:name="s-24"/> <text:s text:c="11"/></text:p>
            <text:list xml:id="list120215296746719" text:continue-list="list120214832594370" text:style-name="L6">
              <text:list-header>
                <text:p text:style-name="P148"><text:s/>"return_message": "Success",</text:p>
                <text:p text:style-name="P57"><text:s/>"return_code": "2001"<text:bookmark text:name="s-61"/> <text:s/><text:line-break/><text:bookmark text:name="s-94"/>}</text:p>
              </text:list-header>
            </text:list>
            <text:p text:style-name="Standard"/>
          </table:table-cell>
        </table:table-row>
      </table:table>
      <text:p text:style-name="Standard"><text:soft-page-break/></text:p>
      <table:table table:name="Table58" table:style-name="Table58">
        <table:table-column table:style-name="Table58.A"/>
        <table:table-row>
          <table:table-cell table:style-name="Table58.A1" office:value-type="string">
            <text:h text:style-name="P166" text:outline-level="2"><text:bookmark-start text:name="__RefHeading__6398_1424362952"/><text:span text:style-name="T6">Operation: </text:span>Request for All Salutations,Cities,States,Patient Categories(GET request to insta)<text:bookmark-end text:name="__RefHeading__6398_1424362952"/></text:h>
          </table:table-cell>
        </table:table-row>
        <table:table-row>
          <table:table-cell table:style-name="Table58.A2" office:value-type="string">
            <text:p text:style-name="P17">Request URL: </text:p>
            <text:p text:style-name="Table_20_Contents">http:serveripaddress/instaapps/Registration/GeneralRegistration .do?_method=getRegMasterData </text:p>
          </table:table-cell>
        </table:table-row>
        <table:table-row>
          <table:table-cell table:style-name="Table58.A2" office:value-type="string">
            <text:p text:style-name="Table_20_Contents"/>
            <text:p text:style-name="Table_20_Contents"/>
            <text:p text:style-name="P17">Request Parameters:</text:p>
            <text:p text:style-name="Table_20_Contents"/>
            <table:table table:name="Table59" table:style-name="Table59">
              <table:table-column table:style-name="Table59.A" table:number-columns-repeated="3"/>
              <table:table-column table:style-name="Table59.D"/>
              <table:table-row>
                <table:table-cell table:style-name="Table59.A1" office:value-type="string">
                  <text:p text:style-name="P17">Name</text:p>
                </table:table-cell>
                <table:table-cell table:style-name="Table59.A1" office:value-type="string">
                  <text:p text:style-name="P17">Type</text:p>
                </table:table-cell>
                <table:table-cell table:style-name="Table59.A1" office:value-type="string">
                  <text:p text:style-name="P17">Purpose</text:p>
                </table:table-cell>
                <table:table-cell table:style-name="Table59.D1" office:value-type="string">
                  <text:p text:style-name="P17">Required</text:p>
                </table:table-cell>
              </table:table-row>
              <table:table-row>
                <table:table-cell table:style-name="Table59.A2" office:value-type="string">
                  <text:p text:style-name="Table_20_Contents">NA</text:p>
                </table:table-cell>
                <table:table-cell table:style-name="Table59.A2" office:value-type="string">
                  <text:p text:style-name="Table_20_Contents">--</text:p>
                </table:table-cell>
                <table:table-cell table:style-name="Table59.A2" office:value-type="string">
                  <text:p text:style-name="Table_20_Contents">--</text:p>
                </table:table-cell>
                <table:table-cell table:style-name="Table59.D2" office:value-type="string">
                  <text:p text:style-name="Table_20_Contents">--</text:p>
                </table:table-cell>
              </table:table-row>
            </table:table>
            <text:p text:style-name="Table_20_Contents"/>
          </table:table-cell>
        </table:table-row>
        <table:table-row>
          <table:table-cell table:style-name="Table58.A2" office:value-type="string">
            <text:p text:style-name="Table_20_Contents"/>
            <text:p text:style-name="P17">Response Parameters:</text:p>
            <text:p text:style-name="Table_20_Contents"/>
            <table:table table:name="Table60" table:style-name="Table60">
              <table:table-column table:style-name="Table60.A" table:number-columns-repeated="3"/>
              <table:table-row>
                <table:table-cell table:style-name="Table60.A1" office:value-type="string">
                  <text:p text:style-name="P17">Name </text:p>
                </table:table-cell>
                <table:table-cell table:style-name="Table60.A1" office:value-type="string">
                  <text:p text:style-name="P17">Type</text:p>
                </table:table-cell>
                <table:table-cell table:style-name="Table60.C1" office:value-type="string">
                  <text:p text:style-name="P17">Additional Information</text:p>
                </table:table-cell>
              </table:table-row>
              <table:table-row>
                <table:table-cell table:style-name="Table60.A2" office:value-type="string">
                  <text:p text:style-name="Table_20_Contents">return_message</text:p>
                </table:table-cell>
                <table:table-cell table:style-name="Table60.A2" office:value-type="string">
                  <text:p text:style-name="Table_20_Contents">String</text:p>
                </table:table-cell>
                <table:table-cell table:style-name="Table60.C2" office:value-type="string">
                  <text:p text:style-name="Table_20_Contents">Message specifying operation information</text:p>
                </table:table-cell>
              </table:table-row>
              <table:table-row>
                <table:table-cell table:style-name="Table60.A2" office:value-type="string">
                  <text:p text:style-name="Table_20_Contents">return_code</text:p>
                </table:table-cell>
                <table:table-cell table:style-name="Table60.A2" office:value-type="string">
                  <text:p text:style-name="Table_20_Contents">String</text:p>
                </table:table-cell>
                <table:table-cell table:style-name="Table60.C2" office:value-type="string">
                  <text:p text:style-name="Table_20_Contents">value</text:p>
                </table:table-cell>
              </table:table-row>
              <table:table-row>
                <table:table-cell table:style-name="Table60.A2" office:value-type="string">
                  <text:p text:style-name="Standard">allStates</text:p>
                </table:table-cell>
                <table:table-cell table:style-name="Table60.A2" office:value-type="string">
                  <text:p text:style-name="Table_20_Contents">List&lt;Map&gt;</text:p>
                </table:table-cell>
                <table:table-cell table:style-name="Table60.C2" office:value-type="string">
                  <text:p text:style-name="Table_20_Contents">AllStates details</text:p>
                </table:table-cell>
              </table:table-row>
              <table:table-row>
                <table:table-cell table:style-name="Table60.A2" office:value-type="string">
                  <text:p text:style-name="Standard">allCities</text:p>
                </table:table-cell>
                <table:table-cell table:style-name="Table60.A2" office:value-type="string">
                  <text:p text:style-name="Table_20_Contents">List&lt;Map&gt;</text:p>
                </table:table-cell>
                <table:table-cell table:style-name="Table60.C2" office:value-type="string">
                  <text:p text:style-name="Table_20_Contents">AllCities details</text:p>
                </table:table-cell>
              </table:table-row>
              <table:table-row>
                <table:table-cell table:style-name="Table60.A2" office:value-type="string">
                  <text:p text:style-name="Standard">allPatientCategories</text:p>
                </table:table-cell>
                <table:table-cell table:style-name="Table60.A2" office:value-type="string">
                  <text:p text:style-name="Table_20_Contents">List&lt;Map&gt;</text:p>
                </table:table-cell>
                <table:table-cell table:style-name="Table60.C2" office:value-type="string">
                  <text:p text:style-name="Standard"><text:s/>AllPatientCategories details</text:p>
                </table:table-cell>
              </table:table-row>
              <table:table-row>
                <table:table-cell table:style-name="Table60.A2" office:value-type="string">
                  <text:p text:style-name="Standard">allSalutations</text:p>
                </table:table-cell>
                <table:table-cell table:style-name="Table60.A2" office:value-type="string">
                  <text:p text:style-name="Table_20_Contents">List&lt;Map&gt;</text:p>
                </table:table-cell>
                <table:table-cell table:style-name="Table60.C2" office:value-type="string">
                  <text:p text:style-name="Standard"><text:s/>AllSalutations details</text:p>
                </table:table-cell>
              </table:table-row>
            </table:table>
            <text:p text:style-name="Table_20_Contents"/>
          </table:table-cell>
        </table:table-row>
        <table:table-row>
          <table:table-cell table:style-name="Table58.A2" office:value-type="string">
            <text:p text:style-name="Standard"/>
            <text:p text:style-name="Standard"/>
            <text:p text:style-name="P7">Status and Return codes:</text:p>
            <table:table table:name="Table88" table:style-name="Table88">
              <table:table-column table:style-name="Table88.A" table:number-columns-repeated="3"/>
              <table:table-row>
                <table:table-cell table:style-name="Table88.A1" office:value-type="string">
                  <text:p text:style-name="P17">Http Status code</text:p>
                </table:table-cell>
                <table:table-cell table:style-name="Table88.A1" office:value-type="string">
                  <text:p text:style-name="P17">return_code</text:p>
                </table:table-cell>
                <table:table-cell table:style-name="Table88.C1" office:value-type="string">
                  <text:p text:style-name="P17">return_message</text:p>
                </table:table-cell>
              </table:table-row>
              <table:table-row>
                <table:table-cell table:style-name="Table88.A2" office:value-type="string">
                  <text:p text:style-name="P20">200</text:p>
                </table:table-cell>
                <table:table-cell table:style-name="Table88.A2" office:value-type="string">
                  <text:p text:style-name="P20">2001</text:p>
                </table:table-cell>
                <table:table-cell table:style-name="Table88.C2" office:value-type="string">
                  <text:p text:style-name="P17">“S<text:span text:style-name="T9">uccess"</text:span></text:p>
                </table:table-cell>
              </table:table-row>
              <table:table-row>
                <table:table-cell table:style-name="Table88.A2" office:value-type="string">
                  <text:p text:style-name="Table_20_Contents">401</text:p>
                </table:table-cell>
                <table:table-cell table:style-name="Table88.A2" office:value-type="string">
                  <text:p text:style-name="Table_20_Contents">1001</text:p>
                </table:table-cell>
                <table:table-cell table:style-name="Table88.C2" office:value-type="string">
                  <text:p text:style-name="Text_20_body">“<text:span text:style-name="T3">Session is expired, please login again</text:span>”</text:p>
                </table:table-cell>
              </table:table-row>
            </table:table>
            <text:p text:style-name="Standard"/>
          </table:table-cell>
        </table:table-row>
        <table:table-row>
          <table:table-cell table:style-name="Table58.A2" office:value-type="string">
            <text:p text:style-name="Standard"/>
            <text:p text:style-name="P7">Sample data :</text:p>
            <text:p text:style-name="Standard">1.</text:p>
            <text:p text:style-name="Standard"><text:bookmark text:name="s-143"/>{ </text:p>
            <text:p text:style-name="Standard"><text:s text:c="5"/>"allStates": [</text:p>
            <text:list xml:id="list1025002281" text:style-name="L62">
              <text:list-header>
                <text:p text:style-name="P150">{</text:p>
                <text:list>
                  <text:list-header>
                    <text:p text:style-name="P150">"state_name": "GOA",</text:p>
                    <text:p text:style-name="P150">"state_id": "ST0011",</text:p>
                    <text:p text:style-name="P150">"country_id": "CM0001"</text:p>
                  </text:list-header>
                </text:list>
                <text:p text:style-name="P85"><text:soft-page-break/>},</text:p>
                <text:p text:style-name="P85"><text:s text:c="13"/>]</text:p>
              </text:list-header>
            </text:list>
            <text:p text:style-name="Standard"><text:s text:c="7"/>"allCities": [</text:p>
            <text:list xml:id="list3596950356" text:style-name="L63">
              <text:list-header>
                <text:p text:style-name="P151">{</text:p>
                <text:list>
                  <text:list-header>
                    <text:p text:style-name="P151">"city_id": "CT0002",</text:p>
                    <text:p text:style-name="P151">"state_id": "ST0002",</text:p>
                    <text:p text:style-name="P151">"city_name": "OTHER"</text:p>
                  </text:list-header>
                </text:list>
                <text:p text:style-name="P86">},</text:p>
                <text:p text:style-name="P86"><text:s text:c="12"/>]</text:p>
              </text:list-header>
            </text:list>
            <text:p text:style-name="Standard"><text:s text:c="8"/>“allPatientCategories": [</text:p>
            <text:list xml:id="list937641500" text:style-name="L64">
              <text:list-header>
                <text:p text:style-name="P152">{</text:p>
                <text:list>
                  <text:list-header>
                    <text:p text:style-name="P152">"center_id": 0,</text:p>
                    <text:p text:style-name="P152">"category_name": "General",</text:p>
                    <text:p text:style-name="P152">"category_id": 1</text:p>
                  </text:list-header>
                </text:list>
                <text:p text:style-name="P87">}, <text:s text:c="29"/></text:p>
                <text:p text:style-name="P87"><text:s text:c="37"/>]</text:p>
              </text:list-header>
            </text:list>
            <text:p text:style-name="Standard"><text:s text:c="9"/>“allSalutations": [</text:p>
            <text:list xml:id="list2635749156" text:style-name="L65">
              <text:list-header>
                <text:p text:style-name="P153">{</text:p>
                <text:list>
                  <text:list-header>
                    <text:p text:style-name="P153">"salutation": "Baby",</text:p>
                    <text:p text:style-name="P153">"gender": "",</text:p>
                    <text:p text:style-name="P153">"salutation_id": "SALU0008"</text:p>
                  </text:list-header>
                </text:list>
                <text:p text:style-name="P88">},</text:p>
              </text:list-header>
            </text:list>
            <text:p text:style-name="Standard"><text:s text:c="40"/>]</text:p>
            <text:p text:style-name="Standard"><text:line-break/><text:bookmark text:name="s-613"/> <text:s text:c="9"/>"return_message": "Success"</text:p>
            <text:p text:style-name="Standard"><text:s text:c="10"/>“return_code": "2001"<text:line-break/><text:bookmark text:name="s-943"/>}</text:p>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9" table:style-name="Table49">
        <table:table-column table:style-name="Table49.A"/>
        <text:soft-page-break/>
        <table:table-row>
          <table:table-cell table:style-name="Table49.A1" office:value-type="string">
            <text:h text:style-name="P166" text:outline-level="2"><text:bookmark-start text:name="__RefHeading__6400_1424362952"/><text:span text:style-name="T6">Operation:</text:span> Request for list of all centers/departments and doctors in them (GET request to insta)<text:bookmark-end text:name="__RefHeading__6400_1424362952"/></text:h>
          </table:table-cell>
        </table:table-row>
        <table:table-row>
          <table:table-cell table:style-name="Table49.A2" office:value-type="string">
            <text:p text:style-name="P17">Request URL: </text:p>
            <text:p text:style-name="Table_20_Contents">http:serveripaddress/instaapps/doctorscheduler.do?_method=getSchedulerMasterData </text:p>
          </table:table-cell>
        </table:table-row>
        <table:table-row>
          <table:table-cell table:style-name="Table49.A2" office:value-type="string">
            <text:p text:style-name="Table_20_Contents"/>
            <text:p text:style-name="P17">Request Parameters:</text:p>
            <text:p text:style-name="Table_20_Contents"/>
            <table:table table:name="Table50" table:style-name="Table50">
              <table:table-column table:style-name="Table50.A" table:number-columns-repeated="3"/>
              <table:table-column table:style-name="Table50.D"/>
              <table:table-row>
                <table:table-cell table:style-name="Table50.A1" office:value-type="string">
                  <text:p text:style-name="P17">Name</text:p>
                </table:table-cell>
                <table:table-cell table:style-name="Table50.A1" office:value-type="string">
                  <text:p text:style-name="P17">Type</text:p>
                </table:table-cell>
                <table:table-cell table:style-name="Table50.A1" office:value-type="string">
                  <text:p text:style-name="P17">Purpose</text:p>
                </table:table-cell>
                <table:table-cell table:style-name="Table50.D1" office:value-type="string">
                  <text:p text:style-name="P17">Required</text:p>
                </table:table-cell>
              </table:table-row>
              <table:table-row>
                <table:table-cell table:style-name="Table50.A2" office:value-type="string">
                  <text:p text:style-name="Table_20_Contents">status</text:p>
                </table:table-cell>
                <table:table-cell table:style-name="Table50.A2" office:value-type="string">
                  <text:p text:style-name="Table_20_Contents">String</text:p>
                </table:table-cell>
                <table:table-cell table:style-name="Table50.A2" office:value-type="string">
                  <text:p text:style-name="Table_20_Contents">Can have value as 'all'. If provided, api returns active and inactive centers, departments and doctors. If not provided , api returns only active centers, departments and doctors. When status parameter provided, inactive doctors as well as doctors having inactive association with center are included in api response along with active doctors.</text:p>
                </table:table-cell>
                <table:table-cell table:style-name="Table50.D2" office:value-type="string">
                  <text:p text:style-name="Table_20_Contents">No</text:p>
                </table:table-cell>
              </table:table-row>
            </table:table>
            <text:p text:style-name="Table_20_Contents"/>
          </table:table-cell>
        </table:table-row>
        <table:table-row>
          <table:table-cell table:style-name="Table49.A2" office:value-type="string">
            <text:p text:style-name="Table_20_Contents"/>
            <text:p text:style-name="P17">Response Parameters:</text:p>
            <text:p text:style-name="Table_20_Contents"/>
            <table:table table:name="Table51" table:style-name="Table51">
              <table:table-column table:style-name="Table51.A" table:number-columns-repeated="3"/>
              <table:table-row>
                <table:table-cell table:style-name="Table51.A1" office:value-type="string">
                  <text:p text:style-name="P17">Name </text:p>
                </table:table-cell>
                <table:table-cell table:style-name="Table51.A1" office:value-type="string">
                  <text:p text:style-name="P17">Type</text:p>
                </table:table-cell>
                <table:table-cell table:style-name="Table51.C1" office:value-type="string">
                  <text:p text:style-name="P17">Additional Information</text:p>
                </table:table-cell>
              </table:table-row>
              <table:table-row>
                <table:table-cell table:style-name="Table51.A2" office:value-type="string">
                  <text:p text:style-name="Table_20_Contents">“return_message”</text:p>
                </table:table-cell>
                <table:table-cell table:style-name="Table51.A2" office:value-type="string">
                  <text:p text:style-name="Table_20_Contents">String</text:p>
                </table:table-cell>
                <table:table-cell table:style-name="Table51.C2" office:value-type="string">
                  <text:p text:style-name="Table_20_Contents">Message specifying operation information</text:p>
                </table:table-cell>
              </table:table-row>
              <table:table-row>
                <table:table-cell table:style-name="Table51.A2" office:value-type="string">
                  <text:p text:style-name="Table_20_Contents">“return_code”</text:p>
                </table:table-cell>
                <table:table-cell table:style-name="Table51.A2" office:value-type="string">
                  <text:p text:style-name="Table_20_Contents">String</text:p>
                </table:table-cell>
                <table:table-cell table:style-name="Table51.C2" office:value-type="string">
                  <text:p text:style-name="Table_20_Contents">value</text:p>
                </table:table-cell>
              </table:table-row>
              <table:table-row>
                <table:table-cell table:style-name="Table51.A2" office:value-type="string">
                  <text:p text:style-name="Standard">“hospital_center_master”</text:p>
                </table:table-cell>
                <table:table-cell table:style-name="Table51.A2" office:value-type="string">
                  <text:p text:style-name="Table_20_Contents">List&lt;map&gt;</text:p>
                </table:table-cell>
                <table:table-cell table:style-name="Table51.C2" office:value-type="string">
                  <text:p text:style-name="Standard">hospital_center_master details</text:p>
                </table:table-cell>
              </table:table-row>
              <table:table-row>
                <table:table-cell table:style-name="Table51.A2" office:value-type="string">
                  <text:p text:style-name="Standard">“hospital_doctors"</text:p>
                </table:table-cell>
                <table:table-cell table:style-name="Table51.A2" office:value-type="string">
                  <text:p text:style-name="Table_20_Contents">List&lt;Map&gt;</text:p>
                </table:table-cell>
                <table:table-cell table:style-name="Table51.C2" office:value-type="string">
                  <text:p text:style-name="Standard">hospital_doctors details</text:p>
                </table:table-cell>
              </table:table-row>
              <table:table-row>
                <table:table-cell table:style-name="Table51.A2" office:value-type="string">
                  <text:p text:style-name="Standard">“hospital_departments”</text:p>
                </table:table-cell>
                <table:table-cell table:style-name="Table51.A2" office:value-type="string">
                  <text:p text:style-name="Table_20_Contents">List&lt;Map&gt;</text:p>
                </table:table-cell>
                <table:table-cell table:style-name="Table51.C2" office:value-type="string">
                  <text:p text:style-name="Table_20_Contents">hospital_departments details</text:p>
                </table:table-cell>
              </table:table-row>
            </table:table>
            <text:p text:style-name="Table_20_Contents"/>
          </table:table-cell>
        </table:table-row>
        <table:table-row>
          <table:table-cell table:style-name="Table49.A2" office:value-type="string">
            <text:p text:style-name="Standard"/>
            <text:p text:style-name="P7">Status and Return codes:</text:p>
            <table:table table:name="Table52" table:style-name="Table52">
              <table:table-column table:style-name="Table52.A" table:number-columns-repeated="3"/>
              <table:table-row>
                <table:table-cell table:style-name="Table52.A1" office:value-type="string">
                  <text:p text:style-name="P17">Http Status code</text:p>
                </table:table-cell>
                <table:table-cell table:style-name="Table52.A1" office:value-type="string">
                  <text:p text:style-name="P17">return_code</text:p>
                </table:table-cell>
                <table:table-cell table:style-name="Table52.C1" office:value-type="string">
                  <text:p text:style-name="P17">return_message</text:p>
                </table:table-cell>
              </table:table-row>
              <table:table-row>
                <table:table-cell table:style-name="Table52.A2" office:value-type="string">
                  <text:p text:style-name="P20">200</text:p>
                </table:table-cell>
                <table:table-cell table:style-name="Table52.A2" office:value-type="string">
                  <text:p text:style-name="P20">2001</text:p>
                </table:table-cell>
                <table:table-cell table:style-name="Table52.C2" office:value-type="string">
                  <text:p text:style-name="P17">“S<text:span text:style-name="T9">uccess"</text:span></text:p>
                </table:table-cell>
              </table:table-row>
              <table:table-row>
                <table:table-cell table:style-name="Table52.A2" office:value-type="string">
                  <text:p text:style-name="Table_20_Contents"><text:soft-page-break/>401</text:p>
                </table:table-cell>
                <table:table-cell table:style-name="Table52.A2" office:value-type="string">
                  <text:p text:style-name="Table_20_Contents">1001</text:p>
                </table:table-cell>
                <table:table-cell table:style-name="Table52.C2" office:value-type="string">
                  <text:p text:style-name="Table_20_Contents">”Session is expired, please login again.”</text:p>
                </table:table-cell>
              </table:table-row>
              <table:table-row>
                <table:table-cell table:style-name="Table52.A2" office:value-type="string">
                  <text:p text:style-name="Table_20_Contents">400</text:p>
                </table:table-cell>
                <table:table-cell table:style-name="Table52.A2" office:value-type="string">
                  <text:p text:style-name="Table_20_Contents">1021</text:p>
                </table:table-cell>
                <table:table-cell table:style-name="Table52.C2" office:value-type="string">
                  <text:p text:style-name="Table_20_Contents">“Invalid status parameter”</text:p>
                </table:table-cell>
              </table:table-row>
            </table:table>
            <text:p text:style-name="Standard"/>
          </table:table-cell>
        </table:table-row>
        <table:table-row>
          <table:table-cell table:style-name="Table49.A2" office:value-type="string">
            <text:p text:style-name="Standard"/>
            <text:p text:style-name="P7">Sample data :</text:p>
            <text:p text:style-name="Standard">1.</text:p>
            <text:p text:style-name="Standard"><text:bookmark text:name="s-141"/>{ <text:line-break/><text:bookmark text:name="s-241"/> <text:s text:c="10"/>"hospital_center_master": [</text:p>
            <text:list xml:id="list120216744733143" text:continue-list="list2801787687" text:style-name="L13">
              <text:list-header>
                <text:p text:style-name="P105">{</text:p>
                <text:list text:continue-numbering="true">
                  <text:list-header>
                    <text:p text:style-name="P105">"center_code": "Default Center",</text:p>
                  </text:list-header>
                </text:list>
              </text:list-header>
            </text:list>
            <text:list xml:id="list3334862455" text:style-name="L66">
              <text:list-header>
                <text:p text:style-name="P154"><text:s text:c="12"/>"center_address": "ddddddddddddddd",</text:p>
                <text:p text:style-name="P154"><text:s text:c="12"/>"country_id": "CM0003",</text:p>
                <text:p text:style-name="P154"><text:s text:c="12"/>"region_id": "",</text:p>
                <text:p text:style-name="P154"><text:s text:c="12"/>"hospital_center_service_reg_no": "DHA-F-0000560",</text:p>
                <text:p text:style-name="P154"><text:s text:c="12"/>"city_id": "CT0618",</text:p>
                <text:p text:style-name="P154"><text:s text:c="12"/>"center_contact_phone": "77777777777",</text:p>
                <text:p text:style-name="P154"><text:s text:c="12"/>"state_id": "ST0037",</text:p>
                <text:p text:style-name="P154"><text:s text:c="12"/>"accounting_company_name": "Ddddddddddddd",</text:p>
                <text:p text:style-name="P154"><text:s text:c="12"/>"health_authority": "DHA",</text:p>
                <text:p text:style-name="P154"><text:s text:c="12"/>"center_name": "Default Center",</text:p>
                <text:p text:style-name="P154"><text:s text:c="12"/>"updated_timestamp": "2015-08-07T07:29:10Z",</text:p>
                <text:p text:style-name="P154"><text:s text:c="12"/>"created_timestamp": "2014-01-29T22:46:36Z",</text:p>
                <text:p text:style-name="P89"><text:s text:c="12"/>"center_id": 0,</text:p>
                <text:p text:style-name="P89"><text:s text:c="12"/>“status”:”A”</text:p>
              </text:list-header>
            </text:list>
            <text:list xml:id="list120215679756254" text:continue-list="list120216744733143" text:style-name="L13">
              <text:list-header>
                <text:p text:style-name="P64">},</text:p>
              </text:list-header>
            </text:list>
            <text:p text:style-name="P36"><text:s text:c="3"/>hospital_doctors": [</text:p>
            <text:p text:style-name="P36">{</text:p>
            <text:list xml:id="list731014510" text:style-name="L67">
              <text:list-item>
                <text:list>
                  <text:list-header>
                    <text:p text:style-name="P155">"doctor_name": "Prof. Dr. Semir Al Samarrai ",</text:p>
                    <text:p text:style-name="P155">"consulting_doctor_flag": "N",</text:p>
                    <text:p text:style-name="P155">“doctor_center_status”:”A”,</text:p>
                    <text:p text:style-name="P155">“doctor_status”:”A”,</text:p>
                    <text:p text:style-name="P155">"payment_eligible": "N",</text:p>
                    <text:p text:style-name="P155">"doctor_type": "HOSPITAL",</text:p>
                    <text:p text:style-name="P155">"allowed_revisit_count": "",</text:p>
                    <text:p text:style-name="P155">"doctor_mail_id": "",</text:p>
                    <text:p text:style-name="P155">"doctor_id": "DOC0045",</text:p>
                    <text:p text:style-name="P155">"doctor_license_number": "MS0237-7",</text:p>
                    <text:p text:style-name="P155">"custom_field4_value": "",</text:p>
                    <text:p text:style-name="P155">"dept_id": "DEP0018",</text:p>
                    <text:p text:style-name="P155">"qualification": "",</text:p>
                    <text:p text:style-name="P155">"ip_discharge_consultation_validity": "",</text:p>
                    <text:p text:style-name="P155">"custom_field3_value": "",</text:p>
                    <text:p text:style-name="P155"><text:soft-page-break/>"updated_timestamp": "2014-01-30T09:46:37Z",</text:p>
                    <text:p text:style-name="P155">"overbook": false,</text:p>
                    <text:p text:style-name="P155">"created_timestamp": "2014-01-30T09:46:37Z",</text:p>
                    <text:p text:style-name="P155">"custom_field1_value": "",</text:p>
                    <text:p text:style-name="P155">"ip_template_id": 0,</text:p>
                    <text:p text:style-name="P155">"specialization": "",</text:p>
                    <text:p text:style-name="P155">"ip_discharge_consultation_count": "",</text:p>
                    <text:p text:style-name="P155">"custom_field2_value": "",</text:p>
                    <text:p text:style-name="P155">"res_phone": "",</text:p>
                    <text:p text:style-name="P155">"practition_type": " ",</text:p>
                    <text:p text:style-name="P155">"ot_doctor_flag": "Y",</text:p>
                    <text:p text:style-name="P155">"doctor_mobile": "",</text:p>
                    <text:p text:style-name="P155">"schedule": true,</text:p>
                    <text:p text:style-name="P155">"registration_no": "",</text:p>
                    <text:p text:style-name="P155">"doctor_address": "",</text:p>
                    <text:p text:style-name="P155">"op_consultation_validity": "",</text:p>
                    <text:p text:style-name="P155">"clinic_phone": "",</text:p>
                    <text:p text:style-name="P155">"center_id": 0,</text:p>
                    <text:p text:style-name="P155">"custom_field5_value": "",</text:p>
                    <text:p text:style-name="P155">"payment_category": 1,</text:p>
                    <text:p text:style-name="P155">"doc_center_id": 6</text:p>
                  </text:list-header>
                </text:list>
                <text:p text:style-name="P183">},</text:p>
              </text:list-item>
            </text:list>
            <text:list xml:id="list3063452305" text:style-name="L68">
              <text:list-header>
                <text:p text:style-name="P90">]</text:p>
                <text:p text:style-name="P184">“hospital_departments": [</text:p>
              </text:list-header>
            </text:list>
            <text:list xml:id="list1537227321" text:style-name="L69">
              <text:list-header>
                <text:p text:style-name="P156">{</text:p>
                <text:list>
                  <text:list-header>
                    <text:p text:style-name="P156">"dept_type_id": "",</text:p>
                    <text:p text:style-name="P156">"dept_id": "DEP0016",</text:p>
                    <text:p text:style-name="P156">"cost_center_code": "Administration",</text:p>
                    <text:p text:style-name="P156">"dept_name": "Administration",</text:p>
                    <text:p text:style-name="P156">“status”:”A”</text:p>
                  </text:list-header>
                </text:list>
                <text:p text:style-name="P91">},</text:p>
              </text:list-header>
            </text:list>
            <text:p text:style-name="Standard"><text:s text:c="12"/>]</text:p>
            <text:p text:style-name="Standard"><text:s text:c="10"/>"return_message": "Success", <text:s/></text:p>
            <text:p text:style-name="Standard"><text:bookmark text:name="s-611"/><text:s text:c="10"/>“return_code": "2001",<text:line-break/><text:bookmark text:name="s-941"/>} <text:s text:c="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3" table:style-name="Table53">
        <table:table-column table:style-name="Table53.A"/>
        <text:soft-page-break/>
        <table:table-row>
          <table:table-cell table:style-name="Table53.A1" office:value-type="string">
            <text:h text:style-name="P166" text:outline-level="2"><text:bookmark-start text:name="__RefHeading__6402_1424362952"/><text:span text:style-name="T6">Operation: </text:span>Request for list of <text:s/>DoctorAvailabilitySlots (GET request to insta)<text:bookmark-end text:name="__RefHeading__6402_1424362952"/></text:h>
          </table:table-cell>
        </table:table-row>
        <table:table-row>
          <table:table-cell table:style-name="Table53.A2" office:value-type="string">
            <text:p text:style-name="P17">Request URL: </text:p>
            <text:p text:style-name="Table_20_Contents">http:serveripaddress/instaapps/doctorscheduler.do?_method=getDoctorAvailabilitySlots </text:p>
          </table:table-cell>
        </table:table-row>
        <table:table-row>
          <table:table-cell table:style-name="Table53.A2" office:value-type="string">
            <text:p text:style-name="P17">Request Parameters:</text:p>
            <table:table table:name="Table54" table:style-name="Table54">
              <table:table-column table:style-name="Table54.A" table:number-columns-repeated="3"/>
              <table:table-column table:style-name="Table54.D"/>
              <table:table-row>
                <table:table-cell table:style-name="Table54.A1" office:value-type="string">
                  <text:p text:style-name="P17">Name</text:p>
                </table:table-cell>
                <table:table-cell table:style-name="Table54.A1" office:value-type="string">
                  <text:p text:style-name="P17">Type</text:p>
                </table:table-cell>
                <table:table-cell table:style-name="Table54.A1" office:value-type="string">
                  <text:p text:style-name="P17">Purpose</text:p>
                </table:table-cell>
                <table:table-cell table:style-name="Table54.D1" office:value-type="string">
                  <text:p text:style-name="P17">Required</text:p>
                </table:table-cell>
              </table:table-row>
              <table:table-row>
                <table:table-cell table:style-name="Table54.A2" office:value-type="string">
                  <text:p text:style-name="Table_20_Contents">resource_id</text:p>
                </table:table-cell>
                <table:table-cell table:style-name="Table54.A2" office:value-type="string">
                  <text:p text:style-name="Table_20_Contents">String</text:p>
                </table:table-cell>
                <table:table-cell table:style-name="Table54.A2" office:value-type="string">
                  <text:p text:style-name="Table_20_Contents">doctor <text:s/>chossen by user</text:p>
                </table:table-cell>
                <table:table-cell table:style-name="Table54.D2" office:value-type="string">
                  <text:p text:style-name="Table_20_Contents">Yes</text:p>
                </table:table-cell>
              </table:table-row>
              <table:table-row>
                <table:table-cell table:style-name="Table54.A2" office:value-type="string">
                  <text:p text:style-name="Table_20_Contents">appointment_date</text:p>
                </table:table-cell>
                <table:table-cell table:style-name="Table54.A2" office:value-type="string">
                  <text:p text:style-name="Table_20_Contents">String</text:p>
                </table:table-cell>
                <table:table-cell table:style-name="Table54.A2" office:value-type="string">
                  <text:p text:style-name="Table_20_Contents">appointment_date(yyyy-MM-dd at the minimum)</text:p>
                </table:table-cell>
                <table:table-cell table:style-name="Table54.D2" office:value-type="string">
                  <text:p text:style-name="Table_20_Contents">No</text:p>
                </table:table-cell>
              </table:table-row>
            </table:table>
            <text:p text:style-name="Table_20_Contents"/>
          </table:table-cell>
        </table:table-row>
        <table:table-row>
          <table:table-cell table:style-name="Table53.A2" office:value-type="string">
            <text:p text:style-name="P17">Response Parameters:</text:p>
            <table:table table:name="Table55" table:style-name="Table55">
              <table:table-column table:style-name="Table55.A" table:number-columns-repeated="3"/>
              <table:table-row>
                <table:table-cell table:style-name="Table55.A1" office:value-type="string">
                  <text:p text:style-name="P17">Name </text:p>
                </table:table-cell>
                <table:table-cell table:style-name="Table55.A1" office:value-type="string">
                  <text:p text:style-name="P17">Type</text:p>
                </table:table-cell>
                <table:table-cell table:style-name="Table55.C1" office:value-type="string">
                  <text:p text:style-name="P17">Additional Information</text:p>
                </table:table-cell>
              </table:table-row>
              <table:table-row>
                <table:table-cell table:style-name="Table55.A2" office:value-type="string">
                  <text:p text:style-name="Table_20_Contents">return_message</text:p>
                </table:table-cell>
                <table:table-cell table:style-name="Table55.A2" office:value-type="string">
                  <text:p text:style-name="Table_20_Contents">String</text:p>
                </table:table-cell>
                <table:table-cell table:style-name="Table55.C2" office:value-type="string">
                  <text:p text:style-name="Table_20_Contents">Message specifying operation information</text:p>
                </table:table-cell>
              </table:table-row>
              <table:table-row>
                <table:table-cell table:style-name="Table55.A2" office:value-type="string">
                  <text:p text:style-name="Table_20_Contents">return_code</text:p>
                </table:table-cell>
                <table:table-cell table:style-name="Table55.A2" office:value-type="string">
                  <text:p text:style-name="Table_20_Contents">String</text:p>
                </table:table-cell>
                <table:table-cell table:style-name="Table55.C2" office:value-type="string">
                  <text:p text:style-name="Table_20_Contents">value</text:p>
                </table:table-cell>
              </table:table-row>
              <table:table-row>
                <table:table-cell table:style-name="Table55.A2" office:value-type="string">
                  <text:p text:style-name="Table_20_Contents">doctor_first_available_date</text:p>
                </table:table-cell>
                <table:table-cell table:style-name="Table55.A2" office:value-type="string">
                  <text:p text:style-name="Table_20_Contents">String</text:p>
                </table:table-cell>
                <table:table-cell table:style-name="Table55.C2" office:value-type="string">
                  <text:p text:style-name="Table_20_Contents">Doctor available date</text:p>
                </table:table-cell>
              </table:table-row>
              <table:table-row>
                <table:table-cell table:style-name="Table55.A2" office:value-type="string">
                  <text:p text:style-name="Table_20_Contents">doctor_available_times</text:p>
                </table:table-cell>
                <table:table-cell table:style-name="Table55.A2" office:value-type="string">
                  <text:p text:style-name="Table_20_Contents">List&lt;String&gt;</text:p>
                </table:table-cell>
                <table:table-cell table:style-name="Table55.C2" office:value-type="string">
                  <text:p text:style-name="Table_20_Contents">Doctor available times</text:p>
                </table:table-cell>
              </table:table-row>
            </table:table>
            <text:p text:style-name="Table_20_Contents"/>
          </table:table-cell>
        </table:table-row>
        <table:table-row>
          <table:table-cell table:style-name="Table53.A2" office:value-type="string">
            <text:p text:style-name="P7">Status and Return codes:</text:p>
            <table:table table:name="Table56" table:style-name="Table56">
              <table:table-column table:style-name="Table56.A" table:number-columns-repeated="3"/>
              <table:table-row>
                <table:table-cell table:style-name="Table56.A1" office:value-type="string">
                  <text:p text:style-name="P17">Http Status code</text:p>
                </table:table-cell>
                <table:table-cell table:style-name="Table56.A1" office:value-type="string">
                  <text:p text:style-name="P17">return_code</text:p>
                </table:table-cell>
                <table:table-cell table:style-name="Table56.C1" office:value-type="string">
                  <text:p text:style-name="P17">return_message</text:p>
                </table:table-cell>
              </table:table-row>
              <table:table-row>
                <table:table-cell table:style-name="Table56.A2" office:value-type="string">
                  <text:p text:style-name="Table_20_Contents">400</text:p>
                </table:table-cell>
                <table:table-cell table:style-name="Table56.A2" office:value-type="string">
                  <text:p text:style-name="Table_20_Contents">1002</text:p>
                </table:table-cell>
                <table:table-cell table:style-name="Table56.C2" office:value-type="string">
                  <text:p text:style-name="Table_20_Contents">"Mandatory fields are not supplied"</text:p>
                </table:table-cell>
              </table:table-row>
              <table:table-row>
                <table:table-cell table:style-name="Table56.A2" office:value-type="string">
                  <text:p text:style-name="Table_20_Contents">400</text:p>
                </table:table-cell>
                <table:table-cell table:style-name="Table56.A2" office:value-type="string">
                  <text:p text:style-name="Table_20_Contents">1021</text:p>
                </table:table-cell>
                <table:table-cell table:style-name="Table56.C2" office:value-type="string">
                  <text:p text:style-name="Table_20_Contents">"Invalid appointment date"</text:p>
                </table:table-cell>
              </table:table-row>
              <table:table-row>
                <table:table-cell table:style-name="Table56.A2" office:value-type="string">
                  <text:p text:style-name="Table_20_Contents">401</text:p>
                </table:table-cell>
                <table:table-cell table:style-name="Table56.A2" office:value-type="string">
                  <text:p text:style-name="Table_20_Contents">1001</text:p>
                </table:table-cell>
                <table:table-cell table:style-name="Table56.C2" office:value-type="string">
                  <text:p text:style-name="Table_20_Contents">“<text:span text:style-name="T3">Session is expired, please login again</text:span>”</text:p>
                </table:table-cell>
              </table:table-row>
              <table:table-row>
                <table:table-cell table:style-name="Table56.A2" office:value-type="string">
                  <text:p text:style-name="Table_20_Contents">200</text:p>
                </table:table-cell>
                <table:table-cell table:style-name="Table56.A2" office:value-type="string">
                  <text:p text:style-name="Table_20_Contents">2001</text:p>
                </table:table-cell>
                <table:table-cell table:style-name="Table56.C2" office:value-type="string">
                  <text:p text:style-name="Table_20_Contents">"Success”</text:p>
                </table:table-cell>
              </table:table-row>
            </table:table>
            <text:p text:style-name="Standard"/>
          </table:table-cell>
        </table:table-row>
        <table:table-row>
          <table:table-cell table:style-name="Table53.A2" office:value-type="string">
            <text:p text:style-name="P7">Sample data :</text:p>
            <text:p text:style-name="Standard">1.</text:p>
            <text:p text:style-name="Standard"><text:bookmark text:name="s-142"/>{ <text:line-break/><text:bookmark text:name="s-242"/> <text:s text:c="12"/>"doctor_first_available_date": "2015-09-11"</text:p>
            <text:p text:style-name="Standard"><text:s text:c="13"/>"doctor_available_times": [</text:p>
            <text:list xml:id="list120215305545592" text:continue-list="list2088878324" text:style-name="L16">
              <text:list-header>
                <text:p text:style-name="P157"><text:s text:c="16"/>"2015-09-11T02:30:00Z",</text:p>
                <text:p text:style-name="P157"><text:s text:c="16"/>"2015-09-11T02:45:00Z",</text:p>
                <text:p text:style-name="P157"><text:s text:c="16"/>"2015-09-11T03:00:00Z"</text:p>
              </text:list-header>
            </text:list>
            <text:p text:style-name="Standard"><text:s text:c="28"/>]<text:bookmark text:name="s-612"/> <text:s/></text:p>
            <text:list xml:id="list120215408157311" text:continue-list="list120215296746719" text:style-name="L6">
              <text:list-header>
                <text:p text:style-name="P148"><text:s/>"return_message": "Success"</text:p>
              </text:list-header>
            </text:list>
            <text:p text:style-name="Standard"><text:s text:c="13"/>"return_code": “2001”<text:line-break/><text:bookmark text:name="s-942"/>}</text:p>
            <text:p text:style-name="Standard"/>
          </table:table-cell>
        </table:table-row>
      </table:table>
      <text:p text:style-name="Standard"><text:soft-page-break/></text:p>
      <table:table table:name="Table149" table:style-name="Table149">
        <table:table-column table:style-name="Table149.A"/>
        <table:table-row>
          <table:table-cell table:style-name="Table149.A1" office:value-type="string">
            <text:h text:style-name="P166" text:outline-level="2"><text:bookmark-start text:name="__RefHeading__10869_182005932"/><text:span text:style-name="T6">Operation: </text:span>Request for list of <text:s/>DoctorAvailabilitySlots for a date range(GET request to insta)<text:bookmark-end text:name="__RefHeading__10869_182005932"/></text:h>
          </table:table-cell>
        </table:table-row>
        <table:table-row>
          <table:table-cell table:style-name="Table149.A2" office:value-type="string">
            <text:p text:style-name="P17">Request URL: </text:p>
            <text:p text:style-name="Table_20_Contents">http:serveripaddress/instaapps/doctorscheduler.do?_method=getDoctorAvailabilitySlotsForRange</text:p>
          </table:table-cell>
        </table:table-row>
        <table:table-row>
          <table:table-cell table:style-name="Table149.A2" office:value-type="string">
            <text:p text:style-name="P17">Request Parameters:</text:p>
            <text:p text:style-name="Table_20_Contents"/>
            <table:table table:name="Table150" table:style-name="Table150">
              <table:table-column table:style-name="Table150.A" table:number-columns-repeated="3"/>
              <table:table-column table:style-name="Table150.D"/>
              <table:table-row>
                <table:table-cell table:style-name="Table150.A1" office:value-type="string">
                  <text:p text:style-name="P17">Name</text:p>
                </table:table-cell>
                <table:table-cell table:style-name="Table150.A1" office:value-type="string">
                  <text:p text:style-name="P17">Type</text:p>
                </table:table-cell>
                <table:table-cell table:style-name="Table150.A1" office:value-type="string">
                  <text:p text:style-name="P17">Purpose</text:p>
                </table:table-cell>
                <table:table-cell table:style-name="Table150.D1" office:value-type="string">
                  <text:p text:style-name="P17">Required</text:p>
                </table:table-cell>
              </table:table-row>
              <table:table-row>
                <table:table-cell table:style-name="Table150.A2" office:value-type="string">
                  <text:p text:style-name="Table_20_Contents">resource_id</text:p>
                </table:table-cell>
                <table:table-cell table:style-name="Table150.A2" office:value-type="string">
                  <text:p text:style-name="Table_20_Contents">String</text:p>
                </table:table-cell>
                <table:table-cell table:style-name="Table150.A2" office:value-type="string">
                  <text:p text:style-name="Table_20_Contents">doctor <text:s/>chossen by user</text:p>
                </table:table-cell>
                <table:table-cell table:style-name="Table150.D2" office:value-type="string">
                  <text:p text:style-name="Table_20_Contents">Yes</text:p>
                </table:table-cell>
              </table:table-row>
              <table:table-row>
                <table:table-cell table:style-name="Table150.A2" office:value-type="string">
                  <text:p text:style-name="Table_20_Contents">from_date</text:p>
                </table:table-cell>
                <table:table-cell table:style-name="Table150.A2" office:value-type="string">
                  <text:p text:style-name="Table_20_Contents">String</text:p>
                </table:table-cell>
                <table:table-cell table:style-name="Table150.A2" office:value-type="string">
                  <text:p text:style-name="Table_20_Contents">start_date for a range(yyyy-MM-dd at the minimum in ISO 8601 format)</text:p>
                </table:table-cell>
                <table:table-cell table:style-name="Table150.D2" office:value-type="string">
                  <text:p text:style-name="Table_20_Contents">Yes</text:p>
                </table:table-cell>
              </table:table-row>
              <table:table-row>
                <table:table-cell table:style-name="Table150.A2" office:value-type="string">
                  <text:p text:style-name="Table_20_Contents">to_date</text:p>
                </table:table-cell>
                <table:table-cell table:style-name="Table150.A2" office:value-type="string">
                  <text:p text:style-name="Table_20_Contents">String</text:p>
                </table:table-cell>
                <table:table-cell table:style-name="Table150.A2" office:value-type="string">
                  <text:p text:style-name="Table_20_Contents">end_date for a range (yyyy-MM-dd at the minimum in ISO 8601 format)</text:p>
                </table:table-cell>
                <table:table-cell table:style-name="Table150.D2" office:value-type="string">
                  <text:p text:style-name="Table_20_Contents">No</text:p>
                </table:table-cell>
              </table:table-row>
            </table:table>
            <text:p text:style-name="Table_20_Contents">If to_date is not specified then availability slots for 30days from from_date are returned.</text:p>
          </table:table-cell>
        </table:table-row>
        <table:table-row>
          <table:table-cell table:style-name="Table149.A2" office:value-type="string">
            <text:p text:style-name="P17">Response Parameters:</text:p>
            <table:table table:name="Table151" table:style-name="Table151">
              <table:table-column table:style-name="Table151.A" table:number-columns-repeated="3"/>
              <table:table-row>
                <table:table-cell table:style-name="Table151.A1" office:value-type="string">
                  <text:p text:style-name="P17">Name </text:p>
                </table:table-cell>
                <table:table-cell table:style-name="Table151.A1" office:value-type="string">
                  <text:p text:style-name="P17">Type</text:p>
                </table:table-cell>
                <table:table-cell table:style-name="Table151.C1" office:value-type="string">
                  <text:p text:style-name="P17">Additional Information</text:p>
                </table:table-cell>
              </table:table-row>
              <table:table-row>
                <table:table-cell table:style-name="Table151.A2" office:value-type="string">
                  <text:p text:style-name="Table_20_Contents">return_message</text:p>
                </table:table-cell>
                <table:table-cell table:style-name="Table151.A2" office:value-type="string">
                  <text:p text:style-name="Table_20_Contents">String</text:p>
                </table:table-cell>
                <table:table-cell table:style-name="Table151.C2" office:value-type="string">
                  <text:p text:style-name="Table_20_Contents">Message specifying operation information</text:p>
                </table:table-cell>
              </table:table-row>
              <table:table-row>
                <table:table-cell table:style-name="Table151.A2" office:value-type="string">
                  <text:p text:style-name="Table_20_Contents">return_code</text:p>
                </table:table-cell>
                <table:table-cell table:style-name="Table151.A2" office:value-type="string">
                  <text:p text:style-name="Table_20_Contents">String</text:p>
                </table:table-cell>
                <table:table-cell table:style-name="Table151.C2" office:value-type="string">
                  <text:p text:style-name="Table_20_Contents">value</text:p>
                </table:table-cell>
              </table:table-row>
              <table:table-row>
                <table:table-cell table:style-name="Table151.A2" office:value-type="string">
                  <text:p text:style-name="Table_20_Contents">doctor_availability_slots</text:p>
                </table:table-cell>
                <table:table-cell table:style-name="Table151.A2" office:value-type="string">
                  <text:p text:style-name="Table_20_Contents">JSON Object</text:p>
                </table:table-cell>
                <table:table-cell table:style-name="Table151.C2" office:value-type="string">
                  <text:p text:style-name="Table_20_Contents">List of Availability slots for each date</text:p>
                </table:table-cell>
              </table:table-row>
            </table:table>
            <text:p text:style-name="Table_20_Contents"/>
          </table:table-cell>
        </table:table-row>
        <table:table-row>
          <table:table-cell table:style-name="Table149.A2" office:value-type="string">
            <text:p text:style-name="P7">Status and Return codes:</text:p>
            <table:table table:name="Table152" table:style-name="Table152">
              <table:table-column table:style-name="Table152.A" table:number-columns-repeated="3"/>
              <table:table-row>
                <table:table-cell table:style-name="Table152.A1" office:value-type="string">
                  <text:p text:style-name="P17">Http Status code</text:p>
                </table:table-cell>
                <table:table-cell table:style-name="Table152.A1" office:value-type="string">
                  <text:p text:style-name="P17">return_code</text:p>
                </table:table-cell>
                <table:table-cell table:style-name="Table152.C1" office:value-type="string">
                  <text:p text:style-name="P17">return_message</text:p>
                </table:table-cell>
              </table:table-row>
              <table:table-row>
                <table:table-cell table:style-name="Table152.A2" office:value-type="string">
                  <text:p text:style-name="Table_20_Contents">400</text:p>
                </table:table-cell>
                <table:table-cell table:style-name="Table152.A2" office:value-type="string">
                  <text:p text:style-name="Table_20_Contents">1002</text:p>
                </table:table-cell>
                <table:table-cell table:style-name="Table152.C2" office:value-type="string">
                  <text:p text:style-name="Table_20_Contents">"Mandatory fields are not supplied"</text:p>
                </table:table-cell>
              </table:table-row>
              <table:table-row>
                <table:table-cell table:style-name="Table152.A2" office:value-type="string">
                  <text:p text:style-name="Table_20_Contents">400</text:p>
                </table:table-cell>
                <table:table-cell table:style-name="Table152.A2" office:value-type="string">
                  <text:p text:style-name="Table_20_Contents">1021</text:p>
                </table:table-cell>
                <table:table-cell table:style-name="Table152.C2" office:value-type="string">
                  <text:p text:style-name="P23">"Invalid from date"</text:p>
                </table:table-cell>
              </table:table-row>
              <table:table-row>
                <table:table-cell table:style-name="Table152.A2" office:value-type="string">
                  <text:p text:style-name="Table_20_Contents">400</text:p>
                </table:table-cell>
                <table:table-cell table:style-name="Table152.A2" office:value-type="string">
                  <text:p text:style-name="Table_20_Contents">1022</text:p>
                </table:table-cell>
                <table:table-cell table:style-name="Table152.C2" office:value-type="string">
                  <text:p text:style-name="P23">“Invalid to date”</text:p>
                </table:table-cell>
              </table:table-row>
              <table:table-row>
                <table:table-cell table:style-name="Table152.A2" office:value-type="string">
                  <text:p text:style-name="Table_20_Contents">400</text:p>
                </table:table-cell>
                <table:table-cell table:style-name="Table152.A2" office:value-type="string">
                  <text:p text:style-name="Table_20_Contents">1023</text:p>
                </table:table-cell>
                <table:table-cell table:style-name="Table152.C2" office:value-type="string">
                  <text:p text:style-name="P23">“To date can not be earlier than From date”</text:p>
                </table:table-cell>
              </table:table-row>
              <table:table-row>
                <table:table-cell table:style-name="Table152.A2" office:value-type="string">
                  <text:p text:style-name="Table_20_Contents">400</text:p>
                </table:table-cell>
                <table:table-cell table:style-name="Table152.A2" office:value-type="string">
                  <text:p text:style-name="P23">1024</text:p>
                </table:table-cell>
                <table:table-cell table:style-name="Table152.C2" office:value-type="string">
                  <text:p text:style-name="P23">“Duration can not be more than 30 days”</text:p>
                </table:table-cell>
              </table:table-row>
              <table:table-row>
                <table:table-cell table:style-name="Table152.A2" office:value-type="string">
                  <text:p text:style-name="Table_20_Contents">401</text:p>
                </table:table-cell>
                <table:table-cell table:style-name="Table152.A2" office:value-type="string">
                  <text:p text:style-name="Table_20_Contents">1001</text:p>
                </table:table-cell>
                <table:table-cell table:style-name="Table152.C2" office:value-type="string">
                  <text:p text:style-name="Table_20_Contents">“<text:span text:style-name="T3">Session is expired, please login again</text:span>”</text:p>
                </table:table-cell>
              </table:table-row>
              <table:table-row>
                <table:table-cell table:style-name="Table152.A2" office:value-type="string">
                  <text:p text:style-name="Table_20_Contents"><text:soft-page-break/>200</text:p>
                </table:table-cell>
                <table:table-cell table:style-name="Table152.A2" office:value-type="string">
                  <text:p text:style-name="Table_20_Contents">2001</text:p>
                </table:table-cell>
                <table:table-cell table:style-name="Table152.C2" office:value-type="string">
                  <text:p text:style-name="Table_20_Contents">"Success”</text:p>
                </table:table-cell>
              </table:table-row>
            </table:table>
            <text:p text:style-name="Standard"/>
          </table:table-cell>
        </table:table-row>
        <table:table-row>
          <table:table-cell table:style-name="Table149.A2" office:value-type="string">
            <text:p text:style-name="P7">Sample data :</text:p>
            <text:p text:style-name="Standard">1.</text:p>
            <text:p text:style-name="Standard">{</text:p>
            <text:list xml:id="list1217123100" text:style-name="L70">
              <text:list-header>
                <text:p text:style-name="P158">"doctor_availability_slots": {</text:p>
                <text:list>
                  <text:list-header>
                    <text:p text:style-name="P158">"2016-05-30": [</text:p>
                    <text:list>
                      <text:list-header>
                        <text:p text:style-name="P158">"2016-05-29T19:30:00Z",</text:p>
                        <text:p text:style-name="P92">"2016-05-29T19:45:00Z"</text:p>
                      </text:list-header>
                    </text:list>
                  </text:list-header>
                </text:list>
              </text:list-header>
            </text:list>
            <text:p text:style-name="Text_20_body">],</text:p>
            <text:list xml:id="list3674002565" text:style-name="L71">
              <text:list-item>
                <text:list>
                  <text:list-header>
                    <text:p text:style-name="P159">"2016-05-29": "No available slots",</text:p>
                    <text:p text:style-name="P159">"2016-05-28": "No available slots"</text:p>
                  </text:list-header>
                </text:list>
                <text:p text:style-name="P159">},</text:p>
                <text:p text:style-name="P159">"return_message": "Success",</text:p>
                <text:p text:style-name="P93">"return_code": "2001"</text:p>
              </text:list-item>
            </text:list>
            <text:p text:style-name="Text_20_body">}</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5" table:style-name="Table65">
        <table:table-column table:style-name="Table65.A"/>
        <text:soft-page-break/>
        <table:table-row>
          <table:table-cell table:style-name="Table65.A1" office:value-type="string">
            <text:h text:style-name="P166" text:outline-level="2"><text:bookmark-start text:name="__RefHeading__6404_1424362952"/><text:span text:style-name="T6">Operation: </text:span>Save appointment request (POST request to insta)<text:bookmark-end text:name="__RefHeading__6404_1424362952"/></text:h>
          </table:table-cell>
        </table:table-row>
        <table:table-row>
          <table:table-cell table:style-name="Table65.A2" office:value-type="string">
            <text:p text:style-name="Table_20_Contents"><text:span text:style-name="T6">Request URL:</text:span> http:serveripaddress/instaapps/doctorscheduler.do?_method=saveAppointment </text:p>
          </table:table-cell>
        </table:table-row>
        <table:table-row>
          <table:table-cell table:style-name="Table65.A2" office:value-type="string">
            <text:p text:style-name="Table_20_Contents"/>
            <text:p text:style-name="P17">Request Parameters:</text:p>
            <text:p text:style-name="Table_20_Contents"/>
            <table:table table:name="Table66" table:style-name="Table66">
              <table:table-column table:style-name="Table66.A" table:number-columns-repeated="3"/>
              <table:table-column table:style-name="Table66.D"/>
              <table:table-row>
                <table:table-cell table:style-name="Table66.A1" office:value-type="string">
                  <text:p text:style-name="P17">Name</text:p>
                </table:table-cell>
                <table:table-cell table:style-name="Table66.A1" office:value-type="string">
                  <text:p text:style-name="P17">Type</text:p>
                </table:table-cell>
                <table:table-cell table:style-name="Table66.A1" office:value-type="string">
                  <text:p text:style-name="P17">Purpose</text:p>
                </table:table-cell>
                <table:table-cell table:style-name="Table66.D1" office:value-type="string">
                  <text:p text:style-name="P17">Required</text:p>
                </table:table-cell>
              </table:table-row>
              <table:table-row>
                <table:table-cell table:style-name="Table66.A2" office:value-type="string">
                  <text:p text:style-name="Table_20_Contents">appointment_date</text:p>
                </table:table-cell>
                <table:table-cell table:style-name="Table66.A2" office:value-type="string">
                  <text:p text:style-name="Table_20_Contents">String</text:p>
                </table:table-cell>
                <table:table-cell table:style-name="Table66.A2" office:value-type="string">
                  <text:p text:style-name="Table_20_Contents">appointment date choosen by user(yyyy-MM-ddTHH:mm:ss.ssssssZ format. <text:s/>Year, month, day, hour and minutes fields should be present)</text:p>
                </table:table-cell>
                <table:table-cell table:style-name="Table66.D2" office:value-type="string">
                  <text:p text:style-name="Table_20_Contents">Yes</text:p>
                </table:table-cell>
              </table:table-row>
              <table:table-row>
                <table:table-cell table:style-name="Table66.A2" office:value-type="string">
                  <text:p text:style-name="Table_20_Contents">resource_id</text:p>
                </table:table-cell>
                <table:table-cell table:style-name="Table66.A2" office:value-type="string">
                  <text:p text:style-name="Table_20_Contents">String</text:p>
                </table:table-cell>
                <table:table-cell table:style-name="Table66.A2" office:value-type="string">
                  <text:p text:style-name="Table_20_Contents">doctor choosen by user</text:p>
                </table:table-cell>
                <table:table-cell table:style-name="Table66.D2" office:value-type="string">
                  <text:p text:style-name="Table_20_Contents">Yes</text:p>
                </table:table-cell>
              </table:table-row>
              <table:table-row>
                <table:table-cell table:style-name="Table66.A2" office:value-type="string">
                  <text:p text:style-name="Table_20_Contents">center_id</text:p>
                </table:table-cell>
                <table:table-cell table:style-name="Table66.A2" office:value-type="string">
                  <text:p text:style-name="Table_20_Contents">String</text:p>
                </table:table-cell>
                <table:table-cell table:style-name="Table66.A2" office:value-type="string">
                  <text:p text:style-name="Table_20_Contents">clinic choosen by user</text:p>
                </table:table-cell>
                <table:table-cell table:style-name="Table66.D2" office:value-type="string">
                  <text:p text:style-name="Table_20_Contents">Yes</text:p>
                </table:table-cell>
              </table:table-row>
            </table:table>
            <text:p text:style-name="Table_20_Contents"/>
          </table:table-cell>
        </table:table-row>
        <table:table-row>
          <table:table-cell table:style-name="Table65.A2" office:value-type="string">
            <text:p text:style-name="Table_20_Contents"/>
            <text:p text:style-name="P17">Response Parameters:</text:p>
            <text:p text:style-name="Table_20_Contents"/>
            <table:table table:name="Table67" table:style-name="Table67">
              <table:table-column table:style-name="Table67.A" table:number-columns-repeated="3"/>
              <table:table-row>
                <table:table-cell table:style-name="Table67.A1" office:value-type="string">
                  <text:p text:style-name="P17">Name </text:p>
                </table:table-cell>
                <table:table-cell table:style-name="Table67.A1" office:value-type="string">
                  <text:p text:style-name="P17">Type</text:p>
                </table:table-cell>
                <table:table-cell table:style-name="Table67.C1" office:value-type="string">
                  <text:p text:style-name="P17">Additional Information</text:p>
                </table:table-cell>
              </table:table-row>
              <table:table-row>
                <table:table-cell table:style-name="Table67.A2" office:value-type="string">
                  <text:p text:style-name="Table_20_Contents">return_message</text:p>
                </table:table-cell>
                <table:table-cell table:style-name="Table67.A2" office:value-type="string">
                  <text:p text:style-name="Table_20_Contents">String</text:p>
                </table:table-cell>
                <table:table-cell table:style-name="Table67.C2" office:value-type="string">
                  <text:p text:style-name="Table_20_Contents">Message specifying operation information</text:p>
                </table:table-cell>
              </table:table-row>
              <table:table-row>
                <table:table-cell table:style-name="Table67.A2" office:value-type="string">
                  <text:p text:style-name="Table_20_Contents">return_code</text:p>
                </table:table-cell>
                <table:table-cell table:style-name="Table67.A2" office:value-type="string">
                  <text:p text:style-name="Table_20_Contents">String</text:p>
                </table:table-cell>
                <table:table-cell table:style-name="Table67.C2" office:value-type="string">
                  <text:p text:style-name="Table_20_Contents">value</text:p>
                </table:table-cell>
              </table:table-row>
            </table:table>
            <text:p text:style-name="Table_20_Contents"/>
          </table:table-cell>
        </table:table-row>
        <table:table-row>
          <table:table-cell table:style-name="Table65.A2" office:value-type="string">
            <text:p text:style-name="Standard"/>
            <text:p text:style-name="P7">Status and Return codes:</text:p>
            <table:table table:name="Table68" table:style-name="Table68">
              <table:table-column table:style-name="Table68.A" table:number-columns-repeated="3"/>
              <table:table-row>
                <table:table-cell table:style-name="Table68.A1" office:value-type="string">
                  <text:p text:style-name="P17">Http Status code</text:p>
                </table:table-cell>
                <table:table-cell table:style-name="Table68.A1" office:value-type="string">
                  <text:p text:style-name="P17">return_code</text:p>
                </table:table-cell>
                <table:table-cell table:style-name="Table68.C1" office:value-type="string">
                  <text:p text:style-name="P17">return_message</text:p>
                </table:table-cell>
              </table:table-row>
              <table:table-row>
                <table:table-cell table:style-name="Table68.A2" office:value-type="string">
                  <text:p text:style-name="Table_20_Contents">400</text:p>
                </table:table-cell>
                <table:table-cell table:style-name="Table68.A2" office:value-type="string">
                  <text:p text:style-name="Table_20_Contents">1002</text:p>
                </table:table-cell>
                <table:table-cell table:style-name="Table68.C2" office:value-type="string">
                  <text:p text:style-name="Table_20_Contents">"Mandatory fields are not supplied"</text:p>
                </table:table-cell>
              </table:table-row>
              <table:table-row>
                <table:table-cell table:style-name="Table68.A2" office:value-type="string">
                  <text:p text:style-name="Table_20_Contents">400</text:p>
                </table:table-cell>
                <table:table-cell table:style-name="Table68.A2" office:value-type="string">
                  <text:p text:style-name="Table_20_Contents">1021</text:p>
                  <text:p text:style-name="Table_20_Contents"/>
                </table:table-cell>
                <table:table-cell table:style-name="Table68.C2" office:value-type="string">
                  <text:p text:style-name="Table_20_Contents">"Resource is not schedulable"</text:p>
                </table:table-cell>
              </table:table-row>
              <table:table-row>
                <table:table-cell table:style-name="Table68.A2" office:value-type="string">
                  <text:p text:style-name="Table_20_Contents">400</text:p>
                </table:table-cell>
                <table:table-cell table:style-name="Table68.A2" office:value-type="string">
                  <text:p text:style-name="Table_20_Contents">1022</text:p>
                </table:table-cell>
                <table:table-cell table:style-name="Table68.C2" office:value-type="string">
                  <text:p text:style-name="Table_20_Contents">"This time slot is already booked for this patient"</text:p>
                </table:table-cell>
              </table:table-row>
              <table:table-row>
                <table:table-cell table:style-name="Table68.A2" office:value-type="string">
                  <text:p text:style-name="Table_20_Contents">400</text:p>
                </table:table-cell>
                <table:table-cell table:style-name="Table68.A2" office:value-type="string">
                  <text:p text:style-name="Table_20_Contents">1023</text:p>
                </table:table-cell>
                <table:table-cell table:style-name="Table68.C2" office:value-type="string">
                  <text:p text:style-name="Table_20_Contents">"The time slot for this resource is already booked"</text:p>
                </table:table-cell>
              </table:table-row>
              <table:table-row>
                <table:table-cell table:style-name="Table68.A2" office:value-type="string">
                  <text:p text:style-name="Table_20_Contents">400</text:p>
                </table:table-cell>
                <table:table-cell table:style-name="Table68.A2" office:value-type="string">
                  <text:p text:style-name="Table_20_Contents">1024</text:p>
                  <text:p text:style-name="Table_20_Contents"/>
                </table:table-cell>
                <table:table-cell table:style-name="Table68.C2" office:value-type="string">
                  <text:p text:style-name="Table_20_Contents">"The resource is not available"</text:p>
                </table:table-cell>
              </table:table-row>
              <table:table-row>
                <table:table-cell table:style-name="Table68.A2" office:value-type="string">
                  <text:p text:style-name="Table_20_Contents">500</text:p>
                </table:table-cell>
                <table:table-cell table:style-name="Table68.A2" office:value-type="string">
                  <text:p text:style-name="Table_20_Contents">1025</text:p>
                </table:table-cell>
                <table:table-cell table:style-name="Table68.C2" office:value-type="string">
                  <text:p text:style-name="Table_20_Contents">"failed to book the Appointment."</text:p>
                </table:table-cell>
              </table:table-row>
              <table:table-row>
                <table:table-cell table:style-name="Table68.A2" office:value-type="string">
                  <text:p text:style-name="Table_20_Contents"><text:soft-page-break/>400</text:p>
                </table:table-cell>
                <table:table-cell table:style-name="Table68.A2" office:value-type="string">
                  <text:p text:style-name="Table_20_Contents">1026</text:p>
                  <text:p text:style-name="Table_20_Contents"/>
                </table:table-cell>
                <table:table-cell table:style-name="Table68.C2" office:value-type="string">
                  <text:p text:style-name="Table_20_Contents">"Invalid appointment date"</text:p>
                </table:table-cell>
              </table:table-row>
              <table:table-row>
                <table:table-cell table:style-name="Table68.A2" office:value-type="string">
                  <text:p text:style-name="Table_20_Contents">400</text:p>
                </table:table-cell>
                <table:table-cell table:style-name="Table68.A2" office:value-type="string">
                  <text:p text:style-name="Table_20_Contents">1027</text:p>
                </table:table-cell>
                <table:table-cell table:style-name="Table68.C2" office:value-type="string">
                  <text:p text:style-name="Table_20_Contents">“Appointment can not be booked for default center”</text:p>
                </table:table-cell>
              </table:table-row>
              <table:table-row>
                <table:table-cell table:style-name="Table68.A2" office:value-type="string">
                  <text:p text:style-name="P23">400</text:p>
                </table:table-cell>
                <table:table-cell table:style-name="Table68.A2" office:value-type="string">
                  <text:p text:style-name="P23">1028</text:p>
                </table:table-cell>
                <table:table-cell table:style-name="Table68.C2" office:value-type="string">
                  <text:p text:style-name="P27">"Please update the mobile number before booking an appointment"</text:p>
                </table:table-cell>
              </table:table-row>
              <table:table-row>
                <table:table-cell table:style-name="Table68.A2" office:value-type="string">
                  <text:p text:style-name="P23">400</text:p>
                </table:table-cell>
                <table:table-cell table:style-name="Table68.A2" office:value-type="string">
                  <text:p text:style-name="P23">1029</text:p>
                </table:table-cell>
                <table:table-cell table:style-name="Table68.C2" office:value-type="string">
                  <text:p text:style-name="P23">“<text:span text:style-name="T13">The number of appointments booked for this slot has hit the overbook limit</text:span>”</text:p>
                </table:table-cell>
              </table:table-row>
              <table:table-row>
                <table:table-cell table:style-name="Table68.A2" office:value-type="string">
                  <text:p text:style-name="Table_20_Contents">401</text:p>
                </table:table-cell>
                <table:table-cell table:style-name="Table68.A2" office:value-type="string">
                  <text:p text:style-name="Table_20_Contents">1001</text:p>
                </table:table-cell>
                <table:table-cell table:style-name="Table68.C2" office:value-type="string">
                  <text:p text:style-name="Table_20_Contents">“<text:span text:style-name="T3">Session is expired, please login again</text:span>”</text:p>
                </table:table-cell>
              </table:table-row>
              <table:table-row>
                <table:table-cell table:style-name="Table68.A2" office:value-type="string">
                  <text:p text:style-name="Table_20_Contents">200</text:p>
                </table:table-cell>
                <table:table-cell table:style-name="Table68.A2" office:value-type="string">
                  <text:p text:style-name="Table_20_Contents">2001</text:p>
                </table:table-cell>
                <table:table-cell table:style-name="Table68.C2" office:value-type="string">
                  <text:p text:style-name="Table_20_Contents">"Success"</text:p>
                </table:table-cell>
              </table:table-row>
            </table:table>
            <text:p text:style-name="Standard"/>
          </table:table-cell>
        </table:table-row>
        <table:table-row>
          <table:table-cell table:style-name="Table65.A2" office:value-type="string">
            <text:p text:style-name="Standard"/>
            <text:p text:style-name="Standard">Sample data :</text:p>
            <text:p text:style-name="Standard">1.</text:p>
            <text:p text:style-name="Standard"><text:bookmark text:name="s-145"/>{ <text:line-break/><text:bookmark text:name="s-245"/> <text:s text:c="12"/></text:p>
            <text:list xml:id="list120216745327395" text:continue-list="list120215408157311" text:style-name="L6">
              <text:list-header>
                <text:p text:style-name="P148"><text:s/>"return_message": "Success"</text:p>
                <text:p text:style-name="P148"><text:s/>"return_code": “2001”</text:p>
              </text:list-header>
            </text:list>
            <text:p text:style-name="Standard"><text:bookmark text:name="s-615"/><text:bookmark text:name="s-945"/><text:line-brea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69" table:style-name="Table69">
        <table:table-column table:style-name="Table69.A"/>
        <table:table-row>
          <table:table-cell table:style-name="Table69.A1" office:value-type="string">
            <text:h text:style-name="P166" text:outline-level="2"><text:bookmark-start text:name="__RefHeading__6406_1424362952"/><text:span text:style-name="T6">Operation:</text:span> Get Patient Visit and Medical Reports(GET request to insta)<text:bookmark-end text:name="__RefHeading__6406_1424362952"/></text:h>
          </table:table-cell>
        </table:table-row>
        <table:table-row>
          <table:table-cell table:style-name="Table69.A2" office:value-type="string">
            <text:p text:style-name="Table_20_Contents"><text:span text:style-name="T6">Request URL:</text:span> http:serveripaddress/instaapps/patientEmrView.do?_method=getPatientEMRVisitDetails</text:p>
          </table:table-cell>
        </table:table-row>
        <table:table-row>
          <table:table-cell table:style-name="Table69.A2" office:value-type="string">
            <text:p text:style-name="Table_20_Contents"/>
            <text:p text:style-name="P17">Request Parameters:</text:p>
            <text:p text:style-name="Table_20_Contents"/>
            <table:table table:name="Table70" table:style-name="Table70">
              <table:table-column table:style-name="Table70.A" table:number-columns-repeated="3"/>
              <table:table-column table:style-name="Table70.D"/>
              <table:table-row>
                <table:table-cell table:style-name="Table70.A1" office:value-type="string">
                  <text:p text:style-name="P17">Name</text:p>
                </table:table-cell>
                <table:table-cell table:style-name="Table70.A1" office:value-type="string">
                  <text:p text:style-name="P17">Type</text:p>
                </table:table-cell>
                <table:table-cell table:style-name="Table70.A1" office:value-type="string">
                  <text:p text:style-name="P17">Purpose</text:p>
                </table:table-cell>
                <table:table-cell table:style-name="Table70.D1" office:value-type="string">
                  <text:p text:style-name="P17">Required</text:p>
                </table:table-cell>
              </table:table-row>
              <table:table-row>
                <table:table-cell table:style-name="Table70.A2" office:value-type="string">
                  <text:p text:style-name="Table_20_Contents">NA</text:p>
                </table:table-cell>
                <table:table-cell table:style-name="Table70.A2" office:value-type="string">
                  <text:p text:style-name="Table_20_Contents">--</text:p>
                </table:table-cell>
                <table:table-cell table:style-name="Table70.A2" office:value-type="string">
                  <text:p text:style-name="Table_20_Contents">--</text:p>
                </table:table-cell>
                <table:table-cell table:style-name="Table70.D2" office:value-type="string">
                  <text:p text:style-name="Table_20_Contents">No</text:p>
                </table:table-cell>
              </table:table-row>
            </table:table>
            <text:p text:style-name="Table_20_Contents"/>
          </table:table-cell>
        </table:table-row>
        <table:table-row>
          <table:table-cell table:style-name="Table69.A2" office:value-type="string">
            <text:p text:style-name="Table_20_Contents"/>
            <text:p text:style-name="P17">Response Parameters:</text:p>
            <text:p text:style-name="Table_20_Contents"/>
            <table:table table:name="Table71" table:style-name="Table71">
              <table:table-column table:style-name="Table71.A" table:number-columns-repeated="3"/>
              <table:table-row>
                <table:table-cell table:style-name="Table71.A1" office:value-type="string">
                  <text:p text:style-name="P17">Name </text:p>
                </table:table-cell>
                <table:table-cell table:style-name="Table71.A1" office:value-type="string">
                  <text:p text:style-name="P17">Type</text:p>
                </table:table-cell>
                <table:table-cell table:style-name="Table71.C1" office:value-type="string">
                  <text:p text:style-name="P17">Additional Information</text:p>
                </table:table-cell>
              </table:table-row>
              <table:table-row>
                <table:table-cell table:style-name="Table71.A2" office:value-type="string">
                  <text:p text:style-name="Table_20_Contents">return_message</text:p>
                </table:table-cell>
                <table:table-cell table:style-name="Table71.A2" office:value-type="string">
                  <text:p text:style-name="Table_20_Contents">String</text:p>
                </table:table-cell>
                <table:table-cell table:style-name="Table71.C2" office:value-type="string">
                  <text:p text:style-name="Table_20_Contents">Message specifying operation information</text:p>
                </table:table-cell>
              </table:table-row>
              <table:table-row>
                <table:table-cell table:style-name="Table71.A2" office:value-type="string">
                  <text:p text:style-name="Table_20_Contents">return_code</text:p>
                </table:table-cell>
                <table:table-cell table:style-name="Table71.A2" office:value-type="string">
                  <text:p text:style-name="Table_20_Contents">String</text:p>
                </table:table-cell>
                <table:table-cell table:style-name="Table71.C2" office:value-type="string">
                  <text:p text:style-name="Table_20_Contents">value</text:p>
                </table:table-cell>
              </table:table-row>
              <table:table-row>
                <table:table-cell table:style-name="Table71.A2" office:value-type="string">
                  <text:p text:style-name="Text_20_body">patient_visit_emr_documents</text:p>
                </table:table-cell>
                <table:table-cell table:style-name="Table71.A2" office:value-type="string">
                  <text:p text:style-name="Table_20_Contents">List&lt;Map&gt;</text:p>
                </table:table-cell>
                <table:table-cell table:style-name="Table71.C2" office:value-type="string">
                  <text:p text:style-name="Text_20_body">patient_visit_emr_documents <text:s/>details</text:p>
                </table:table-cell>
              </table:table-row>
            </table:table>
            <text:p text:style-name="Table_20_Contents"/>
          </table:table-cell>
        </table:table-row>
        <table:table-row>
          <table:table-cell table:style-name="Table69.A2" office:value-type="string">
            <text:p text:style-name="Standard"/>
            <text:p text:style-name="P7">Status and Return codes:</text:p>
            <table:table table:name="Table72" table:style-name="Table72">
              <table:table-column table:style-name="Table72.A" table:number-columns-repeated="3"/>
              <table:table-row>
                <table:table-cell table:style-name="Table72.A1" office:value-type="string">
                  <text:p text:style-name="P17">Http Status code</text:p>
                </table:table-cell>
                <table:table-cell table:style-name="Table72.A1" office:value-type="string">
                  <text:p text:style-name="P17">return_code</text:p>
                </table:table-cell>
                <table:table-cell table:style-name="Table72.C1" office:value-type="string">
                  <text:p text:style-name="P17">return_message</text:p>
                </table:table-cell>
              </table:table-row>
              <table:table-row>
                <table:table-cell table:style-name="Table72.A2" office:value-type="string">
                  <text:p text:style-name="Table_20_Contents">200</text:p>
                </table:table-cell>
                <table:table-cell table:style-name="Table72.A2" office:value-type="string">
                  <text:p text:style-name="Table_20_Contents">2001</text:p>
                </table:table-cell>
                <table:table-cell table:style-name="Table72.C2" office:value-type="string">
                  <text:p text:style-name="Table_20_Contents">"Success"</text:p>
                </table:table-cell>
              </table:table-row>
              <table:table-row>
                <table:table-cell table:style-name="Table72.A2" office:value-type="string">
                  <text:p text:style-name="Table_20_Contents">401</text:p>
                </table:table-cell>
                <table:table-cell table:style-name="Table72.A2" office:value-type="string">
                  <text:p text:style-name="Table_20_Contents">1001</text:p>
                </table:table-cell>
                <table:table-cell table:style-name="Table72.C2" office:value-type="string">
                  <text:p text:style-name="Table_20_Contents">“<text:span text:style-name="T3">Session is expired, please login again</text:span>”</text:p>
                </table:table-cell>
              </table:table-row>
              <table:table-row>
                <table:table-cell table:style-name="Table72.A2" office:value-type="string">
                  <text:p text:style-name="Table_20_Contents">500</text:p>
                </table:table-cell>
                <table:table-cell table:style-name="Table72.A2" office:value-type="string">
                  <text:p text:style-name="Table_20_Contents">1021</text:p>
                </table:table-cell>
                <table:table-cell table:style-name="Table72.C2" office:value-type="string">
                  <text:p text:style-name="Table_20_Contents">”fail to get <text:s/>emr <text:s/>data”</text:p>
                </table:table-cell>
              </table:table-row>
            </table:table>
            <text:p text:style-name="Standard"/>
          </table:table-cell>
        </table:table-row>
        <table:table-row>
          <table:table-cell table:style-name="Table69.A2" office:value-type="string">
            <text:p text:style-name="Standard"/>
            <text:p text:style-name="P7">Sample data :</text:p>
            <text:p text:style-name="Standard">1.</text:p>
            <text:p text:style-name="Standard"><text:bookmark text:name="s-146"/>{ <text:line-break/><text:bookmark text:name="s-246"/> <text:s text:c="12"/></text:p>
            <text:list xml:id="list120215882782295" text:continue-numbering="true" text:style-name="L6">
              <text:list-header>
                <text:p text:style-name="P148"><text:s/>"return_code": "2001",</text:p>
                <text:p text:style-name="P148">"return_message": "Success",</text:p>
                <text:p text:style-name="P57"><text:soft-page-break/>"patient_visit_emr_documents": [</text:p>
                <text:p text:style-name="P148">[</text:p>
              </text:list-header>
            </text:list>
            <text:list xml:id="list3452523914" text:style-name="L72">
              <text:list-item>
                <text:list>
                  <text:list-header>
                    <text:p text:style-name="P160">{</text:p>
                    <text:list>
                      <text:list-header>
                        <text:p text:style-name="P160">"class": "com.insta.hms.emr.DocHolder",</text:p>
                        <text:p text:style-name="P160">"filterId": "OP023204",</text:p>
                        <text:p text:style-name="P160">"label": "2013-12-24 (OP023204)",</text:p>
                        <text:p text:style-name="P160">"viewDocs": [</text:p>
                        <text:list>
                          <text:list-header>
                            <text:p text:style-name="P160">{</text:p>
                            <text:list>
                              <text:list-header>
                                <text:p text:style-name="P160">"pdfSupported": true,</text:p>
                                <text:p text:style-name="P160">"provider": "ConsultationsProvider",</text:p>
                                <text:p text:style-name="P160">"contentType": "application/pdf",</text:p>
                                <text:p text:style-name="P160">"visitDate": "2013-12-23T18:30:00Z",</text:p>
                                <text:p text:style-name="P160">"date": "2013-12-24T13:04:44Z",</text:p>
                                <text:p text:style-name="P160">"type": "SYS_CONSULT",</text:p>
                                <text:p text:style-name="P160">"doctor": "Dr. Mohan Rangaswamy ",</text:p>
                                <text:p text:style-name="P160">"annotation": "",</text:p>
                                <text:p text:style-name="P160">"displayUrl": "/emr/print.do?method=printConsultation&amp;consultation_id=22077&amp;printerId=4&amp;allFields=Y&amp;fromEmr=Y",</text:p>
                                <text:p text:style-name="P160">"docid": "22077",</text:p>
                                <text:p text:style-name="P160">"title": "Case Sheet - Dr. Mohan Rangaswamy ",</text:p>
                                <text:p text:style-name="P160">"visitid": "OP023204",</text:p>
                                <text:p text:style-name="P160">"description": ""</text:p>
                              </text:list-header>
                            </text:list>
                            <text:p text:style-name="P160">}</text:p>
                          </text:list-header>
                        </text:list>
                        <text:p text:style-name="P160">]</text:p>
                      </text:list-header>
                    </text:list>
                    <text:p text:style-name="P94">},</text:p>
                  </text:list-header>
                </text:list>
              </text:list-item>
            </text:list>
            <text:p text:style-name="Standard"><text:bookmark text:name="s-616"/><text:line-break/><text:bookmark text:name="s-946"/>}</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73" table:style-name="Table73">
        <table:table-column table:style-name="Table73.A"/>
        <table:table-row>
          <table:table-cell table:style-name="Table73.A1" office:value-type="string">
            <text:h text:style-name="P166" text:outline-level="2"><text:bookmark-start text:name="__RefHeading__6408_1424362952"/><text:span text:style-name="T6">Operation: </text:span>Get Test Value trend (GET request to insta)<text:bookmark-end text:name="__RefHeading__6408_1424362952"/></text:h>
          </table:table-cell>
        </table:table-row>
        <table:table-row>
          <table:table-cell table:style-name="Table73.A2" office:value-type="string">
            <text:p text:style-name="Table_20_Contents"><text:span text:style-name="T6">Request URL:</text:span> http:serveripaddress/instaapps/patientEmrView.do?_method=getTestResultsView</text:p>
          </table:table-cell>
        </table:table-row>
        <table:table-row>
          <table:table-cell table:style-name="Table73.A2" office:value-type="string">
            <text:p text:style-name="Table_20_Contents"/>
            <text:p text:style-name="P17">Request Parameters:</text:p>
            <text:p text:style-name="Table_20_Contents"/>
            <table:table table:name="Table74" table:style-name="Table74">
              <table:table-column table:style-name="Table74.A" table:number-columns-repeated="3"/>
              <table:table-column table:style-name="Table74.D"/>
              <table:table-row>
                <table:table-cell table:style-name="Table74.A1" office:value-type="string">
                  <text:p text:style-name="P17">Name</text:p>
                </table:table-cell>
                <table:table-cell table:style-name="Table74.A1" office:value-type="string">
                  <text:p text:style-name="P17">Type</text:p>
                </table:table-cell>
                <table:table-cell table:style-name="Table74.A1" office:value-type="string">
                  <text:p text:style-name="P17">Purpose</text:p>
                </table:table-cell>
                <table:table-cell table:style-name="Table74.D1" office:value-type="string">
                  <text:p text:style-name="P17">Required</text:p>
                </table:table-cell>
              </table:table-row>
              <table:table-row>
                <table:table-cell table:style-name="Table74.A2" office:value-type="string">
                  <text:p text:style-name="Table_20_Contents">NA</text:p>
                </table:table-cell>
                <table:table-cell table:style-name="Table74.A2" office:value-type="string">
                  <text:p text:style-name="Table_20_Contents">--</text:p>
                </table:table-cell>
                <table:table-cell table:style-name="Table74.A2" office:value-type="string">
                  <text:p text:style-name="Table_20_Contents">--</text:p>
                </table:table-cell>
                <table:table-cell table:style-name="Table74.D2" office:value-type="string">
                  <text:p text:style-name="Table_20_Contents">No</text:p>
                </table:table-cell>
              </table:table-row>
            </table:table>
            <text:p text:style-name="Table_20_Contents"/>
          </table:table-cell>
        </table:table-row>
        <table:table-row>
          <table:table-cell table:style-name="Table73.A2" office:value-type="string">
            <text:p text:style-name="Table_20_Contents"/>
            <text:p text:style-name="P17">Response Parameters:</text:p>
            <text:p text:style-name="Table_20_Contents"/>
            <table:table table:name="Table75" table:style-name="Table75">
              <table:table-column table:style-name="Table75.A" table:number-columns-repeated="3"/>
              <table:table-row>
                <table:table-cell table:style-name="Table75.A1" office:value-type="string">
                  <text:p text:style-name="P17">Name </text:p>
                </table:table-cell>
                <table:table-cell table:style-name="Table75.A1" office:value-type="string">
                  <text:p text:style-name="P17">Type</text:p>
                </table:table-cell>
                <table:table-cell table:style-name="Table75.C1" office:value-type="string">
                  <text:p text:style-name="P17">Additional Information</text:p>
                </table:table-cell>
              </table:table-row>
              <table:table-row>
                <table:table-cell table:style-name="Table75.A2" office:value-type="string">
                  <text:p text:style-name="Table_20_Contents"/>
                </table:table-cell>
                <table:table-cell table:style-name="Table75.A2" office:value-type="string">
                  <text:p text:style-name="Table_20_Contents"/>
                </table:table-cell>
                <table:table-cell table:style-name="Table75.C2" office:value-type="string">
                  <text:p text:style-name="Table_20_Contents">server sends a output stream which is a type of application/vnd.ms-excel.</text:p>
                </table:table-cell>
              </table:table-row>
            </table:table>
            <text:p text:style-name="Table_20_Contents"/>
          </table:table-cell>
        </table:table-row>
        <table:table-row>
          <table:table-cell table:style-name="Table73.A2" office:value-type="string">
            <text:p text:style-name="P7">Status and Return codes:</text:p>
            <table:table table:name="Table76" table:style-name="Table76">
              <table:table-column table:style-name="Table76.A" table:number-columns-repeated="3"/>
              <table:table-row>
                <table:table-cell table:style-name="Table76.A1" office:value-type="string">
                  <text:p text:style-name="P17">Http Status code</text:p>
                </table:table-cell>
                <table:table-cell table:style-name="Table76.A1" office:value-type="string">
                  <text:p text:style-name="P17">return_code</text:p>
                </table:table-cell>
                <table:table-cell table:style-name="Table76.C1" office:value-type="string">
                  <text:p text:style-name="P17">return_message</text:p>
                </table:table-cell>
              </table:table-row>
            </table:table>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77" table:style-name="Table77">
        <table:table-column table:style-name="Table77.A"/>
        <table:table-row>
          <table:table-cell table:style-name="Table77.A1" office:value-type="string">
            <text:h text:style-name="P166" text:outline-level="2"><text:bookmark-start text:name="__RefHeading__6410_1424362952"/><text:span text:style-name="T6">Operation: </text:span>Get Vitals Trend(GET request to insta)<text:bookmark-end text:name="__RefHeading__6410_1424362952"/></text:h>
          </table:table-cell>
        </table:table-row>
        <table:table-row>
          <table:table-cell table:style-name="Table77.A2" office:value-type="string">
            <text:p text:style-name="Table_20_Contents"><text:span text:style-name="T6">Request URL: </text:span>http:serveripaddress/instaapps/patientEmrView.do?_method=getVitalsView</text:p>
          </table:table-cell>
        </table:table-row>
        <table:table-row>
          <table:table-cell table:style-name="Table77.A2" office:value-type="string">
            <text:p text:style-name="Table_20_Contents"/>
            <text:p text:style-name="P17">Request Parameters:</text:p>
            <text:p text:style-name="Table_20_Contents"/>
            <table:table table:name="Table78" table:style-name="Table78">
              <table:table-column table:style-name="Table78.A" table:number-columns-repeated="3"/>
              <table:table-column table:style-name="Table78.D"/>
              <table:table-row>
                <table:table-cell table:style-name="Table78.A1" office:value-type="string">
                  <text:p text:style-name="P17">Name</text:p>
                </table:table-cell>
                <table:table-cell table:style-name="Table78.A1" office:value-type="string">
                  <text:p text:style-name="P17">Type</text:p>
                </table:table-cell>
                <table:table-cell table:style-name="Table78.A1" office:value-type="string">
                  <text:p text:style-name="P17">Purpose</text:p>
                </table:table-cell>
                <table:table-cell table:style-name="Table78.D1" office:value-type="string">
                  <text:p text:style-name="P17">Required</text:p>
                </table:table-cell>
              </table:table-row>
              <table:table-row>
                <table:table-cell table:style-name="Table78.A2" office:value-type="string">
                  <text:p text:style-name="Table_20_Contents">NA</text:p>
                </table:table-cell>
                <table:table-cell table:style-name="Table78.A2" office:value-type="string">
                  <text:p text:style-name="Table_20_Contents">--</text:p>
                </table:table-cell>
                <table:table-cell table:style-name="Table78.A2" office:value-type="string">
                  <text:p text:style-name="Table_20_Contents">--</text:p>
                </table:table-cell>
                <table:table-cell table:style-name="Table78.D2" office:value-type="string">
                  <text:p text:style-name="Table_20_Contents">No</text:p>
                </table:table-cell>
              </table:table-row>
            </table:table>
            <text:p text:style-name="Table_20_Contents"/>
          </table:table-cell>
        </table:table-row>
        <table:table-row>
          <table:table-cell table:style-name="Table77.A2" office:value-type="string">
            <text:p text:style-name="Table_20_Contents"/>
            <text:p text:style-name="P17">Response Parameters:</text:p>
            <text:p text:style-name="Table_20_Contents"/>
            <table:table table:name="Table79" table:style-name="Table79">
              <table:table-column table:style-name="Table79.A" table:number-columns-repeated="3"/>
              <table:table-row>
                <table:table-cell table:style-name="Table79.A1" office:value-type="string">
                  <text:p text:style-name="P17">Name </text:p>
                </table:table-cell>
                <table:table-cell table:style-name="Table79.A1" office:value-type="string">
                  <text:p text:style-name="P17">Type</text:p>
                </table:table-cell>
                <table:table-cell table:style-name="Table79.C1" office:value-type="string">
                  <text:p text:style-name="P17">Additional Information</text:p>
                </table:table-cell>
              </table:table-row>
              <table:table-row>
                <table:table-cell table:style-name="Table79.A2" office:value-type="string">
                  <text:p text:style-name="Table_20_Contents"/>
                </table:table-cell>
                <table:table-cell table:style-name="Table79.A2" office:value-type="string">
                  <text:p text:style-name="Table_20_Contents"/>
                </table:table-cell>
                <table:table-cell table:style-name="Table79.C2" office:value-type="string">
                  <text:p text:style-name="Table_20_Contents">server sends a output stream which is a type of application/vnd.ms-excel.</text:p>
                </table:table-cell>
              </table:table-row>
            </table:table>
            <text:p text:style-name="Table_20_Contents"/>
          </table:table-cell>
        </table:table-row>
        <table:table-row>
          <table:table-cell table:style-name="Table77.A2" office:value-type="string">
            <text:p text:style-name="Standard"/>
            <text:p text:style-name="P7">Status and Return codes:</text:p>
            <table:table table:name="Table80" table:style-name="Table80">
              <table:table-column table:style-name="Table80.A" table:number-columns-repeated="3"/>
              <table:table-row>
                <table:table-cell table:style-name="Table80.A1" office:value-type="string">
                  <text:p text:style-name="P17">Http Status code</text:p>
                </table:table-cell>
                <table:table-cell table:style-name="Table80.A1" office:value-type="string">
                  <text:p text:style-name="P17">return_code</text:p>
                </table:table-cell>
                <table:table-cell table:style-name="Table80.C1" office:value-type="string">
                  <text:p text:style-name="P17">return_message</text:p>
                </table:table-cell>
              </table:table-row>
            </table:table>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 table:name="Table81" table:style-name="Table81">
        <table:table-column table:style-name="Table81.A"/>
        <table:table-row>
          <table:table-cell table:style-name="Table81.A1" office:value-type="string">
            <text:h text:style-name="P166" text:outline-level="2"><text:bookmark-start text:name="__RefHeading__6412_1424362952"/><text:span text:style-name="T6">Operation:</text:span> Change Password(POST request to insta)<text:bookmark-end text:name="__RefHeading__6412_1424362952"/></text:h>
          </table:table-cell>
        </table:table-row>
        <table:table-row>
          <table:table-cell table:style-name="Table81.A2" office:value-type="string">
            <text:p text:style-name="Table_20_Contents"><text:span text:style-name="T6">Request URL:</text:span> http:serveripaddress/instaapps/changePassword.do?_method=updatePassword</text:p>
          </table:table-cell>
        </table:table-row>
        <table:table-row>
          <table:table-cell table:style-name="Table81.A2" office:value-type="string">
            <text:p text:style-name="P17">Request Parameters:</text:p>
            <text:p text:style-name="Table_20_Contents"/>
            <table:table table:name="Table82" table:style-name="Table82">
              <table:table-column table:style-name="Table82.A" table:number-columns-repeated="3"/>
              <table:table-column table:style-name="Table82.D"/>
              <table:table-row>
                <table:table-cell table:style-name="Table82.A1" office:value-type="string">
                  <text:p text:style-name="P17">Name</text:p>
                </table:table-cell>
                <table:table-cell table:style-name="Table82.A1" office:value-type="string">
                  <text:p text:style-name="P17">Type</text:p>
                </table:table-cell>
                <table:table-cell table:style-name="Table82.A1" office:value-type="string">
                  <text:p text:style-name="P17">Purpose</text:p>
                </table:table-cell>
                <table:table-cell table:style-name="Table82.D1" office:value-type="string">
                  <text:p text:style-name="P17">Required</text:p>
                </table:table-cell>
              </table:table-row>
              <table:table-row>
                <table:table-cell table:style-name="Table82.A2" office:value-type="string">
                  <text:p text:style-name="Table_20_Contents">mobile_old_password</text:p>
                </table:table-cell>
                <table:table-cell table:style-name="Table82.A2" office:value-type="string">
                  <text:p text:style-name="Table_20_Contents">String</text:p>
                </table:table-cell>
                <table:table-cell table:style-name="Table82.A2" office:value-type="string">
                  <text:p text:style-name="Table_20_Contents">Old password</text:p>
                </table:table-cell>
                <table:table-cell table:style-name="Table82.D2" office:value-type="string">
                  <text:p text:style-name="Table_20_Contents">Yes</text:p>
                </table:table-cell>
              </table:table-row>
              <table:table-row>
                <table:table-cell table:style-name="Table82.A2" office:value-type="string">
                  <text:p text:style-name="Table_20_Contents">mobile_new_password</text:p>
                </table:table-cell>
                <table:table-cell table:style-name="Table82.A2" office:value-type="string">
                  <text:p text:style-name="Table_20_Contents">String(Max 6 characters)</text:p>
                </table:table-cell>
                <table:table-cell table:style-name="Table82.A2" office:value-type="string">
                  <text:p text:style-name="Table_20_Contents">New password</text:p>
                </table:table-cell>
                <table:table-cell table:style-name="Table82.D2" office:value-type="string">
                  <text:p text:style-name="Table_20_Contents">Yes</text:p>
                </table:table-cell>
              </table:table-row>
            </table:table>
            <text:p text:style-name="Table_20_Contents"/>
          </table:table-cell>
        </table:table-row>
        <table:table-row>
          <table:table-cell table:style-name="Table81.A2" office:value-type="string">
            <text:p text:style-name="P17">Response Parameters:</text:p>
            <table:table table:name="Table83" table:style-name="Table83">
              <table:table-column table:style-name="Table83.A" table:number-columns-repeated="3"/>
              <table:table-row>
                <table:table-cell table:style-name="Table83.A1" office:value-type="string">
                  <text:p text:style-name="P17">Name </text:p>
                </table:table-cell>
                <table:table-cell table:style-name="Table83.A1" office:value-type="string">
                  <text:p text:style-name="P17">Type</text:p>
                </table:table-cell>
                <table:table-cell table:style-name="Table83.C1" office:value-type="string">
                  <text:p text:style-name="P17">Additional Information</text:p>
                </table:table-cell>
              </table:table-row>
              <table:table-row>
                <table:table-cell table:style-name="Table83.A2" office:value-type="string">
                  <text:p text:style-name="Table_20_Contents">return_message</text:p>
                </table:table-cell>
                <table:table-cell table:style-name="Table83.A2" office:value-type="string">
                  <text:p text:style-name="Table_20_Contents">String</text:p>
                </table:table-cell>
                <table:table-cell table:style-name="Table83.C2" office:value-type="string">
                  <text:p text:style-name="Table_20_Contents">Message specifying operation information</text:p>
                </table:table-cell>
              </table:table-row>
              <table:table-row>
                <table:table-cell table:style-name="Table83.A2" office:value-type="string">
                  <text:p text:style-name="Table_20_Contents">return_code</text:p>
                </table:table-cell>
                <table:table-cell table:style-name="Table83.A2" office:value-type="string">
                  <text:p text:style-name="Table_20_Contents">String</text:p>
                </table:table-cell>
                <table:table-cell table:style-name="Table83.C2" office:value-type="string">
                  <text:p text:style-name="Table_20_Contents">value</text:p>
                </table:table-cell>
              </table:table-row>
            </table:table>
            <text:p text:style-name="Table_20_Contents"/>
          </table:table-cell>
        </table:table-row>
        <table:table-row>
          <table:table-cell table:style-name="Table81.A2" office:value-type="string">
            <text:p text:style-name="P7">Status and Return codes:</text:p>
            <table:table table:name="Table84" table:style-name="Table84">
              <table:table-column table:style-name="Table84.A" table:number-columns-repeated="3"/>
              <table:table-row>
                <table:table-cell table:style-name="Table84.A1" office:value-type="string">
                  <text:p text:style-name="P17">Http Status code</text:p>
                </table:table-cell>
                <table:table-cell table:style-name="Table84.A1" office:value-type="string">
                  <text:p text:style-name="P17">return_code</text:p>
                </table:table-cell>
                <table:table-cell table:style-name="Table84.C1" office:value-type="string">
                  <text:p text:style-name="P17">return_message</text:p>
                </table:table-cell>
              </table:table-row>
              <table:table-row>
                <table:table-cell table:style-name="Table84.A2" office:value-type="string">
                  <text:p text:style-name="Table_20_Contents">200</text:p>
                </table:table-cell>
                <table:table-cell table:style-name="Table84.A2" office:value-type="string">
                  <text:p text:style-name="Table_20_Contents">2001</text:p>
                </table:table-cell>
                <table:table-cell table:style-name="Table84.C2" office:value-type="string">
                  <text:p text:style-name="Table_20_Contents">”Success”</text:p>
                </table:table-cell>
              </table:table-row>
              <table:table-row>
                <table:table-cell table:style-name="Table84.A2" office:value-type="string">
                  <text:p text:style-name="Table_20_Contents">400</text:p>
                </table:table-cell>
                <table:table-cell table:style-name="Table84.A2" office:value-type="string">
                  <text:p text:style-name="Table_20_Contents">1002</text:p>
                </table:table-cell>
                <table:table-cell table:style-name="Table84.C2" office:value-type="string">
                  <text:p text:style-name="Table_20_Contents">"Mandatory fields are not supplied"</text:p>
                </table:table-cell>
              </table:table-row>
              <table:table-row>
                <table:table-cell table:style-name="Table84.A2" office:value-type="string">
                  <text:p text:style-name="Table_20_Contents">400</text:p>
                </table:table-cell>
                <table:table-cell table:style-name="Table84.A2" office:value-type="string">
                  <text:p text:style-name="Table_20_Contents">1021</text:p>
                </table:table-cell>
                <table:table-cell table:style-name="Table84.C2" office:value-type="string">
                  <text:p text:style-name="Table_20_Contents">"Old and new password are same."</text:p>
                </table:table-cell>
              </table:table-row>
              <table:table-row>
                <table:table-cell table:style-name="Table84.A2" office:value-type="string">
                  <text:p text:style-name="Table_20_Contents">400</text:p>
                </table:table-cell>
                <table:table-cell table:style-name="Table84.A2" office:value-type="string">
                  <text:p text:style-name="Table_20_Contents">1022</text:p>
                </table:table-cell>
                <table:table-cell table:style-name="Table84.C2" office:value-type="string">
                  <text:p text:style-name="Table_20_Contents">"Old password is not matching with the existing password"</text:p>
                </table:table-cell>
              </table:table-row>
              <table:table-row>
                <table:table-cell table:style-name="Table84.A2" office:value-type="string">
                  <text:p text:style-name="Table_20_Contents">400</text:p>
                </table:table-cell>
                <table:table-cell table:style-name="Table84.A2" office:value-type="string">
                  <text:p text:style-name="Table_20_Contents">1023</text:p>
                </table:table-cell>
                <table:table-cell table:style-name="Table84.C2" office:value-type="string">
                  <text:p text:style-name="Table_20_Contents">“Password length should not be more than 6”</text:p>
                </table:table-cell>
              </table:table-row>
              <table:table-row>
                <table:table-cell table:style-name="Table84.A2" office:value-type="string">
                  <text:p text:style-name="Table_20_Contents">401</text:p>
                </table:table-cell>
                <table:table-cell table:style-name="Table84.A2" office:value-type="string">
                  <text:p text:style-name="Table_20_Contents">1001</text:p>
                </table:table-cell>
                <table:table-cell table:style-name="Table84.C2" office:value-type="string">
                  <text:p text:style-name="Table_20_Contents">“<text:span text:style-name="T3">Session is expired, please login again</text:span>”</text:p>
                </table:table-cell>
              </table:table-row>
            </table:table>
            <text:p text:style-name="Standard"/>
          </table:table-cell>
        </table:table-row>
        <table:table-row>
          <table:table-cell table:style-name="Table81.A2" office:value-type="string">
            <text:p text:style-name="P7">Sample data :</text:p>
            <text:p text:style-name="Standard">1.</text:p>
            <text:p text:style-name="Standard"><text:bookmark text:name="s-1462"/>{ <text:line-break/><text:bookmark text:name="s-2462"/> <text:s text:c="11"/>"return_message": ”Success”</text:p>
            <text:list xml:id="list120215153519374" text:continue-list="list120215882782295" text:style-name="L6">
              <text:list-header>
                <text:p text:style-name="P57"><text:s/>"return_code": "2001"<text:bookmark text:name="s-6162"/> <text:s/><text:line-break/><text:bookmark text:name="s-9462"/><text:soft-page-break/>}</text:p>
              </text:list-header>
            </text:list>
            <text:p text:style-name="Standard"/>
            <text:p text:style-name="Standard"/>
          </table:table-cell>
        </table:table-row>
      </table:table>
      <text:p text:style-name="Standard"/>
      <text:p text:style-name="Standard"/>
      <text:p text:style-name="Standard"/>
      <text:p text:style-name="Standard"/>
      <table:table table:name="Table85" table:style-name="Table85">
        <table:table-column table:style-name="Table85.A"/>
        <table:table-row>
          <table:table-cell table:style-name="Table85.A1" office:value-type="string">
            <text:h text:style-name="P166" text:outline-level="2"><text:bookmark-start text:name="__RefHeading__6414_1424362952"/><text:span text:style-name="T6">Operation:</text:span> Request for list of <text:s/>Patient Appointment Details (GET request to insta)<text:bookmark-end text:name="__RefHeading__6414_1424362952"/></text:h>
          </table:table-cell>
        </table:table-row>
        <table:table-row>
          <table:table-cell table:style-name="Table85.A2" office:value-type="string">
            <text:p text:style-name="P17">Request URL: </text:p>
            <text:p text:style-name="Table_20_Contents">http:serveripaddress/instaapps/doctorscheduler.do?_method=getPatientAppointmentDetails</text:p>
          </table:table-cell>
        </table:table-row>
        <table:table-row>
          <table:table-cell table:style-name="Table85.A2" office:value-type="string">
            <text:p text:style-name="Table_20_Contents"/>
            <text:p text:style-name="P17">Request Parameters:</text:p>
            <text:p text:style-name="Table_20_Contents"/>
            <table:table table:name="Table87" table:style-name="Table87">
              <table:table-column table:style-name="Table87.A" table:number-columns-repeated="3"/>
              <table:table-column table:style-name="Table87.D"/>
              <table:table-row>
                <table:table-cell table:style-name="Table87.A1" office:value-type="string">
                  <text:p text:style-name="P17">Name</text:p>
                </table:table-cell>
                <table:table-cell table:style-name="Table87.A1" office:value-type="string">
                  <text:p text:style-name="P17">Type</text:p>
                </table:table-cell>
                <table:table-cell table:style-name="Table87.A1" office:value-type="string">
                  <text:p text:style-name="P17">Purpose</text:p>
                </table:table-cell>
                <table:table-cell table:style-name="Table87.D1" office:value-type="string">
                  <text:p text:style-name="P17">Required</text:p>
                </table:table-cell>
              </table:table-row>
              <table:table-row>
                <table:table-cell table:style-name="Table87.A2" office:value-type="string">
                  <text:p text:style-name="Table_20_Contents"/>
                </table:table-cell>
                <table:table-cell table:style-name="Table87.A2" office:value-type="string">
                  <text:p text:style-name="Table_20_Contents"/>
                </table:table-cell>
                <table:table-cell table:style-name="Table87.A2" office:value-type="string">
                  <text:p text:style-name="Table_20_Contents">mr_no given by session object</text:p>
                </table:table-cell>
                <table:table-cell table:style-name="Table87.D2" office:value-type="string">
                  <text:p text:style-name="Table_20_Contents"/>
                </table:table-cell>
              </table:table-row>
            </table:table>
            <text:p text:style-name="Table_20_Contents"/>
          </table:table-cell>
        </table:table-row>
        <table:table-row>
          <table:table-cell table:style-name="Table85.A2" office:value-type="string">
            <text:p text:style-name="Table_20_Contents"/>
            <text:p text:style-name="P17">Response Parameters:</text:p>
            <text:p text:style-name="Table_20_Contents"/>
            <table:table table:name="Table86" table:style-name="Table86">
              <table:table-column table:style-name="Table86.A" table:number-columns-repeated="3"/>
              <table:table-row>
                <table:table-cell table:style-name="Table86.A1" office:value-type="string">
                  <text:p text:style-name="P17">Name </text:p>
                </table:table-cell>
                <table:table-cell table:style-name="Table86.A1" office:value-type="string">
                  <text:p text:style-name="P17">Type</text:p>
                </table:table-cell>
                <table:table-cell table:style-name="Table86.C1" office:value-type="string">
                  <text:p text:style-name="P17">Additional Information</text:p>
                </table:table-cell>
              </table:table-row>
              <table:table-row>
                <table:table-cell table:style-name="Table86.A2" office:value-type="string">
                  <text:p text:style-name="Table_20_Contents">return_message</text:p>
                </table:table-cell>
                <table:table-cell table:style-name="Table86.A2" office:value-type="string">
                  <text:p text:style-name="Table_20_Contents">String</text:p>
                </table:table-cell>
                <table:table-cell table:style-name="Table86.C2" office:value-type="string">
                  <text:p text:style-name="Table_20_Contents">Message specifying operation information</text:p>
                </table:table-cell>
              </table:table-row>
              <table:table-row>
                <table:table-cell table:style-name="Table86.A2" office:value-type="string">
                  <text:p text:style-name="Table_20_Contents">return_code</text:p>
                </table:table-cell>
                <table:table-cell table:style-name="Table86.A2" office:value-type="string">
                  <text:p text:style-name="Table_20_Contents">String</text:p>
                </table:table-cell>
                <table:table-cell table:style-name="Table86.C2" office:value-type="string">
                  <text:p text:style-name="Table_20_Contents">value</text:p>
                </table:table-cell>
              </table:table-row>
              <table:table-row>
                <table:table-cell table:style-name="Table86.A2" office:value-type="string">
                  <text:p text:style-name="Standard">patient_appointment_details</text:p>
                </table:table-cell>
                <table:table-cell table:style-name="Table86.A2" office:value-type="string">
                  <text:p text:style-name="Table_20_Contents">List&lt;Map&gt;</text:p>
                </table:table-cell>
                <table:table-cell table:style-name="Table86.C2" office:value-type="string">
                  <text:p text:style-name="Standard">patient_appointment_details details</text:p>
                </table:table-cell>
              </table:table-row>
            </table:table>
            <text:p text:style-name="Table_20_Contents"/>
          </table:table-cell>
        </table:table-row>
        <table:table-row>
          <table:table-cell table:style-name="Table85.A2" office:value-type="string">
            <text:p text:style-name="Standard"/>
            <text:p text:style-name="Standard"/>
            <text:p text:style-name="P7">Status and Return codes:</text:p>
            <table:table table:name="Table61" table:style-name="Table61">
              <table:table-column table:style-name="Table61.A" table:number-columns-repeated="3"/>
              <table:table-row>
                <table:table-cell table:style-name="Table61.A1" office:value-type="string">
                  <text:p text:style-name="P17">Http Status code</text:p>
                </table:table-cell>
                <table:table-cell table:style-name="Table61.A1" office:value-type="string">
                  <text:p text:style-name="P17">return_code</text:p>
                </table:table-cell>
                <table:table-cell table:style-name="Table61.C1" office:value-type="string">
                  <text:p text:style-name="P17">return_message</text:p>
                </table:table-cell>
              </table:table-row>
              <table:table-row>
                <table:table-cell table:style-name="Table61.A2" office:value-type="string">
                  <text:p text:style-name="Table_20_Contents">401</text:p>
                </table:table-cell>
                <table:table-cell table:style-name="Table61.A2" office:value-type="string">
                  <text:p text:style-name="Table_20_Contents">1001</text:p>
                </table:table-cell>
                <table:table-cell table:style-name="Table61.C2" office:value-type="string">
                  <text:p text:style-name="Table_20_Contents">”Session is expired, please login again.”</text:p>
                </table:table-cell>
              </table:table-row>
              <table:table-row>
                <table:table-cell table:style-name="Table61.A2" office:value-type="string">
                  <text:p text:style-name="Table_20_Contents">200</text:p>
                </table:table-cell>
                <table:table-cell table:style-name="Table61.A2" office:value-type="string">
                  <text:p text:style-name="Table_20_Contents">2001</text:p>
                </table:table-cell>
                <table:table-cell table:style-name="Table61.C2" office:value-type="string">
                  <text:p text:style-name="Table_20_Contents">“Success”</text:p>
                </table:table-cell>
              </table:table-row>
            </table:table>
            <text:p text:style-name="Standard"/>
          </table:table-cell>
        </table:table-row>
        <table:table-row>
          <table:table-cell table:style-name="Table85.A2" office:value-type="string">
            <text:p text:style-name="Standard"/>
            <text:p text:style-name="P7">Sample data :</text:p>
            <text:p text:style-name="Standard">1.</text:p>
            <text:p text:style-name="Standard"><text:bookmark text:name="s-14621"/>{ <text:line-break/><text:bookmark text:name="s-24621"/> <text:s text:c="9"/>"patient_appointment_details": [</text:p>
            <text:list xml:id="list3658405072" text:style-name="L73">
              <text:list-header>
                <text:p text:style-name="P161">{</text:p>
                <text:list>
                  <text:list-header>
                    <text:p text:style-name="P161"><text:soft-page-break/>"doctor_name": "Kay Vosloo",</text:p>
                    <text:p text:style-name="P161">"res_sch_id": 1,</text:p>
                    <text:p text:style-name="P161">"salutation_name": "",</text:p>
                    <text:p text:style-name="P161">"remarks": "michelle.jalaei@hotmail.co.uk- email sent",</text:p>
                    <text:p text:style-name="P161">"changed_time": "2014-01-30T04:27:01Z",</text:p>
                    <text:p text:style-name="P161">"arrival_time": "2014-01-30T04:29:11Z",</text:p>
                    <text:p text:style-name="P161">"appointment_time": "2014-01-30T04:45:00Z",</text:p>
                    <text:p text:style-name="P161">"scheduler_prior_auth_no": "",</text:p>
                    <text:p text:style-name="P161">"patient_contact": "971566031968",</text:p>
                    <text:p text:style-name="P161">"cancel_reason": "",</text:p>
                    <text:p text:style-name="P161">"complaint": "",</text:p>
                    <text:p text:style-name="P161">"completed_time": "",</text:p>
                    <text:p text:style-name="P161">"res_sch_name": "DOC0063",</text:p>
                    <text:p text:style-name="P161">"changed_by": "kristel",</text:p>
                    <text:p text:style-name="P161">"patient_name": "Babak Jalaei",</text:p>
                    <text:p text:style-name="P161">"rescheduled": "N",</text:p>
                    <text:p text:style-name="P161">"consultation_type_id": -1,</text:p>
                    <text:p text:style-name="P161">"booked_time": "2014-01-21T09:54:50Z",</text:p>
                    <text:p text:style-name="P161">"presc_doc_id": "",</text:p>
                    <text:p text:style-name="P161">"appointment_status": "Arrived",</text:p>
                    <text:p text:style-name="P161">"orig_appt_time": "",</text:p>
                    <text:p text:style-name="P161">"appointment_type": "Consultation",</text:p>
                    <text:p text:style-name="P161">"duration": 75,</text:p>
                    <text:p text:style-name="P161">"center_name": "Center1",</text:p>
                    <text:p text:style-name="P161">"scheduler_prior_auth_mode_id": 1,</text:p>
                    <text:p text:style-name="P161">"visit_id": "OP024626",</text:p>
                    <text:p text:style-name="P161">"scheduler_visit_type": "M",</text:p>
                    <text:p text:style-name="P161">"appointment_id": 49604,</text:p>
                    <text:p text:style-name="P161">"center_id": 0,</text:p>
                    <text:p text:style-name="P161">"mr_no": "00011787",</text:p>
                    <text:p text:style-name="P161">"booked_by": "kristel",</text:p>
                    <text:p text:style-name="P161">“prim_res_id”:”DOC0063”</text:p>
                  </text:list-header>
                </text:list>
                <text:p text:style-name="P95">}</text:p>
              </text:list-header>
            </text:list>
            <text:p text:style-name="Text_20_body"><text:s text:c="49"/>]</text:p>
            <text:p text:style-name="Standard"><text:s text:c="13"/>"return_code": "2001",</text:p>
            <text:p text:style-name="Text_20_body"><text:s text:c="13"/>"return_message": "Success"<text:line-break/><text:bookmark text:name="s-61621"/> <text:s/><text:line-break/><text:bookmark text:name="s-94621"/>}</text:p>
            <text:p text:style-name="Standard"/>
          </table:table-cell>
        </table:table-row>
      </table:table>
      <text:p text:style-name="P6"/>
      <text:p text:style-name="P6"/>
      <text:p text:style-name="P6"><text:soft-page-break/></text:p>
      <text:p text:style-name="P6"/>
      <table:table table:name="Table57" table:style-name="Table57">
        <table:table-column table:style-name="Table57.A"/>
        <table:table-row>
          <table:table-cell table:style-name="Table57.A1" office:value-type="string">
            <text:h text:style-name="P166" text:outline-level="2"><text:bookmark-start text:name="__RefHeading__6929_1600780962"/><text:span text:style-name="T6">Operation: Update</text:span> Appointment request (POST request to insta)<text:bookmark-end text:name="__RefHeading__6929_1600780962"/></text:h>
          </table:table-cell>
        </table:table-row>
        <table:table-row>
          <table:table-cell table:style-name="Table57.A2" office:value-type="string">
            <text:p text:style-name="Table_20_Contents"><text:span text:style-name="T6">Request URL:</text:span> http:serveripaddress/instaapps/doctorscheduler.do?_method=updateAppointment </text:p>
          </table:table-cell>
        </table:table-row>
        <table:table-row>
          <table:table-cell table:style-name="Table57.A2" office:value-type="string">
            <text:p text:style-name="Table_20_Contents"/>
            <text:p text:style-name="P17">Request Parameters:</text:p>
            <text:p text:style-name="Table_20_Contents"/>
            <table:table table:name="Table62" table:style-name="Table62">
              <table:table-column table:style-name="Table62.A" table:number-columns-repeated="3"/>
              <table:table-column table:style-name="Table62.D"/>
              <table:table-row>
                <table:table-cell table:style-name="Table62.A1" office:value-type="string">
                  <text:p text:style-name="P17">Name</text:p>
                </table:table-cell>
                <table:table-cell table:style-name="Table62.A1" office:value-type="string">
                  <text:p text:style-name="P17">Type</text:p>
                </table:table-cell>
                <table:table-cell table:style-name="Table62.A1" office:value-type="string">
                  <text:p text:style-name="P17">Purpose</text:p>
                </table:table-cell>
                <table:table-cell table:style-name="Table62.D1" office:value-type="string">
                  <text:p text:style-name="P17">Required</text:p>
                </table:table-cell>
              </table:table-row>
              <table:table-row>
                <table:table-cell table:style-name="Table62.A2" office:value-type="string">
                  <text:p text:style-name="Table_20_Contents">appointment_id</text:p>
                </table:table-cell>
                <table:table-cell table:style-name="Table62.A2" office:value-type="string">
                  <text:p text:style-name="Table_20_Contents">String</text:p>
                </table:table-cell>
                <table:table-cell table:style-name="Table62.A2" office:value-type="string">
                  <text:p text:style-name="P10">unique appointment_id</text:p>
                  <text:p text:style-name="P10">provided by insta</text:p>
                  <text:p text:style-name="P21"/>
                </table:table-cell>
                <table:table-cell table:style-name="Table62.D2" office:value-type="string">
                  <text:p text:style-name="Table_20_Contents">Yes</text:p>
                </table:table-cell>
              </table:table-row>
              <table:table-row>
                <table:table-cell table:style-name="Table62.A2" office:value-type="string">
                  <text:p text:style-name="P10">appointment_date</text:p>
                  <text:p text:style-name="P21"/>
                </table:table-cell>
                <table:table-cell table:style-name="Table62.A2" office:value-type="string">
                  <text:p text:style-name="P21">String</text:p>
                </table:table-cell>
                <table:table-cell table:style-name="Table62.A2" office:value-type="string">
                  <text:p text:style-name="P10">appointment date </text:p>
                  <text:p text:style-name="P10">choosen by user(yyyy-</text:p>
                  <text:p text:style-name="P10">MM-</text:p>
                  <text:p text:style-name="P10">ddTHH:mm:ss.sssZ / </text:p>
                  <text:p text:style-name="P10">yyyy-MM-</text:p>
                  <text:p text:style-name="P10">ddTHH:mm:ssZ)</text:p>
                  <text:p text:style-name="P10"/>
                </table:table-cell>
                <table:table-cell table:style-name="Table62.D2" office:value-type="string">
                  <text:p text:style-name="P21">No</text:p>
                </table:table-cell>
              </table:table-row>
              <table:table-row>
                <table:table-cell table:style-name="Table62.A2" office:value-type="string">
                  <text:p text:style-name="Table_20_Contents">resource_id</text:p>
                </table:table-cell>
                <table:table-cell table:style-name="Table62.A2" office:value-type="string">
                  <text:p text:style-name="Table_20_Contents">String</text:p>
                </table:table-cell>
                <table:table-cell table:style-name="Table62.A2" office:value-type="string">
                  <text:p text:style-name="Table_20_Contents">doctor choosen by user</text:p>
                </table:table-cell>
                <table:table-cell table:style-name="Table62.D2" office:value-type="string">
                  <text:p text:style-name="Table_20_Contents">No</text:p>
                </table:table-cell>
              </table:table-row>
              <table:table-row>
                <table:table-cell table:style-name="Table62.A2" office:value-type="string">
                  <text:p text:style-name="Table_20_Contents">center_id</text:p>
                </table:table-cell>
                <table:table-cell table:style-name="Table62.A2" office:value-type="string">
                  <text:p text:style-name="Table_20_Contents">String</text:p>
                </table:table-cell>
                <table:table-cell table:style-name="Table62.A2" office:value-type="string">
                  <text:p text:style-name="Table_20_Contents">clinic choosen by user</text:p>
                </table:table-cell>
                <table:table-cell table:style-name="Table62.D2" office:value-type="string">
                  <text:p text:style-name="Table_20_Contents">No</text:p>
                </table:table-cell>
              </table:table-row>
            </table:table>
            <text:p text:style-name="Table_20_Contents"/>
          </table:table-cell>
        </table:table-row>
        <table:table-row>
          <table:table-cell table:style-name="Table57.A2" office:value-type="string">
            <text:p text:style-name="Table_20_Contents"/>
            <text:p text:style-name="P17">Response Parameters:</text:p>
            <text:p text:style-name="Table_20_Contents"/>
            <table:table table:name="Table63" table:style-name="Table63">
              <table:table-column table:style-name="Table63.A" table:number-columns-repeated="3"/>
              <table:table-row>
                <table:table-cell table:style-name="Table63.A1" office:value-type="string">
                  <text:p text:style-name="P17">Name </text:p>
                </table:table-cell>
                <table:table-cell table:style-name="Table63.A1" office:value-type="string">
                  <text:p text:style-name="P17">Type</text:p>
                </table:table-cell>
                <table:table-cell table:style-name="Table63.C1" office:value-type="string">
                  <text:p text:style-name="P17">Additional Information</text:p>
                </table:table-cell>
              </table:table-row>
              <table:table-row>
                <table:table-cell table:style-name="Table63.A2" office:value-type="string">
                  <text:p text:style-name="Table_20_Contents">return_message</text:p>
                </table:table-cell>
                <table:table-cell table:style-name="Table63.A2" office:value-type="string">
                  <text:p text:style-name="Table_20_Contents">String</text:p>
                </table:table-cell>
                <table:table-cell table:style-name="Table63.C2" office:value-type="string">
                  <text:p text:style-name="Table_20_Contents">Message specifying operation information</text:p>
                </table:table-cell>
              </table:table-row>
              <table:table-row>
                <table:table-cell table:style-name="Table63.A2" office:value-type="string">
                  <text:p text:style-name="Table_20_Contents">return_code</text:p>
                </table:table-cell>
                <table:table-cell table:style-name="Table63.A2" office:value-type="string">
                  <text:p text:style-name="Table_20_Contents">String</text:p>
                </table:table-cell>
                <table:table-cell table:style-name="Table63.C2" office:value-type="string">
                  <text:p text:style-name="Table_20_Contents">value</text:p>
                </table:table-cell>
              </table:table-row>
            </table:table>
            <text:p text:style-name="Table_20_Contents"/>
          </table:table-cell>
        </table:table-row>
        <table:table-row>
          <table:table-cell table:style-name="Table57.A2" office:value-type="string">
            <text:p text:style-name="Standard"/>
            <text:p text:style-name="P7">Status and Return codes:</text:p>
            <table:table table:name="Table64" table:style-name="Table64">
              <table:table-column table:style-name="Table64.A" table:number-columns-repeated="3"/>
              <table:table-row>
                <table:table-cell table:style-name="Table64.A1" office:value-type="string">
                  <text:p text:style-name="P17">Http Status code</text:p>
                </table:table-cell>
                <table:table-cell table:style-name="Table64.A1" office:value-type="string">
                  <text:p text:style-name="P17">return_code</text:p>
                </table:table-cell>
                <table:table-cell table:style-name="Table64.C1" office:value-type="string">
                  <text:p text:style-name="P17">return_message</text:p>
                </table:table-cell>
              </table:table-row>
              <table:table-row>
                <table:table-cell table:style-name="Table64.A2" office:value-type="string">
                  <text:p text:style-name="Table_20_Contents">400</text:p>
                </table:table-cell>
                <table:table-cell table:style-name="Table64.A2" office:value-type="string">
                  <text:p text:style-name="Table_20_Contents">1002</text:p>
                </table:table-cell>
                <table:table-cell table:style-name="Table64.C2" office:value-type="string">
                  <text:p text:style-name="Table_20_Contents">"Mandatory fields are not supplied"</text:p>
                </table:table-cell>
              </table:table-row>
              <table:table-row>
                <table:table-cell table:style-name="Table64.A2" office:value-type="string">
                  <text:p text:style-name="Table_20_Contents">400</text:p>
                </table:table-cell>
                <table:table-cell table:style-name="Table64.A2" office:value-type="string">
                  <text:p text:style-name="Table_20_Contents">1001</text:p>
                  <text:p text:style-name="Table_20_Contents"/>
                </table:table-cell>
                <table:table-cell table:style-name="Table64.C2" office:value-type="string">
                  <text:p text:style-name="P10">“invalid request token,please </text:p>
                  <text:p text:style-name="P10">login again”</text:p>
                  <text:p text:style-name="Table_20_Contents"/>
                </table:table-cell>
              </table:table-row>
              <table:table-row>
                <table:table-cell table:style-name="Table64.A2" office:value-type="string">
                  <text:p text:style-name="Table_20_Contents"><text:soft-page-break/>400</text:p>
                </table:table-cell>
                <table:table-cell table:style-name="Table64.A2" office:value-type="string">
                  <text:p text:style-name="Table_20_Contents">1022</text:p>
                </table:table-cell>
                <table:table-cell table:style-name="Table64.C2" office:value-type="string">
                  <text:p text:style-name="Table_20_Contents">"This time slot is already booked for this patient"</text:p>
                </table:table-cell>
              </table:table-row>
              <table:table-row>
                <table:table-cell table:style-name="Table64.A2" office:value-type="string">
                  <text:p text:style-name="Table_20_Contents">400</text:p>
                </table:table-cell>
                <table:table-cell table:style-name="Table64.A2" office:value-type="string">
                  <text:p text:style-name="Table_20_Contents">1027</text:p>
                </table:table-cell>
                <table:table-cell table:style-name="Table64.C2" office:value-type="string">
                  <text:p text:style-name="Table_20_Contents">"The time slot for this resource is already booked"</text:p>
                </table:table-cell>
              </table:table-row>
              <table:table-row>
                <table:table-cell table:style-name="Table64.A2" office:value-type="string">
                  <text:p text:style-name="Table_20_Contents">400</text:p>
                </table:table-cell>
                <table:table-cell table:style-name="Table64.A2" office:value-type="string">
                  <text:p text:style-name="Table_20_Contents">1024</text:p>
                  <text:p text:style-name="Table_20_Contents"/>
                </table:table-cell>
                <table:table-cell table:style-name="Table64.C2" office:value-type="string">
                  <text:p text:style-name="Table_20_Contents">"The resource is not available"</text:p>
                </table:table-cell>
              </table:table-row>
              <table:table-row>
                <table:table-cell table:style-name="Table64.A2" office:value-type="string">
                  <text:p text:style-name="Table_20_Contents">500</text:p>
                </table:table-cell>
                <table:table-cell table:style-name="Table64.A2" office:value-type="string">
                  <text:p text:style-name="Table_20_Contents">1025</text:p>
                </table:table-cell>
                <table:table-cell table:style-name="Table64.C2" office:value-type="string">
                  <text:p text:style-name="Table_20_Contents">"failed to Update the Appointment."</text:p>
                </table:table-cell>
              </table:table-row>
              <table:table-row>
                <table:table-cell table:style-name="Table64.A2" office:value-type="string">
                  <text:p text:style-name="Table_20_Contents">400</text:p>
                </table:table-cell>
                <table:table-cell table:style-name="Table64.A2" office:value-type="string">
                  <text:p text:style-name="Table_20_Contents">1021</text:p>
                  <text:p text:style-name="Table_20_Contents"/>
                </table:table-cell>
                <table:table-cell table:style-name="Table64.C2" office:value-type="string">
                  <text:p text:style-name="Table_20_Contents">"The resource is not schedulable"</text:p>
                </table:table-cell>
              </table:table-row>
              <table:table-row>
                <table:table-cell table:style-name="Table64.A2" office:value-type="string">
                  <text:p text:style-name="Table_20_Contents">400</text:p>
                </table:table-cell>
                <table:table-cell table:style-name="Table64.A2" office:value-type="string">
                  <text:p text:style-name="Table_20_Contents">1026</text:p>
                </table:table-cell>
                <table:table-cell table:style-name="Table64.C2" office:value-type="string">
                  <text:p text:style-name="Table_20_Contents">“Invalid Appointment Date”</text:p>
                </table:table-cell>
              </table:table-row>
              <table:table-row>
                <table:table-cell table:style-name="Table64.A2" office:value-type="string">
                  <text:p text:style-name="Table_20_Contents">400</text:p>
                </table:table-cell>
                <table:table-cell table:style-name="Table64.A2" office:value-type="string">
                  <text:p text:style-name="Table_20_Contents">1028</text:p>
                </table:table-cell>
                <table:table-cell table:style-name="Table64.C2" office:value-type="string">
                  <text:p text:style-name="Table_20_Contents">“<text:span text:style-name="T3">Appointments in 'Cancel' or 'No Show' status can not be updated.</text:span>”</text:p>
                </table:table-cell>
              </table:table-row>
              <table:table-row>
                <table:table-cell table:style-name="Table64.A2" office:value-type="string">
                  <text:p text:style-name="Table_20_Contents">400</text:p>
                </table:table-cell>
                <table:table-cell table:style-name="Table64.A2" office:value-type="string">
                  <text:p text:style-name="Table_20_Contents">1029</text:p>
                </table:table-cell>
                <table:table-cell table:style-name="Table64.C2" office:value-type="string">
                  <text:p text:style-name="Table_20_Contents">“Appointment can not be booked for default center”</text:p>
                </table:table-cell>
              </table:table-row>
              <table:table-row>
                <table:table-cell table:style-name="Table64.A2" office:value-type="string">
                  <text:p text:style-name="Table_20_Contents">400</text:p>
                </table:table-cell>
                <table:table-cell table:style-name="Table64.A2" office:value-type="string">
                  <text:p text:style-name="Table_20_Contents">1030</text:p>
                </table:table-cell>
                <table:table-cell table:style-name="Table64.C2" office:value-type="string">
                  <text:p text:style-name="P23">“<text:span text:style-name="T13">The number of appointments booked for this slot has hit the overbook limit</text:span>”</text:p>
                </table:table-cell>
              </table:table-row>
              <table:table-row>
                <table:table-cell table:style-name="Table64.A2" office:value-type="string">
                  <text:p text:style-name="Table_20_Contents">401</text:p>
                </table:table-cell>
                <table:table-cell table:style-name="Table64.A2" office:value-type="string">
                  <text:p text:style-name="Table_20_Contents">1001</text:p>
                </table:table-cell>
                <table:table-cell table:style-name="Table64.C2" office:value-type="string">
                  <text:p text:style-name="Table_20_Contents">“<text:span text:style-name="T3">Session is expired, please login again</text:span>”</text:p>
                </table:table-cell>
              </table:table-row>
              <table:table-row>
                <table:table-cell table:style-name="Table64.A2" office:value-type="string">
                  <text:p text:style-name="Table_20_Contents">200</text:p>
                </table:table-cell>
                <table:table-cell table:style-name="Table64.A2" office:value-type="string">
                  <text:p text:style-name="Table_20_Contents">2001</text:p>
                </table:table-cell>
                <table:table-cell table:style-name="Table64.C2" office:value-type="string">
                  <text:p text:style-name="Table_20_Contents">"Success"</text:p>
                </table:table-cell>
              </table:table-row>
            </table:table>
            <text:p text:style-name="Standard"/>
          </table:table-cell>
        </table:table-row>
        <table:table-row>
          <table:table-cell table:style-name="Table57.A2" office:value-type="string">
            <text:p text:style-name="Standard"/>
            <text:p text:style-name="Standard">Sample data :</text:p>
            <text:p text:style-name="Standard">1.</text:p>
            <text:p text:style-name="Standard"><text:bookmark text:name="s-1451"/>{ <text:line-break/><text:bookmark text:name="s-2451"/> <text:s text:c="12"/></text:p>
            <text:list xml:id="list120216387291280" text:continue-list="list120215153519374" text:style-name="L6">
              <text:list-header>
                <text:p text:style-name="P148"><text:s/>"return_message": "Success"</text:p>
                <text:p text:style-name="P148"><text:s/>"return_code": “2001”</text:p>
              </text:list-header>
            </text:list>
            <text:p text:style-name="Standard"><text:bookmark text:name="s-6151"/><text:bookmark text:name="s-9451"/><text:line-break/>}</text:p>
            <text:p text:style-name="Standard"/>
          </table:table-cell>
        </table:table-row>
      </table:table>
      <text:p text:style-name="Standard"/>
      <text:p text:style-name="Standard"/>
      <text:p text:style-name="P6"/>
      <text:p text:style-name="P6"/>
      <text:p text:style-name="P6"><text:soft-page-break/></text:p>
      <text:p text:style-name="P6"/>
      <text:p text:style-name="P6"/>
      <text:p text:style-name="P6"/>
      <table:table table:name="Table90" table:style-name="Table90">
        <table:table-column table:style-name="Table90.A"/>
        <table:table-row>
          <table:table-cell table:style-name="Table90.A1" office:value-type="string">
            <text:h text:style-name="P166" text:outline-level="2"><text:bookmark-start text:name="__RefHeading__6931_1600780962"/><text:span text:style-name="T6">Operation: Cancel</text:span> Appointment request (POST request to insta)<text:bookmark-end text:name="__RefHeading__6931_1600780962"/></text:h>
          </table:table-cell>
        </table:table-row>
        <table:table-row>
          <table:table-cell table:style-name="Table90.A2" office:value-type="string">
            <text:p text:style-name="Table_20_Contents"><text:span text:style-name="T6">Request URL:</text:span> http:serveripaddress/instaapps/doctorscheduler.do?_method=cancelAppointment </text:p>
          </table:table-cell>
        </table:table-row>
        <table:table-row>
          <table:table-cell table:style-name="Table90.A2" office:value-type="string">
            <text:p text:style-name="Table_20_Contents"/>
            <text:p text:style-name="P17">Request Parameters:</text:p>
            <text:p text:style-name="Table_20_Contents"/>
            <table:table table:name="Table91" table:style-name="Table91">
              <table:table-column table:style-name="Table91.A" table:number-columns-repeated="3"/>
              <table:table-column table:style-name="Table91.D"/>
              <table:table-row>
                <table:table-cell table:style-name="Table91.A1" office:value-type="string">
                  <text:p text:style-name="P17">Name</text:p>
                </table:table-cell>
                <table:table-cell table:style-name="Table91.A1" office:value-type="string">
                  <text:p text:style-name="P17">Type</text:p>
                </table:table-cell>
                <table:table-cell table:style-name="Table91.A1" office:value-type="string">
                  <text:p text:style-name="P17">Purpose</text:p>
                </table:table-cell>
                <table:table-cell table:style-name="Table91.D1" office:value-type="string">
                  <text:p text:style-name="P17">Required</text:p>
                </table:table-cell>
              </table:table-row>
              <table:table-row>
                <table:table-cell table:style-name="Table91.A2" office:value-type="string">
                  <text:p text:style-name="Table_20_Contents">appointment_id</text:p>
                </table:table-cell>
                <table:table-cell table:style-name="Table91.A2" office:value-type="string">
                  <text:p text:style-name="Table_20_Contents">String</text:p>
                </table:table-cell>
                <table:table-cell table:style-name="Table91.A2" office:value-type="string">
                  <text:p text:style-name="P10">unique appointment_id</text:p>
                  <text:p text:style-name="P10">provided by insta</text:p>
                  <text:p text:style-name="P21"/>
                </table:table-cell>
                <table:table-cell table:style-name="Table91.D2" office:value-type="string">
                  <text:p text:style-name="Table_20_Contents">Yes</text:p>
                </table:table-cell>
              </table:table-row>
              <table:table-row>
                <table:table-cell table:style-name="Table91.A2" office:value-type="string">
                  <text:p text:style-name="P10">cancel_reason</text:p>
                  <text:p text:style-name="P21"/>
                </table:table-cell>
                <table:table-cell table:style-name="Table91.A2" office:value-type="string">
                  <text:p text:style-name="P21">String</text:p>
                </table:table-cell>
                <table:table-cell table:style-name="Table91.A2" office:value-type="string">
                  <text:p text:style-name="P10">Reason for Cancel the Appointment</text:p>
                  <text:p text:style-name="P10"/>
                </table:table-cell>
                <table:table-cell table:style-name="Table91.D2" office:value-type="string">
                  <text:p text:style-name="P21">Yes</text:p>
                </table:table-cell>
              </table:table-row>
            </table:table>
            <text:p text:style-name="Table_20_Contents"/>
          </table:table-cell>
        </table:table-row>
        <table:table-row>
          <table:table-cell table:style-name="Table90.A2" office:value-type="string">
            <text:p text:style-name="Table_20_Contents"/>
            <text:p text:style-name="P17">Response Parameters:</text:p>
            <text:p text:style-name="Table_20_Contents"/>
            <table:table table:name="Table92" table:style-name="Table92">
              <table:table-column table:style-name="Table92.A" table:number-columns-repeated="3"/>
              <table:table-row>
                <table:table-cell table:style-name="Table92.A1" office:value-type="string">
                  <text:p text:style-name="P17">Name </text:p>
                </table:table-cell>
                <table:table-cell table:style-name="Table92.A1" office:value-type="string">
                  <text:p text:style-name="P17">Type</text:p>
                </table:table-cell>
                <table:table-cell table:style-name="Table92.C1" office:value-type="string">
                  <text:p text:style-name="P17">Additional Information</text:p>
                </table:table-cell>
              </table:table-row>
              <table:table-row>
                <table:table-cell table:style-name="Table92.A2" office:value-type="string">
                  <text:p text:style-name="Table_20_Contents">return_message</text:p>
                </table:table-cell>
                <table:table-cell table:style-name="Table92.A2" office:value-type="string">
                  <text:p text:style-name="Table_20_Contents">String</text:p>
                </table:table-cell>
                <table:table-cell table:style-name="Table92.C2" office:value-type="string">
                  <text:p text:style-name="Table_20_Contents">Message specifying operation information</text:p>
                </table:table-cell>
              </table:table-row>
              <table:table-row>
                <table:table-cell table:style-name="Table92.A2" office:value-type="string">
                  <text:p text:style-name="Table_20_Contents">return_code</text:p>
                </table:table-cell>
                <table:table-cell table:style-name="Table92.A2" office:value-type="string">
                  <text:p text:style-name="Table_20_Contents">String</text:p>
                </table:table-cell>
                <table:table-cell table:style-name="Table92.C2" office:value-type="string">
                  <text:p text:style-name="Table_20_Contents">value</text:p>
                </table:table-cell>
              </table:table-row>
            </table:table>
            <text:p text:style-name="Table_20_Contents"/>
          </table:table-cell>
        </table:table-row>
        <table:table-row>
          <table:table-cell table:style-name="Table90.A2" office:value-type="string">
            <text:p text:style-name="Standard"/>
            <text:p text:style-name="P7">Status and Return codes:</text:p>
            <table:table table:name="Table93" table:style-name="Table93">
              <table:table-column table:style-name="Table93.A" table:number-columns-repeated="3"/>
              <table:table-row>
                <table:table-cell table:style-name="Table93.A1" office:value-type="string">
                  <text:p text:style-name="P17">Http Status code</text:p>
                </table:table-cell>
                <table:table-cell table:style-name="Table93.A1" office:value-type="string">
                  <text:p text:style-name="P17">return_code</text:p>
                </table:table-cell>
                <table:table-cell table:style-name="Table93.C1" office:value-type="string">
                  <text:p text:style-name="P17">return_message</text:p>
                </table:table-cell>
              </table:table-row>
              <table:table-row>
                <table:table-cell table:style-name="Table93.A2" office:value-type="string">
                  <text:p text:style-name="Table_20_Contents">400</text:p>
                </table:table-cell>
                <table:table-cell table:style-name="Table93.A2" office:value-type="string">
                  <text:p text:style-name="Table_20_Contents">1002</text:p>
                </table:table-cell>
                <table:table-cell table:style-name="Table93.C2" office:value-type="string">
                  <text:p text:style-name="Table_20_Contents">"Mandatory fields are not supplied"</text:p>
                </table:table-cell>
              </table:table-row>
              <table:table-row>
                <table:table-cell table:style-name="Table93.A2" office:value-type="string">
                  <text:p text:style-name="Table_20_Contents">400</text:p>
                </table:table-cell>
                <table:table-cell table:style-name="Table93.A2" office:value-type="string">
                  <text:p text:style-name="Table_20_Contents">1001</text:p>
                  <text:p text:style-name="Table_20_Contents"/>
                </table:table-cell>
                <table:table-cell table:style-name="Table93.C2" office:value-type="string">
                  <text:p text:style-name="P10">“invalid request token,please </text:p>
                  <text:p text:style-name="P10">login again”</text:p>
                  <text:p text:style-name="Table_20_Contents"/>
                </table:table-cell>
              </table:table-row>
              <table:table-row>
                <table:table-cell table:style-name="Table93.A2" office:value-type="string">
                  <text:p text:style-name="Table_20_Contents"><text:soft-page-break/>500</text:p>
                </table:table-cell>
                <table:table-cell table:style-name="Table93.A2" office:value-type="string">
                  <text:p text:style-name="Table_20_Contents">1025</text:p>
                </table:table-cell>
                <table:table-cell table:style-name="Table93.C2" office:value-type="string">
                  <text:p text:style-name="Table_20_Contents">"failed to Cancel the Appointment."</text:p>
                </table:table-cell>
              </table:table-row>
              <table:table-row>
                <table:table-cell table:style-name="Table93.A2" office:value-type="string">
                  <text:p text:style-name="Table_20_Contents">400</text:p>
                </table:table-cell>
                <table:table-cell table:style-name="Table93.A2" office:value-type="string">
                  <text:p text:style-name="Table_20_Contents">1021</text:p>
                  <text:p text:style-name="Table_20_Contents"/>
                </table:table-cell>
                <table:table-cell table:style-name="Table93.C2" office:value-type="string">
                  <text:p text:style-name="Table_20_Contents">"Failed to cancel Appointment"</text:p>
                </table:table-cell>
              </table:table-row>
              <table:table-row>
                <table:table-cell table:style-name="Table93.A2" office:value-type="string">
                  <text:p text:style-name="Table_20_Contents">401</text:p>
                </table:table-cell>
                <table:table-cell table:style-name="Table93.A2" office:value-type="string">
                  <text:p text:style-name="Table_20_Contents">1001</text:p>
                </table:table-cell>
                <table:table-cell table:style-name="Table93.C2" office:value-type="string">
                  <text:p text:style-name="Table_20_Contents">“<text:span text:style-name="T3">Session is expired, please login again</text:span>”</text:p>
                </table:table-cell>
              </table:table-row>
              <table:table-row>
                <table:table-cell table:style-name="Table93.A2" office:value-type="string">
                  <text:p text:style-name="Table_20_Contents">200</text:p>
                </table:table-cell>
                <table:table-cell table:style-name="Table93.A2" office:value-type="string">
                  <text:p text:style-name="Table_20_Contents">2001</text:p>
                </table:table-cell>
                <table:table-cell table:style-name="Table93.C2" office:value-type="string">
                  <text:p text:style-name="Table_20_Contents">"Success"</text:p>
                </table:table-cell>
              </table:table-row>
            </table:table>
            <text:p text:style-name="Standard"/>
          </table:table-cell>
        </table:table-row>
        <table:table-row>
          <table:table-cell table:style-name="Table90.A2" office:value-type="string">
            <text:p text:style-name="Standard"/>
            <text:p text:style-name="Standard">Sample data :</text:p>
            <text:p text:style-name="Standard">1.</text:p>
            <text:p text:style-name="Standard"><text:bookmark text:name="s-14511"/>{ <text:line-break/><text:bookmark text:name="s-24511"/> <text:s text:c="13"/>"return_message": "Success"</text:p>
            <text:list xml:id="list120215310688781" text:continue-numbering="true" text:style-name="L6">
              <text:list-header>
                <text:p text:style-name="P148"><text:s/>"return_code": “2001”</text:p>
              </text:list-header>
            </text:list>
            <text:p text:style-name="Standard"><text:bookmark text:name="s-61511"/><text:bookmark text:name="s-94511"/><text:line-break/>}</text:p>
            <text:p text:style-name="Standard"/>
          </table:table-cell>
        </table:table-row>
      </table:table>
      <text:p text:style-name="P5"/>
      <text:p text:style-name="P46"/>
      <table:table table:name="Table141" table:style-name="Table141">
        <table:table-column table:style-name="Table141.A"/>
        <table:table-row>
          <table:table-cell table:style-name="Table141.A1" office:value-type="string">
            <text:h text:style-name="P166" text:outline-level="2"><text:bookmark-start text:name="__RefHeading__6931_16007809622"/><text:span text:style-name="T6">Operation: Get patient details</text:span> request (GET request to insta)<text:bookmark-end text:name="__RefHeading__6931_16007809622"/></text:h>
          </table:table-cell>
        </table:table-row>
        <table:table-row>
          <table:table-cell table:style-name="Table141.A2" office:value-type="string">
            <text:p text:style-name="Table_20_Contents"><text:span text:style-name="T6">Request URL:</text:span> http:serveripaddress/instaapps/Registration/GeneralRegistration.do?_method=getPatientDetails </text:p>
          </table:table-cell>
        </table:table-row>
        <table:table-row>
          <table:table-cell table:style-name="Table141.A2" office:value-type="string">
            <text:p text:style-name="Table_20_Contents"/>
            <text:p text:style-name="P17">Request Parameters:</text:p>
            <text:p text:style-name="Table_20_Contents"/>
            <table:table table:name="Table142" table:style-name="Table142">
              <table:table-column table:style-name="Table142.A" table:number-columns-repeated="3"/>
              <table:table-column table:style-name="Table142.D"/>
              <table:table-row>
                <table:table-cell table:style-name="Table142.A1" office:value-type="string">
                  <text:p text:style-name="P17">Name</text:p>
                </table:table-cell>
                <table:table-cell table:style-name="Table142.A1" office:value-type="string">
                  <text:p text:style-name="P17">Type</text:p>
                </table:table-cell>
                <table:table-cell table:style-name="Table142.A1" office:value-type="string">
                  <text:p text:style-name="P17">Purpose</text:p>
                </table:table-cell>
                <table:table-cell table:style-name="Table142.D1" office:value-type="string">
                  <text:p text:style-name="P17">Required</text:p>
                </table:table-cell>
              </table:table-row>
            </table:table>
            <text:p text:style-name="Table_20_Contents"/>
          </table:table-cell>
        </table:table-row>
        <table:table-row>
          <table:table-cell table:style-name="Table141.A2" office:value-type="string">
            <text:p text:style-name="Table_20_Contents"/>
            <text:p text:style-name="P17">Response Parameters:</text:p>
            <text:p text:style-name="Table_20_Contents"/>
            <table:table table:name="Table143" table:style-name="Table143">
              <table:table-column table:style-name="Table143.A" table:number-columns-repeated="3"/>
              <table:table-row>
                <table:table-cell table:style-name="Table143.A1" office:value-type="string">
                  <text:p text:style-name="P17">Name </text:p>
                </table:table-cell>
                <table:table-cell table:style-name="Table143.A1" office:value-type="string">
                  <text:p text:style-name="P17">Type</text:p>
                </table:table-cell>
                <table:table-cell table:style-name="Table143.C1" office:value-type="string">
                  <text:p text:style-name="P17">Additional Information</text:p>
                </table:table-cell>
              </table:table-row>
              <table:table-row>
                <table:table-cell table:style-name="Table143.A2" office:value-type="string">
                  <text:p text:style-name="Table_20_Contents">return_message</text:p>
                </table:table-cell>
                <table:table-cell table:style-name="Table143.A2" office:value-type="string">
                  <text:p text:style-name="Table_20_Contents">String</text:p>
                </table:table-cell>
                <table:table-cell table:style-name="Table143.C2" office:value-type="string">
                  <text:p text:style-name="Table_20_Contents">Message specifying operation information</text:p>
                </table:table-cell>
              </table:table-row>
              <table:table-row>
                <table:table-cell table:style-name="Table143.A2" office:value-type="string">
                  <text:p text:style-name="Table_20_Contents">return_code</text:p>
                </table:table-cell>
                <table:table-cell table:style-name="Table143.A2" office:value-type="string">
                  <text:p text:style-name="Table_20_Contents">String</text:p>
                </table:table-cell>
                <table:table-cell table:style-name="Table143.C2" office:value-type="string">
                  <text:p text:style-name="Table_20_Contents">value</text:p>
                </table:table-cell>
              </table:table-row>
            </table:table>
            <text:p text:style-name="Table_20_Contents"/>
          </table:table-cell>
        </table:table-row>
        <table:table-row>
          <table:table-cell table:style-name="Table141.A2" office:value-type="string">
            <text:p text:style-name="Standard"/>
            <text:p text:style-name="P7">Status and Return codes:</text:p>
            <table:table table:name="Table144" table:style-name="Table144">
              <table:table-column table:style-name="Table144.A" table:number-columns-repeated="3"/>
              <table:table-row>
                <table:table-cell table:style-name="Table144.A1" office:value-type="string">
                  <text:p text:style-name="P17">Http Status code</text:p>
                </table:table-cell>
                <table:table-cell table:style-name="Table144.A1" office:value-type="string">
                  <text:p text:style-name="P17">return_code</text:p>
                </table:table-cell>
                <table:table-cell table:style-name="Table144.C1" office:value-type="string">
                  <text:p text:style-name="P17">return_message</text:p>
                </table:table-cell>
              </table:table-row>
              <table:table-row>
                <table:table-cell table:style-name="Table144.A2" office:value-type="string">
                  <text:p text:style-name="Table_20_Contents">500</text:p>
                </table:table-cell>
                <table:table-cell table:style-name="Table144.A2" office:value-type="string">
                  <text:p text:style-name="Table_20_Contents">1021</text:p>
                  <text:p text:style-name="Table_20_Contents"/>
                </table:table-cell>
                <table:table-cell table:style-name="Table144.C2" office:value-type="string">
                  <text:p text:style-name="P23">"Failed to get patient details"</text:p>
                </table:table-cell>
              </table:table-row>
              <table:table-row>
                <table:table-cell table:style-name="Table144.A2" office:value-type="string">
                  <text:p text:style-name="Table_20_Contents">401</text:p>
                </table:table-cell>
                <table:table-cell table:style-name="Table144.A2" office:value-type="string">
                  <text:p text:style-name="Table_20_Contents">1001</text:p>
                </table:table-cell>
                <table:table-cell table:style-name="Table144.C2" office:value-type="string">
                  <text:p text:style-name="Table_20_Contents">“<text:span text:style-name="T3">Session is expired, please login again</text:span>”</text:p>
                </table:table-cell>
              </table:table-row>
              <table:table-row>
                <table:table-cell table:style-name="Table144.A2" office:value-type="string">
                  <text:p text:style-name="Table_20_Contents">200</text:p>
                </table:table-cell>
                <table:table-cell table:style-name="Table144.A2" office:value-type="string">
                  <text:p text:style-name="Table_20_Contents">2001</text:p>
                </table:table-cell>
                <table:table-cell table:style-name="Table144.C2" office:value-type="string">
                  <text:p text:style-name="Table_20_Contents">"Success"</text:p>
                </table:table-cell>
              </table:table-row>
            </table:table>
            <text:p text:style-name="Standard"/>
          </table:table-cell>
        </table:table-row>
        <table:table-row>
          <table:table-cell table:style-name="Table141.A2" office:value-type="string">
            <text:p text:style-name="Standard"/>
            <text:p text:style-name="Standard">Sample data :</text:p>
            <text:p text:style-name="Standard">1.</text:p>
            <text:p text:style-name="Standard"><text:bookmark text:name="s-145112"/>{ </text:p>
            <text:p text:style-name="Standard"><text:s text:c="6"/>patient_details": {</text:p>
            <text:list xml:id="list864166878" text:style-name="L74">
              <text:list-header>
                <text:p text:style-name="P162">"patient_city": "CT0088",</text:p>
                <text:p text:style-name="P162">"dateofbirth": "",</text:p>
                <text:p text:style-name="P162">"other_allergies": "",</text:p>
                <text:p text:style-name="P162">"custom_list6_value": "AGRICULTURE",</text:p>
                <text:p text:style-name="P162">"patient_category_id": ​20,</text:p>
                <text:p text:style-name="P162">"patient_phone2": "",</text:p>
                <text:p text:style-name="P162">"custom_list9_value": "",</text:p>
                <text:p text:style-name="P162">"expected_dob": "1991-10-30",</text:p>
                <text:p text:style-name="P162">"email_id": "",</text:p>
                <text:p text:style-name="P162">"no_allergies": "",</text:p>
                <text:p text:style-name="P162"><text:soft-page-break/>"death_date": "",</text:p>
                <text:p text:style-name="P162">"custom_field3": "dwsdd",</text:p>
                <text:p text:style-name="P162">"custom_field2": "",</text:p>
                <text:p text:style-name="P162">"custom_field1": "",</text:p>
                <text:p text:style-name="P162">"middle_name": "",</text:p>
                <text:p text:style-name="P162">"custom_field7": "",</text:p>
                <text:p text:style-name="P162">"custom_field6": "",</text:p>
                <text:p text:style-name="P162">"custom_field5": "",</text:p>
                <text:p text:style-name="P162">"custom_list3_value": "",</text:p>
                <text:p text:style-name="P162">"custom_field4": "",</text:p>
                <text:p text:style-name="P162">"custom_list4_value": "",</text:p>
                <text:p text:style-name="P162">"custom_field9": "",</text:p>
                <text:p text:style-name="P162">"country": "CM0001",</text:p>
                <text:p text:style-name="P162">"custom_field8": "",</text:p>
                <text:p text:style-name="P162">"patient_gender": "M",</text:p>
                <text:p text:style-name="P162">"last_name": "S",</text:p>
                <text:p text:style-name="P162">"mr_no": "MR008315",</text:p>
                <text:p text:style-name="P162">"food_allergies": "",</text:p>
                <text:p text:style-name="P162">"government_identifier": "",</text:p>
                <text:p text:style-name="P162">"custom_list5_value": "",</text:p>
                <text:p text:style-name="P162">"dead_on_arrival": "N",</text:p>
                <text:p text:style-name="P162">"patient_area": "",</text:p>
                <text:p text:style-name="P162">"identifier_id": "",</text:p>
                <text:p text:style-name="P162">"patient_phone": "9876111159",</text:p>
                <text:p text:style-name="P96">"med_allergies": "",</text:p>
              </text:list-header>
            </text:list>
            <text:p text:style-name="Text_20_body"><text:s text:c="12"/>“patient_address": "",</text:p>
            <text:list xml:id="list1984182716" text:style-name="L75">
              <text:list-header>
                <text:p text:style-name="P163">"oldmrno": "",</text:p>
                <text:p text:style-name="P163">"first_visit_reg_date": "2015-04-30",</text:p>
                <text:p text:style-name="P163">"patient_name": "Ankita",</text:p>
                <text:p text:style-name="P163">"custom_field16": "",</text:p>
                <text:p text:style-name="P163">"custom_field15": "",</text:p>
                <text:p text:style-name="P163">"patient_state": "ST0017",</text:p>
                <text:p text:style-name="P163">"custom_field18": "",</text:p>
                <text:p text:style-name="P163">"custom_field17": "",</text:p>
                <text:p text:style-name="P163">"custom_field19": "",</text:p>
                <text:p text:style-name="P163">"custom_list1_value": "CAMP",</text:p>
                <text:p text:style-name="P163">"mobile_password": "123456",</text:p>
                <text:p text:style-name="P163">"custom_field10": "",</text:p>
                <text:p text:style-name="P163">"original_mr_no": "",</text:p>
                <text:p text:style-name="P163">"custom_field11": "",</text:p>
                <text:p text:style-name="P163">"custom_field12": "",</text:p>
                <text:p text:style-name="P163">"custom_field13": "",</text:p>
                <text:p text:style-name="P163">"custom_field14": "",</text:p>
                <text:p text:style-name="P163">"custom_list2_value": "Acute Patient",</text:p>
                <text:p text:style-name="P163">"custom_list8_value": "",</text:p>
                <text:p text:style-name="P163">"salutation": "SALU0008",</text:p>
                <text:p text:style-name="P163"><text:soft-page-break/>"death_reason_id": "",</text:p>
                <text:p text:style-name="P163">"death_time": "",</text:p>
                <text:p text:style-name="P97">"custom_list7_value": ""</text:p>
              </text:list-header>
            </text:list>
            <text:p text:style-name="Text_20_body"><text:s text:c="9"/>},<text:line-break/><text:bookmark text:name="s-245112"/> <text:s text:c="9"/>"return_message": "Success"</text:p>
            <text:p text:style-name="Text_20_body"><text:s text:c="10"/>"return_code": “2001”<text:bookmark text:name="s-615112"/><text:bookmark text:name="s-945112"/><text:line-brea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45" table:style-name="Table145">
        <table:table-column table:style-name="Table145.A"/>
        <table:table-row>
          <table:table-cell table:style-name="Table145.A1" office:value-type="string">
            <text:h text:style-name="P166" text:outline-level="2"><text:bookmark-start text:name="__RefHeading__10694_316687440"/><text:span text:style-name="T6">Operation: Get photo</text:span> (GET request to insta)<text:bookmark-end text:name="__RefHeading__10694_316687440"/></text:h>
          </table:table-cell>
        </table:table-row>
        <table:table-row>
          <table:table-cell table:style-name="Table145.A2" office:value-type="string">
            <text:p text:style-name="Table_20_Contents"><text:span text:style-name="T6">Request URL:</text:span> http:serveripaddress/instaapps/images.do?_method=getPhoto </text:p>
          </table:table-cell>
        </table:table-row>
        <table:table-row>
          <table:table-cell table:style-name="Table145.A2" office:value-type="string">
            <text:p text:style-name="Table_20_Contents"/>
            <text:p text:style-name="P17">Request Parameters:</text:p>
            <text:p text:style-name="Table_20_Contents"/>
            <table:table table:name="Table146" table:style-name="Table146">
              <table:table-column table:style-name="Table146.A" table:number-columns-repeated="3"/>
              <table:table-column table:style-name="Table146.D"/>
              <table:table-row>
                <table:table-cell table:style-name="Table146.A1" office:value-type="string">
                  <text:p text:style-name="Table_20_Contents">Name</text:p>
                </table:table-cell>
                <table:table-cell table:style-name="Table146.A1" office:value-type="string">
                  <text:p text:style-name="Table_20_Contents">Type</text:p>
                </table:table-cell>
                <table:table-cell table:style-name="Table146.A1" office:value-type="string">
                  <text:p text:style-name="Table_20_Contents">Purpose</text:p>
                </table:table-cell>
                <table:table-cell table:style-name="Table146.D1" office:value-type="string">
                  <text:p text:style-name="Table_20_Contents">Required</text:p>
                </table:table-cell>
              </table:table-row>
              <table:table-row>
                <table:table-cell table:style-name="Table146.A2" office:value-type="string">
                  <text:p text:style-name="Table_20_Contents">type</text:p>
                </table:table-cell>
                <table:table-cell table:style-name="Table146.A2" office:value-type="string">
                  <text:p text:style-name="Table_20_Contents">String</text:p>
                </table:table-cell>
                <table:table-cell table:style-name="Table146.A2" office:value-type="string">
                  <text:p text:style-name="Table_20_Contents">To specify whether doctor's photo or patient's photo is requested. It can take these values : D for doctor and P for patient</text:p>
                </table:table-cell>
                <table:table-cell table:style-name="Table146.D2" office:value-type="string">
                  <text:p text:style-name="Table_20_Contents">Yes</text:p>
                </table:table-cell>
              </table:table-row>
              <table:table-row>
                <table:table-cell table:style-name="Table146.A3" office:value-type="string">
                  <text:p text:style-name="Table_20_Contents">doctor_id</text:p>
                </table:table-cell>
                <table:table-cell table:style-name="Table146.A3" office:value-type="string">
                  <text:p text:style-name="Table_20_Contents">String</text:p>
                </table:table-cell>
                <table:table-cell table:style-name="Table146.A3" office:value-type="string">
                  <text:p text:style-name="Table_20_Contents">Required only when type = D to specify the doctor_id of the doctor</text:p>
                </table:table-cell>
                <table:table-cell table:style-name="Table146.D3" office:value-type="string">
                  <text:p text:style-name="Table_20_Contents">Yes when type = D</text:p>
                </table:table-cell>
              </table:table-row>
            </table:table>
            <text:p text:style-name="Table_20_Contents"/>
          </table:table-cell>
        </table:table-row>
        <table:table-row>
          <table:table-cell table:style-name="Table145.A2" office:value-type="string">
            <text:p text:style-name="Table_20_Contents"/>
            <text:p text:style-name="P17">Response Parameters:</text:p>
            <text:p text:style-name="Table_20_Contents"/>
            <table:table table:name="Table147" table:style-name="Table147">
              <table:table-column table:style-name="Table147.A" table:number-columns-repeated="3"/>
              <table:table-row>
                <table:table-cell table:style-name="Table147.A1" office:value-type="string">
                  <text:p text:style-name="P17">Name </text:p>
                </table:table-cell>
                <table:table-cell table:style-name="Table147.A1" office:value-type="string">
                  <text:p text:style-name="P17">Type</text:p>
                </table:table-cell>
                <table:table-cell table:style-name="Table147.C1" office:value-type="string">
                  <text:p text:style-name="P17">Additional Information</text:p>
                </table:table-cell>
              </table:table-row>
              <table:table-row>
                <table:table-cell table:style-name="Table147.A2" office:value-type="string">
                  <text:p text:style-name="Table_20_Contents">return_message</text:p>
                </table:table-cell>
                <table:table-cell table:style-name="Table147.A2" office:value-type="string">
                  <text:p text:style-name="Table_20_Contents">String</text:p>
                </table:table-cell>
                <table:table-cell table:style-name="Table147.C2" office:value-type="string">
                  <text:p text:style-name="Table_20_Contents">In case of failure, message specifies the reason.</text:p>
                </table:table-cell>
              </table:table-row>
              <table:table-row>
                <table:table-cell table:style-name="Table147.A2" office:value-type="string">
                  <text:p text:style-name="Table_20_Contents">return_code</text:p>
                </table:table-cell>
                <table:table-cell table:style-name="Table147.A2" office:value-type="string">
                  <text:p text:style-name="Table_20_Contents">String</text:p>
                </table:table-cell>
                <table:table-cell table:style-name="Table147.C2" office:value-type="string">
                  <text:p text:style-name="Table_20_Contents">Return code returned in case of failure (not able to return the photo)</text:p>
                </table:table-cell>
              </table:table-row>
            </table:table>
            <text:p text:style-name="Table_20_Contents"/>
          </table:table-cell>
        </table:table-row>
        <table:table-row>
          <table:table-cell table:style-name="Table145.A2" office:value-type="string">
            <text:p text:style-name="Standard"/>
            <text:p text:style-name="P7">Status and Return codes:</text:p>
            <table:table table:name="Table148" table:style-name="Table148">
              <table:table-column table:style-name="Table148.A" table:number-columns-repeated="3"/>
              <table:table-row>
                <table:table-cell table:style-name="Table148.A1" office:value-type="string">
                  <text:p text:style-name="P17">Http Status code</text:p>
                </table:table-cell>
                <table:table-cell table:style-name="Table148.A1" office:value-type="string">
                  <text:p text:style-name="P17">return_code</text:p>
                </table:table-cell>
                <table:table-cell table:style-name="Table148.C1" office:value-type="string">
                  <text:p text:style-name="P17">return_message</text:p>
                </table:table-cell>
              </table:table-row>
              <table:table-row>
                <table:table-cell table:style-name="Table148.A2" office:value-type="string">
                  <text:p text:style-name="Table_20_Contents">500</text:p>
                </table:table-cell>
                <table:table-cell table:style-name="Table148.A2" office:value-type="string">
                  <text:p text:style-name="Table_20_Contents">1021</text:p>
                  <text:p text:style-name="Table_20_Contents"/>
                </table:table-cell>
                <table:table-cell table:style-name="Table148.C2" office:value-type="string">
                  <text:p text:style-name="P23">"Failed to retrieve photo"</text:p>
                </table:table-cell>
              </table:table-row>
              <table:table-row>
                <table:table-cell table:style-name="Table148.A2" office:value-type="string">
                  <text:p text:style-name="Table_20_Contents">401</text:p>
                </table:table-cell>
                <table:table-cell table:style-name="Table148.A2" office:value-type="string">
                  <text:p text:style-name="Table_20_Contents">1001</text:p>
                </table:table-cell>
                <table:table-cell table:style-name="Table148.C2" office:value-type="string">
                  <text:p text:style-name="Table_20_Contents">“<text:span text:style-name="T3">Session is expired, please login again</text:span>”</text:p>
                </table:table-cell>
              </table:table-row>
              <table:table-row>
                <table:table-cell table:style-name="Table148.A2" office:value-type="string">
                  <text:p text:style-name="Table_20_Contents">400</text:p>
                </table:table-cell>
                <table:table-cell table:style-name="Table148.A2" office:value-type="string">
                  <text:p text:style-name="Table_20_Contents">1002</text:p>
                </table:table-cell>
                <table:table-cell table:style-name="Table148.C2" office:value-type="string">
                  <text:p text:style-name="P23">“Mandatory fields are not supplied”</text:p>
                </table:table-cell>
              </table:table-row>
              <table:table-row>
                <table:table-cell table:style-name="Table148.A2" office:value-type="string">
                  <text:p text:style-name="Table_20_Contents">400</text:p>
                </table:table-cell>
                <table:table-cell table:style-name="Table148.A2" office:value-type="string">
                  <text:p text:style-name="Table_20_Contents">1022</text:p>
                </table:table-cell>
                <table:table-cell table:style-name="Table148.C2" office:value-type="string">
                  <text:p text:style-name="P23">“No photo found”</text:p>
                </table:table-cell>
              </table:table-row>
              <table:table-row>
                <table:table-cell table:style-name="Table148.A2" office:value-type="string">
                  <text:p text:style-name="Table_20_Contents">400</text:p>
                </table:table-cell>
                <table:table-cell table:style-name="Table148.A2" office:value-type="string">
                  <text:p text:style-name="Table_20_Contents">1023</text:p>
                </table:table-cell>
                <table:table-cell table:style-name="Table148.C2" office:value-type="string">
                  <text:p text:style-name="P23">“Invalid input parameters”</text:p>
                </table:table-cell>
              </table:table-row>
            </table:table>
            <text:p text:style-name="Standard"/>
          </table:table-cell>
        </table:table-row>
        <table:table-row>
          <table:table-cell table:style-name="Table145.A2" office:value-type="string">
            <text:p text:style-name="Standard"/>
            <text:p text:style-name="Standard"><text:soft-page-break/>Sample data :</text:p>
            <text:p text:style-name="Standard">{</text:p>
            <text:list xml:id="list1195547242" text:style-name="L76">
              <text:list-header>
                <text:p text:style-name="P164">"return_code": "1022",</text:p>
                <text:p text:style-name="P98">"return_message": "No photo found"</text:p>
              </text:list-header>
            </text:list>
            <text:p text:style-name="Text_20_body">}</text:p>
            <text:p text:style-name="Standard">On success, photo is returned in resposne with content type as '<text:span text:style-name="T5">image/gif</text:span><text:span text:style-name="T12">'</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37" table:style-name="Table137">
        <table:table-column table:style-name="Table137.A"/>
        <table:table-row>
          <table:table-cell table:style-name="Table137.A1" office:value-type="string">
            <text:h text:style-name="P166" text:outline-level="2"><text:bookmark-start text:name="__RefHeading__9950_2094627808"/><text:span text:style-name="T6">Operation: Logout </text:span>(GET request to insta)<text:bookmark-end text:name="__RefHeading__9950_2094627808"/></text:h>
          </table:table-cell>
        </table:table-row>
        <table:table-row>
          <table:table-cell table:style-name="Table137.A2" office:value-type="string">
            <text:p text:style-name="Table_20_Contents"><text:span text:style-name="T6">Request URL:</text:span> http:serveripaddress/instaapps/logout.do?_method=<text:span text:style-name="T5">logout</text:span></text:p>
          </table:table-cell>
        </table:table-row>
        <table:table-row>
          <table:table-cell table:style-name="Table137.A2" office:value-type="string">
            <text:p text:style-name="P179"/>
            <text:p text:style-name="P17">Request Parameters:</text:p>
            <text:p text:style-name="Table_20_Contents"/>
            <table:table table:name="Table138" table:style-name="Table138">
              <table:table-column table:style-name="Table138.A" table:number-columns-repeated="3"/>
              <table:table-column table:style-name="Table138.D"/>
              <table:table-row>
                <table:table-cell table:style-name="Table138.A1" office:value-type="string">
                  <text:p text:style-name="P17">Name</text:p>
                </table:table-cell>
                <table:table-cell table:style-name="Table138.A1" office:value-type="string">
                  <text:p text:style-name="P17">Type</text:p>
                </table:table-cell>
                <table:table-cell table:style-name="Table138.A1" office:value-type="string">
                  <text:p text:style-name="P17">Purpose</text:p>
                </table:table-cell>
                <table:table-cell table:style-name="Table138.D1" office:value-type="string">
                  <text:p text:style-name="P17">Required</text:p>
                </table:table-cell>
              </table:table-row>
            </table:table>
            <text:p text:style-name="Table_20_Contents"/>
          </table:table-cell>
        </table:table-row>
        <table:table-row>
          <table:table-cell table:style-name="Table137.A2" office:value-type="string">
            <text:p text:style-name="Table_20_Contents"/>
            <text:p text:style-name="P17">Response Parameters:</text:p>
            <text:p text:style-name="Table_20_Contents"/>
            <table:table table:name="Table139" table:style-name="Table139">
              <table:table-column table:style-name="Table139.A" table:number-columns-repeated="3"/>
              <table:table-row>
                <table:table-cell table:style-name="Table139.A1" office:value-type="string">
                  <text:p text:style-name="P17">Name </text:p>
                </table:table-cell>
                <table:table-cell table:style-name="Table139.A1" office:value-type="string">
                  <text:p text:style-name="P17">Type</text:p>
                </table:table-cell>
                <table:table-cell table:style-name="Table139.C1" office:value-type="string">
                  <text:p text:style-name="P17">Additional Information</text:p>
                </table:table-cell>
              </table:table-row>
              <table:table-row>
                <table:table-cell table:style-name="Table139.A2" office:value-type="string">
                  <text:p text:style-name="Table_20_Contents">return_message</text:p>
                </table:table-cell>
                <table:table-cell table:style-name="Table139.A2" office:value-type="string">
                  <text:p text:style-name="Table_20_Contents">String</text:p>
                </table:table-cell>
                <table:table-cell table:style-name="Table139.C2" office:value-type="string">
                  <text:p text:style-name="Table_20_Contents">Message specifying operation information</text:p>
                </table:table-cell>
              </table:table-row>
              <table:table-row>
                <table:table-cell table:style-name="Table139.A2" office:value-type="string">
                  <text:p text:style-name="Table_20_Contents">return_code</text:p>
                </table:table-cell>
                <table:table-cell table:style-name="Table139.A2" office:value-type="string">
                  <text:p text:style-name="Table_20_Contents">String</text:p>
                </table:table-cell>
                <table:table-cell table:style-name="Table139.C2" office:value-type="string">
                  <text:p text:style-name="Table_20_Contents">value</text:p>
                </table:table-cell>
              </table:table-row>
            </table:table>
            <text:p text:style-name="Table_20_Contents"/>
          </table:table-cell>
        </table:table-row>
        <table:table-row>
          <table:table-cell table:style-name="Table137.A2" office:value-type="string">
            <text:p text:style-name="Standard"/>
            <text:p text:style-name="P7">Status and Return codes:</text:p>
            <table:table table:name="Table140" table:style-name="Table140">
              <table:table-column table:style-name="Table140.A" table:number-columns-repeated="3"/>
              <table:table-row>
                <table:table-cell table:style-name="Table140.A1" office:value-type="string">
                  <text:p text:style-name="P17">Http Status code</text:p>
                </table:table-cell>
                <table:table-cell table:style-name="Table140.A1" office:value-type="string">
                  <text:p text:style-name="P17">return_code</text:p>
                </table:table-cell>
                <table:table-cell table:style-name="Table140.C1" office:value-type="string">
                  <text:p text:style-name="P17">return_message</text:p>
                </table:table-cell>
              </table:table-row>
              <table:table-row>
                <table:table-cell table:style-name="Table140.A2" office:value-type="string">
                  <text:p text:style-name="Table_20_Contents">400</text:p>
                </table:table-cell>
                <table:table-cell table:style-name="Table140.A2" office:value-type="string">
                  <text:p text:style-name="Table_20_Contents">1001</text:p>
                  <text:p text:style-name="Table_20_Contents"/>
                </table:table-cell>
                <table:table-cell table:style-name="Table140.C2" office:value-type="string">
                  <text:p text:style-name="P11">“Session is expired, please login again”</text:p>
                  <text:p text:style-name="Table_20_Contents"/>
                </table:table-cell>
              </table:table-row>
              <table:table-row>
                <table:table-cell table:style-name="Table140.A2" office:value-type="string">
                  <text:p text:style-name="Table_20_Contents">500</text:p>
                </table:table-cell>
                <table:table-cell table:style-name="Table140.A2" office:value-type="string">
                  <text:p text:style-name="Table_20_Contents">1021</text:p>
                </table:table-cell>
                <table:table-cell table:style-name="Table140.C2" office:value-type="string">
                  <text:p text:style-name="P23">"Failed logging out"</text:p>
                </table:table-cell>
              </table:table-row>
              <table:table-row>
                <table:table-cell table:style-name="Table140.A2" office:value-type="string">
                  <text:p text:style-name="Table_20_Contents">200</text:p>
                </table:table-cell>
                <table:table-cell table:style-name="Table140.A2" office:value-type="string">
                  <text:p text:style-name="Table_20_Contents">2001</text:p>
                </table:table-cell>
                <table:table-cell table:style-name="Table140.C2" office:value-type="string">
                  <text:p text:style-name="Table_20_Contents">"Success"</text:p>
                </table:table-cell>
              </table:table-row>
            </table:table>
            <text:p text:style-name="Standard"/>
          </table:table-cell>
        </table:table-row>
        <table:table-row>
          <table:table-cell table:style-name="Table137.A2" office:value-type="string">
            <text:p text:style-name="Standard"/>
            <text:p text:style-name="Standard">Sample data :</text:p>
            <text:p text:style-name="Standard">1.</text:p>
            <text:p text:style-name="Standard"><text:bookmark text:name="s-1451111"/>{ <text:line-break/><text:bookmark text:name="s-2451111"/> <text:s text:c="13"/>"return_message": "Success"</text:p>
            <text:list xml:id="list120215229783012" text:continue-list="list616009411" text:style-name="L60">
              <text:list-header>
                <text:p text:style-name="P147"><text:s/>"return_code": “2001”</text:p>
              </text:list-header>
            </text:list>
            <text:p text:style-name="Standard"><text:bookmark text:name="s-6151111"/><text:bookmark text:name="s-9451111"/><text:line-break/>}</text:p>
            <text:p text:style-name="Standard"/>
          </table:table-cell>
        </table:table-row>
      </table:table>
      <text:p text:style-name="Standard"/>
      <text:h text:style-name="P55" text:outline-level="1"><text:bookmark-start text:name="__RefHeading__11044_604385052"/><text:span text:style-name="T19">Back Office</text:span> APIs<text:bookmark-end text:name="__RefHeading__11044_604385052"/></text:h>
      <text:p text:style-name="Text_20_body"/>
      <text:p text:style-name="P40"/>
      <table:table table:name="Table153" table:style-name="Table153">
        <table:table-column table:style-name="Table153.A"/>
        <table:table-row>
          <table:table-cell table:style-name="Table153.A1" office:value-type="string">
            <text:h text:style-name="P167" text:outline-level="2"><text:bookmark-start text:name="__RefHeading__11046_604385052"/><text:span text:style-name="T6">Operation: Get </text:span><text:span text:style-name="T7">Vouchers</text:span> (GET request to insta)<text:bookmark-end text:name="__RefHeading__11046_604385052"/></text:h>
          </table:table-cell>
        </table:table-row>
        <table:table-row>
          <table:table-cell table:style-name="Table153.A2" office:value-type="string">
            <text:p text:style-name="P29"><text:span text:style-name="T6">Request URL:</text:span> http:<text:span text:style-name="T27">&lt;</text:span>server.ip.address<text:span text:style-name="T27">&gt;</text:span>/instaapps/<text:span text:style-name="T27">api/accounting/vouchers/list.json</text:span> </text:p>
          </table:table-cell>
        </table:table-row>
        <table:table-row>
          <table:table-cell table:style-name="Table153.A2" office:value-type="string">
            <text:p text:style-name="P29"/>
            <text:p text:style-name="P18">Request Parameters:</text:p>
            <text:p text:style-name="P29"/>
            <table:table table:name="Table154" table:style-name="Table154">
              <table:table-column table:style-name="Table154.A" table:number-columns-repeated="3"/>
              <table:table-column table:style-name="Table154.D"/>
              <table:table-row>
                <table:table-cell table:style-name="Table154.A1" office:value-type="string">
                  <text:p text:style-name="P29">Name</text:p>
                </table:table-cell>
                <table:table-cell table:style-name="Table154.A1" office:value-type="string">
                  <text:p text:style-name="P29">Type</text:p>
                </table:table-cell>
                <table:table-cell table:style-name="Table154.A1" office:value-type="string">
                  <text:p text:style-name="P29">Purpose</text:p>
                </table:table-cell>
                <table:table-cell table:style-name="Table154.D1" office:value-type="string">
                  <text:p text:style-name="P29">Required</text:p>
                </table:table-cell>
              </table:table-row>
              <table:table-row>
                <table:table-cell table:style-name="Table154.A2" office:value-type="string">
                  <text:p text:style-name="P30">from_date</text:p>
                </table:table-cell>
                <table:table-cell table:style-name="Table154.A2" office:value-type="string">
                  <text:p text:style-name="P29">String</text:p>
                </table:table-cell>
                <table:table-cell table:style-name="Table154.A2" office:value-type="string">
                  <text:p text:style-name="P30"><text:span text:style-name="T20">D</text:span>ate from which the accounting vouchers have to be retrieved.</text:p>
                </table:table-cell>
                <table:table-cell table:style-name="Table154.D2" office:value-type="string">
                  <text:p text:style-name="P175">Required</text:p>
                </table:table-cell>
              </table:table-row>
              <table:table-row>
                <table:table-cell table:style-name="Table154.A2" office:value-type="string">
                  <text:p text:style-name="P30">to_date</text:p>
                </table:table-cell>
                <table:table-cell table:style-name="Table154.A2" office:value-type="string">
                  <text:p text:style-name="P29">String</text:p>
                </table:table-cell>
                <table:table-cell table:style-name="Table154.A2" office:value-type="string">
                  <text:p text:style-name="P30"><text:span text:style-name="T20">D</text:span>ate <text:span text:style-name="T21">(inclusive) </text:span>upto which the accounting vouchers have to be retrieved. </text:p>
                </table:table-cell>
                <table:table-cell table:style-name="Table154.D2" office:value-type="string">
                  <text:p text:style-name="P30"><text:span text:style-name="T21">Optional</text:span>, when not specified, current date is assumed.</text:p>
                </table:table-cell>
              </table:table-row>
              <table:table-row>
                <table:table-cell table:style-name="Table154.A2" office:value-type="string">
                  <text:p text:style-name="P30">voucher_type</text:p>
                </table:table-cell>
                <table:table-cell table:style-name="Table154.A2" office:value-type="string">
                  <text:p text:style-name="P30">String</text:p>
                </table:table-cell>
                <table:table-cell table:style-name="Table154.A2" office:value-type="string">
                  <text:p text:style-name="P30"><text:span text:style-name="T20">V</text:span>oucher type<text:span text:style-name="T20">s</text:span> to be exported</text:p>
                </table:table-cell>
                <table:table-cell table:style-name="Table154.D2" office:value-type="string">
                  <text:p text:style-name="P30"><text:span text:style-name="T21">Optional</text:span>. If not specified, all vouchers will be exported.</text:p>
                </table:table-cell>
              </table:table-row>
              <table:table-row>
                <table:table-cell table:style-name="Table154.A2" office:value-type="string">
                  <text:p text:style-name="P174">center_id</text:p>
                </table:table-cell>
                <table:table-cell table:style-name="Table154.A2" office:value-type="string">
                  <text:p text:style-name="P174">String</text:p>
                </table:table-cell>
                <table:table-cell table:style-name="Table154.A2" office:value-type="string">
                  <text:p text:style-name="P174">Hospital center for which the vouchers have to be retrieved</text:p>
                </table:table-cell>
                <table:table-cell table:style-name="Table154.D2" office:value-type="string">
                  <text:p text:style-name="P174">One of <text:span text:style-name="T21">c</text:span>enter_id OR account_group_id is <text:span text:style-name="T21">required</text:span>.</text:p>
                </table:table-cell>
              </table:table-row>
              <table:table-row>
                <table:table-cell table:style-name="Table154.A2" office:value-type="string">
                  <text:p text:style-name="P174">account_group_id</text:p>
                </table:table-cell>
                <table:table-cell table:style-name="Table154.A2" office:value-type="string">
                  <text:p text:style-name="P174">String</text:p>
                </table:table-cell>
                <table:table-cell table:style-name="Table154.A2" office:value-type="string">
                  <text:p text:style-name="P174">Account Group (pharmacy) for which vouchers have to be retrieved</text:p>
                </table:table-cell>
                <table:table-cell table:style-name="Table154.D2" office:value-type="string">
                  <text:p text:style-name="P174">One of <text:span text:style-name="T21">c</text:span>enter_id OR account_group_id is <text:span text:style-name="T21">required</text:span>.</text:p>
                </table:table-cell>
              </table:table-row>
              <table:table-row>
                <table:table-cell table:style-name="Table154.A2" office:value-type="string">
                  <text:p text:style-name="P174">summar<text:span text:style-name="T21">ize</text:span></text:p>
                </table:table-cell>
                <table:table-cell table:style-name="Table154.A2" office:value-type="string">
                  <text:p text:style-name="P175">String</text:p>
                </table:table-cell>
                <table:table-cell table:style-name="Table154.A2" office:value-type="string">
                  <text:p text:style-name="P175">Whether vouchers should be consolidated by account heads and only totals should be included in the result. True results in only summary to be included in the output. False results in all vouchers with details to be included in the output</text:p>
                </table:table-cell>
                <table:table-cell table:style-name="Table154.D2" office:value-type="string">
                  <text:p text:style-name="P175">Optional. When not specified, false is assumed. </text:p>
                </table:table-cell>
              </table:table-row>
              <table:table-row>
                <table:table-cell table:style-name="Table154.A8" office:value-type="string">
                  <text:p text:style-name="P175">open_only</text:p>
                </table:table-cell>
                <table:table-cell table:style-name="Table154.A8" office:value-type="string">
                  <text:p text:style-name="P175">String</text:p>
                </table:table-cell>
                <table:table-cell table:style-name="Table154.A8" office:value-type="string">
                  <text:p text:style-name="P176"><text:span text:style-name="T6">True</text:span> will <text:span text:style-name="T25">retrieve only </text:span><text:soft-page-break/><text:span text:style-name="T25">those vouchers which are not yet marked as exported.</text:span> </text:p>
                  <text:p text:style-name="P176"><text:span text:style-name="T6">False</text:span> will <text:span text:style-name="T25">retrieve all vouchers meeting other filter criteria, whether they have been marked as exported or not.</text:span></text:p>
                </table:table-cell>
                <table:table-cell table:style-name="Table154.D8" office:value-type="string">
                  <text:p text:style-name="P175"/>
                </table:table-cell>
              </table:table-row>
            </table:table>
            <text:p text:style-name="P29"/>
          </table:table-cell>
        </table:table-row>
        <table:table-row>
          <table:table-cell table:style-name="Table153.A2" office:value-type="string">
            <text:p text:style-name="P29"/>
            <text:p text:style-name="P18">Response Parameters:</text:p>
            <text:p text:style-name="P29"/>
            <table:table table:name="Table155" table:style-name="Table155">
              <table:table-column table:style-name="Table155.A" table:number-columns-repeated="3"/>
              <table:table-row>
                <table:table-cell table:style-name="Table155.A1" office:value-type="string">
                  <text:p text:style-name="P18">Name </text:p>
                </table:table-cell>
                <table:table-cell table:style-name="Table155.A1" office:value-type="string">
                  <text:p text:style-name="P18">Type</text:p>
                </table:table-cell>
                <table:table-cell table:style-name="Table155.C1" office:value-type="string">
                  <text:p text:style-name="P18">Additional Information</text:p>
                </table:table-cell>
              </table:table-row>
              <table:table-row>
                <table:table-cell table:style-name="Table155.A2" office:value-type="string">
                  <text:p text:style-name="P29">return_message</text:p>
                </table:table-cell>
                <table:table-cell table:style-name="Table155.A2" office:value-type="string">
                  <text:p text:style-name="P29">String</text:p>
                </table:table-cell>
                <table:table-cell table:style-name="Table155.C2" office:value-type="string">
                  <text:p text:style-name="P29">In case of failure, message specifies the reason.</text:p>
                </table:table-cell>
              </table:table-row>
              <table:table-row>
                <table:table-cell table:style-name="Table155.A2" office:value-type="string">
                  <text:p text:style-name="P29">return_code</text:p>
                </table:table-cell>
                <table:table-cell table:style-name="Table155.A2" office:value-type="string">
                  <text:p text:style-name="P29">String</text:p>
                </table:table-cell>
                <table:table-cell table:style-name="Table155.C2" office:value-type="string">
                  <text:p text:style-name="P29">Return code returned in case of failure (not able to return the <text:span text:style-name="T16">vouchers</text:span>)</text:p>
                </table:table-cell>
              </table:table-row>
            </table:table>
            <text:p text:style-name="P29"/>
          </table:table-cell>
        </table:table-row>
        <table:table-row>
          <table:table-cell table:style-name="Table153.A2" office:value-type="string">
            <text:p text:style-name="P14"/>
            <text:p text:style-name="P8">Status and Return codes:</text:p>
            <table:table table:name="Table156" table:style-name="Table156">
              <table:table-column table:style-name="Table156.A" table:number-columns-repeated="3"/>
              <table:table-row>
                <table:table-cell table:style-name="Table156.A1" office:value-type="string">
                  <text:p text:style-name="P18">Http Status code</text:p>
                </table:table-cell>
                <table:table-cell table:style-name="Table156.A1" office:value-type="string">
                  <text:p text:style-name="P18">return_code</text:p>
                </table:table-cell>
                <table:table-cell table:style-name="Table156.C1" office:value-type="string">
                  <text:p text:style-name="P18">return_message</text:p>
                </table:table-cell>
              </table:table-row>
              <table:table-row>
                <table:table-cell table:style-name="Table156.A2" office:value-type="string">
                  <text:p text:style-name="P29">500</text:p>
                </table:table-cell>
                <table:table-cell table:style-name="Table156.A2" office:value-type="string">
                  <text:p text:style-name="P29"><text:span text:style-name="T14">2</text:span>0<text:span text:style-name="T14">0</text:span>1</text:p>
                  <text:p text:style-name="P29"/>
                </table:table-cell>
                <table:table-cell table:style-name="Table156.C2" office:value-type="string">
                  <text:p text:style-name="P25">“<text:span text:style-name="T14">Failed to retrieve accounting vouchers”</text:span></text:p>
                </table:table-cell>
              </table:table-row>
              <table:table-row>
                <table:table-cell table:style-name="Table156.A2" office:value-type="string">
                  <text:p text:style-name="P30">401</text:p>
                </table:table-cell>
                <table:table-cell table:style-name="Table156.A2" office:value-type="string">
                  <text:p text:style-name="P30">2002</text:p>
                </table:table-cell>
                <table:table-cell table:style-name="Table156.C2" office:value-type="string">
                  <text:p text:style-name="P29">“<text:span text:style-name="T3">Session </text:span><text:span text:style-name="T4">has</text:span><text:span text:style-name="T3"> expired, please login again</text:span>”</text:p>
                </table:table-cell>
              </table:table-row>
              <table:table-row>
                <table:table-cell table:style-name="Table156.A2" office:value-type="string">
                  <text:p text:style-name="P30">500</text:p>
                </table:table-cell>
                <table:table-cell table:style-name="Table156.A2" office:value-type="string">
                  <text:p text:style-name="P30">2003</text:p>
                </table:table-cell>
                <table:table-cell table:style-name="Table156.C2" office:value-type="string">
                  <text:p text:style-name="P25">“Mandatory fields are not supplied”</text:p>
                </table:table-cell>
              </table:table-row>
              <table:table-row>
                <table:table-cell table:style-name="Table156.A2" office:value-type="string">
                  <text:p text:style-name="P29">400</text:p>
                </table:table-cell>
                <table:table-cell table:style-name="Table156.A2" office:value-type="string">
                  <text:p text:style-name="P30">2004</text:p>
                </table:table-cell>
                <table:table-cell table:style-name="Table156.C2" office:value-type="string">
                  <text:p text:style-name="P25">“No <text:span text:style-name="T14">Vouchers Found</text:span>”</text:p>
                </table:table-cell>
              </table:table-row>
              <table:table-row>
                <table:table-cell table:style-name="Table156.A2" office:value-type="string">
                  <text:p text:style-name="P29">400</text:p>
                </table:table-cell>
                <table:table-cell table:style-name="Table156.A2" office:value-type="string">
                  <text:p text:style-name="P30">2005</text:p>
                </table:table-cell>
                <table:table-cell table:style-name="Table156.C2" office:value-type="string">
                  <text:p text:style-name="P25">“Invalid input parameters”</text:p>
                </table:table-cell>
              </table:table-row>
            </table:table>
            <text:p text:style-name="P14"/>
          </table:table-cell>
        </table:table-row>
        <table:table-row>
          <table:table-cell table:style-name="Table153.A2" office:value-type="string">
            <text:p text:style-name="P14"/>
            <text:p text:style-name="P14">Sample <text:span text:style-name="T20">output </text:span>data :</text:p>
            <text:p text:style-name="P14">{</text:p>
            <text:p text:style-name="P185"><text:s text:c="4"/>"data": [ { </text:p>
            <text:p text:style-name="P185"><text:s text:c="6"/>"receipt_store_center": "", </text:p>
            <text:p text:style-name="P185"><text:s text:c="6"/>"transaction_type": "N", </text:p>
            <text:p text:style-name="P185"><text:s text:c="6"/>"po_number": "", </text:p>
            <text:p text:style-name="P185"><text:s text:c="6"/>"account_group": 1, </text:p>
            <text:p text:style-name="P185"><text:s text:c="6"/>"voucher_date": 1480962600000, </text:p>
            <text:p text:style-name="P185"><text:s text:c="6"/>"gross_amount": 300, </text:p>
            <text:p text:style-name="P185"><text:s text:c="6"/>"item_code": "GREG", </text:p>
            <text:p text:style-name="P185"><text:s text:c="6"/>"round_off_amount": 0, </text:p>
            <text:p text:style-name="P185"><text:s text:c="6"/>"voucher_no": "AB16000504", </text:p>
            <text:p text:style-name="P185"><text:s text:c="6"/>"grn_date": "", </text:p>
            <text:p text:style-name="P185"><text:soft-page-break/><text:s text:c="6"/>"voucher_ref": "", </text:p>
            <text:p text:style-name="P185"><text:s text:c="6"/>"outhouse_name": "", </text:p>
            <text:p text:style-name="P185"><text:s text:c="6"/>"quantity": 1, </text:p>
            <text:p text:style-name="P185"><text:s text:c="6"/>"visit_type": "o", </text:p>
            <text:p text:style-name="P185"><text:s text:c="6"/>"bill_open_date": 1481016635618, </text:p>
            <text:p text:style-name="P185"><text:s text:c="6"/>"prescribing_doctor": "", </text:p>
            <text:p text:style-name="P185"><text:s text:c="6"/>"payee_doctor": "", </text:p>
            <text:p text:style-name="P185"><text:s text:c="6"/>"custom_1": "300.00", </text:p>
            <text:p text:style-name="P185"><text:s text:c="6"/>"custom_5": "0", </text:p>
            <text:p text:style-name="P185"><text:s text:c="6"/>"points_redeemed": 0, </text:p>
            <text:p text:style-name="P185"><text:s text:c="6"/>"custom_4": "Revenue-Other Services", </text:p>
            <text:p text:style-name="P185"><text:s text:c="6"/>"points_redeemed_amount": 0, </text:p>
            <text:p text:style-name="P185"><text:s text:c="6"/>"custom_3": "", </text:p>
            <text:p text:style-name="P185"><text:s text:c="6"/>"is_tpa": "N", </text:p>
            <text:p text:style-name="P185"><text:s text:c="6"/>"custom_2": "", </text:p>
            <text:p text:style-name="P185"><text:s text:c="6"/>"supplier_name": "", </text:p>
            <text:p text:style-name="P185"><text:s text:c="6"/>"custom_9": "", </text:p>
            <text:p text:style-name="P185"><text:s text:c="6"/>"custom_8": "", </text:p>
            <text:p text:style-name="P185"><text:s text:c="6"/>"custom_7": "", </text:p>
            <text:p text:style-name="P185"><text:s text:c="6"/>"custom_6": "", </text:p>
            <text:p text:style-name="P185"><text:s text:c="6"/>"discount_amount": 0, </text:p>
            <text:p text:style-name="P185"><text:s text:c="6"/>"cost_amount": 0, </text:p>
            <text:p text:style-name="P185"><text:s text:c="6"/>"purchase_vat_amount": 0, </text:p>
            <text:p text:style-name="P185"><text:s text:c="6"/>"center_name": "abc", </text:p>
            <text:p text:style-name="P185"><text:s text:c="6"/>"mod_time": 1481016635528, </text:p>
            <text:p text:style-name="P185"><text:s text:c="6"/>"item_name": "", </text:p>
            <text:p text:style-name="P185"><text:s text:c="6"/>"sales_vat_percent": 0, </text:p>
            <text:p text:style-name="P185"><text:s text:c="6"/>"visit_id": "OP121135", </text:p>
            <text:p text:style-name="P185"><text:s text:c="6"/>"admitting_doctor": "Center Doc3", </text:p>
            <text:p text:style-name="P185"><text:s text:c="6"/>"invoice_no": "", </text:p>
            <text:p text:style-name="P185"><text:s text:c="6"/>"charge_head": "General Registration", </text:p>
            <text:p text:style-name="P185"><text:s text:c="6"/>"mr_no": "MR012871", </text:p>
            <text:p text:style-name="P185"><text:s text:c="6"/>"receipt_store": "", </text:p>
            <text:p text:style-name="P185"><text:s text:c="6"/>"update_status": 1, </text:p>
            <text:p text:style-name="P185"><text:s text:c="6"/>"net_amount": 300, </text:p>
            <text:p text:style-name="P185"><text:s text:c="6"/>"issue_store_center": "", </text:p>
            <text:p text:style-name="P185"><text:s text:c="6"/>"points_redeemed_rate": 0, </text:p>
            <text:p text:style-name="P185"><text:s text:c="6"/>"custom_11": "", </text:p>
            <text:p text:style-name="P185"><text:s text:c="6"/>"custom_10": "", </text:p>
            <text:p text:style-name="P185"><text:s text:c="6"/>"remarks": "", </text:p>
            <text:p text:style-name="P185"><text:s text:c="6"/>"invoice_date": "", </text:p>
            <text:p text:style-name="P185"><text:s text:c="6"/>"unit_rate": 0, </text:p>
            <text:p text:style-name="P185"><text:s text:c="6"/>"audit_control_number": "", </text:p>
            <text:p text:style-name="P185"><text:s text:c="6"/>"currency": "", </text:p>
            <text:p text:style-name="P185"><text:s text:c="6"/>"old_mr_no": "", </text:p>
            <text:p text:style-name="P185"><text:s text:c="6"/>"insurance_co": "", </text:p>
            <text:p text:style-name="P185"><text:s text:c="6"/>"counter_no": "", </text:p>
            <text:p text:style-name="P185"><text:soft-page-break/><text:s text:c="6"/>"po_date": "", </text:p>
            <text:p text:style-name="P185"><text:s text:c="6"/>"tax_amount": 0, </text:p>
            <text:p text:style-name="P185"><text:s text:c="6"/>"item_category_id": 0, </text:p>
            <text:p text:style-name="P185"><text:s text:c="6"/>"issue_store": "", </text:p>
            <text:p text:style-name="P185"><text:s text:c="6"/>"credit_account": "Revenue-Other Services", </text:p>
            <text:p text:style-name="P185"><text:s text:c="6"/>"currency_conversion_rate": 0, </text:p>
            <text:p text:style-name="P185"><text:s text:c="6"/>"debit_account": "Counter Receipts", </text:p>
            <text:p text:style-name="P185"><text:s text:c="6"/>"bill_no": "AB16000504", </text:p>
            <text:p text:style-name="P185"><text:s text:c="6"/>"conducting_department": "", </text:p>
            <text:p text:style-name="P185"><text:s text:c="6"/>"voucher_type": "HOSPBILLS", </text:p>
            <text:p text:style-name="P185"><text:s text:c="6"/>"conductiong_doctor": "", </text:p>
            <text:p text:style-name="P185"><text:s text:c="6"/>"incoimng_hospital": "", </text:p>
            <text:p text:style-name="P185"><text:s text:c="6"/>"bill_finalized_date": "", </text:p>
            <text:p text:style-name="P185"><text:s text:c="6"/>"referral_doctor": "", </text:p>
            <text:p text:style-name="P185"><text:s text:c="6"/>"guid": "ACC0000000000001", </text:p>
            <text:p text:style-name="P185"><text:s text:c="6"/>"unit": "", </text:p>
            <text:p text:style-name="P185"><text:s text:c="6"/>"admitting_department": "Laboratory", </text:p>
            <text:p text:style-name="P185"><text:s text:c="6"/>"service_sub_group": "Direct Charge", </text:p>
            <text:p text:style-name="P185"><text:s text:c="6"/>"charge_group": "Registration", </text:p>
            <text:p text:style-name="P185"><text:s text:c="6"/>"center_id": 18, </text:p>
            <text:p text:style-name="P185"><text:s text:c="6"/>"sales_vat_amount": 0, </text:p>
            <text:p text:style-name="P185"><text:s text:c="6"/>"purchase_vat_percent": 0, </text:p>
            <text:p text:style-name="P185"><text:s text:c="6"/>"service_group": "Direct Charge <text:s text:c="86"/>" </text:p>
            <text:p text:style-name="P15"><text:span text:style-name="T15"><text:s text:c="4"/>}</text:span> <text:span text:style-name="T14">],</text:span></text:p>
            <text:p text:style-name="P15"><text:s text:c="3"/>"return_code": "<text:span text:style-name="T15">2000</text:span>",</text:p>
            <text:p text:style-name="P15"><text:s text:c="3"/>"return_message": "<text:span text:style-name="T15">Success</text:span>"</text:p>
            <text:p text:style-name="P40">}</text:p>
          </table:table-cell>
        </table:table-row>
      </table:table>
      <text:p text:style-name="P16"/>
      <table:table table:name="Table157" table:style-name="Table157">
        <table:table-column table:style-name="Table157.A"/>
        <table:table-row>
          <table:table-cell table:style-name="Table157.A1" office:value-type="string">
            <text:h text:style-name="P168" text:outline-level="2"><text:bookmark-start text:name="__RefHeading__11048_604385052"/><text:span text:style-name="T6">Operation: Get </text:span><text:span text:style-name="T7">Events</text:span> (GET request to insta)<text:bookmark-end text:name="__RefHeading__11048_604385052"/></text:h>
          </table:table-cell>
        </table:table-row>
        <table:table-row>
          <table:table-cell table:style-name="Table157.A2" office:value-type="string">
            <text:p text:style-name="P32"><text:span text:style-name="T6">Request URL:</text:span> http:serveripaddress/instaapps/<text:span text:style-name="T23">api/accounting/events.json</text:span></text:p>
          </table:table-cell>
        </table:table-row>
        <table:table-row>
          <table:table-cell table:style-name="Table157.A2" office:value-type="string">
            <text:p text:style-name="P32"/>
            <text:p text:style-name="P19">Request Parameters:</text:p>
            <text:p text:style-name="P32"/>
            <table:table table:name="Table158" table:style-name="Table158">
              <table:table-column table:style-name="Table158.A" table:number-columns-repeated="3"/>
              <table:table-column table:style-name="Table158.D"/>
              <table:table-row>
                <table:table-cell table:style-name="Table158.A1" office:value-type="string">
                  <text:p text:style-name="P32">Name</text:p>
                </table:table-cell>
                <table:table-cell table:style-name="Table158.A1" office:value-type="string">
                  <text:p text:style-name="P32">Type</text:p>
                </table:table-cell>
                <table:table-cell table:style-name="Table158.A1" office:value-type="string">
                  <text:p text:style-name="P32">Purpose</text:p>
                </table:table-cell>
                <table:table-cell table:style-name="Table158.D1" office:value-type="string">
                  <text:p text:style-name="P32">Required</text:p>
                </table:table-cell>
              </table:table-row>
              <table:table-row>
                <table:table-cell table:style-name="Table158.A2" office:value-type="string">
                  <text:p text:style-name="P31">from_date</text:p>
                </table:table-cell>
                <table:table-cell table:style-name="Table158.A2" office:value-type="string">
                  <text:p text:style-name="P32">String</text:p>
                </table:table-cell>
                <table:table-cell table:style-name="Table158.A2" office:value-type="string">
                  <text:p text:style-name="P31">To specify the date from which the accounting <text:span text:style-name="T16">events</text:span> have to be retrieved.</text:p>
                </table:table-cell>
                <table:table-cell table:style-name="Table158.D2" office:value-type="string">
                  <text:p text:style-name="P32">Yes</text:p>
                </table:table-cell>
              </table:table-row>
              <table:table-row>
                <table:table-cell table:style-name="Table158.A2" office:value-type="string">
                  <text:p text:style-name="P31">to_date</text:p>
                </table:table-cell>
                <table:table-cell table:style-name="Table158.A2" office:value-type="string">
                  <text:p text:style-name="P32">String</text:p>
                </table:table-cell>
                <table:table-cell table:style-name="Table158.A2" office:value-type="string">
                  <text:p text:style-name="P31">To specify the date upto which the accounting <text:span text:style-name="T16">events</text:span> have to be retrieved. </text:p>
                </table:table-cell>
                <table:table-cell table:style-name="Table158.D2" office:value-type="string">
                  <text:p text:style-name="P31">No, when not specified, current date is assumed.</text:p>
                </table:table-cell>
              </table:table-row>
              <table:table-row>
                <table:table-cell table:style-name="Table158.A4" office:value-type="string">
                  <text:p text:style-name="P31"><text:soft-page-break/><text:span text:style-name="T16">event</text:span>_type</text:p>
                </table:table-cell>
                <table:table-cell table:style-name="Table158.A4" office:value-type="string">
                  <text:p text:style-name="P31">String</text:p>
                </table:table-cell>
                <table:table-cell table:style-name="Table158.A4" office:value-type="string">
                  <text:p text:style-name="P31">To specify the <text:span text:style-name="T16">event</text:span> type to be exported</text:p>
                </table:table-cell>
                <table:table-cell table:style-name="Table158.D4" office:value-type="string">
                  <text:p text:style-name="P31">No. If not specified, all <text:span text:style-name="T16">events</text:span> will be exported.</text:p>
                </table:table-cell>
              </table:table-row>
            </table:table>
            <text:p text:style-name="P32"/>
          </table:table-cell>
        </table:table-row>
        <table:table-row>
          <table:table-cell table:style-name="Table157.A2" office:value-type="string">
            <text:p text:style-name="P32"/>
            <text:p text:style-name="P19">Response Parameters:</text:p>
            <text:p text:style-name="P33"/>
            <table:table table:name="Table159" table:style-name="Table159">
              <table:table-column table:style-name="Table159.A" table:number-columns-repeated="3"/>
              <table:table-row>
                <table:table-cell table:style-name="Table159.A1" office:value-type="string">
                  <text:p text:style-name="P19">Name </text:p>
                </table:table-cell>
                <table:table-cell table:style-name="Table159.A1" office:value-type="string">
                  <text:p text:style-name="P19">Type</text:p>
                </table:table-cell>
                <table:table-cell table:style-name="Table159.C1" office:value-type="string">
                  <text:p text:style-name="P19">Additional Information</text:p>
                </table:table-cell>
              </table:table-row>
              <table:table-row>
                <table:table-cell table:style-name="Table159.A2" office:value-type="string">
                  <text:p text:style-name="P32">return_message</text:p>
                </table:table-cell>
                <table:table-cell table:style-name="Table159.A2" office:value-type="string">
                  <text:p text:style-name="P32">String</text:p>
                </table:table-cell>
                <table:table-cell table:style-name="Table159.C2" office:value-type="string">
                  <text:p text:style-name="P32">In case of failure, message specifies the reason.</text:p>
                </table:table-cell>
              </table:table-row>
              <table:table-row>
                <table:table-cell table:style-name="Table159.A2" office:value-type="string">
                  <text:p text:style-name="P32">return_code</text:p>
                </table:table-cell>
                <table:table-cell table:style-name="Table159.A2" office:value-type="string">
                  <text:p text:style-name="P32">String</text:p>
                </table:table-cell>
                <table:table-cell table:style-name="Table159.C2" office:value-type="string">
                  <text:p text:style-name="P32">Return code returned in case of failure (not able to return the <text:span text:style-name="T16">event data</text:span>)</text:p>
                </table:table-cell>
              </table:table-row>
            </table:table>
            <text:p text:style-name="P32"/>
          </table:table-cell>
        </table:table-row>
        <table:table-row>
          <table:table-cell table:style-name="Table157.A2" office:value-type="string">
            <text:p text:style-name="P16"/>
            <text:p text:style-name="P9">Status and Return codes:</text:p>
            <table:table table:name="Table160" table:style-name="Table160">
              <table:table-column table:style-name="Table160.A" table:number-columns-repeated="3"/>
              <table:table-row>
                <table:table-cell table:style-name="Table160.A1" office:value-type="string">
                  <text:p text:style-name="P19">Http Status code</text:p>
                </table:table-cell>
                <table:table-cell table:style-name="Table160.A1" office:value-type="string">
                  <text:p text:style-name="P19">return_code</text:p>
                </table:table-cell>
                <table:table-cell table:style-name="Table160.C1" office:value-type="string">
                  <text:p text:style-name="P19">return_message</text:p>
                </table:table-cell>
              </table:table-row>
              <table:table-row>
                <table:table-cell table:style-name="Table160.A2" office:value-type="string">
                  <text:p text:style-name="P32">500</text:p>
                </table:table-cell>
                <table:table-cell table:style-name="Table160.A2" office:value-type="string">
                  <text:p text:style-name="P32"><text:span text:style-name="T14">2</text:span>0<text:span text:style-name="T16">1</text:span>1</text:p>
                  <text:p text:style-name="P32"/>
                </table:table-cell>
                <table:table-cell table:style-name="Table160.C2" office:value-type="string">
                  <text:p text:style-name="P26">“<text:span text:style-name="T14">Failed to retrieve accounting events”</text:span></text:p>
                </table:table-cell>
              </table:table-row>
              <table:table-row>
                <table:table-cell table:style-name="Table160.A2" office:value-type="string">
                  <text:p text:style-name="P31">401</text:p>
                </table:table-cell>
                <table:table-cell table:style-name="Table160.A2" office:value-type="string">
                  <text:p text:style-name="P31">2012</text:p>
                </table:table-cell>
                <table:table-cell table:style-name="Table160.C2" office:value-type="string">
                  <text:p text:style-name="P32">“<text:span text:style-name="T3">Session </text:span><text:span text:style-name="T4">has</text:span><text:span text:style-name="T3"> expired, please login again</text:span>”</text:p>
                </table:table-cell>
              </table:table-row>
              <table:table-row>
                <table:table-cell table:style-name="Table160.A2" office:value-type="string">
                  <text:p text:style-name="P31">500</text:p>
                </table:table-cell>
                <table:table-cell table:style-name="Table160.A2" office:value-type="string">
                  <text:p text:style-name="P31">20<text:span text:style-name="T16">1</text:span>3</text:p>
                </table:table-cell>
                <table:table-cell table:style-name="Table160.C2" office:value-type="string">
                  <text:p text:style-name="P26">“Mandatory fields are not supplied”</text:p>
                </table:table-cell>
              </table:table-row>
              <table:table-row>
                <table:table-cell table:style-name="Table160.A2" office:value-type="string">
                  <text:p text:style-name="P32">400</text:p>
                </table:table-cell>
                <table:table-cell table:style-name="Table160.A2" office:value-type="string">
                  <text:p text:style-name="P31">20<text:span text:style-name="T16">1</text:span>4</text:p>
                </table:table-cell>
                <table:table-cell table:style-name="Table160.C2" office:value-type="string">
                  <text:p text:style-name="P26">“No <text:span text:style-name="T16">Events Found</text:span>”</text:p>
                </table:table-cell>
              </table:table-row>
              <table:table-row>
                <table:table-cell table:style-name="Table160.A2" office:value-type="string">
                  <text:p text:style-name="P32">400</text:p>
                </table:table-cell>
                <table:table-cell table:style-name="Table160.A2" office:value-type="string">
                  <text:p text:style-name="P31">20<text:span text:style-name="T16">1</text:span>5</text:p>
                </table:table-cell>
                <table:table-cell table:style-name="Table160.C2" office:value-type="string">
                  <text:p text:style-name="P26">“Invalid input parameters”</text:p>
                </table:table-cell>
              </table:table-row>
            </table:table>
            <text:p text:style-name="P16"/>
          </table:table-cell>
        </table:table-row>
        <table:table-row>
          <table:table-cell table:style-name="Table157.A2" office:value-type="string">
            <text:p text:style-name="P16"/>
            <text:p text:style-name="P16">Sample data :</text:p>
            <text:p text:style-name="P16">{</text:p>
            <text:p text:style-name="P186"><text:s text:c="5"/>“<text:span text:style-name="T24">events”</text:span> : [{ </text:p>
            <text:p text:style-name="P186"><text:s text:c="6"/>“<text:span text:style-name="T26">entity_name” : “BILL”</text:span></text:p>
            <text:p text:style-name="P186"><text:s text:c="6"/>"entity_id": "BN000234", </text:p>
            <text:p text:style-name="P186"><text:s text:c="6"/>“<text:span text:style-name="T24">event_name”: “BILL_FINALIZATION”</text:span></text:p>
            <text:p text:style-name="P186"><text:s text:c="6"/>"event_date_time": "2017-12-06 16:02:53", </text:p>
            <text:p text:style-name="P16"><text:s text:c="3"/><text:span text:style-name="T16">}],</text:span></text:p>
            <text:p text:style-name="P16"><text:s text:c="3"/>"return_code": "<text:span text:style-name="T15">2000</text:span>",</text:p>
            <text:p text:style-name="P16"><text:s text:c="3"/>"return_message": "<text:span text:style-name="T15">Success</text:span>"</text:p>
            <text:p text:style-name="P41">}</text:p>
          </table:table-cell>
        </table:table-row>
        <table:table-row>
          <table:table-cell table:style-name="Table157.A2" office:value-type="string">
            <text:p text:style-name="P16"/>
          </table:table-cell>
        </table:table-row>
      </table:table>
      <text:p text:style-name="P16"/>
      <text:p text:style-name="P16"/>
      <table:table table:name="Table161" table:style-name="Table161">
        <table:table-column table:style-name="Table161.A"/>
        <table:table-row>
          <table:table-cell table:style-name="Table161.A1" office:value-type="string">
            <text:h text:style-name="P168" text:outline-level="2"><text:bookmark-start text:name="__RefHeading__11050_604385052"/><text:span text:style-name="T6">Operation: </text:span><text:span text:style-name="T7">Mark as exported</text:span>(<text:span text:style-name="T16">POST</text:span> request to insta)<text:bookmark-end text:name="__RefHeading__11050_604385052"/></text:h>
          </table:table-cell>
        </table:table-row>
        <text:soft-page-break/>
        <table:table-row>
          <table:table-cell table:style-name="Table161.A2" office:value-type="string">
            <text:p text:style-name="P32"><text:span text:style-name="T6">Request URL:</text:span> http:serveripaddress/instaapps/<text:span text:style-name="T27">api/accounting/exportstatus/update.json</text:span></text:p>
          </table:table-cell>
        </table:table-row>
        <table:table-row>
          <table:table-cell table:style-name="Table161.A2" office:value-type="string">
            <text:p text:style-name="P32"/>
            <text:p text:style-name="P19">Request Parameters:</text:p>
            <text:p text:style-name="P32"/>
            <table:table table:name="Table162" table:style-name="Table162">
              <table:table-column table:style-name="Table162.A" table:number-columns-repeated="3"/>
              <table:table-column table:style-name="Table162.D"/>
              <table:table-row>
                <table:table-cell table:style-name="Table162.A1" office:value-type="string">
                  <text:p text:style-name="P32">Name</text:p>
                </table:table-cell>
                <table:table-cell table:style-name="Table162.A1" office:value-type="string">
                  <text:p text:style-name="P32">Type</text:p>
                </table:table-cell>
                <table:table-cell table:style-name="Table162.A1" office:value-type="string">
                  <text:p text:style-name="P32">Purpose</text:p>
                </table:table-cell>
                <table:table-cell table:style-name="Table162.D1" office:value-type="string">
                  <text:p text:style-name="P32">Required</text:p>
                </table:table-cell>
              </table:table-row>
              <table:table-row>
                <table:table-cell table:style-name="Table162.A2" office:value-type="string">
                  <text:p text:style-name="P178">application_id</text:p>
                </table:table-cell>
                <table:table-cell table:style-name="Table162.A2" office:value-type="string">
                  <text:p text:style-name="P178">String</text:p>
                </table:table-cell>
                <table:table-cell table:style-name="Table162.A2" office:value-type="string">
                  <text:p text:style-name="P178">Application that is importing the accounting DATA</text:p>
                </table:table-cell>
                <table:table-cell table:style-name="Table162.D2" office:value-type="string">
                  <text:p text:style-name="P178">Optional. Currently only one integration application per customer schema is supported. Hence the default will be assumed.</text:p>
                </table:table-cell>
              </table:table-row>
              <table:table-row>
                <table:table-cell table:style-name="Table162.A2" office:value-type="string">
                  <text:p text:style-name="P177">guid</text:p>
                </table:table-cell>
                <table:table-cell table:style-name="Table162.A2" office:value-type="string">
                  <text:p text:style-name="P32">String</text:p>
                </table:table-cell>
                <table:table-cell table:style-name="Table162.A2" office:value-type="string">
                  <text:p text:style-name="P177">GUID of the voucher whose status should be updated</text:p>
                </table:table-cell>
                <table:table-cell table:style-name="Table162.D2" office:value-type="string">
                  <text:p text:style-name="P32">Yes</text:p>
                </table:table-cell>
              </table:table-row>
              <table:table-row>
                <table:table-cell table:style-name="Table162.A2" office:value-type="string">
                  <text:p text:style-name="P177">new_status</text:p>
                </table:table-cell>
                <table:table-cell table:style-name="Table162.A2" office:value-type="string">
                  <text:p text:style-name="P32">String</text:p>
                </table:table-cell>
                <table:table-cell table:style-name="Table162.A2" office:value-type="string">
                  <text:p text:style-name="P31"><text:span text:style-name="T22">New status to which the voucher export status should be updated to</text:span>. </text:p>
                </table:table-cell>
                <table:table-cell table:style-name="Table162.D2" office:value-type="string">
                  <text:p text:style-name="P173">Yes. </text:p>
                  <text:p text:style-name="P173"><text:span text:style-name="T22">1 – For successfully imported</text:span></text:p>
                  <text:p text:style-name="P173"><text:span text:style-name="T22">-1 – Attempted import, but failed. </text:span></text:p>
                </table:table-cell>
              </table:table-row>
              <table:table-row>
                <table:table-cell table:style-name="Table162.A5" office:value-type="string">
                  <text:p text:style-name="P31"/>
                </table:table-cell>
                <table:table-cell table:style-name="Table162.A5" office:value-type="string">
                  <text:p text:style-name="P31"/>
                </table:table-cell>
                <table:table-cell table:style-name="Table162.A5" office:value-type="string">
                  <text:p text:style-name="P31"/>
                </table:table-cell>
                <table:table-cell table:style-name="Table162.D5" office:value-type="string">
                  <text:p text:style-name="P31"/>
                </table:table-cell>
              </table:table-row>
            </table:table>
            <text:p text:style-name="P32"/>
          </table:table-cell>
        </table:table-row>
        <table:table-row>
          <table:table-cell table:style-name="Table161.A2" office:value-type="string">
            <text:p text:style-name="P32"/>
            <text:p text:style-name="P19">Response Parameters:</text:p>
            <text:p text:style-name="P32"/>
            <table:table table:name="Table163" table:style-name="Table163">
              <table:table-column table:style-name="Table163.A" table:number-columns-repeated="3"/>
              <table:table-row>
                <table:table-cell table:style-name="Table163.A1" office:value-type="string">
                  <text:p text:style-name="P19">Name </text:p>
                </table:table-cell>
                <table:table-cell table:style-name="Table163.A1" office:value-type="string">
                  <text:p text:style-name="P19">Type</text:p>
                </table:table-cell>
                <table:table-cell table:style-name="Table163.C1" office:value-type="string">
                  <text:p text:style-name="P19">Additional Information</text:p>
                </table:table-cell>
              </table:table-row>
              <table:table-row>
                <table:table-cell table:style-name="Table163.A2" office:value-type="string">
                  <text:p text:style-name="P32">return_message</text:p>
                </table:table-cell>
                <table:table-cell table:style-name="Table163.A2" office:value-type="string">
                  <text:p text:style-name="P32">String</text:p>
                </table:table-cell>
                <table:table-cell table:style-name="Table163.C2" office:value-type="string">
                  <text:p text:style-name="P32">In case of failure, message specifies the reason.</text:p>
                </table:table-cell>
              </table:table-row>
              <table:table-row>
                <table:table-cell table:style-name="Table163.A2" office:value-type="string">
                  <text:p text:style-name="P32">return_code</text:p>
                </table:table-cell>
                <table:table-cell table:style-name="Table163.A2" office:value-type="string">
                  <text:p text:style-name="P32">String</text:p>
                </table:table-cell>
                <table:table-cell table:style-name="Table163.C2" office:value-type="string">
                  <text:p text:style-name="P32">Return code returned in case of failure (not able to <text:span text:style-name="T16">update</text:span> the <text:span text:style-name="T16">status</text:span>)</text:p>
                </table:table-cell>
              </table:table-row>
            </table:table>
            <text:p text:style-name="P32"/>
          </table:table-cell>
        </table:table-row>
        <table:table-row>
          <table:table-cell table:style-name="Table161.A2" office:value-type="string">
            <text:p text:style-name="P16"/>
            <text:p text:style-name="P9">Status and Return codes:</text:p>
            <table:table table:name="Table164" table:style-name="Table164">
              <table:table-column table:style-name="Table164.A" table:number-columns-repeated="3"/>
              <table:table-row>
                <table:table-cell table:style-name="Table164.A1" office:value-type="string">
                  <text:p text:style-name="P19">Http Status code</text:p>
                </table:table-cell>
                <table:table-cell table:style-name="Table164.A1" office:value-type="string">
                  <text:p text:style-name="P19">return_code</text:p>
                </table:table-cell>
                <table:table-cell table:style-name="Table164.C1" office:value-type="string">
                  <text:p text:style-name="P19">return_message</text:p>
                </table:table-cell>
              </table:table-row>
              <table:table-row>
                <table:table-cell table:style-name="Table164.A2" office:value-type="string">
                  <text:p text:style-name="P32">500</text:p>
                </table:table-cell>
                <table:table-cell table:style-name="Table164.A2" office:value-type="string">
                  <text:p text:style-name="P32"><text:span text:style-name="T14">2</text:span>0<text:span text:style-name="T17">2</text:span>1</text:p>
                  <text:p text:style-name="P32"/>
                </table:table-cell>
                <table:table-cell table:style-name="Table164.C2" office:value-type="string">
                  <text:p text:style-name="P26">“<text:span text:style-name="T14">Failed to update accounting vouchers”</text:span></text:p>
                </table:table-cell>
              </table:table-row>
              <table:table-row>
                <table:table-cell table:style-name="Table164.A2" office:value-type="string">
                  <text:p text:style-name="P31">401</text:p>
                </table:table-cell>
                <table:table-cell table:style-name="Table164.A2" office:value-type="string">
                  <text:p text:style-name="P31">2022</text:p>
                </table:table-cell>
                <table:table-cell table:style-name="Table164.C2" office:value-type="string">
                  <text:p text:style-name="P32">“<text:span text:style-name="T3">Session </text:span><text:span text:style-name="T4">has</text:span><text:span text:style-name="T3"> expired, please login again</text:span>”</text:p>
                </table:table-cell>
              </table:table-row>
              <table:table-row>
                <table:table-cell table:style-name="Table164.A2" office:value-type="string">
                  <text:p text:style-name="P31">500</text:p>
                </table:table-cell>
                <table:table-cell table:style-name="Table164.A2" office:value-type="string">
                  <text:p text:style-name="P31">20<text:span text:style-name="T17">2</text:span>3</text:p>
                </table:table-cell>
                <table:table-cell table:style-name="Table164.C2" office:value-type="string">
                  <text:p text:style-name="P26">“Mandatory fields are not supplied”</text:p>
                </table:table-cell>
              </table:table-row>
              <table:table-row>
                <table:table-cell table:style-name="Table164.A2" office:value-type="string">
                  <text:p text:style-name="P32">400</text:p>
                </table:table-cell>
                <table:table-cell table:style-name="Table164.A2" office:value-type="string">
                  <text:p text:style-name="P31">20<text:span text:style-name="T17">2</text:span>4</text:p>
                </table:table-cell>
                <table:table-cell table:style-name="Table164.C2" office:value-type="string">
                  <text:p text:style-name="P26">“No <text:span text:style-name="T14">Vouchers Found</text:span>”</text:p>
                </table:table-cell>
              </table:table-row>
              <table:table-row>
                <table:table-cell table:style-name="Table164.A2" office:value-type="string">
                  <text:p text:style-name="P32"><text:soft-page-break/>400</text:p>
                </table:table-cell>
                <table:table-cell table:style-name="Table164.A2" office:value-type="string">
                  <text:p text:style-name="P31">20<text:span text:style-name="T17">2</text:span>5</text:p>
                </table:table-cell>
                <table:table-cell table:style-name="Table164.C2" office:value-type="string">
                  <text:p text:style-name="P26">“Invalid input parameters”</text:p>
                </table:table-cell>
              </table:table-row>
            </table:table>
            <text:p text:style-name="P16"/>
          </table:table-cell>
        </table:table-row>
        <table:table-row>
          <table:table-cell table:style-name="Table161.A2" office:value-type="string">
            <text:p text:style-name="P16"/>
            <text:p text:style-name="P16">Sample data :</text:p>
            <text:p text:style-name="P16">{</text:p>
            <text:p text:style-name="P16"><text:s text:c="3"/>"return_code": "<text:span text:style-name="T15">2003</text:span>",</text:p>
            <text:p text:style-name="P16"><text:s text:c="3"/>"return_message": "<text:span text:style-name="T17">Mandatory Fields not supplied</text:span>"</text:p>
            <text:p text:style-name="P41">}</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Monospace1" svg:font-family="Monospace"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List_20_Contents" style:display-name="List Contents" style:family="paragraph" style:parent-style-name="Standard" style:class="html"/>
    <style:style style:name="Teletype"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10:40:04</meta:creation-date>
    <meta:editing-duration>P1DT5H46M6S</meta:editing-duration>
    <meta:editing-cycles>451</meta:editing-cycles>
    <meta:generator>LibreOffice/6.0.6.2$MacOSX_X86_64 LibreOffice_project/0c292870b25a325b5ed35f6b45599d2ea4458e77</meta:generator>
    <meta:initial-creator>insta </meta:initial-creator>
    <dc:date>2018-08-21T12:02:13.198070813</dc:date>
    <meta:document-statistic meta:table-count="164" meta:image-count="0" meta:object-count="0" meta:page-count="95" meta:paragraph-count="3456" meta:word-count="8749" meta:character-count="68970" meta:non-whitespace-character-count="60345"/>
  </office:meta>
</office:document-meta>
</file>